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00%"/>
      <style:text-properties fo:color="#222222"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P2" style:family="paragraph" style:parent-style-name="Standard">
      <style:paragraph-properties fo:line-height="100%"/>
      <style:text-properties fo:color="#222222" style:font-name="Times New Roman" fo:language="en" fo:country="US" style:font-name-asian="Times New Roman1" style:language-asian="en" style:country-asian="US" style:font-name-complex="Times New Roman1" style:language-complex="ar" style:country-complex="SA"/>
    </style:style>
    <style:style style:name="P3" style:family="paragraph" style:parent-style-name="Standard">
      <style:paragraph-properties fo:line-height="100%" fo:text-align="justify" style:justify-single-word="false"/>
      <style:text-properties style:font-name="Times New Roman"/>
    </style:style>
    <style:style style:name="P4" style:family="paragraph" style:parent-style-name="Standard">
      <style:paragraph-properties fo:line-height="100%" fo:text-align="justify" style:justify-single-word="false"/>
      <style:text-properties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font-weight-complex="bold"/>
    </style:style>
    <style:style style:name="P5" style:family="paragraph" style:parent-style-name="Standard">
      <style:paragraph-properties fo:line-height="100%" fo:text-align="justify" style:justify-single-word="false"/>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P6" style:family="paragraph" style:parent-style-name="Standard">
      <style:paragraph-properties fo:line-height="100%"/>
      <style:text-properties style:font-name="Times New Roman" fo:font-size="12pt" fo:language="en" fo:country="US" style:font-size-asian="12pt" style:language-asian="en" style:country-asian="US" style:font-size-complex="12pt" style:language-complex="ar" style:country-complex="SA"/>
    </style:style>
    <style:style style:name="P7" style:family="paragraph" style:parent-style-name="Standard">
      <style:paragraph-properties fo:margin-left="0in" fo:margin-right="0in" fo:line-height="100%" fo:text-align="justify" style:justify-single-word="false" fo:text-indent="0.5in" style:auto-text-indent="false"/>
    </style:style>
    <style:style style:name="P8" style:family="paragraph" style:parent-style-name="Standard">
      <style:paragraph-properties fo:margin-left="0in" fo:margin-right="0in" fo:line-height="100%" fo:text-align="justify" style:justify-single-word="false" fo:text-indent="0.5in" style:auto-text-indent="false"/>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P9" style:family="paragraph" style:parent-style-name="Standard">
      <style:paragraph-properties fo:margin-left="0in" fo:margin-right="0in" fo:line-height="100%" fo:text-indent="0.5in" style:auto-text-indent="false"/>
      <style:text-properties style:font-name="Times New Roman"/>
    </style:style>
    <style:style style:name="P10" style:family="paragraph" style:parent-style-name="Standard">
      <style:paragraph-properties fo:margin-left="0in" fo:margin-right="0in" fo:line-height="100%" fo:text-align="justify" style:justify-single-word="false" fo:text-indent="0.5in" style:auto-text-indent="false"/>
      <style:text-properties style:font-name="Times New Roman"/>
    </style:style>
    <style:style style:name="P11" style:family="paragraph" style:parent-style-name="Standard">
      <style:paragraph-properties fo:margin-left="0in" fo:margin-right="0in" fo:line-height="100%" fo:text-align="justify" style:justify-single-word="false" fo:text-indent="0.5in" style:auto-text-indent="false"/>
      <style:text-properties style:font-name="Times New Roman" officeooo:paragraph-rsid="0001864e"/>
    </style:style>
    <style:style style:name="P12" style:family="paragraph" style:parent-style-name="Standard">
      <style:paragraph-properties fo:margin-left="0in" fo:margin-right="0in" fo:line-height="100%" fo:text-align="justify" style:justify-single-word="false" fo:text-indent="0in" style:auto-text-indent="false"/>
      <style:text-properties style:font-name="Times New Roman" fo:language="en" fo:country="US" style:language-asian="en" style:country-asian="US" style:font-name-complex="Times New Roman1" style:language-complex="ar" style:country-complex="SA"/>
    </style:style>
    <style:style style:name="P13" style:family="paragraph" style:parent-style-name="Standard">
      <style:paragraph-properties fo:margin-top="0in" fo:margin-bottom="0.1665in" loext:contextual-spacing="false" fo:line-height="100%"/>
      <style:text-properties fo:color="#222222"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P14" style:family="paragraph" style:parent-style-name="Standard" style:master-page-name="Standard">
      <style:paragraph-properties fo:line-height="100%" fo:text-align="center" style:justify-single-word="false" style:page-number="auto"/>
      <style:text-properties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P15" style:family="paragraph" style:parent-style-name="Standard">
      <style:paragraph-properties fo:line-height="100%" fo:text-align="justify" style:justify-single-word="false"/>
      <style:text-properties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font-weight-complex="bold"/>
    </style:style>
    <style:style style:name="P16" style:family="paragraph" style:parent-style-name="Standard">
      <style:text-properties style:font-name="Times New Roman" fo:font-size="12pt" style:font-size-asian="12pt"/>
    </style:style>
    <style:style style:name="P17" style:family="paragraph" style:parent-style-name="Standard">
      <style:paragraph-properties fo:line-height="100%"/>
    </style:style>
    <style:style style:name="P18" style:family="paragraph" style:parent-style-name="Standard">
      <style:paragraph-properties fo:line-height="100%"/>
      <style:text-properties fo:color="#222222"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P19" style:family="paragraph" style:parent-style-name="Standard">
      <style:paragraph-properties fo:margin-left="0in" fo:margin-right="0in" fo:line-height="100%" fo:text-align="justify" style:justify-single-word="false" fo:text-indent="0.5in" style:auto-text-indent="false"/>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P20" style:family="paragraph" style:parent-style-name="Standard">
      <style:paragraph-properties fo:margin-left="0in" fo:margin-right="0in" fo:line-height="100%" fo:text-align="justify" style:justify-single-word="false" fo:text-indent="0.5in" style:auto-text-indent="false"/>
    </style:style>
    <style:style style:name="P21" style:family="paragraph" style:parent-style-name="Standard">
      <style:paragraph-properties fo:margin-left="0in" fo:margin-right="0in" fo:line-height="100%" fo:text-align="justify" style:justify-single-word="false" fo:text-indent="0in" style:auto-text-indent="false"/>
      <style:text-properties style:font-name="Times New Roman" fo:font-size="12pt" fo:language="en" fo:country="US" fo:background-color="#ffff00" style:font-size-asian="12pt" style:language-asian="en" style:country-asian="US" style:font-name-complex="Times New Roman1" style:font-size-complex="12pt" style:language-complex="ar" style:country-complex="SA"/>
    </style:style>
    <style:style style:name="P22"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font-size-asian="12pt"/>
    </style:style>
    <style:style style:name="P23" style:family="paragraph" style:parent-style-name="Standard">
      <style:paragraph-properties fo:margin-left="0.4445in" fo:margin-right="0in" fo:line-height="100%" fo:orphans="0" fo:widows="0" fo:text-indent="-0.4445in" style:auto-text-indent="false"/>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P24" style:family="paragraph" style:parent-style-name="List_20_Paragraph" style:list-style-name="WWNum1">
      <style:paragraph-properties fo:line-height="100%" fo:text-align="justify" style:justify-single-word="false"/>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P2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T3" style:family="text">
      <style:text-properties style:font-name="Times New Roman" fo:font-size="12pt" fo:language="en" fo:country="US" style:font-name-asian="Arial Unicode MS" style:font-size-asian="12pt" style:language-asian="en" style:country-asian="US" style:font-size-complex="12pt" style:language-complex="ar" style:country-complex="SA"/>
    </style:style>
    <style:style style:name="T4" style:family="text">
      <style:text-properties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font-weight-complex="bold"/>
    </style:style>
    <style:style style:name="T5" style:family="text">
      <style:text-properties style:font-name="Times New Roman" fo:language="en" fo:country="US" style:language-asian="en" style:country-asian="US" style:language-complex="ar" style:country-complex="SA"/>
    </style:style>
    <style:style style:name="T6" style:family="text">
      <style:text-properties style:use-window-font-color="true" style:text-position="0% 100%" fo:font-size="12pt" fo:language="en" fo:country="US" style:letter-kerning="false" style:font-size-asian="12pt" style:language-asian="en" style:country-asian="US" style:font-name-complex="Times New Roman1" style:font-size-complex="12pt" style:language-complex="ar" style:country-complex="SA"/>
    </style:style>
    <style:style style:name="T7" style:family="text">
      <style:text-properties style:use-window-font-color="true" style:text-position="0% 100%" style:font-name="Times New Roman" fo:font-size="12pt" fo:language="en" fo:country="US" officeooo:rsid="0009336e" style:letter-kerning="false" style:font-name-asian="Calibri1" style:font-size-asian="12pt" style:language-asian="en" style:country-asian="US" style:font-name-complex="Times New Roman1" style:font-size-complex="12pt" style:language-complex="ar" style:country-complex="SA"/>
    </style:style>
    <style:style style:name="T8" style:family="text">
      <style:text-properties style:use-window-font-color="true" style:text-position="0% 100%" style:font-name="Times New Roman" fo:font-size="12pt" fo:language="en" fo:country="US" fo:font-style="italic" officeooo:rsid="0009336e"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9" style:family="text">
      <style:text-properties style:use-window-font-color="true" fo:font-size="12pt" fo:language="en" fo:country="US" style:letter-kerning="false" style:font-size-asian="12pt" style:language-asian="en" style:country-asian="US" style:font-name-complex="Times New Roman1" style:font-size-complex="12pt" style:language-complex="ar" style:country-complex="SA"/>
    </style:style>
    <style:style style:name="T10" style:family="text">
      <style:text-properties style:use-window-font-color="true" fo:font-size="12pt" fo:language="en" fo:country="US" officeooo:rsid="0001864e" style:letter-kerning="false" style:font-size-asian="12pt" style:language-asian="en" style:country-asian="US" style:font-name-complex="Times New Roman1" style:font-size-complex="12pt" style:language-complex="ar" style:country-complex="SA"/>
    </style:style>
    <style:style style:name="T11" style:family="text">
      <style:text-properties style:use-window-font-color="true" style:font-name="Times New Roman" fo:font-size="12pt" fo:language="en" fo:country="US" style:letter-kerning="false" style:font-size-asian="12pt" style:language-asian="en" style:country-asian="US" style:font-name-complex="Times New Roman1" style:font-size-complex="12pt" style:language-complex="ar" style:country-complex="SA"/>
    </style:style>
    <style:style style:name="T12" style:family="text">
      <style:text-properties style:text-position="0% 100%"/>
    </style:style>
    <style:style style:name="T13" style:family="text">
      <style:text-properties style:text-position="0% 100%" fo:font-size="12pt" fo:language="en" fo:country="US" style:font-size-asian="12pt" style:language-asian="en" style:country-asian="US" style:font-name-complex="Times New Roman1" style:font-size-complex="12pt" style:language-complex="ar" style:country-complex="SA"/>
    </style:style>
    <style:style style:name="T14" style:family="text">
      <style:text-properties style:text-position="0% 100%" fo:font-size="12pt" fo:language="en" fo:country="US" officeooo:rsid="0001864e" style:font-size-asian="12pt" style:language-asian="en" style:country-asian="US" style:font-name-complex="Times New Roman1" style:font-size-complex="12pt" style:language-complex="ar" style:country-complex="SA"/>
    </style:style>
    <style:style style:name="T15" style:family="text">
      <style:text-properties style:text-position="0% 100%" style:font-name="Times New Roman" fo:font-size="12pt" fo:language="en" fo:country="US" style:font-size-asian="12pt" style:language-asian="en" style:country-asian="US" style:font-name-complex="Times New Roman1" style:font-size-complex="12pt" style:language-complex="ar" style:country-complex="SA"/>
    </style:style>
    <style:style style:name="T16" style:family="text">
      <style:text-properties style:text-position="0% 100%" style:font-name="Times New Roman" fo:font-size="12pt" fo:language="en" fo:country="US" officeooo:rsid="0009336e" style:font-size-asian="12pt" style:language-asian="en" style:country-asian="US" style:font-name-complex="Times New Roman1" style:font-size-complex="12pt" style:language-complex="ar" style:country-complex="SA"/>
    </style:style>
    <style:style style:name="T17" style:family="text">
      <style:text-properties style:text-position="0% 100%" fo:language="en" fo:country="US" style:language-asian="en" style:country-asian="US" style:language-complex="ar" style:country-complex="SA"/>
    </style:style>
    <style:style style:name="T18" style:family="text">
      <style:text-properties fo:color="#1a1a1a" style:font-name="Times New Roman" fo:font-size="12pt" fo:language="en" fo:country="US" style:text-underline-style="none" style:font-size-asian="12pt" style:language-asian="en" style:country-asian="US" style:font-name-complex="Times New Roman1" style:font-size-complex="12pt" style:language-complex="ar" style:country-complex="SA"/>
    </style:style>
    <style:style style:name="T19" style:family="text">
      <style:text-properties fo:font-size="12pt" fo:language="en" fo:country="US" style:font-size-asian="12pt" style:language-asian="en" style:country-asian="US" style:font-name-complex="Times New Roman1" style:font-size-complex="12pt" style:language-complex="ar" style:country-complex="SA"/>
    </style:style>
    <style:style style:name="T20" style:family="text">
      <style:text-properties fo:font-size="12pt" fo:language="en" fo:country="US" officeooo:rsid="0001864e" style:font-size-asian="12pt" style:language-asian="en" style:country-asian="US" style:font-name-complex="Times New Roman1" style:font-size-complex="12pt" style:language-complex="ar" style:country-complex="SA"/>
    </style:style>
    <style:style style:name="T21" style:family="text">
      <style:text-properties fo:font-size="12pt" fo:language="en" fo:country="US" fo:background-color="#ffff00" loext:char-shading-value="0" style:font-size-asian="12pt" style:language-asian="en" style:country-asian="US" style:font-name-complex="Times New Roman1" style:font-size-complex="12pt" style:language-complex="ar" style:country-complex="SA"/>
    </style:style>
    <style:style style:name="T22" style:family="text">
      <style:text-properties fo:language="en" fo:country="US" style:language-asian="en" style:country-asian="US" style:language-complex="ar" style:country-complex="SA"/>
    </style:style>
    <style:style style:name="T23" style:family="text">
      <style:text-properties style:font-size-asian="12pt" style:font-name-complex="Times New Roman1"/>
    </style:style>
    <style:style style:name="T24" style:family="text">
      <style:text-properties officeooo:rsid="0009336e"/>
    </style:style>
    <style:style style:name="T25" style:family="text">
      <style:text-properties style:font-name="Liberation Serif" fo:language="en" fo:country="US" style:font-name-asian="Segoe UI" style:language-asian="en" style:country-asian="US" style:font-name-complex="Tahoma" style:language-complex="en" style:country-complex="US"/>
    </style:style>
    <style:style style:name="T2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2535388528608" text:id="ct2535388528608">
          <text:insertion>
            <office:change-info>
              <dc:creator>sara varela</dc:creator>
              <dc:date>2019-11-27T16: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re climate change impacts on lizard genetic diversity mediated by thermal tolerances?</text:p>
      <text:p text:style-name="P8"/>
      <text:p text:style-name="P4">Introduction</text:p>
      <text:p text:style-name="P4"/>
      <text:p text:style-name="P10"><text:span text:style-name="T19">Conservation of genetic diversity is crucial for the persistance of species and populations in the long term (</text:span><text:span text:style-name="T21">cite</text:span><text:span text:style-name="T19">), since diversity confers resilience to environmental change </text:span><text:bookmark-start text:name="Mendeley_Bookmark_1lFiLVWUkq"/><text:reference-mark-start text:name="ADDIN CSL_CITATION {&quot;schema&quot;: &quot;https://github.com/citation-style-language/schema/raw/master/csl-citation.json&quot;, &quot;mendeley&quot;: {&quot;previouslyFormattedCitation&quot;: &quot;(Frankham 2005)&quot;, &quot;plainTextFormattedCitation&quot;: &quot;(Frankham 2005)&quot;, &quot;formattedCitation&quot;: &quot;(Frankham 2005)&quot;}, &quot;citationItems&quot;: [{&quot;itemData&quot;: {&quot;container-title&quot;: &quot;Biological Conservation&quot;, &quot;ISSN&quot;: &quot;00063207&quot;, &quot;author&quot;: [{&quot;dropping-particle&quot;: &quot;&quot;, &quot;suffix&quot;: &quot;&quot;, &quot;non-dropping-particle&quot;: &quot;&quot;, &quot;family&quot;: &quot;Frankham&quot;, &quot;parse-names&quot;: false, &quot;given&quot;: &quot;Richard&quot;}], &quot;id&quot;: &quot;ITEM-1&quot;, &quot;DOI&quot;: &quot;10.1016/j.biocon.2005.05.002&quot;, &quot;abstract&quot;: &quot;The role of genetic factors in extinction has been a controversial issue, especially since Lande's paper [Genetics and demography in biological conservation, Science 241 (1988) 1455-1460] paper in Science. Here I review the evidence on the contribution of genetic factors to extinction risk. Inbreeding depression, loss of genetic diversity and mutation accumulation have been hypothesised to increase extinction risk. There is now compelling evidence that inbreeding depression and loss of genetic diversity increase extinction risk in laboratory populations of naturally outbreeding species. There is now clear evidence for inbreeding depression in wild species of naturally outbreeding species and strong grounds from individual case studies and from computer projections for believing that this contributes to extinction risk. Further, most species are not driven to extinction before genetic factors have time to impact. The contributions of mutation accumulation to extinction risk in threatened taxa appear to be small and to require very many generations. Thus, there is now sufficient evidence to regard the controversies regarding the contribution of genetic factors to extinction risk as resolved. If genetic factors are ignored, extinction risk will be underestimated and inappropriate recovery strategies may be used. \u00a9 2005 Elsevier Ltd. All rights reserved.&quot;, &quot;issued&quot;: {&quot;date-parts&quot;: [[&quot;2005&quot;]]}, &quot;title&quot;: &quot;Genetics and extinction&quot;, &quot;type&quot;: &quot;article&quot;}, &quot;uris&quot;: [&quot;http://www.mendeley.com/documents/?uuid=b2d1432e-ce8d-4f33-91f7-7aee1098b4df&quot;], &quot;id&quot;: &quot;ITEM-1&quot;}], &quot;properties&quot;: {&quot;noteIndex&quot;: 0}} RNDJdXKZp0h5P"/><text:span text:style-name="T13">(Frankham 2005)</text:span><text:bookmark-end text:name="Mendeley_Bookmark_1lFiLVWUkq"/><text:reference-mark-end text:name="ADDIN CSL_CITATION {&quot;schema&quot;: &quot;https://github.com/citation-style-language/schema/raw/master/csl-citation.json&quot;, &quot;mendeley&quot;: {&quot;previouslyFormattedCitation&quot;: &quot;(Frankham 2005)&quot;, &quot;plainTextFormattedCitation&quot;: &quot;(Frankham 2005)&quot;, &quot;formattedCitation&quot;: &quot;(Frankham 2005)&quot;}, &quot;citationItems&quot;: [{&quot;itemData&quot;: {&quot;container-title&quot;: &quot;Biological Conservation&quot;, &quot;ISSN&quot;: &quot;00063207&quot;, &quot;author&quot;: [{&quot;dropping-particle&quot;: &quot;&quot;, &quot;suffix&quot;: &quot;&quot;, &quot;non-dropping-particle&quot;: &quot;&quot;, &quot;family&quot;: &quot;Frankham&quot;, &quot;parse-names&quot;: false, &quot;given&quot;: &quot;Richard&quot;}], &quot;id&quot;: &quot;ITEM-1&quot;, &quot;DOI&quot;: &quot;10.1016/j.biocon.2005.05.002&quot;, &quot;abstract&quot;: &quot;The role of genetic factors in extinction has been a controversial issue, especially since Lande's paper [Genetics and demography in biological conservation, Science 241 (1988) 1455-1460] paper in Science. Here I review the evidence on the contribution of genetic factors to extinction risk. Inbreeding depression, loss of genetic diversity and mutation accumulation have been hypothesised to increase extinction risk. There is now compelling evidence that inbreeding depression and loss of genetic diversity increase extinction risk in laboratory populations of naturally outbreeding species. There is now clear evidence for inbreeding depression in wild species of naturally outbreeding species and strong grounds from individual case studies and from computer projections for believing that this contributes to extinction risk. Further, most species are not driven to extinction before genetic factors have time to impact. The contributions of mutation accumulation to extinction risk in threatened taxa appear to be small and to require very many generations. Thus, there is now sufficient evidence to regard the controversies regarding the contribution of genetic factors to extinction risk as resolved. If genetic factors are ignored, extinction risk will be underestimated and inappropriate recovery strategies may be used. \u00a9 2005 Elsevier Ltd. All rights reserved.&quot;, &quot;issued&quot;: {&quot;date-parts&quot;: [[&quot;2005&quot;]]}, &quot;title&quot;: &quot;Genetics and extinction&quot;, &quot;type&quot;: &quot;article&quot;}, &quot;uris&quot;: [&quot;http://www.mendeley.com/documents/?uuid=b2d1432e-ce8d-4f33-91f7-7aee1098b4df&quot;], &quot;id&quot;: &quot;ITEM-1&quot;}], &quot;properties&quot;: {&quot;noteIndex&quot;: 0}} RNDJdXKZp0h5P"/><text:span text:style-name="T19"> and diseases </text:span><text:bookmark-start text:name="Mendeley_Bookmark_sz5s4ohfe6"/><text:reference-mark-start text:name="ADDIN CSL_CITATION {&quot;schema&quot;: &quot;https://github.com/citation-style-language/schema/raw/master/csl-citation.json&quot;, &quot;mendeley&quot;: {&quot;previouslyFormattedCitation&quot;: &quot;(King and Lively 2012)&quot;, &quot;plainTextFormattedCitation&quot;: &quot;(King and Lively 2012)&quot;, &quot;formattedCitation&quot;: &quot;(King and Lively 2012)&quot;}, &quot;citationItems&quot;: [{&quot;itemData&quot;: {&quot;container-title&quot;: &quot;Heredity&quot;, &quot;ISSN&quot;: &quot;0018067X&quot;, &quot;author&quot;: [{&quot;dropping-particle&quot;: &quot;&quot;, &quot;suffix&quot;: &quot;&quot;, &quot;non-dropping-particle&quot;: &quot;&quot;, &quot;family&quot;: &quot;King&quot;, &quot;parse-names&quot;: false, &quot;given&quot;: &quot;K. C.&quot;}, {&quot;dropping-particle&quot;: &quot;&quot;, &quot;suffix&quot;: &quot;&quot;, &quot;non-dropping-particle&quot;: &quot;&quot;, &quot;family&quot;: &quot;Lively&quot;, &quot;parse-names&quot;: false, &quot;given&quot;: &quot;C. M.&quot;}], &quot;id&quot;: &quot;ITEM-1&quot;, &quot;DOI&quot;: &quot;10.1038/hdy.2012.33&quot;, &quot;abstract&quot;: &quot;It is a commonly held view that genetically homogenous host populations are more vulnerable to infection than genetically diverse populations. The underlying idea, known as the 'monoculture effect,' is well documented in agricultural studies. Low genetic diversity in the wild can result from bottlenecks (that is, founder effects), biparental inbreeding or self-fertilization, any of which might increase the risk of epidemics. Host genetic diversity could buffer populations against epidemics in nature, but it is not clear how much diversity is required to prevent disease spread. Recent theoretical and empirical studies, particularly in Daphnia populations, have helped to establish that genetic diversity can reduce parasite transmission. Here, we review the present theoretical work and empirical evidence, and we suggest a new focus on finding 'diversity thresholds.'Heredity advance online publication, 20 June 2012; doi:10.1038/hdy.2012.33.&quot;, &quot;issued&quot;: {&quot;date-parts&quot;: [[&quot;2012&quot;]]}, &quot;title&quot;: &quot;Does genetic diversity limit disease spread in natural host populations&quot;, &quot;type&quot;: &quot;article&quot;}, &quot;uris&quot;: [&quot;http://www.mendeley.com/documents/?uuid=c71f4627-b09c-42f1-9b4c-4fc8bb173efe&quot;], &quot;id&quot;: &quot;ITEM-1&quot;}], &quot;properties&quot;: {&quot;noteIndex&quot;: 0}} RNDmzrERpcMhg"/><text:span text:style-name="T13">(King and Lively 2012)</text:span><text:bookmark-end text:name="Mendeley_Bookmark_sz5s4ohfe6"/><text:reference-mark-end text:name="ADDIN CSL_CITATION {&quot;schema&quot;: &quot;https://github.com/citation-style-language/schema/raw/master/csl-citation.json&quot;, &quot;mendeley&quot;: {&quot;previouslyFormattedCitation&quot;: &quot;(King and Lively 2012)&quot;, &quot;plainTextFormattedCitation&quot;: &quot;(King and Lively 2012)&quot;, &quot;formattedCitation&quot;: &quot;(King and Lively 2012)&quot;}, &quot;citationItems&quot;: [{&quot;itemData&quot;: {&quot;container-title&quot;: &quot;Heredity&quot;, &quot;ISSN&quot;: &quot;0018067X&quot;, &quot;author&quot;: [{&quot;dropping-particle&quot;: &quot;&quot;, &quot;suffix&quot;: &quot;&quot;, &quot;non-dropping-particle&quot;: &quot;&quot;, &quot;family&quot;: &quot;King&quot;, &quot;parse-names&quot;: false, &quot;given&quot;: &quot;K. C.&quot;}, {&quot;dropping-particle&quot;: &quot;&quot;, &quot;suffix&quot;: &quot;&quot;, &quot;non-dropping-particle&quot;: &quot;&quot;, &quot;family&quot;: &quot;Lively&quot;, &quot;parse-names&quot;: false, &quot;given&quot;: &quot;C. M.&quot;}], &quot;id&quot;: &quot;ITEM-1&quot;, &quot;DOI&quot;: &quot;10.1038/hdy.2012.33&quot;, &quot;abstract&quot;: &quot;It is a commonly held view that genetically homogenous host populations are more vulnerable to infection than genetically diverse populations. The underlying idea, known as the 'monoculture effect,' is well documented in agricultural studies. Low genetic diversity in the wild can result from bottlenecks (that is, founder effects), biparental inbreeding or self-fertilization, any of which might increase the risk of epidemics. Host genetic diversity could buffer populations against epidemics in nature, but it is not clear how much diversity is required to prevent disease spread. Recent theoretical and empirical studies, particularly in Daphnia populations, have helped to establish that genetic diversity can reduce parasite transmission. Here, we review the present theoretical work and empirical evidence, and we suggest a new focus on finding 'diversity thresholds.'Heredity advance online publication, 20 June 2012; doi:10.1038/hdy.2012.33.&quot;, &quot;issued&quot;: {&quot;date-parts&quot;: [[&quot;2012&quot;]]}, &quot;title&quot;: &quot;Does genetic diversity limit disease spread in natural host populations&quot;, &quot;type&quot;: &quot;article&quot;}, &quot;uris&quot;: [&quot;http://www.mendeley.com/documents/?uuid=c71f4627-b09c-42f1-9b4c-4fc8bb173efe&quot;], &quot;id&quot;: &quot;ITEM-1&quot;}], &quot;properties&quot;: {&quot;noteIndex&quot;: 0}} RNDmzrERpcMhg"/><text:span text:style-name="T19">. Genetic diversity is also important for the functioning of ecosystems and the services </text:span><text:span text:style-name="T20">t</text:span><text:span text:style-name="T19">hey provide </text:span><text:bookmark-start text:name="Bookmark15"/><text:bookmark-start text:name="Bookmark14"/><text:bookmark-start text:name="Mendeley_Bookmark_aMdb5ZamIa"/><text:reference-mark-start text:name="ADDIN CSL_CITATION {&quot;schema&quot;: &quot;https://github.com/citation-style-language/schema/raw/master/csl-citation.json&quot;, &quot;mendeley&quot;: {&quot;previouslyFormattedCitation&quot;: &quot;(Faith et al. 2010; Srivastava et al. 2012; Rosauer et al. 2016)&quot;, &quot;plainTextFormattedCitation&quot;: &quot;(Faith et al. 2010; Srivastava et al. 2012; Rosauer et al. 2016)&quot;, &quot;formattedCitation&quot;: &quot;(Faith et al. 2010; Srivastava et al. 2012; Rosauer et al. 2016)&quot;}, &quot;citationItems&quot;: [{&quot;itemData&quot;: {&quot;container-title&quot;: &quot;Current Opinion in Environmental Sustainability&quot;, &quot;ISSN&quot;: &quot;18773435&quot;, &quot;author&quot;: [{&quot;dropping-particle&quot;: &quot;&quot;, &quot;suffix&quot;: &quot;&quot;, &quot;non-dropping-particle&quot;: &quot;&quot;, &quot;family&quot;: &quot;Faith&quot;, &quot;parse-names&quot;: false, &quot;given&quot;: &quot;Daniel P.&quot;}, {&quot;dropping-particle&quot;: &quot;&quot;, &quot;suffix&quot;: &quot;&quot;, &quot;non-dropping-particle&quot;: &quot;&quot;, &quot;family&quot;: &quot;Magall\u00f3n&quot;, &quot;parse-names&quot;: false, &quot;given&quot;: &quot;Susana&quot;}, {&quot;dropping-particle&quot;: &quot;&quot;, &quot;suffix&quot;: &quot;&quot;, &quot;non-dropping-particle&quot;: &quot;&quot;, &quot;family&quot;: &quot;Hendry&quot;, &quot;parse-names&quot;: false, &quot;given&quot;: &quot;Andrew P.&quot;}, {&quot;dropping-particle&quot;: &quot;&quot;, &quot;suffix&quot;: &quot;&quot;, &quot;non-dropping-particle&quot;: &quot;&quot;, &quot;family&quot;: &quot;Conti&quot;, &quot;parse-names&quot;: false, &quot;given&quot;: &quot;Elena&quot;}, {&quot;dropping-particle&quot;: &quot;&quot;, &quot;suffix&quot;: &quot;&quot;, &quot;non-dropping-particle&quot;: &quot;&quot;, &quot;family&quot;: &quot;Yahara&quot;, &quot;parse-names&quot;: false, &quot;given&quot;: &quot;Tetsukazu&quot;}, {&quot;dropping-particle&quot;: &quot;&quot;, &quot;suffix&quot;: &quot;&quot;, &quot;non-dropping-particle&quot;: &quot;&quot;, &quot;family&quot;: &quot;Donoghue&quot;, &quot;parse-names&quot;: false, &quot;given&quot;: &quot;Michael J.&quot;}], &quot;id&quot;: &quot;ITEM-1&quot;, &quot;DOI&quot;: &quot;10.1016/j.cosust.2010.04.002&quot;, &quot;abstract&quot;: &quot;A framework for exploring regional-scale trade-offs among ecosystem services and biodiversity protection has been established for some time, and it is clear that optimizing these trade-offs provides a strategy to address targets for a reduced rate of biodiversity loss. Recent trade-off studies have highlighted the need for better biodiversity measures, to complement measures of ecosystem services. Biodiversity typically has been linked in this context to existence and other non-use values. We argue that biodiversity will have a stronger role in such trade-off analyses if measures of biodiversity better reflect additional current and future services. These 'evosystem services' have been, and, if we are careful, can continue to be provided by the evolutionary process. Some services have been provided through evolution operating in the past, and a phylogenetic diversity measure can help us to quantify these current and potential future benefits derived from the tree of life. Furthermore, a variety of evosystem services are delivered through ongoing contemporary evolution, and value should therefore be placed on the maintenance of healthy evosystems. We argue that the concept of evosystem services could be useful as a complement to the traditional concept of ecosystem services. Together, these reflect a fuller range of the services supported by biodiversity, and thereby provide a sounder basis for conservation planning and decision-making. \u00a9 2010 Elsevier B.V.&quot;, &quot;issued&quot;: {&quot;date-parts&quot;: [[&quot;2010&quot;]]}, &quot;title&quot;: &quot;Evosystem services: An evolutionary perspective on the links between biodiversity and human well-being&quot;, &quot;type&quot;: &quot;article&quot;}, &quot;uris&quot;: [&quot;http://www.mendeley.com/documents/?uuid=93d0daa1-3fee-4b3a-81d1-d2fd9ad8bd43&quot;], &quot;id&quot;: &quot;ITEM-1&quot;}, {&quot;itemData&quot;: {&quot;container-title&quot;: &quot;Ecology Letters&quot;, &quot;ISSN&quot;: &quot;1461023X&quot;, &quot;author&quot;: [{&quot;dropping-particle&quot;: &quot;&quot;, &quot;suffix&quot;: &quot;&quot;, &quot;non-dropping-particle&quot;: &quot;&quot;, &quot;family&quot;: &quot;Srivastava&quot;, &quot;parse-names&quot;: false, &quot;given&quot;: &quot;Diane S.&quot;}, {&quot;dropping-particle&quot;: &quot;&quot;, &quot;suffix&quot;: &quot;&quot;, &quot;non-dropping-particle&quot;: &quot;&quot;, &quot;family&quot;: &quot;Cadotte&quot;, &quot;parse-names&quot;: false, &quot;given&quot;: &quot;Marc W.&quot;}, {&quot;dropping-particle&quot;: &quot;&quot;, &quot;suffix&quot;: &quot;&quot;, &quot;non-dropping-particle&quot;: &quot;&quot;, &quot;family&quot;: &quot;Macdonald&quot;, &quot;parse-names&quot;: false, &quot;given&quot;: &quot;A. Andrew M&quot;}, {&quot;dropping-particle&quot;: &quot;&quot;, &quot;suffix&quot;: &quot;&quot;, &quot;non-dropping-particle&quot;: &quot;&quot;, &quot;family&quot;: &quot;Marushia&quot;, &quot;parse-names&quot;: false, &quot;given&quot;: &quot;Robin G.&quot;}, {&quot;dropping-particle&quot;: &quot;&quot;, &quot;suffix&quot;: &quot;&quot;, &quot;non-dropping-particle&quot;: &quot;&quot;, &quot;family&quot;: &quot;Mirotchnick&quot;, &quot;parse-names&quot;: false, &quot;given&quot;: &quot;Nicholas&quot;}], &quot;id&quot;: &quot;ITEM-2&quot;, &quot;DOI&quot;: &quot;10.1111/j.1461-0248.2012.01795.x&quot;, &quot;abstract&quot;: &quot;Phylogenetic diversity (PD) describes the total amount of phylogenetic distance among species in a community. Although there has been substantial research on the factors that determine community PD, exploration of the consequences of PD for ecosystem functioning is just beginning. We argue that PD may be useful in predicting ecosystem functions in a range of communities, from single-trophic to complex networks. Many traits show a phylogenetic signal, suggesting that PD can estimate the functional trait space of a community, and thus ecosystem functioning. Phylogeny also determines interactions among species, and so could help predict how extinctions cascade through ecological networks and thus impact ecosystem functions. Although the initial evidence available suggests patterns consistent with these predictions, we caution that the utility of PD depends critically on the strength of phylogenetic signals to both traits and interactions. We advocate for a synthetic approach that incorporates a deeper understanding of how traits and interactions are shaped by evolution, and outline key areas for future research. If these complexities can be incorporated into future studies, relationships between PD and ecosystem function bear promise in conceptually unifying evolutionary biology with ecosystem ecology.&quot;, &quot;issued&quot;: {&quot;date-parts&quot;: [[&quot;2012&quot;]]}, &quot;title&quot;: &quot;Phylogenetic diversity and the functioning of ecosystems&quot;, &quot;type&quot;: &quot;article-journal&quot;}, &quot;uris&quot;: [&quot;http://www.mendeley.com/documents/?uuid=076becb4-8f47-4029-b0e0-89c2659125d5&quot;], &quot;id&quot;: &quot;ITEM-2&quot;}, {&quot;itemData&quot;: {&quot;container-title&quot;: &quot;Biological Conservation&quot;, &quot;ISSN&quot;: &quot;00063207&quot;, &quot;author&quot;: [{&quot;dropping-particle&quot;: &quot;&quot;, &quot;suffix&quot;: &quot;&quot;, &quot;non-dropping-particle&quot;: &quot;&quot;, &quot;family&quot;: &quot;Rosauer&quot;, &quot;parse-names&quot;: false, &quot;given&quot;: &quot;D. F.&quot;}, {&quot;dropping-particle&quot;: &quot;&quot;, &quot;suffix&quot;: &quot;&quot;, &quot;non-dropping-particle&quot;: &quot;&quot;, &quot;family&quot;: &quot;Blom&quot;, &quot;parse-names&quot;: false, &quot;given&quot;: &quot;M. P.K.&quot;}, {&quot;dropping-particle&quot;: &quot;&quot;, &quot;suffix&quot;: &quot;&quot;, &quot;non-dropping-particle&quot;: &quot;&quot;, &quot;family&quot;: &quot;Bourke&quot;, &quot;parse-names&quot;: false, &quot;given&quot;: &quot;G.&quot;}, {&quot;dropping-particle&quot;: &quot;&quot;, &quot;suffix&quot;: &quot;&quot;, &quot;non-dropping-particle&quot;: &quot;&quot;, &quot;family&quot;: &quot;Catalano&quot;, &quot;parse-names&quot;: false, &quot;given&quot;: &quot;S.&quot;}, {&quot;dropping-particle&quot;: &quot;&quot;, &quot;suffix&quot;: &quot;&quot;, &quot;non-dropping-particle&quot;: &quot;&quot;, &quot;family&quot;: &quot;Donnellan&quot;, &quot;parse-names&quot;: false, &quot;given&quot;: &quot;S.&quot;}, {&quot;dropping-particle&quot;: &quot;&quot;, &quot;suffix&quot;: &quot;&quot;, &quot;non-dropping-particle&quot;: &quot;&quot;, &quot;family&quot;: &quot;Gillespie&quot;, &quot;parse-names&quot;: false, &quot;given&quot;: &quot;G.&quot;}, {&quot;dropping-particle&quot;: &quot;&quot;, &quot;suffix&quot;: &quot;&quot;, &quot;non-dropping-particle&quot;: &quot;&quot;, &quot;family&quot;: &quot;Mulder&quot;, &quot;parse-names&quot;: false, &quot;given&quot;: &quot;E.&quot;}, {&quot;dropping-particle&quot;: &quot;&quot;, &quot;suffix&quot;: &quot;&quot;, &quot;non-dropping-particle&quot;: &quot;&quot;, &quot;family&quot;: &quot;Oliver&quot;, &quot;parse-names&quot;: false, &quot;given&quot;: &quot;P. M.&quot;}, {&quot;dropping-particle&quot;: &quot;&quot;, &quot;suffix&quot;: &quot;&quot;, &quot;non-dropping-particle&quot;: &quot;&quot;, &quot;family&quot;: &quot;Potter&quot;, &quot;parse-names&quot;: false, &quot;given&quot;: &quot;S.&quot;}, {&quot;dropping-particle&quot;: &quot;&quot;, &quot;suffix&quot;: &quot;&quot;, &quot;non-dropping-particle&quot;: &quot;&quot;, &quot;family&quot;: &quot;Pratt&quot;, &quot;parse-names&quot;: false, &quot;given&quot;: &quot;R. C.&quot;}, {&quot;dropping-particle&quot;: &quot;&quot;, &quot;suffix&quot;: &quot;&quot;, &quot;non-dropping-particle&quot;: &quot;&quot;, &quot;family&quot;: &quot;Rabosky&quot;, &quot;parse-names&quot;: false, &quot;given&quot;: &quot;D. L.&quot;}, {&quot;dropping-particle&quot;: &quot;&quot;, &quot;suffix&quot;: &quot;&quot;, &quot;non-dropping-particle&quot;: &quot;&quot;, &quot;family&quot;: &quot;Skipwith&quot;, &quot;parse-names&quot;: false, &quot;given&quot;: &quot;P. L.&quot;}, {&quot;dropping-particle&quot;: &quot;&quot;, &quot;suffix&quot;: &quot;&quot;, &quot;non-dropping-particle&quot;: &quot;&quot;, &quot;family&quot;: &quot;Moritz&quot;, &quot;parse-names&quot;: false, &quot;given&quot;: &quot;C.&quot;}], &quot;id&quot;: &quot;ITEM-3&quot;, &quot;DOI&quot;: &quot;10.1016/j.biocon.2016.05.002&quot;, &quot;abstract&quot;: &quot;Australia's lizard fauna is among the most diverse in the world. Yet for the continent's vast northern Monsoonal Tropics, recent genomic and morphological evidence indicate that current taxonomy significantly underestimates actual biological diversity. Apparently widespread species typically contain ancient phylogenetic divisions or confounded taxonomic boundaries. Resolving the distributions and relationships across tropical species complexes reveals higher diversity than is recognised taxonomically and may warrant substantial taxonomic changes. For conservation assessments however, we need not wait for revised taxonomy, because phylogenetically informed analyses can use the best available data to inform conservation priorities now, independent of taxonomy. We present results of a large-scale conservation analysis based on comparative phylogeography of ten genera of lizards in two families (Gekkonidae and Scincidae) across the \u201cTop End\u201d of northern Australia, an ecologically and topographically diverse landscape recognised for its high biodiversity and indigenous cultural values. We combine the distributions and phylogeny of evolutionary lineages across multiple species complexes to estimate phylogenetic endemism, a measure of the extent to which evolutionary diversity is geographically concentrated. We demonstrate new methods for conservation assessment to incorporate phylogenetic diversity both within and across species, and for cases where taxonomy is uncertain or incomplete. We identify five hotspots of endemism, some previously known such as the Arnhem Plateau but others that are newly identified such as the Wessel &amp; English Company Islands and the Darwin-Litchfield area. We find that, weighted by range size, the 28% of the region within protected areas holds 44% of the region's sampled phylogenetic diversity.&quot;, &quot;issued&quot;: {&quot;date-parts&quot;: [[&quot;2016&quot;]]}, &quot;title&quot;: &quot;Phylogeography, hotspots and conservation priorities: an example from the Top End of Australia&quot;, &quot;type&quot;: &quot;article-journal&quot;}, &quot;uris&quot;: [&quot;http://www.mendeley.com/documents/?uuid=f343fb96-19cd-409b-aa9c-b4324e84746f&quot;], &quot;id&quot;: &quot;ITEM-3&quot;}], &quot;properties&quot;: {&quot;noteIndex&quot;: 0}} RNDjqfNm2T0BZ"/><text:span text:style-name="T13">(Faith et al. 2010; Srivastava et al. 2012; Rosauer et al. 2016)</text:span><text:bookmark-end text:name="Bookmark15"/><text:bookmark-end text:name="Bookmark14"/><text:bookmark-end text:name="Mendeley_Bookmark_aMdb5ZamIa"/><text:reference-mark-end text:name="ADDIN CSL_CITATION {&quot;schema&quot;: &quot;https://github.com/citation-style-language/schema/raw/master/csl-citation.json&quot;, &quot;mendeley&quot;: {&quot;previouslyFormattedCitation&quot;: &quot;(Faith et al. 2010; Srivastava et al. 2012; Rosauer et al. 2016)&quot;, &quot;plainTextFormattedCitation&quot;: &quot;(Faith et al. 2010; Srivastava et al. 2012; Rosauer et al. 2016)&quot;, &quot;formattedCitation&quot;: &quot;(Faith et al. 2010; Srivastava et al. 2012; Rosauer et al. 2016)&quot;}, &quot;citationItems&quot;: [{&quot;itemData&quot;: {&quot;container-title&quot;: &quot;Current Opinion in Environmental Sustainability&quot;, &quot;ISSN&quot;: &quot;18773435&quot;, &quot;author&quot;: [{&quot;dropping-particle&quot;: &quot;&quot;, &quot;suffix&quot;: &quot;&quot;, &quot;non-dropping-particle&quot;: &quot;&quot;, &quot;family&quot;: &quot;Faith&quot;, &quot;parse-names&quot;: false, &quot;given&quot;: &quot;Daniel P.&quot;}, {&quot;dropping-particle&quot;: &quot;&quot;, &quot;suffix&quot;: &quot;&quot;, &quot;non-dropping-particle&quot;: &quot;&quot;, &quot;family&quot;: &quot;Magall\u00f3n&quot;, &quot;parse-names&quot;: false, &quot;given&quot;: &quot;Susana&quot;}, {&quot;dropping-particle&quot;: &quot;&quot;, &quot;suffix&quot;: &quot;&quot;, &quot;non-dropping-particle&quot;: &quot;&quot;, &quot;family&quot;: &quot;Hendry&quot;, &quot;parse-names&quot;: false, &quot;given&quot;: &quot;Andrew P.&quot;}, {&quot;dropping-particle&quot;: &quot;&quot;, &quot;suffix&quot;: &quot;&quot;, &quot;non-dropping-particle&quot;: &quot;&quot;, &quot;family&quot;: &quot;Conti&quot;, &quot;parse-names&quot;: false, &quot;given&quot;: &quot;Elena&quot;}, {&quot;dropping-particle&quot;: &quot;&quot;, &quot;suffix&quot;: &quot;&quot;, &quot;non-dropping-particle&quot;: &quot;&quot;, &quot;family&quot;: &quot;Yahara&quot;, &quot;parse-names&quot;: false, &quot;given&quot;: &quot;Tetsukazu&quot;}, {&quot;dropping-particle&quot;: &quot;&quot;, &quot;suffix&quot;: &quot;&quot;, &quot;non-dropping-particle&quot;: &quot;&quot;, &quot;family&quot;: &quot;Donoghue&quot;, &quot;parse-names&quot;: false, &quot;given&quot;: &quot;Michael J.&quot;}], &quot;id&quot;: &quot;ITEM-1&quot;, &quot;DOI&quot;: &quot;10.1016/j.cosust.2010.04.002&quot;, &quot;abstract&quot;: &quot;A framework for exploring regional-scale trade-offs among ecosystem services and biodiversity protection has been established for some time, and it is clear that optimizing these trade-offs provides a strategy to address targets for a reduced rate of biodiversity loss. Recent trade-off studies have highlighted the need for better biodiversity measures, to complement measures of ecosystem services. Biodiversity typically has been linked in this context to existence and other non-use values. We argue that biodiversity will have a stronger role in such trade-off analyses if measures of biodiversity better reflect additional current and future services. These 'evosystem services' have been, and, if we are careful, can continue to be provided by the evolutionary process. Some services have been provided through evolution operating in the past, and a phylogenetic diversity measure can help us to quantify these current and potential future benefits derived from the tree of life. Furthermore, a variety of evosystem services are delivered through ongoing contemporary evolution, and value should therefore be placed on the maintenance of healthy evosystems. We argue that the concept of evosystem services could be useful as a complement to the traditional concept of ecosystem services. Together, these reflect a fuller range of the services supported by biodiversity, and thereby provide a sounder basis for conservation planning and decision-making. \u00a9 2010 Elsevier B.V.&quot;, &quot;issued&quot;: {&quot;date-parts&quot;: [[&quot;2010&quot;]]}, &quot;title&quot;: &quot;Evosystem services: An evolutionary perspective on the links between biodiversity and human well-being&quot;, &quot;type&quot;: &quot;article&quot;}, &quot;uris&quot;: [&quot;http://www.mendeley.com/documents/?uuid=93d0daa1-3fee-4b3a-81d1-d2fd9ad8bd43&quot;], &quot;id&quot;: &quot;ITEM-1&quot;}, {&quot;itemData&quot;: {&quot;container-title&quot;: &quot;Ecology Letters&quot;, &quot;ISSN&quot;: &quot;1461023X&quot;, &quot;author&quot;: [{&quot;dropping-particle&quot;: &quot;&quot;, &quot;suffix&quot;: &quot;&quot;, &quot;non-dropping-particle&quot;: &quot;&quot;, &quot;family&quot;: &quot;Srivastava&quot;, &quot;parse-names&quot;: false, &quot;given&quot;: &quot;Diane S.&quot;}, {&quot;dropping-particle&quot;: &quot;&quot;, &quot;suffix&quot;: &quot;&quot;, &quot;non-dropping-particle&quot;: &quot;&quot;, &quot;family&quot;: &quot;Cadotte&quot;, &quot;parse-names&quot;: false, &quot;given&quot;: &quot;Marc W.&quot;}, {&quot;dropping-particle&quot;: &quot;&quot;, &quot;suffix&quot;: &quot;&quot;, &quot;non-dropping-particle&quot;: &quot;&quot;, &quot;family&quot;: &quot;Macdonald&quot;, &quot;parse-names&quot;: false, &quot;given&quot;: &quot;A. Andrew M&quot;}, {&quot;dropping-particle&quot;: &quot;&quot;, &quot;suffix&quot;: &quot;&quot;, &quot;non-dropping-particle&quot;: &quot;&quot;, &quot;family&quot;: &quot;Marushia&quot;, &quot;parse-names&quot;: false, &quot;given&quot;: &quot;Robin G.&quot;}, {&quot;dropping-particle&quot;: &quot;&quot;, &quot;suffix&quot;: &quot;&quot;, &quot;non-dropping-particle&quot;: &quot;&quot;, &quot;family&quot;: &quot;Mirotchnick&quot;, &quot;parse-names&quot;: false, &quot;given&quot;: &quot;Nicholas&quot;}], &quot;id&quot;: &quot;ITEM-2&quot;, &quot;DOI&quot;: &quot;10.1111/j.1461-0248.2012.01795.x&quot;, &quot;abstract&quot;: &quot;Phylogenetic diversity (PD) describes the total amount of phylogenetic distance among species in a community. Although there has been substantial research on the factors that determine community PD, exploration of the consequences of PD for ecosystem functioning is just beginning. We argue that PD may be useful in predicting ecosystem functions in a range of communities, from single-trophic to complex networks. Many traits show a phylogenetic signal, suggesting that PD can estimate the functional trait space of a community, and thus ecosystem functioning. Phylogeny also determines interactions among species, and so could help predict how extinctions cascade through ecological networks and thus impact ecosystem functions. Although the initial evidence available suggests patterns consistent with these predictions, we caution that the utility of PD depends critically on the strength of phylogenetic signals to both traits and interactions. We advocate for a synthetic approach that incorporates a deeper understanding of how traits and interactions are shaped by evolution, and outline key areas for future research. If these complexities can be incorporated into future studies, relationships between PD and ecosystem function bear promise in conceptually unifying evolutionary biology with ecosystem ecology.&quot;, &quot;issued&quot;: {&quot;date-parts&quot;: [[&quot;2012&quot;]]}, &quot;title&quot;: &quot;Phylogenetic diversity and the functioning of ecosystems&quot;, &quot;type&quot;: &quot;article-journal&quot;}, &quot;uris&quot;: [&quot;http://www.mendeley.com/documents/?uuid=076becb4-8f47-4029-b0e0-89c2659125d5&quot;], &quot;id&quot;: &quot;ITEM-2&quot;}, {&quot;itemData&quot;: {&quot;container-title&quot;: &quot;Biological Conservation&quot;, &quot;ISSN&quot;: &quot;00063207&quot;, &quot;author&quot;: [{&quot;dropping-particle&quot;: &quot;&quot;, &quot;suffix&quot;: &quot;&quot;, &quot;non-dropping-particle&quot;: &quot;&quot;, &quot;family&quot;: &quot;Rosauer&quot;, &quot;parse-names&quot;: false, &quot;given&quot;: &quot;D. F.&quot;}, {&quot;dropping-particle&quot;: &quot;&quot;, &quot;suffix&quot;: &quot;&quot;, &quot;non-dropping-particle&quot;: &quot;&quot;, &quot;family&quot;: &quot;Blom&quot;, &quot;parse-names&quot;: false, &quot;given&quot;: &quot;M. P.K.&quot;}, {&quot;dropping-particle&quot;: &quot;&quot;, &quot;suffix&quot;: &quot;&quot;, &quot;non-dropping-particle&quot;: &quot;&quot;, &quot;family&quot;: &quot;Bourke&quot;, &quot;parse-names&quot;: false, &quot;given&quot;: &quot;G.&quot;}, {&quot;dropping-particle&quot;: &quot;&quot;, &quot;suffix&quot;: &quot;&quot;, &quot;non-dropping-particle&quot;: &quot;&quot;, &quot;family&quot;: &quot;Catalano&quot;, &quot;parse-names&quot;: false, &quot;given&quot;: &quot;S.&quot;}, {&quot;dropping-particle&quot;: &quot;&quot;, &quot;suffix&quot;: &quot;&quot;, &quot;non-dropping-particle&quot;: &quot;&quot;, &quot;family&quot;: &quot;Donnellan&quot;, &quot;parse-names&quot;: false, &quot;given&quot;: &quot;S.&quot;}, {&quot;dropping-particle&quot;: &quot;&quot;, &quot;suffix&quot;: &quot;&quot;, &quot;non-dropping-particle&quot;: &quot;&quot;, &quot;family&quot;: &quot;Gillespie&quot;, &quot;parse-names&quot;: false, &quot;given&quot;: &quot;G.&quot;}, {&quot;dropping-particle&quot;: &quot;&quot;, &quot;suffix&quot;: &quot;&quot;, &quot;non-dropping-particle&quot;: &quot;&quot;, &quot;family&quot;: &quot;Mulder&quot;, &quot;parse-names&quot;: false, &quot;given&quot;: &quot;E.&quot;}, {&quot;dropping-particle&quot;: &quot;&quot;, &quot;suffix&quot;: &quot;&quot;, &quot;non-dropping-particle&quot;: &quot;&quot;, &quot;family&quot;: &quot;Oliver&quot;, &quot;parse-names&quot;: false, &quot;given&quot;: &quot;P. M.&quot;}, {&quot;dropping-particle&quot;: &quot;&quot;, &quot;suffix&quot;: &quot;&quot;, &quot;non-dropping-particle&quot;: &quot;&quot;, &quot;family&quot;: &quot;Potter&quot;, &quot;parse-names&quot;: false, &quot;given&quot;: &quot;S.&quot;}, {&quot;dropping-particle&quot;: &quot;&quot;, &quot;suffix&quot;: &quot;&quot;, &quot;non-dropping-particle&quot;: &quot;&quot;, &quot;family&quot;: &quot;Pratt&quot;, &quot;parse-names&quot;: false, &quot;given&quot;: &quot;R. C.&quot;}, {&quot;dropping-particle&quot;: &quot;&quot;, &quot;suffix&quot;: &quot;&quot;, &quot;non-dropping-particle&quot;: &quot;&quot;, &quot;family&quot;: &quot;Rabosky&quot;, &quot;parse-names&quot;: false, &quot;given&quot;: &quot;D. L.&quot;}, {&quot;dropping-particle&quot;: &quot;&quot;, &quot;suffix&quot;: &quot;&quot;, &quot;non-dropping-particle&quot;: &quot;&quot;, &quot;family&quot;: &quot;Skipwith&quot;, &quot;parse-names&quot;: false, &quot;given&quot;: &quot;P. L.&quot;}, {&quot;dropping-particle&quot;: &quot;&quot;, &quot;suffix&quot;: &quot;&quot;, &quot;non-dropping-particle&quot;: &quot;&quot;, &quot;family&quot;: &quot;Moritz&quot;, &quot;parse-names&quot;: false, &quot;given&quot;: &quot;C.&quot;}], &quot;id&quot;: &quot;ITEM-3&quot;, &quot;DOI&quot;: &quot;10.1016/j.biocon.2016.05.002&quot;, &quot;abstract&quot;: &quot;Australia's lizard fauna is among the most diverse in the world. Yet for the continent's vast northern Monsoonal Tropics, recent genomic and morphological evidence indicate that current taxonomy significantly underestimates actual biological diversity. Apparently widespread species typically contain ancient phylogenetic divisions or confounded taxonomic boundaries. Resolving the distributions and relationships across tropical species complexes reveals higher diversity than is recognised taxonomically and may warrant substantial taxonomic changes. For conservation assessments however, we need not wait for revised taxonomy, because phylogenetically informed analyses can use the best available data to inform conservation priorities now, independent of taxonomy. We present results of a large-scale conservation analysis based on comparative phylogeography of ten genera of lizards in two families (Gekkonidae and Scincidae) across the \u201cTop End\u201d of northern Australia, an ecologically and topographically diverse landscape recognised for its high biodiversity and indigenous cultural values. We combine the distributions and phylogeny of evolutionary lineages across multiple species complexes to estimate phylogenetic endemism, a measure of the extent to which evolutionary diversity is geographically concentrated. We demonstrate new methods for conservation assessment to incorporate phylogenetic diversity both within and across species, and for cases where taxonomy is uncertain or incomplete. We identify five hotspots of endemism, some previously known such as the Arnhem Plateau but others that are newly identified such as the Wessel &amp; English Company Islands and the Darwin-Litchfield area. We find that, weighted by range size, the 28% of the region within protected areas holds 44% of the region's sampled phylogenetic diversity.&quot;, &quot;issued&quot;: {&quot;date-parts&quot;: [[&quot;2016&quot;]]}, &quot;title&quot;: &quot;Phylogeography, hotspots and conservation priorities: an example from the Top End of Australia&quot;, &quot;type&quot;: &quot;article-journal&quot;}, &quot;uris&quot;: [&quot;http://www.mendeley.com/documents/?uuid=f343fb96-19cd-409b-aa9c-b4324e84746f&quot;], &quot;id&quot;: &quot;ITEM-3&quot;}], &quot;properties&quot;: {&quot;noteIndex&quot;: 0}} RNDjqfNm2T0BZ"/><text:span text:style-name="T19">, factors directly linked to human well being (</text:span><text:span text:style-name="T21">cite</text:span><text:span text:style-name="T19">). Therefore, we must understand how this diversity originates so we can better conserve the necessary conditions for its maintenance, as well as preserve the evolutionary and biogeographical history contained in species genetic material </text:span><text:bookmark-start text:name="Mendeley_Bookmark_8pi2vtRG0G"/><text:reference-mark-start text:name="ADDIN CSL_CITATION {&quot;schema&quot;: &quot;https://github.com/citation-style-language/schema/raw/master/csl-citation.json&quot;, &quot;mendeley&quot;: {&quot;previouslyFormattedCitation&quot;: &quot;(Purvis et al. 2000; Davies and Buckley 2011)&quot;, &quot;plainTextFormattedCitation&quot;: &quot;(Purvis et al. 2000; Davies and Buckley 2011)&quot;, &quot;formattedCitation&quot;: &quot;(Purvis et al. 2000; Davies and Buckley 2011)&quot;}, &quot;citationItems&quot;: [{&quot;itemData&quot;: {&quot;container-title&quot;: &quot;Science&quot;, &quot;ISSN&quot;: &quot;00368075&quot;, &quot;author&quot;: [{&quot;dropping-particle&quot;: &quot;&quot;, &quot;suffix&quot;: &quot;&quot;, &quot;non-dropping-particle&quot;: &quot;&quot;, &quot;family&quot;: &quot;Purvis&quot;, &quot;parse-names&quot;: false, &quot;given&quot;: &quot;Andy&quot;}, {&quot;dropping-particle&quot;: &quot;&quot;, &quot;suffix&quot;: &quot;&quot;, &quot;non-dropping-particle&quot;: &quot;&quot;, &quot;family&quot;: &quot;Agapow&quot;, &quot;parse-names&quot;: false, &quot;given&quot;: &quot;Paul Michael&quot;}, {&quot;dropping-particle&quot;: &quot;&quot;, &quot;suffix&quot;: &quot;&quot;, &quot;non-dropping-particle&quot;: &quot;&quot;, &quot;family&quot;: &quot;Gittleman&quot;, &quot;parse-names&quot;: false, &quot;given&quot;: &quot;John L.&quot;}, {&quot;dropping-particle&quot;: &quot;&quot;, &quot;suffix&quot;: &quot;&quot;, &quot;non-dropping-particle&quot;: &quot;&quot;, &quot;family&quot;: &quot;Mace&quot;, &quot;parse-names&quot;: false, &quot;given&quot;: &quot;Georgina M.&quot;}], &quot;id&quot;: &quot;ITEM-1&quot;, &quot;DOI&quot;: &quot;10.1126/science.288.5464.328&quot;, &quot;abstract&quot;: &quot;The hierarchical nature of phylogenies means that random extinction of species affects a smaller fraction of higher taxa, and so the total amount of evolutionary history lost may be comparatively slight. However, current extinction risk is not phylogenetically random. We show the potentially severe implications of the clumped nature of threat for the loss of biodiversity. An additional 120 avian and mammalian genera are at risk compared with the number predicted under random extinction. We estimate that the prospective extra loss of mammalian evolutionary history alone would be equivalent to losing a monotypic phylum.&quot;, &quot;issued&quot;: {&quot;date-parts&quot;: [[&quot;2000&quot;]]}, &quot;title&quot;: &quot;Nonrandom extinction and the loss of evolutionary history&quot;, &quot;type&quot;: &quot;article-journal&quot;}, &quot;uris&quot;: [&quot;http://www.mendeley.com/documents/?uuid=170d32b6-54ba-46d4-9b5c-837baf5c2c14&quot;], &quot;id&quot;: &quot;ITEM-1&quot;}, {&quot;itemData&quot;: {&quot;container-title&quot;: &quot;Philosophical Transactions of the Royal Society B: Biological Sciences&quot;, &quot;ISSN&quot;: &quot;09628436&quot;, &quot;author&quot;: [{&quot;dropping-particle&quot;: &quot;&quot;, &quot;suffix&quot;: &quot;&quot;, &quot;non-dropping-particle&quot;: &quot;&quot;, &quot;family&quot;: &quot;Davies&quot;, &quot;parse-names&quot;: false, &quot;given&quot;: &quot;Jonathan T.&quot;}, {&quot;dropping-particle&quot;: &quot;&quot;, &quot;suffix&quot;: &quot;&quot;, &quot;non-dropping-particle&quot;: &quot;&quot;, &quot;family&quot;: &quot;Buckley&quot;, &quot;parse-names&quot;: false, &quot;given&quot;: &quot;Lauren B.&quot;}], &quot;id&quot;: &quot;ITEM-2&quot;, &quot;DOI&quot;: &quot;10.1098/rstb.2011.0058&quot;, &quot;abstract&quot;: &quot;Phylogenetic diversity (PD) captures the shared ancestry of species, and is increasingly being recognized as a valuable conservation currency. Regionally, PD frequently covaries closely with species richness; however, variation in speciation and extinction rates and/or the biogeographic history of lineages can result in significant deviation. Locally, these differences may be pronounced. Rapid recent speciation or high temporal turnover of lineages can result in low PD but high richness. In contrast, rare dispersal events, for example, between biomes, can elevate PD but have only small impact on richness. To date, environmental predictors of species richness have been well studied but global models explaining variation in PD are lacking. Here, we contrast the global distribution of PD versus species richness for terrestrial mammals. We show that an environmental model of lineage diversification can predict well the discrepancy in the distribution of these two variables in some places, for example, South America and Africa but not others, such as Southeast Asia. When we have information on multiple diversity indices, conservation efforts directed towards maximizing one currency or another (e. g. species richness versus PD) should also consider the underlying processes that have shaped their distributions.&quot;, &quot;issued&quot;: {&quot;date-parts&quot;: [[&quot;2011&quot;]]}, &quot;title&quot;: &quot;Phylogenetic diversity as a window into the evolutionary and biogeographic histories of present-day richness gradients for mammals&quot;, &quot;type&quot;: &quot;article-journal&quot;}, &quot;uris&quot;: [&quot;http://www.mendeley.com/documents/?uuid=7b3e1ef4-26a0-48b8-b387-ffd7036351d7&quot;], &quot;id&quot;: &quot;ITEM-2&quot;}], &quot;properties&quot;: {&quot;noteIndex&quot;: 0}} RNDGRr0g99Cmf"/><text:span text:style-name="T13">(Purvis et al. 2000; Davies and Buckley 2011)</text:span><text:bookmark-end text:name="Mendeley_Bookmark_8pi2vtRG0G"/><text:reference-mark-end text:name="ADDIN CSL_CITATION {&quot;schema&quot;: &quot;https://github.com/citation-style-language/schema/raw/master/csl-citation.json&quot;, &quot;mendeley&quot;: {&quot;previouslyFormattedCitation&quot;: &quot;(Purvis et al. 2000; Davies and Buckley 2011)&quot;, &quot;plainTextFormattedCitation&quot;: &quot;(Purvis et al. 2000; Davies and Buckley 2011)&quot;, &quot;formattedCitation&quot;: &quot;(Purvis et al. 2000; Davies and Buckley 2011)&quot;}, &quot;citationItems&quot;: [{&quot;itemData&quot;: {&quot;container-title&quot;: &quot;Science&quot;, &quot;ISSN&quot;: &quot;00368075&quot;, &quot;author&quot;: [{&quot;dropping-particle&quot;: &quot;&quot;, &quot;suffix&quot;: &quot;&quot;, &quot;non-dropping-particle&quot;: &quot;&quot;, &quot;family&quot;: &quot;Purvis&quot;, &quot;parse-names&quot;: false, &quot;given&quot;: &quot;Andy&quot;}, {&quot;dropping-particle&quot;: &quot;&quot;, &quot;suffix&quot;: &quot;&quot;, &quot;non-dropping-particle&quot;: &quot;&quot;, &quot;family&quot;: &quot;Agapow&quot;, &quot;parse-names&quot;: false, &quot;given&quot;: &quot;Paul Michael&quot;}, {&quot;dropping-particle&quot;: &quot;&quot;, &quot;suffix&quot;: &quot;&quot;, &quot;non-dropping-particle&quot;: &quot;&quot;, &quot;family&quot;: &quot;Gittleman&quot;, &quot;parse-names&quot;: false, &quot;given&quot;: &quot;John L.&quot;}, {&quot;dropping-particle&quot;: &quot;&quot;, &quot;suffix&quot;: &quot;&quot;, &quot;non-dropping-particle&quot;: &quot;&quot;, &quot;family&quot;: &quot;Mace&quot;, &quot;parse-names&quot;: false, &quot;given&quot;: &quot;Georgina M.&quot;}], &quot;id&quot;: &quot;ITEM-1&quot;, &quot;DOI&quot;: &quot;10.1126/science.288.5464.328&quot;, &quot;abstract&quot;: &quot;The hierarchical nature of phylogenies means that random extinction of species affects a smaller fraction of higher taxa, and so the total amount of evolutionary history lost may be comparatively slight. However, current extinction risk is not phylogenetically random. We show the potentially severe implications of the clumped nature of threat for the loss of biodiversity. An additional 120 avian and mammalian genera are at risk compared with the number predicted under random extinction. We estimate that the prospective extra loss of mammalian evolutionary history alone would be equivalent to losing a monotypic phylum.&quot;, &quot;issued&quot;: {&quot;date-parts&quot;: [[&quot;2000&quot;]]}, &quot;title&quot;: &quot;Nonrandom extinction and the loss of evolutionary history&quot;, &quot;type&quot;: &quot;article-journal&quot;}, &quot;uris&quot;: [&quot;http://www.mendeley.com/documents/?uuid=170d32b6-54ba-46d4-9b5c-837baf5c2c14&quot;], &quot;id&quot;: &quot;ITEM-1&quot;}, {&quot;itemData&quot;: {&quot;container-title&quot;: &quot;Philosophical Transactions of the Royal Society B: Biological Sciences&quot;, &quot;ISSN&quot;: &quot;09628436&quot;, &quot;author&quot;: [{&quot;dropping-particle&quot;: &quot;&quot;, &quot;suffix&quot;: &quot;&quot;, &quot;non-dropping-particle&quot;: &quot;&quot;, &quot;family&quot;: &quot;Davies&quot;, &quot;parse-names&quot;: false, &quot;given&quot;: &quot;Jonathan T.&quot;}, {&quot;dropping-particle&quot;: &quot;&quot;, &quot;suffix&quot;: &quot;&quot;, &quot;non-dropping-particle&quot;: &quot;&quot;, &quot;family&quot;: &quot;Buckley&quot;, &quot;parse-names&quot;: false, &quot;given&quot;: &quot;Lauren B.&quot;}], &quot;id&quot;: &quot;ITEM-2&quot;, &quot;DOI&quot;: &quot;10.1098/rstb.2011.0058&quot;, &quot;abstract&quot;: &quot;Phylogenetic diversity (PD) captures the shared ancestry of species, and is increasingly being recognized as a valuable conservation currency. Regionally, PD frequently covaries closely with species richness; however, variation in speciation and extinction rates and/or the biogeographic history of lineages can result in significant deviation. Locally, these differences may be pronounced. Rapid recent speciation or high temporal turnover of lineages can result in low PD but high richness. In contrast, rare dispersal events, for example, between biomes, can elevate PD but have only small impact on richness. To date, environmental predictors of species richness have been well studied but global models explaining variation in PD are lacking. Here, we contrast the global distribution of PD versus species richness for terrestrial mammals. We show that an environmental model of lineage diversification can predict well the discrepancy in the distribution of these two variables in some places, for example, South America and Africa but not others, such as Southeast Asia. When we have information on multiple diversity indices, conservation efforts directed towards maximizing one currency or another (e. g. species richness versus PD) should also consider the underlying processes that have shaped their distributions.&quot;, &quot;issued&quot;: {&quot;date-parts&quot;: [[&quot;2011&quot;]]}, &quot;title&quot;: &quot;Phylogenetic diversity as a window into the evolutionary and biogeographic histories of present-day richness gradients for mammals&quot;, &quot;type&quot;: &quot;article-journal&quot;}, &quot;uris&quot;: [&quot;http://www.mendeley.com/documents/?uuid=7b3e1ef4-26a0-48b8-b387-ffd7036351d7&quot;], &quot;id&quot;: &quot;ITEM-2&quot;}], &quot;properties&quot;: {&quot;noteIndex&quot;: 0}} RNDGRr0g99Cmf"/><text:span text:style-name="T19">.</text:span></text:p>
      <text:p text:style-name="P11"><text:span text:style-name="T19">The genetic diversity of populations is deeply affected by demographic </text:span><text:span text:style-name="T9">factors</text:span><text:span text:style-name="T19"> such as population size </text:span><text:bookmark-start text:name="Mendeley_Bookmark_eCkqJvQlSe"/><text:reference-mark-start text:name="ADDIN CSL_CITATION {&quot;schema&quot;: &quot;https://github.com/citation-style-language/schema/raw/master/csl-citation.json&quot;, &quot;mendeley&quot;: {&quot;previouslyFormattedCitation&quot;: &quot;(Kimura 1979; Leffler et al. 2012; Hague and Routman 2016)&quot;, &quot;plainTextFormattedCitation&quot;: &quot;(Kimura 1979; Leffler et al. 2012; Hague and Routman 2016)&quot;, &quot;formattedCitation&quot;: &quot;(Kimura 1979; Leffler et al. 2012; Hague and Routman 2016)&quot;}, &quot;citationItems&quot;: [{&quot;itemData&quot;: {&quot;container-title&quot;: &quot;Scientific American&quot;, &quot;ISSN&quot;: &quot;0036-8733&quot;, &quot;author&quot;: [{&quot;dropping-particle&quot;: &quot;&quot;, &quot;suffix&quot;: &quot;&quot;, &quot;non-dropping-particle&quot;: &quot;&quot;, &quot;family&quot;: &quot;Kimura&quot;, &quot;parse-names&quot;: false, &quot;given&quot;: &quot;Motoo&quot;}], &quot;page&quot;: &quot;98-129&quot;, &quot;id&quot;: &quot;ITEM-1&quot;, &quot;publisher&quot;: &quot;JSTOR&quot;, &quot;issue&quot;: &quot;5&quot;, &quot;volume&quot;: &quot;241&quot;, &quot;issued&quot;: {&quot;date-parts&quot;: [[&quot;1979&quot;]]}, &quot;title&quot;: &quot;The neutral theory of molecular evolution&quot;, &quot;type&quot;: &quot;article-journal&quot;}, &quot;uris&quot;: [&quot;http://www.mendeley.com/documents/?uuid=006747ff-c775-41b9-acc1-b280ecd7ee1a&quot;], &quot;id&quot;: &quot;ITEM-1&quot;}, {&quot;itemData&quot;: {&quot;container-title&quot;: &quot;PLoS Biology&quot;, &quot;ISSN&quot;: &quot;15449173&quot;, &quot;author&quot;: [{&quot;dropping-particle&quot;: &quot;&quot;, &quot;suffix&quot;: &quot;&quot;, &quot;non-dropping-particle&quot;: &quot;&quot;, &quot;family&quot;: &quot;Leffler&quot;, &quot;parse-names&quot;: false, &quot;given&quot;: &quot;Ellen M.&quot;}, {&quot;dropping-particle&quot;: &quot;&quot;, &quot;suffix&quot;: &quot;&quot;, &quot;non-dropping-particle&quot;: &quot;&quot;, &quot;family&quot;: &quot;Bullaughey&quot;, &quot;parse-names&quot;: false, &quot;given&quot;: &quot;Kevin&quot;}, {&quot;dropping-particle&quot;: &quot;&quot;, &quot;suffix&quot;: &quot;&quot;, &quot;non-dropping-particle&quot;: &quot;&quot;, &quot;family&quot;: &quot;Matute&quot;, &quot;parse-names&quot;: false, &quot;given&quot;: &quot;Daniel R.&quot;}, {&quot;dropping-particle&quot;: &quot;&quot;, &quot;suffix&quot;: &quot;&quot;, &quot;non-dropping-particle&quot;: &quot;&quot;, &quot;family&quot;: &quot;Meyer&quot;, &quot;parse-names&quot;: false, &quot;given&quot;: &quot;Wynn K.&quot;}, {&quot;dropping-particle&quot;: &quot;&quot;, &quot;suffix&quot;: &quot;&quot;, &quot;non-dropping-particle&quot;: &quot;&quot;, &quot;family&quot;: &quot;S\u00e9gurel&quot;, &quot;parse-names&quot;: false, &quot;given&quot;: &quot;Laure&quot;}, {&quot;dropping-particle&quot;: &quot;&quot;, &quot;suffix&quot;: &quot;&quot;, &quot;non-dropping-particle&quot;: &quot;&quot;, &quot;family&quot;: &quot;Venkat&quot;, &quot;parse-names&quot;: false, &quot;given&quot;: &quot;Aarti&quot;}, {&quot;dropping-particle&quot;: &quot;&quot;, &quot;suffix&quot;: &quot;&quot;, &quot;non-dropping-particle&quot;: &quot;&quot;, &quot;family&quot;: &quot;Andolfatto&quot;, &quot;parse-names&quot;: false, &quot;given&quot;: &quot;Peter&quot;}, {&quot;dropping-particle&quot;: &quot;&quot;, &quot;suffix&quot;: &quot;&quot;, &quot;non-dropping-particle&quot;: &quot;&quot;, &quot;family&quot;: &quot;Przeworski&quot;, &quot;parse-names&quot;: false, &quot;given&quot;: &quot;Molly&quot;}], &quot;id&quot;: &quot;ITEM-2&quot;, &quot;DOI&quot;: &quot;10.1371/journal.pbio.1001388&quot;, &quot;abstract&quot;: &quot;Understanding why some species have more genetic diversity than others is central to the study of ecology and evolution, and carries potentially important implications for conservation biology. Yet not only does this question remain unresolved, it has largely fallen into disregard. With the rapid decrease in sequencing costs, we argue that it is time to revive it. \u00a9 2012 Leffler et al.&quot;, &quot;issued&quot;: {&quot;date-parts&quot;: [[&quot;2012&quot;]]}, &quot;title&quot;: &quot;Revisiting an Old Riddle: What Determines Genetic Diversity Levels within Species?&quot;, &quot;type&quot;: &quot;article-journal&quot;}, &quot;uris&quot;: [&quot;http://www.mendeley.com/documents/?uuid=379345a6-1a61-4542-9eb3-02c1330c108b&quot;], &quot;id&quot;: &quot;ITEM-2&quot;}, {&quot;itemData&quot;: {&quot;container-title&quot;: &quot;Heredity&quot;, &quot;ISSN&quot;: &quot;13652540&quot;, &quot;author&quot;: [{&quot;dropping-particle&quot;: &quot;&quot;, &quot;suffix&quot;: &quot;&quot;, &quot;non-dropping-particle&quot;: &quot;&quot;, &quot;family&quot;: &quot;Hague&quot;, &quot;parse-names&quot;: false, &quot;given&quot;: &quot;M. T.J.&quot;}, {&quot;dropping-particle&quot;: &quot;&quot;, &quot;suffix&quot;: &quot;&quot;, &quot;non-dropping-particle&quot;: &quot;&quot;, &quot;family&quot;: &quot;Routman&quot;, &quot;parse-names&quot;: false, &quot;given&quot;: &quot;E. J.&quot;}], &quot;id&quot;: &quot;ITEM-3&quot;, &quot;DOI&quot;: &quot;10.1038/hdy.2015.76&quot;, &quot;abstract&quot;: &quot;Genetic diversity is a fundamental requirement for evolution and adaptation. Nonetheless, the forces that maintain patterns of genetic variation in wild populations are not completely understood. Neutral theory posits that genetic diversity will increase with a larger effective population size and the decreasing effects of drift. However, the lack of compelling evidence for a relationship between genetic diversity and population size in comparative studies has generated some skepticism over the degree that neutral sequence evolution drives overall patterns of diversity. The goal of this study was to measure genetic diversity among sympatric populations of related lizard species that differ in population size and other ecological factors. By sampling related species from a single geographic location, we aimed to reduce nuisance variance in genetic diversity owing to species differences, for example, in mutation rates or historical biogeography. We compared populations of zebra-tailed lizards and western banded geckos, which are abundant and short-lived, to chuckwallas and desert iguanas, which are less common and long-lived. We assessed population genetic diversity at three protein-coding loci for each species. Our results were consistent with the predictions of neutral theory, as the abundant species almost always had higher levels of haplotype diversity than the less common species. Higher population genetic diversity in the abundant species is likely due to a combination of demographic factors, including larger local population sizes (and presumably effective population sizes), faster generation times and high rates of gene flow with other populations.Heredity advance online publication, 26 August 2015; doi:10.1038/hdy.2015.76.&quot;, &quot;issued&quot;: {&quot;date-parts&quot;: [[&quot;2016&quot;]]}, &quot;title&quot;: &quot;Does population size affect genetic diversity? A test with sympatric lizard species&quot;, &quot;type&quot;: &quot;article-journal&quot;}, &quot;uris&quot;: [&quot;http://www.mendeley.com/documents/?uuid=9431eeb1-5816-404f-b1c5-43c1f53cfa7a&quot;], &quot;id&quot;: &quot;ITEM-3&quot;}], &quot;properties&quot;: {&quot;noteIndex&quot;: 0}} RND9nnTo2S7ng"/><text:span text:style-name="T13">(Kimura 1979; Leffler et al. 2012; Hague and Routman 2016)</text:span><text:bookmark-end text:name="Mendeley_Bookmark_eCkqJvQlSe"/><text:reference-mark-end text:name="ADDIN CSL_CITATION {&quot;schema&quot;: &quot;https://github.com/citation-style-language/schema/raw/master/csl-citation.json&quot;, &quot;mendeley&quot;: {&quot;previouslyFormattedCitation&quot;: &quot;(Kimura 1979; Leffler et al. 2012; Hague and Routman 2016)&quot;, &quot;plainTextFormattedCitation&quot;: &quot;(Kimura 1979; Leffler et al. 2012; Hague and Routman 2016)&quot;, &quot;formattedCitation&quot;: &quot;(Kimura 1979; Leffler et al. 2012; Hague and Routman 2016)&quot;}, &quot;citationItems&quot;: [{&quot;itemData&quot;: {&quot;container-title&quot;: &quot;Scientific American&quot;, &quot;ISSN&quot;: &quot;0036-8733&quot;, &quot;author&quot;: [{&quot;dropping-particle&quot;: &quot;&quot;, &quot;suffix&quot;: &quot;&quot;, &quot;non-dropping-particle&quot;: &quot;&quot;, &quot;family&quot;: &quot;Kimura&quot;, &quot;parse-names&quot;: false, &quot;given&quot;: &quot;Motoo&quot;}], &quot;page&quot;: &quot;98-129&quot;, &quot;id&quot;: &quot;ITEM-1&quot;, &quot;publisher&quot;: &quot;JSTOR&quot;, &quot;issue&quot;: &quot;5&quot;, &quot;volume&quot;: &quot;241&quot;, &quot;issued&quot;: {&quot;date-parts&quot;: [[&quot;1979&quot;]]}, &quot;title&quot;: &quot;The neutral theory of molecular evolution&quot;, &quot;type&quot;: &quot;article-journal&quot;}, &quot;uris&quot;: [&quot;http://www.mendeley.com/documents/?uuid=006747ff-c775-41b9-acc1-b280ecd7ee1a&quot;], &quot;id&quot;: &quot;ITEM-1&quot;}, {&quot;itemData&quot;: {&quot;container-title&quot;: &quot;PLoS Biology&quot;, &quot;ISSN&quot;: &quot;15449173&quot;, &quot;author&quot;: [{&quot;dropping-particle&quot;: &quot;&quot;, &quot;suffix&quot;: &quot;&quot;, &quot;non-dropping-particle&quot;: &quot;&quot;, &quot;family&quot;: &quot;Leffler&quot;, &quot;parse-names&quot;: false, &quot;given&quot;: &quot;Ellen M.&quot;}, {&quot;dropping-particle&quot;: &quot;&quot;, &quot;suffix&quot;: &quot;&quot;, &quot;non-dropping-particle&quot;: &quot;&quot;, &quot;family&quot;: &quot;Bullaughey&quot;, &quot;parse-names&quot;: false, &quot;given&quot;: &quot;Kevin&quot;}, {&quot;dropping-particle&quot;: &quot;&quot;, &quot;suffix&quot;: &quot;&quot;, &quot;non-dropping-particle&quot;: &quot;&quot;, &quot;family&quot;: &quot;Matute&quot;, &quot;parse-names&quot;: false, &quot;given&quot;: &quot;Daniel R.&quot;}, {&quot;dropping-particle&quot;: &quot;&quot;, &quot;suffix&quot;: &quot;&quot;, &quot;non-dropping-particle&quot;: &quot;&quot;, &quot;family&quot;: &quot;Meyer&quot;, &quot;parse-names&quot;: false, &quot;given&quot;: &quot;Wynn K.&quot;}, {&quot;dropping-particle&quot;: &quot;&quot;, &quot;suffix&quot;: &quot;&quot;, &quot;non-dropping-particle&quot;: &quot;&quot;, &quot;family&quot;: &quot;S\u00e9gurel&quot;, &quot;parse-names&quot;: false, &quot;given&quot;: &quot;Laure&quot;}, {&quot;dropping-particle&quot;: &quot;&quot;, &quot;suffix&quot;: &quot;&quot;, &quot;non-dropping-particle&quot;: &quot;&quot;, &quot;family&quot;: &quot;Venkat&quot;, &quot;parse-names&quot;: false, &quot;given&quot;: &quot;Aarti&quot;}, {&quot;dropping-particle&quot;: &quot;&quot;, &quot;suffix&quot;: &quot;&quot;, &quot;non-dropping-particle&quot;: &quot;&quot;, &quot;family&quot;: &quot;Andolfatto&quot;, &quot;parse-names&quot;: false, &quot;given&quot;: &quot;Peter&quot;}, {&quot;dropping-particle&quot;: &quot;&quot;, &quot;suffix&quot;: &quot;&quot;, &quot;non-dropping-particle&quot;: &quot;&quot;, &quot;family&quot;: &quot;Przeworski&quot;, &quot;parse-names&quot;: false, &quot;given&quot;: &quot;Molly&quot;}], &quot;id&quot;: &quot;ITEM-2&quot;, &quot;DOI&quot;: &quot;10.1371/journal.pbio.1001388&quot;, &quot;abstract&quot;: &quot;Understanding why some species have more genetic diversity than others is central to the study of ecology and evolution, and carries potentially important implications for conservation biology. Yet not only does this question remain unresolved, it has largely fallen into disregard. With the rapid decrease in sequencing costs, we argue that it is time to revive it. \u00a9 2012 Leffler et al.&quot;, &quot;issued&quot;: {&quot;date-parts&quot;: [[&quot;2012&quot;]]}, &quot;title&quot;: &quot;Revisiting an Old Riddle: What Determines Genetic Diversity Levels within Species?&quot;, &quot;type&quot;: &quot;article-journal&quot;}, &quot;uris&quot;: [&quot;http://www.mendeley.com/documents/?uuid=379345a6-1a61-4542-9eb3-02c1330c108b&quot;], &quot;id&quot;: &quot;ITEM-2&quot;}, {&quot;itemData&quot;: {&quot;container-title&quot;: &quot;Heredity&quot;, &quot;ISSN&quot;: &quot;13652540&quot;, &quot;author&quot;: [{&quot;dropping-particle&quot;: &quot;&quot;, &quot;suffix&quot;: &quot;&quot;, &quot;non-dropping-particle&quot;: &quot;&quot;, &quot;family&quot;: &quot;Hague&quot;, &quot;parse-names&quot;: false, &quot;given&quot;: &quot;M. T.J.&quot;}, {&quot;dropping-particle&quot;: &quot;&quot;, &quot;suffix&quot;: &quot;&quot;, &quot;non-dropping-particle&quot;: &quot;&quot;, &quot;family&quot;: &quot;Routman&quot;, &quot;parse-names&quot;: false, &quot;given&quot;: &quot;E. J.&quot;}], &quot;id&quot;: &quot;ITEM-3&quot;, &quot;DOI&quot;: &quot;10.1038/hdy.2015.76&quot;, &quot;abstract&quot;: &quot;Genetic diversity is a fundamental requirement for evolution and adaptation. Nonetheless, the forces that maintain patterns of genetic variation in wild populations are not completely understood. Neutral theory posits that genetic diversity will increase with a larger effective population size and the decreasing effects of drift. However, the lack of compelling evidence for a relationship between genetic diversity and population size in comparative studies has generated some skepticism over the degree that neutral sequence evolution drives overall patterns of diversity. The goal of this study was to measure genetic diversity among sympatric populations of related lizard species that differ in population size and other ecological factors. By sampling related species from a single geographic location, we aimed to reduce nuisance variance in genetic diversity owing to species differences, for example, in mutation rates or historical biogeography. We compared populations of zebra-tailed lizards and western banded geckos, which are abundant and short-lived, to chuckwallas and desert iguanas, which are less common and long-lived. We assessed population genetic diversity at three protein-coding loci for each species. Our results were consistent with the predictions of neutral theory, as the abundant species almost always had higher levels of haplotype diversity than the less common species. Higher population genetic diversity in the abundant species is likely due to a combination of demographic factors, including larger local population sizes (and presumably effective population sizes), faster generation times and high rates of gene flow with other populations.Heredity advance online publication, 26 August 2015; doi:10.1038/hdy.2015.76.&quot;, &quot;issued&quot;: {&quot;date-parts&quot;: [[&quot;2016&quot;]]}, &quot;title&quot;: &quot;Does population size affect genetic diversity? A test with sympatric lizard species&quot;, &quot;type&quot;: &quot;article-journal&quot;}, &quot;uris&quot;: [&quot;http://www.mendeley.com/documents/?uuid=9431eeb1-5816-404f-b1c5-43c1f53cfa7a&quot;], &quot;id&quot;: &quot;ITEM-3&quot;}], &quot;properties&quot;: {&quot;noteIndex&quot;: 0}} RND9nnTo2S7ng"/><text:span text:style-name="T19"> and dispersion </text:span><text:bookmark-start text:name="Mendeley_Bookmark_3k8guhq9Gs"/><text:reference-mark-start text:name="ADDIN CSL_CITATION {&quot;schema&quot;: &quot;https://github.com/citation-style-language/schema/raw/master/csl-citation.json&quot;, &quot;mendeley&quot;: {&quot;previouslyFormattedCitation&quot;: &quot;(Tigano and Friesen 2016)&quot;, &quot;plainTextFormattedCitation&quot;: &quot;(Tigano and Friesen 2016)&quot;, &quot;formattedCitation&quot;: &quot;(Tigano and Friesen 2016)&quot;}, &quot;citationItems&quot;: [{&quot;itemData&quot;: {&quot;container-title&quot;: &quot;Molecular Ecology&quot;, &quot;ISSN&quot;: &quot;1365294X&quot;, &quot;author&quot;: [{&quot;dropping-particle&quot;: &quot;&quot;, &quot;suffix&quot;: &quot;&quot;, &quot;non-dropping-particle&quot;: &quot;&quot;, &quot;family&quot;: &quot;Tigano&quot;, &quot;parse-names&quot;: false, &quot;given&quot;: &quot;Anna&quot;}, {&quot;dropping-particle&quot;: &quot;&quot;, &quot;suffix&quot;: &quot;&quot;, &quot;non-dropping-particle&quot;: &quot;&quot;, &quot;family&quot;: &quot;Friesen&quot;, &quot;parse-names&quot;: false, &quot;given&quot;: &quot;Vicki L.&quot;}], &quot;id&quot;: &quot;ITEM-1&quot;, &quot;DOI&quot;: &quot;10.1111/mec.13606&quot;, &quot;abstract&quot;: &quot;Gene flow is a fundamental evolutionary force in adaptation that is especially impor- tant to understand as humans are rapidly changing both the natural environment and natural levels of gene flow. Theory proposes a multifaceted role for gene flow in adap- tation, but it focuses mainly on the disruptive effect that gene flow has on adaptation when selection is not strong enough to prevent the loss of locally adapted alleles. The role of gene flow in adaptation is now better understood due to the recent develop- ment of both genomic models of adaptive evolution and genomic techniques, which both point to the importance of genetic architecture in the origin and maintenance of adaptation with gene flow. In this review, we discuss three main topics on the geno- mics of adaptation with gene flow. First, we investigate selection on migration and gene flow. Second, we discuss the three potential sources of adaptive variation in rela- tion to the role of gene flow in the origin of adaptation. Third, we explain how local adaptation is maintained despite gene flow: we provide a synthesis of recent genomic models of adaptation, discuss the genomic mechanisms and review empirical studies on the genomics of adaptation with gene flow. Despite predictions on the disruptive effect of gene flow in adaptation, an increasing number of studies show that gene flow can promote adaptation, that local adaptations can be maintained despite high gene flow, and that genetic architecture plays a fundamental role in the origin and mainte- nance of local adaptation with gene flow&quot;, &quot;issued&quot;: {&quot;date-parts&quot;: [[&quot;2016&quot;]]}, &quot;title&quot;: &quot;Genomics of local adaptation with gene flow&quot;, &quot;type&quot;: &quot;article&quot;}, &quot;uris&quot;: [&quot;http://www.mendeley.com/documents/?uuid=1bb9c65f-d8b0-4a4f-b7cc-dabc8e56dd67&quot;], &quot;id&quot;: &quot;ITEM-1&quot;}], &quot;properties&quot;: {&quot;noteIndex&quot;: 0}} RND97y39NCuBK"/><text:span text:style-name="T13">(Tigano and Friesen 2016)</text:span><text:bookmark-end text:name="Mendeley_Bookmark_3k8guhq9Gs"/><text:reference-mark-end text:name="ADDIN CSL_CITATION {&quot;schema&quot;: &quot;https://github.com/citation-style-language/schema/raw/master/csl-citation.json&quot;, &quot;mendeley&quot;: {&quot;previouslyFormattedCitation&quot;: &quot;(Tigano and Friesen 2016)&quot;, &quot;plainTextFormattedCitation&quot;: &quot;(Tigano and Friesen 2016)&quot;, &quot;formattedCitation&quot;: &quot;(Tigano and Friesen 2016)&quot;}, &quot;citationItems&quot;: [{&quot;itemData&quot;: {&quot;container-title&quot;: &quot;Molecular Ecology&quot;, &quot;ISSN&quot;: &quot;1365294X&quot;, &quot;author&quot;: [{&quot;dropping-particle&quot;: &quot;&quot;, &quot;suffix&quot;: &quot;&quot;, &quot;non-dropping-particle&quot;: &quot;&quot;, &quot;family&quot;: &quot;Tigano&quot;, &quot;parse-names&quot;: false, &quot;given&quot;: &quot;Anna&quot;}, {&quot;dropping-particle&quot;: &quot;&quot;, &quot;suffix&quot;: &quot;&quot;, &quot;non-dropping-particle&quot;: &quot;&quot;, &quot;family&quot;: &quot;Friesen&quot;, &quot;parse-names&quot;: false, &quot;given&quot;: &quot;Vicki L.&quot;}], &quot;id&quot;: &quot;ITEM-1&quot;, &quot;DOI&quot;: &quot;10.1111/mec.13606&quot;, &quot;abstract&quot;: &quot;Gene flow is a fundamental evolutionary force in adaptation that is especially impor- tant to understand as humans are rapidly changing both the natural environment and natural levels of gene flow. Theory proposes a multifaceted role for gene flow in adap- tation, but it focuses mainly on the disruptive effect that gene flow has on adaptation when selection is not strong enough to prevent the loss of locally adapted alleles. The role of gene flow in adaptation is now better understood due to the recent develop- ment of both genomic models of adaptive evolution and genomic techniques, which both point to the importance of genetic architecture in the origin and maintenance of adaptation with gene flow. In this review, we discuss three main topics on the geno- mics of adaptation with gene flow. First, we investigate selection on migration and gene flow. Second, we discuss the three potential sources of adaptive variation in rela- tion to the role of gene flow in the origin of adaptation. Third, we explain how local adaptation is maintained despite gene flow: we provide a synthesis of recent genomic models of adaptation, discuss the genomic mechanisms and review empirical studies on the genomics of adaptation with gene flow. Despite predictions on the disruptive effect of gene flow in adaptation, an increasing number of studies show that gene flow can promote adaptation, that local adaptations can be maintained despite high gene flow, and that genetic architecture plays a fundamental role in the origin and mainte- nance of local adaptation with gene flow&quot;, &quot;issued&quot;: {&quot;date-parts&quot;: [[&quot;2016&quot;]]}, &quot;title&quot;: &quot;Genomics of local adaptation with gene flow&quot;, &quot;type&quot;: &quot;article&quot;}, &quot;uris&quot;: [&quot;http://www.mendeley.com/documents/?uuid=1bb9c65f-d8b0-4a4f-b7cc-dabc8e56dd67&quot;], &quot;id&quot;: &quot;ITEM-1&quot;}], &quot;properties&quot;: {&quot;noteIndex&quot;: 0}} RND97y39NCuBK"/><text:span text:style-name="T19">⁠. </text:span><text:span text:style-name="T20">Those demographic factors are in turn affected by environmental conditions, and this effect is modulated by species characteristics, such as physiology </text:span><text:bookmark-start text:name="Mendeley_Bookmark_zhJETsJODn"/><text:reference-mark-start text:name="ADDIN CSL_CITATION {&quot;schema&quot;: &quot;https://github.com/citation-style-language/schema/raw/master/csl-citation.json&quot;, &quot;mendeley&quot;: {&quot;previouslyFormattedCitation&quot;: &quot;(Huey 1991; Walther et al. 2002; Kearney and Porter 2009)&quot;, &quot;plainTextFormattedCitation&quot;: &quot;(Huey 1991; Walther et al. 2002; Kearney and Porter 2009)&quot;, &quot;formattedCitation&quot;: &quot;(Huey 1991; Walther et al. 2002; Kearney and Porter 2009)&quot;}, &quot;citationItems&quot;: [{&quot;itemData&quot;: {&quot;page&quot;: &quot;S91-S115&quot;, &quot;DOI&quot;: &quot;10.1086/285141&quot;, &quot;abstract&quot;: &quot;By determining the microclimates that an animal experiences, habitats influence an animal's physiological capacities and ultimately its demographic and ecological performance. As a result, the ecology of organisms-especially of ectotherms-can be profoundly affected by the physiological consequences of habitat selection. Early ecologists such as Shelford and Chapman appreciated these issues, but most later ones tended to ignore physiology and instead focused on biotic interactions (e.g., competition). Recent technical and conceptual developments are now fostering a reintroduction of physiology into ecology. For issues relevant to thermal physiology, three steps are involved. First, the microclimates available in a habitat must be mapped. For ectotherms, this involves determining the operative environmental temperatures (Te)-that is, the potential body temperatures available in a habitat. Biophysical techniques can now generate Te maps with considerable accuracy. Second, the physiological effects of body temperature must be quantified. This requires laboratory studies of the effect of temperature on key performance traits. Third, the physiological suitability of habitats can be predicted by integrating the above environmental and physiological data. Analyses of the physiological consequences of habitat selection are exemplified in several case studies, and the importance of considering food and other factors in the analyses is stressed. An extension to endotherms is briefly discussed.&quot;, &quot;type&quot;: &quot;article-journal&quot;, &quot;issued&quot;: {&quot;date-parts&quot;: [[&quot;1991&quot;]]}, &quot;title&quot;: &quot;Physiological consequences of habitat selection&quot;, &quot;id&quot;: &quot;ITEM-1&quot;, &quot;container-title&quot;: &quot;American Naturalist&quot;, &quot;ISSN&quot;: &quot;0003-0147&quot;, &quot;author&quot;: [{&quot;dropping-particle&quot;: &quot;&quot;, &quot;suffix&quot;: &quot;&quot;, &quot;non-dropping-particle&quot;: &quot;&quot;, &quot;family&quot;: &quot;Huey&quot;, &quot;parse-names&quot;: false, &quot;given&quot;: &quot;Raymond B.&quot;}], &quot;PMID&quot;: &quot;28&quot;, &quot;ISBN&quot;: &quot;00030147&quot;, &quot;volume&quot;: &quot;137&quot;}, &quot;uris&quot;: [&quot;http://www.mendeley.com/documents/?uuid=5c085a2a-d41b-4515-872b-c4bb47914882&quot;], &quot;id&quot;: &quot;ITEM-1&quot;}, {&quot;itemData&quot;: {&quot;page&quot;: &quot;389-395&quot;, &quot;DOI&quot;: &quot;10.1038/416389a&quot;, &quot;abstract&quot;: &quot;There is now ample evidence of the ecological impacts of recent climate change, from polar terrestrial to tropical marine environments. The responses of both flora and fauna span an array of ecosystems and organizational hierarchies, from the species to the community levels. Despite continued uncertainty as to community and ecosystem trajectories under global change, our review exposes a coherent pattern of ecological change across systems. Although we are only at an early stage in the projected trends of global warming, ecological responses to recent climate change are already clearly visible.&quot;, &quot;issued&quot;: {&quot;date-parts&quot;: [[&quot;2002&quot;]]}, &quot;id&quot;: &quot;ITEM-2&quot;, &quot;type&quot;: &quot;article-journal&quot;, &quot;container-title&quot;: &quot;Nature&quot;, &quot;ISSN&quot;: &quot;0028-0836&quot;, &quot;author&quot;: [{&quot;dropping-particle&quot;: &quot;&quot;, &quot;suffix&quot;: &quot;&quot;, &quot;non-dropping-particle&quot;: &quot;&quot;, &quot;family&quot;: &quot;Walther&quot;, &quot;parse-names&quot;: false, &quot;given&quot;: &quot;Gian-Reto&quot;}, {&quot;dropping-particle&quot;: &quot;&quot;, &quot;suffix&quot;: &quot;&quot;, &quot;non-dropping-particle&quot;: &quot;&quot;, &quot;family&quot;: &quot;Post&quot;, &quot;parse-names&quot;: false, &quot;given&quot;: &quot;Eric&quot;}, {&quot;dropping-particle&quot;: &quot;&quot;, &quot;suffix&quot;: &quot;&quot;, &quot;non-dropping-particle&quot;: &quot;&quot;, &quot;family&quot;: &quot;Convey&quot;, &quot;parse-names&quot;: false, &quot;given&quot;: &quot;Peter&quot;}, {&quot;dropping-particle&quot;: &quot;&quot;, &quot;suffix&quot;: &quot;&quot;, &quot;non-dropping-particle&quot;: &quot;&quot;, &quot;family&quot;: &quot;Menzel&quot;, &quot;parse-names&quot;: false, &quot;given&quot;: &quot;Annette&quot;}, {&quot;dropping-particle&quot;: &quot;&quot;, &quot;suffix&quot;: &quot;&quot;, &quot;non-dropping-particle&quot;: &quot;&quot;, &quot;family&quot;: &quot;Parmesan&quot;, &quot;parse-names&quot;: false, &quot;given&quot;: &quot;Camille&quot;}, {&quot;dropping-particle&quot;: &quot;&quot;, &quot;suffix&quot;: &quot;&quot;, &quot;non-dropping-particle&quot;: &quot;&quot;, &quot;family&quot;: &quot;Beebee&quot;, &quot;parse-names&quot;: false, &quot;given&quot;: &quot;Trevor J. C.&quot;}, {&quot;dropping-particle&quot;: &quot;&quot;, &quot;suffix&quot;: &quot;&quot;, &quot;non-dropping-particle&quot;: &quot;&quot;, &quot;family&quot;: &quot;Fromentin&quot;, &quot;parse-names&quot;: false, &quot;given&quot;: &quot;Jean-Marc&quot;}, {&quot;dropping-particle&quot;: &quot;&quot;, &quot;suffix&quot;: &quot;&quot;, &quot;non-dropping-particle&quot;: &quot;&quot;, &quot;family&quot;: &quot;Hoegh-Guldberg&quot;, &quot;parse-names&quot;: false, &quot;given&quot;: &quot;Ove&quot;}, {&quot;dropping-particle&quot;: &quot;&quot;, &quot;suffix&quot;: &quot;&quot;, &quot;non-dropping-particle&quot;: &quot;&quot;, &quot;family&quot;: &quot;Bairlein&quot;, &quot;parse-names&quot;: false, &quot;given&quot;: &quot;Franz&quot;}], &quot;title&quot;: &quot;Ecological responses to recent climate change&quot;, &quot;PMID&quot;: &quot;11919621&quot;, &quot;issue&quot;: &quot;6879&quot;, &quot;ISBN&quot;: &quot;0028-0836&quot;, &quot;volume&quot;: &quot;416&quot;}, &quot;uris&quot;: [&quot;http://www.mendeley.com/documents/?uuid=f17b5e8d-4790-40c4-9e64-3189c9702495&quot;], &quot;id&quot;: &quot;ITEM-2&quot;}, {&quot;itemData&quot;: {&quot;page&quot;: &quot;334-350&quot;, &quot;DOI&quot;: &quot;10.1111/j.1461-0248.2008.01277.x&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ssued&quot;: {&quot;date-parts&quot;: [[&quot;2009&quot;]]}, &quot;id&quot;: &quot;ITEM-3&quot;, &quot;type&quot;: &quot;article-journal&quot;, &quot;container-title&quot;: &quot;Ecology Letters&quot;, &quot;ISSN&quot;: &quot;1461023X&quot;, &quot;author&quot;: [{&quot;dropping-particle&quot;: &quot;&quot;, &quot;suffix&quot;: &quot;&quot;, &quot;non-dropping-particle&quot;: &quot;&quot;, &quot;family&quot;: &quot;Kearney&quot;, &quot;parse-names&quot;: false, &quot;given&quot;: &quot;Michael R.&quot;}, {&quot;dropping-particle&quot;: &quot;&quot;, &quot;suffix&quot;: &quot;&quot;, &quot;non-dropping-particle&quot;: &quot;&quot;, &quot;family&quot;: &quot;Porter&quot;, &quot;parse-names&quot;: false, &quot;given&quot;: &quot;Warren&quot;}], &quot;title&quot;: &quot;Mechanistic niche modelling: Combining physiological and spatial data to predict species' ranges&quot;, &quot;PMID&quot;: &quot;19292794&quot;, &quot;issue&quot;: &quot;4&quot;, &quot;ISBN&quot;: &quot;1461-0248&quot;, &quot;volume&quot;: &quot;12&quot;}, &quot;uris&quot;: [&quot;http://www.mendeley.com/documents/?uuid=d9d8801d-7413-4ef1-a268-b72b19eb04bb&quot;], &quot;id&quot;: &quot;ITEM-3&quot;}], &quot;properties&quot;: {&quot;noteIndex&quot;: 0}} RNDPJQ0jEXHii"/><text:span text:style-name="T14">(Huey 1991; Walther et al. 2002; Kearney and Porter 2009)</text:span><text:bookmark-end text:name="Mendeley_Bookmark_zhJETsJODn"/><text:reference-mark-end text:name="ADDIN CSL_CITATION {&quot;schema&quot;: &quot;https://github.com/citation-style-language/schema/raw/master/csl-citation.json&quot;, &quot;mendeley&quot;: {&quot;previouslyFormattedCitation&quot;: &quot;(Huey 1991; Walther et al. 2002; Kearney and Porter 2009)&quot;, &quot;plainTextFormattedCitation&quot;: &quot;(Huey 1991; Walther et al. 2002; Kearney and Porter 2009)&quot;, &quot;formattedCitation&quot;: &quot;(Huey 1991; Walther et al. 2002; Kearney and Porter 2009)&quot;}, &quot;citationItems&quot;: [{&quot;itemData&quot;: {&quot;page&quot;: &quot;S91-S115&quot;, &quot;DOI&quot;: &quot;10.1086/285141&quot;, &quot;abstract&quot;: &quot;By determining the microclimates that an animal experiences, habitats influence an animal's physiological capacities and ultimately its demographic and ecological performance. As a result, the ecology of organisms-especially of ectotherms-can be profoundly affected by the physiological consequences of habitat selection. Early ecologists such as Shelford and Chapman appreciated these issues, but most later ones tended to ignore physiology and instead focused on biotic interactions (e.g., competition). Recent technical and conceptual developments are now fostering a reintroduction of physiology into ecology. For issues relevant to thermal physiology, three steps are involved. First, the microclimates available in a habitat must be mapped. For ectotherms, this involves determining the operative environmental temperatures (Te)-that is, the potential body temperatures available in a habitat. Biophysical techniques can now generate Te maps with considerable accuracy. Second, the physiological effects of body temperature must be quantified. This requires laboratory studies of the effect of temperature on key performance traits. Third, the physiological suitability of habitats can be predicted by integrating the above environmental and physiological data. Analyses of the physiological consequences of habitat selection are exemplified in several case studies, and the importance of considering food and other factors in the analyses is stressed. An extension to endotherms is briefly discussed.&quot;, &quot;type&quot;: &quot;article-journal&quot;, &quot;issued&quot;: {&quot;date-parts&quot;: [[&quot;1991&quot;]]}, &quot;title&quot;: &quot;Physiological consequences of habitat selection&quot;, &quot;id&quot;: &quot;ITEM-1&quot;, &quot;container-title&quot;: &quot;American Naturalist&quot;, &quot;ISSN&quot;: &quot;0003-0147&quot;, &quot;author&quot;: [{&quot;dropping-particle&quot;: &quot;&quot;, &quot;suffix&quot;: &quot;&quot;, &quot;non-dropping-particle&quot;: &quot;&quot;, &quot;family&quot;: &quot;Huey&quot;, &quot;parse-names&quot;: false, &quot;given&quot;: &quot;Raymond B.&quot;}], &quot;PMID&quot;: &quot;28&quot;, &quot;ISBN&quot;: &quot;00030147&quot;, &quot;volume&quot;: &quot;137&quot;}, &quot;uris&quot;: [&quot;http://www.mendeley.com/documents/?uuid=5c085a2a-d41b-4515-872b-c4bb47914882&quot;], &quot;id&quot;: &quot;ITEM-1&quot;}, {&quot;itemData&quot;: {&quot;page&quot;: &quot;389-395&quot;, &quot;DOI&quot;: &quot;10.1038/416389a&quot;, &quot;abstract&quot;: &quot;There is now ample evidence of the ecological impacts of recent climate change, from polar terrestrial to tropical marine environments. The responses of both flora and fauna span an array of ecosystems and organizational hierarchies, from the species to the community levels. Despite continued uncertainty as to community and ecosystem trajectories under global change, our review exposes a coherent pattern of ecological change across systems. Although we are only at an early stage in the projected trends of global warming, ecological responses to recent climate change are already clearly visible.&quot;, &quot;issued&quot;: {&quot;date-parts&quot;: [[&quot;2002&quot;]]}, &quot;id&quot;: &quot;ITEM-2&quot;, &quot;type&quot;: &quot;article-journal&quot;, &quot;container-title&quot;: &quot;Nature&quot;, &quot;ISSN&quot;: &quot;0028-0836&quot;, &quot;author&quot;: [{&quot;dropping-particle&quot;: &quot;&quot;, &quot;suffix&quot;: &quot;&quot;, &quot;non-dropping-particle&quot;: &quot;&quot;, &quot;family&quot;: &quot;Walther&quot;, &quot;parse-names&quot;: false, &quot;given&quot;: &quot;Gian-Reto&quot;}, {&quot;dropping-particle&quot;: &quot;&quot;, &quot;suffix&quot;: &quot;&quot;, &quot;non-dropping-particle&quot;: &quot;&quot;, &quot;family&quot;: &quot;Post&quot;, &quot;parse-names&quot;: false, &quot;given&quot;: &quot;Eric&quot;}, {&quot;dropping-particle&quot;: &quot;&quot;, &quot;suffix&quot;: &quot;&quot;, &quot;non-dropping-particle&quot;: &quot;&quot;, &quot;family&quot;: &quot;Convey&quot;, &quot;parse-names&quot;: false, &quot;given&quot;: &quot;Peter&quot;}, {&quot;dropping-particle&quot;: &quot;&quot;, &quot;suffix&quot;: &quot;&quot;, &quot;non-dropping-particle&quot;: &quot;&quot;, &quot;family&quot;: &quot;Menzel&quot;, &quot;parse-names&quot;: false, &quot;given&quot;: &quot;Annette&quot;}, {&quot;dropping-particle&quot;: &quot;&quot;, &quot;suffix&quot;: &quot;&quot;, &quot;non-dropping-particle&quot;: &quot;&quot;, &quot;family&quot;: &quot;Parmesan&quot;, &quot;parse-names&quot;: false, &quot;given&quot;: &quot;Camille&quot;}, {&quot;dropping-particle&quot;: &quot;&quot;, &quot;suffix&quot;: &quot;&quot;, &quot;non-dropping-particle&quot;: &quot;&quot;, &quot;family&quot;: &quot;Beebee&quot;, &quot;parse-names&quot;: false, &quot;given&quot;: &quot;Trevor J. C.&quot;}, {&quot;dropping-particle&quot;: &quot;&quot;, &quot;suffix&quot;: &quot;&quot;, &quot;non-dropping-particle&quot;: &quot;&quot;, &quot;family&quot;: &quot;Fromentin&quot;, &quot;parse-names&quot;: false, &quot;given&quot;: &quot;Jean-Marc&quot;}, {&quot;dropping-particle&quot;: &quot;&quot;, &quot;suffix&quot;: &quot;&quot;, &quot;non-dropping-particle&quot;: &quot;&quot;, &quot;family&quot;: &quot;Hoegh-Guldberg&quot;, &quot;parse-names&quot;: false, &quot;given&quot;: &quot;Ove&quot;}, {&quot;dropping-particle&quot;: &quot;&quot;, &quot;suffix&quot;: &quot;&quot;, &quot;non-dropping-particle&quot;: &quot;&quot;, &quot;family&quot;: &quot;Bairlein&quot;, &quot;parse-names&quot;: false, &quot;given&quot;: &quot;Franz&quot;}], &quot;title&quot;: &quot;Ecological responses to recent climate change&quot;, &quot;PMID&quot;: &quot;11919621&quot;, &quot;issue&quot;: &quot;6879&quot;, &quot;ISBN&quot;: &quot;0028-0836&quot;, &quot;volume&quot;: &quot;416&quot;}, &quot;uris&quot;: [&quot;http://www.mendeley.com/documents/?uuid=f17b5e8d-4790-40c4-9e64-3189c9702495&quot;], &quot;id&quot;: &quot;ITEM-2&quot;}, {&quot;itemData&quot;: {&quot;page&quot;: &quot;334-350&quot;, &quot;DOI&quot;: &quot;10.1111/j.1461-0248.2008.01277.x&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ssued&quot;: {&quot;date-parts&quot;: [[&quot;2009&quot;]]}, &quot;id&quot;: &quot;ITEM-3&quot;, &quot;type&quot;: &quot;article-journal&quot;, &quot;container-title&quot;: &quot;Ecology Letters&quot;, &quot;ISSN&quot;: &quot;1461023X&quot;, &quot;author&quot;: [{&quot;dropping-particle&quot;: &quot;&quot;, &quot;suffix&quot;: &quot;&quot;, &quot;non-dropping-particle&quot;: &quot;&quot;, &quot;family&quot;: &quot;Kearney&quot;, &quot;parse-names&quot;: false, &quot;given&quot;: &quot;Michael R.&quot;}, {&quot;dropping-particle&quot;: &quot;&quot;, &quot;suffix&quot;: &quot;&quot;, &quot;non-dropping-particle&quot;: &quot;&quot;, &quot;family&quot;: &quot;Porter&quot;, &quot;parse-names&quot;: false, &quot;given&quot;: &quot;Warren&quot;}], &quot;title&quot;: &quot;Mechanistic niche modelling: Combining physiological and spatial data to predict species' ranges&quot;, &quot;PMID&quot;: &quot;19292794&quot;, &quot;issue&quot;: &quot;4&quot;, &quot;ISBN&quot;: &quot;1461-0248&quot;, &quot;volume&quot;: &quot;12&quot;}, &quot;uris&quot;: [&quot;http://www.mendeley.com/documents/?uuid=d9d8801d-7413-4ef1-a268-b72b19eb04bb&quot;], &quot;id&quot;: &quot;ITEM-3&quot;}], &quot;properties&quot;: {&quot;noteIndex&quot;: 0}} RNDPJQ0jEXHii"/><text:span text:style-name="T19">. </text:span><text:span text:style-name="T20">For example, the metabolism of ectotherms depends on environmental temperature, which greatly affects their locomotor performance </text:span><text:bookmark-start text:name="Mendeley_Bookmark_FWHta9VS1W"/><text:reference-mark-start text:name="ADDIN CSL_CITATION {&quot;schema&quot;: &quot;https://github.com/citation-style-language/schema/raw/master/csl-citation.json&quot;, &quot;mendeley&quot;: {&quot;previouslyFormattedCitation&quot;: &quot;(Miles 2004)&quot;, &quot;plainTextFormattedCitation&quot;: &quot;(Miles 2004)&quot;, &quot;formattedCitation&quot;: &quot;(Miles 2004)&quot;}, &quot;citationItems&quot;: [{&quot;itemData&quot;: {&quot;container-title&quot;: &quot;Evolutionary Ecology Research&quot;, &quot;ISSN&quot;: &quot;15220613&quot;, &quot;author&quot;: [{&quot;dropping-particle&quot;: &quot;&quot;, &quot;suffix&quot;: &quot;&quot;, &quot;non-dropping-particle&quot;: &quot;&quot;, &quot;family&quot;: &quot;Miles&quot;, &quot;parse-names&quot;: false, &quot;given&quot;: &quot;Donald B.&quot;}], &quot;page&quot;: &quot;63-75&quot;, &quot;id&quot;: &quot;ITEM-1&quot;, &quot;issue&quot;: &quot;1&quot;, &quot;abstract&quot;: &quot;Locomotor performance is a fundamental link between an animal and its environment. Con- siderable evidence has accumulated about the biomechanical, physiological and morphological causes of variation in sprint speed and endurance in animals. Yet little information is available about the ecological role of locomotion and its relationship to fitness. This is largely due to the difficulty of acquiring survivorship data in known demographic populations. To address the selective significance of locomotor performance, I estimated the covariation between sprint speed and survivorship of juveniles in a population of the lizard, Urosaurus ornatus. Selection analyses based on mark\u2013recapture data revealed significant directional selection for burst velocity and stride length. Faster lizards with longer stride lengths realized a survival advantage over slower lizards regardless of size. Significant non-linear selection was detected on initial velocity and mean velocity. The selection surface for initial velocity was concave up, hence juveniles with intermediate values for initial velocity had lower fitness. Conversely, the selection surface for mean velocity was concave down, thus juveniles with intermediate values for mean velocity had higher survivorship. I hypothesize that the differences in sprint performance influence prey capture and predator escape. Faster lizards may also select warmer microhabitats during favourable conditions, which may enhance growth rates but entail higher risks of predation.&quot;, &quot;volume&quot;: &quot;6&quot;, &quot;issued&quot;: {&quot;date-parts&quot;: [[&quot;2004&quot;]]}, &quot;title&quot;: &quot;The race goes to the swift: Fitness consequences of variation in sprint performance in juvenile lizards&quot;, &quot;type&quot;: &quot;article-journal&quot;}, &quot;uris&quot;: [&quot;http://www.mendeley.com/documents/?uuid=1580f91a-16a9-467a-befe-898ac0a1cc69&quot;], &quot;id&quot;: &quot;ITEM-1&quot;}], &quot;properties&quot;: {&quot;noteIndex&quot;: 0}} RNDvhTq24V8U5"/><text:span text:style-name="T14">(Miles 2004)</text:span><text:bookmark-end text:name="Mendeley_Bookmark_FWHta9VS1W"/><text:reference-mark-end text:name="ADDIN CSL_CITATION {&quot;schema&quot;: &quot;https://github.com/citation-style-language/schema/raw/master/csl-citation.json&quot;, &quot;mendeley&quot;: {&quot;previouslyFormattedCitation&quot;: &quot;(Miles 2004)&quot;, &quot;plainTextFormattedCitation&quot;: &quot;(Miles 2004)&quot;, &quot;formattedCitation&quot;: &quot;(Miles 2004)&quot;}, &quot;citationItems&quot;: [{&quot;itemData&quot;: {&quot;container-title&quot;: &quot;Evolutionary Ecology Research&quot;, &quot;ISSN&quot;: &quot;15220613&quot;, &quot;author&quot;: [{&quot;dropping-particle&quot;: &quot;&quot;, &quot;suffix&quot;: &quot;&quot;, &quot;non-dropping-particle&quot;: &quot;&quot;, &quot;family&quot;: &quot;Miles&quot;, &quot;parse-names&quot;: false, &quot;given&quot;: &quot;Donald B.&quot;}], &quot;page&quot;: &quot;63-75&quot;, &quot;id&quot;: &quot;ITEM-1&quot;, &quot;issue&quot;: &quot;1&quot;, &quot;abstract&quot;: &quot;Locomotor performance is a fundamental link between an animal and its environment. Con- siderable evidence has accumulated about the biomechanical, physiological and morphological causes of variation in sprint speed and endurance in animals. Yet little information is available about the ecological role of locomotion and its relationship to fitness. This is largely due to the difficulty of acquiring survivorship data in known demographic populations. To address the selective significance of locomotor performance, I estimated the covariation between sprint speed and survivorship of juveniles in a population of the lizard, Urosaurus ornatus. Selection analyses based on mark\u2013recapture data revealed significant directional selection for burst velocity and stride length. Faster lizards with longer stride lengths realized a survival advantage over slower lizards regardless of size. Significant non-linear selection was detected on initial velocity and mean velocity. The selection surface for initial velocity was concave up, hence juveniles with intermediate values for initial velocity had lower fitness. Conversely, the selection surface for mean velocity was concave down, thus juveniles with intermediate values for mean velocity had higher survivorship. I hypothesize that the differences in sprint performance influence prey capture and predator escape. Faster lizards may also select warmer microhabitats during favourable conditions, which may enhance growth rates but entail higher risks of predation.&quot;, &quot;volume&quot;: &quot;6&quot;, &quot;issued&quot;: {&quot;date-parts&quot;: [[&quot;2004&quot;]]}, &quot;title&quot;: &quot;The race goes to the swift: Fitness consequences of variation in sprint performance in juvenile lizards&quot;, &quot;type&quot;: &quot;article-journal&quot;}, &quot;uris&quot;: [&quot;http://www.mendeley.com/documents/?uuid=1580f91a-16a9-467a-befe-898ac0a1cc69&quot;], &quot;id&quot;: &quot;ITEM-1&quot;}], &quot;properties&quot;: {&quot;noteIndex&quot;: 0}} RNDvhTq24V8U5"/><text:span text:style-name="T20"> and, consequentially, their forraging and reproductive capacities </text:span><text:bookmark-start text:name="Mendeley_Bookmark_juybMn1bZg"/><text:reference-mark-start text:name="ADDIN CSL_CITATION {&quot;schema&quot;: &quot;https://github.com/citation-style-language/schema/raw/master/csl-citation.json&quot;, &quot;mendeley&quot;: {&quot;previouslyFormattedCitation&quot;: &quot;(Porter et al. 1973; Adolph 1990; Sinervo and Adolph 1994)&quot;, &quot;plainTextFormattedCitation&quot;: &quot;(Porter et al. 1973; Adolph 1990; Sinervo and Adolph 1994)&quot;, &quot;formattedCitation&quot;: &quot;(Porter et al. 1973; Adolph 1990; Sinervo and Adolph 1994)&quot;}, &quot;citationItems&quot;: [{&quot;itemData&quot;: {&quot;page&quot;: &quot;1-54&quot;, &quot;DOI&quot;: &quot;10.1007/BF00379617&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issued&quot;: {&quot;date-parts&quot;: [[&quot;1973&quot;]]}, &quot;title&quot;: &quot;Behavioral implications of mechanistic ecology&quot;, &quot;type&quot;: &quot;article-journal&quot;, &quot;container-title&quot;: &quot;Oecologia&quot;, &quot;ISSN&quot;: &quot;0029-8519&quot;, &quot;author&quot;: [{&quot;dropping-particle&quot;: &quot;&quot;, &quot;suffix&quot;: &quot;&quot;, &quot;non-dropping-particle&quot;: &quot;&quot;, &quot;family&quot;: &quot;Porter&quot;, &quot;parse-names&quot;: false, &quot;given&quot;: &quot;Warren P&quot;}, {&quot;dropping-particle&quot;: &quot;&quot;, &quot;suffix&quot;: &quot;&quot;, &quot;non-dropping-particle&quot;: &quot;&quot;, &quot;family&quot;: &quot;Mitchell&quot;, &quot;parse-names&quot;: false, &quot;given&quot;: &quot;J W&quot;}, {&quot;dropping-particle&quot;: &quot;&quot;, &quot;suffix&quot;: &quot;&quot;, &quot;non-dropping-particle&quot;: &quot;&quot;, &quot;family&quot;: &quot;Beckman&quot;, &quot;parse-names&quot;: false, &quot;given&quot;: &quot;W A&quot;}, {&quot;dropping-particle&quot;: &quot;&quot;, &quot;suffix&quot;: &quot;&quot;, &quot;non-dropping-particle&quot;: &quot;&quot;, &quot;family&quot;: &quot;DeWitt&quot;, &quot;parse-names&quot;: false, &quot;given&quot;: &quot;C. B.&quot;}], &quot;id&quot;: &quot;ITEM-1&quot;, &quot;issue&quot;: &quot;1&quot;, &quot;ISBN&quot;: &quot;0029-8519&quot;, &quot;volume&quot;: &quot;13&quot;}, &quot;uris&quot;: [&quot;http://www.mendeley.com/documents/?uuid=48be6894-1b4c-4d38-98d9-19228a83937e&quot;], &quot;id&quot;: &quot;ITEM-1&quot;}, {&quot;itemData&quot;: {&quot;page&quot;: &quot;315-327&quot;, &quot;DOI&quot;: &quot;10.2307/1940271&quot;, &quot;abstract&quot;: &quot;I investigated the relationship between microhabitat use and behavioral thermoregulation in the lizards Sceloporus occidentalis and S. graciosus. I studied two populations of each species along a 1300-m elevational gradient in the San Gabriel Moun- tains of southern California. These species occupy different, but overlapping, elevational ranges, with S. graciosus occurring at higher elevations. Because their ranges differ, the species experience different thermal environments; however, they are nearly identical in several measures of thermal physiology. Body temperatures of active lizards varied little with altitude, although air temperatures decrease substantially over this range. Both species compensated behaviorally for variation in thermal environments by varying basking frequency and microhabitat use. By ther- moregulating, lizards maintained body temperatures that favor high levels of locomotor performance and other physiological functions. Microhabitat use varied markedly with elevation. Sceloporus occidentalis was almost completely arboreal at low elevation; lizards of both species were partly arboreal, partly terrestrial at intermediate elevation; and S. graciosus was mainly terrestrial at high ele- vations. Thus, the species converged in microhabitat use where sympatric. These shifts in microhabitat use paralleled altitudinal changes in (i) the spatial location of thermally suit- able microhabitats and (ii) habitat structure. Behavioral thermoregulation, then, appears to be an important determinant of habitat use in these lizards. Results of this study may have important implications for lizard community ecology. Microhabitats that are otherwise appropriate for lizards can be thermally unsuitable, de- pending on the local thermal environment. Hence, the thermal environment and lizard thermal biology constrain patterns of structural habitat use. As a result, physiological considerations could limit the behavioral and evolutionary options for species experiencing interspecific competition. For example, competitors in sympatry may be unable to evolve microhabitat resource partitioning because only a subset of microhabitats are thermally suitable.&quot;, &quot;issued&quot;: {&quot;date-parts&quot;: [[&quot;1990&quot;]]}, &quot;id&quot;: &quot;ITEM-2&quot;, &quot;type&quot;: &quot;article-journal&quot;, &quot;container-title&quot;: &quot;Ecology&quot;, &quot;ISSN&quot;: &quot;00129658&quot;, &quot;author&quot;: [{&quot;dropping-particle&quot;: &quot;&quot;, &quot;suffix&quot;: &quot;&quot;, &quot;non-dropping-particle&quot;: &quot;&quot;, &quot;family&quot;: &quot;Adolph&quot;, &quot;parse-names&quot;: false, &quot;given&quot;: &quot;Stephen C.&quot;}], &quot;title&quot;: &quot;Influence of behavioral thermoregulation on microhabitat use by two &lt;i&gt;Sceloporus&lt;/i&gt; lizards&quot;, &quot;PMID&quot;: &quot;25246403&quot;, &quot;issue&quot;: &quot;1&quot;, &quot;ISBN&quot;: &quot;9788578110796&quot;, &quot;volume&quot;: &quot;71&quot;}, &quot;uris&quot;: [&quot;http://www.mendeley.com/documents/?uuid=fa5c3c39-b17a-4f68-a29c-10fb38dc1a33&quot;], &quot;id&quot;: &quot;ITEM-2&quot;}, {&quot;itemData&quot;: {&quot;page&quot;: &quot;776-790&quot;, &quot;DOI&quot;: &quot;10.2307/1941734&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issued&quot;: {&quot;date-parts&quot;: [[&quot;1994&quot;]]}, &quot;title&quot;: &quot;Growth plasticity and thermal opportunity in &lt;i&gt;Sceloporus&lt;/i&gt; lizards&quot;, &quot;type&quot;: &quot;article-journal&quot;, &quot;container-title&quot;: &quot;Ecology&quot;, &quot;ISSN&quot;: &quot;00129658&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Adolph&quot;, &quot;parse-names&quot;: false, &quot;given&quot;: &quot;S. C.&quot;}], &quot;id&quot;: &quot;ITEM-3&quot;, &quot;issue&quot;: &quot;3&quot;, &quot;ISBN&quot;: &quot;0012-9658&quot;, &quot;volume&quot;: &quot;75&quot;}, &quot;uris&quot;: [&quot;http://www.mendeley.com/documents/?uuid=0e23aa95-d018-42b6-bd15-34cf54dc8e49&quot;], &quot;id&quot;: &quot;ITEM-3&quot;}], &quot;properties&quot;: {&quot;noteIndex&quot;: 0}} RNDyFriVouGRO"/><text:span text:style-name="T14">(Porter et al. 1973; Adolph 1990; Sinervo and Adolph 1994)</text:span><text:bookmark-end text:name="Mendeley_Bookmark_juybMn1bZg"/><text:reference-mark-end text:name="ADDIN CSL_CITATION {&quot;schema&quot;: &quot;https://github.com/citation-style-language/schema/raw/master/csl-citation.json&quot;, &quot;mendeley&quot;: {&quot;previouslyFormattedCitation&quot;: &quot;(Porter et al. 1973; Adolph 1990; Sinervo and Adolph 1994)&quot;, &quot;plainTextFormattedCitation&quot;: &quot;(Porter et al. 1973; Adolph 1990; Sinervo and Adolph 1994)&quot;, &quot;formattedCitation&quot;: &quot;(Porter et al. 1973; Adolph 1990; Sinervo and Adolph 1994)&quot;}, &quot;citationItems&quot;: [{&quot;itemData&quot;: {&quot;page&quot;: &quot;1-54&quot;, &quot;DOI&quot;: &quot;10.1007/BF00379617&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issued&quot;: {&quot;date-parts&quot;: [[&quot;1973&quot;]]}, &quot;title&quot;: &quot;Behavioral implications of mechanistic ecology&quot;, &quot;type&quot;: &quot;article-journal&quot;, &quot;container-title&quot;: &quot;Oecologia&quot;, &quot;ISSN&quot;: &quot;0029-8519&quot;, &quot;author&quot;: [{&quot;dropping-particle&quot;: &quot;&quot;, &quot;suffix&quot;: &quot;&quot;, &quot;non-dropping-particle&quot;: &quot;&quot;, &quot;family&quot;: &quot;Porter&quot;, &quot;parse-names&quot;: false, &quot;given&quot;: &quot;Warren P&quot;}, {&quot;dropping-particle&quot;: &quot;&quot;, &quot;suffix&quot;: &quot;&quot;, &quot;non-dropping-particle&quot;: &quot;&quot;, &quot;family&quot;: &quot;Mitchell&quot;, &quot;parse-names&quot;: false, &quot;given&quot;: &quot;J W&quot;}, {&quot;dropping-particle&quot;: &quot;&quot;, &quot;suffix&quot;: &quot;&quot;, &quot;non-dropping-particle&quot;: &quot;&quot;, &quot;family&quot;: &quot;Beckman&quot;, &quot;parse-names&quot;: false, &quot;given&quot;: &quot;W A&quot;}, {&quot;dropping-particle&quot;: &quot;&quot;, &quot;suffix&quot;: &quot;&quot;, &quot;non-dropping-particle&quot;: &quot;&quot;, &quot;family&quot;: &quot;DeWitt&quot;, &quot;parse-names&quot;: false, &quot;given&quot;: &quot;C. B.&quot;}], &quot;id&quot;: &quot;ITEM-1&quot;, &quot;issue&quot;: &quot;1&quot;, &quot;ISBN&quot;: &quot;0029-8519&quot;, &quot;volume&quot;: &quot;13&quot;}, &quot;uris&quot;: [&quot;http://www.mendeley.com/documents/?uuid=48be6894-1b4c-4d38-98d9-19228a83937e&quot;], &quot;id&quot;: &quot;ITEM-1&quot;}, {&quot;itemData&quot;: {&quot;page&quot;: &quot;315-327&quot;, &quot;DOI&quot;: &quot;10.2307/1940271&quot;, &quot;abstract&quot;: &quot;I investigated the relationship between microhabitat use and behavioral thermoregulation in the lizards Sceloporus occidentalis and S. graciosus. I studied two populations of each species along a 1300-m elevational gradient in the San Gabriel Moun- tains of southern California. These species occupy different, but overlapping, elevational ranges, with S. graciosus occurring at higher elevations. Because their ranges differ, the species experience different thermal environments; however, they are nearly identical in several measures of thermal physiology. Body temperatures of active lizards varied little with altitude, although air temperatures decrease substantially over this range. Both species compensated behaviorally for variation in thermal environments by varying basking frequency and microhabitat use. By ther- moregulating, lizards maintained body temperatures that favor high levels of locomotor performance and other physiological functions. Microhabitat use varied markedly with elevation. Sceloporus occidentalis was almost completely arboreal at low elevation; lizards of both species were partly arboreal, partly terrestrial at intermediate elevation; and S. graciosus was mainly terrestrial at high ele- vations. Thus, the species converged in microhabitat use where sympatric. These shifts in microhabitat use paralleled altitudinal changes in (i) the spatial location of thermally suit- able microhabitats and (ii) habitat structure. Behavioral thermoregulation, then, appears to be an important determinant of habitat use in these lizards. Results of this study may have important implications for lizard community ecology. Microhabitats that are otherwise appropriate for lizards can be thermally unsuitable, de- pending on the local thermal environment. Hence, the thermal environment and lizard thermal biology constrain patterns of structural habitat use. As a result, physiological considerations could limit the behavioral and evolutionary options for species experiencing interspecific competition. For example, competitors in sympatry may be unable to evolve microhabitat resource partitioning because only a subset of microhabitats are thermally suitable.&quot;, &quot;issued&quot;: {&quot;date-parts&quot;: [[&quot;1990&quot;]]}, &quot;id&quot;: &quot;ITEM-2&quot;, &quot;type&quot;: &quot;article-journal&quot;, &quot;container-title&quot;: &quot;Ecology&quot;, &quot;ISSN&quot;: &quot;00129658&quot;, &quot;author&quot;: [{&quot;dropping-particle&quot;: &quot;&quot;, &quot;suffix&quot;: &quot;&quot;, &quot;non-dropping-particle&quot;: &quot;&quot;, &quot;family&quot;: &quot;Adolph&quot;, &quot;parse-names&quot;: false, &quot;given&quot;: &quot;Stephen C.&quot;}], &quot;title&quot;: &quot;Influence of behavioral thermoregulation on microhabitat use by two &lt;i&gt;Sceloporus&lt;/i&gt; lizards&quot;, &quot;PMID&quot;: &quot;25246403&quot;, &quot;issue&quot;: &quot;1&quot;, &quot;ISBN&quot;: &quot;9788578110796&quot;, &quot;volume&quot;: &quot;71&quot;}, &quot;uris&quot;: [&quot;http://www.mendeley.com/documents/?uuid=fa5c3c39-b17a-4f68-a29c-10fb38dc1a33&quot;], &quot;id&quot;: &quot;ITEM-2&quot;}, {&quot;itemData&quot;: {&quot;page&quot;: &quot;776-790&quot;, &quot;DOI&quot;: &quot;10.2307/1941734&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issued&quot;: {&quot;date-parts&quot;: [[&quot;1994&quot;]]}, &quot;title&quot;: &quot;Growth plasticity and thermal opportunity in &lt;i&gt;Sceloporus&lt;/i&gt; lizards&quot;, &quot;type&quot;: &quot;article-journal&quot;, &quot;container-title&quot;: &quot;Ecology&quot;, &quot;ISSN&quot;: &quot;00129658&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Adolph&quot;, &quot;parse-names&quot;: false, &quot;given&quot;: &quot;S. C.&quot;}], &quot;id&quot;: &quot;ITEM-3&quot;, &quot;issue&quot;: &quot;3&quot;, &quot;ISBN&quot;: &quot;0012-9658&quot;, &quot;volume&quot;: &quot;75&quot;}, &quot;uris&quot;: [&quot;http://www.mendeley.com/documents/?uuid=0e23aa95-d018-42b6-bd15-34cf54dc8e49&quot;], &quot;id&quot;: &quot;ITEM-3&quot;}], &quot;properties&quot;: {&quot;noteIndex&quot;: 0}} RNDyFriVouGRO"/><text:span text:style-name="T19">. </text:span><text:span text:style-name="T20">Environmental temperatures also affect how much time ectothermic animals are active each day </text:span><text:bookmark-start text:name="Mendeley_Bookmark_JnnQi4oE9M"/><text:reference-mark-start text:name="ADDIN CSL_CITATION {&quot;schema&quot;: &quot;https://github.com/citation-style-language/schema/raw/master/csl-citation.json&quot;, &quot;mendeley&quot;: {&quot;previouslyFormattedCitation&quot;: &quot;(Grant and Dunham 1988; Adolph and Porter 1993; Sinervo and Adolph 1994)&quot;, &quot;plainTextFormattedCitation&quot;: &quot;(Grant and Dunham 1988; Adolph and Porter 1993; Sinervo and Adolph 1994)&quot;, &quot;formattedCitation&quot;: &quot;(Grant and Dunham 1988; Adolph and Porter 1993; Sinervo and Adolph 1994)&quot;}, &quot;citationItems&quot;: [{&quot;itemData&quot;: {&quot;page&quot;: &quot;167-176&quot;, &quot;DOI&quot;: &quot;10.2307/1943171&quot;, &quot;abstract&quot;: &quot;We investigated the thermal biology of the lizard Sceloporus merriami in a hot, arid locality in west Texas. The effects of the thermal environment on lizard activity were hypothesized to be extensive because S. merriami body temperatures average lower than the body temperatures of any other North American desert iguanid (32.20C). To test this hypothesis, we compared lizard thermal microclimate use and rates of lizard move- ments, feeding, and social displays with estimates of the relative availability of thermal microclimates near 32.20. These comparisons were made throughout the lizards' morning activity period. The thermal environment had a major impact on S. merriami and restricted individual activities (movement rates, feeding strikes, and social displays) to a 2-h period beginning around local sunrise (1000) and to a brief period in late afternoon. In the morning, rates of activities were maximal within 1 h after local sunrise. This activity maximum coincided with the time that the average available environmental temperature approximated the mean body temperature for S. merriami. Also at this time, lizards occupied thermal mi- croclimates randomly with respect to microclimate availability on their home ranges, whereas when activity rates were lower, lizard microclimate use was nonrandom. Thus, when thermally favorable microclimates were most available, lizard activity was least constrained. S. merriami timed the initiation, peak, and cessation of overall and microclimate-specific activity to coincide with the overall and microclimate-specific avail- ability of favorable operative temperatures.&quot;, &quot;issued&quot;: {&quot;date-parts&quot;: [[&quot;1988&quot;]]}, &quot;title&quot;: &quot;Thermally imposed time constraints on the activity of the desert lizard &lt;i&gt;Sceloporus merriami&lt;/i&gt;&quot;, &quot;type&quot;: &quot;article&quot;, &quot;container-title&quot;: &quot;Ecology&quot;, &quot;ISSN&quot;: &quot;00129658&quot;, &quot;author&quot;: [{&quot;dropping-particle&quot;: &quot;&quot;, &quot;suffix&quot;: &quot;&quot;, &quot;non-dropping-particle&quot;: &quot;&quot;, &quot;family&quot;: &quot;Grant&quot;, &quot;parse-names&quot;: false, &quot;given&quot;: &quot;B. W.&quot;}, {&quot;dropping-particle&quot;: &quot;&quot;, &quot;suffix&quot;: &quot;&quot;, &quot;non-dropping-particle&quot;: &quot;&quot;, &quot;family&quot;: &quot;Dunham&quot;, &quot;parse-names&quot;: false, &quot;given&quot;: &quot;A. E.&quot;}], &quot;id&quot;: &quot;ITEM-1&quot;, &quot;issue&quot;: &quot;1&quot;, &quot;ISBN&quot;: &quot;00129658&quot;, &quot;volume&quot;: &quot;69&quot;}, &quot;uris&quot;: [&quot;http://www.mendeley.com/documents/?uuid=ab3e4ca4-7f9d-424e-a8d7-c609aa773205&quot;], &quot;id&quot;: &quot;ITEM-1&quot;}, {&quot;itemData&quot;: {&quot;page&quot;: &quot;273-295&quot;, &quot;DOI&quot;: &quot;10.1086/285538&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ssued&quot;: {&quot;date-parts&quot;: [[&quot;1993&quot;]]}, &quot;id&quot;: &quot;ITEM-2&quot;, &quot;type&quot;: &quot;article-journal&quot;, &quot;container-title&quot;: &quot;The American Naturalist&quot;, &quot;ISSN&quot;: &quot;0003-0147&quot;, &quot;author&quot;: [{&quot;dropping-particle&quot;: &quot;&quot;, &quot;suffix&quot;: &quot;&quot;, &quot;non-dropping-particle&quot;: &quot;&quot;, &quot;family&quot;: &quot;Adolph&quot;, &quot;parse-names&quot;: false, &quot;given&quot;: &quot;Stephen C.&quot;}, {&quot;dropping-particle&quot;: &quot;&quot;, &quot;suffix&quot;: &quot;&quot;, &quot;non-dropping-particle&quot;: &quot;&quot;, &quot;family&quot;: &quot;Porter&quot;, &quot;parse-names&quot;: false, &quot;given&quot;: &quot;Warren P.&quot;}], &quot;title&quot;: &quot;Temperature, activity, and lizard life histories&quot;, &quot;PMID&quot;: &quot;19425979&quot;, &quot;issue&quot;: &quot;2&quot;, &quot;ISBN&quot;: &quot;7737021736&quot;, &quot;volume&quot;: &quot;142&quot;}, &quot;uris&quot;: [&quot;http://www.mendeley.com/documents/?uuid=a7e67fc2-1067-4d32-8c49-39fd6fa7231a&quot;], &quot;id&quot;: &quot;ITEM-2&quot;}, {&quot;itemData&quot;: {&quot;page&quot;: &quot;776-790&quot;, &quot;DOI&quot;: &quot;10.2307/1941734&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issued&quot;: {&quot;date-parts&quot;: [[&quot;1994&quot;]]}, &quot;title&quot;: &quot;Growth plasticity and thermal opportunity in &lt;i&gt;Sceloporus&lt;/i&gt; lizards&quot;, &quot;type&quot;: &quot;article-journal&quot;, &quot;container-title&quot;: &quot;Ecology&quot;, &quot;ISSN&quot;: &quot;00129658&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Adolph&quot;, &quot;parse-names&quot;: false, &quot;given&quot;: &quot;S. C.&quot;}], &quot;id&quot;: &quot;ITEM-3&quot;, &quot;issue&quot;: &quot;3&quot;, &quot;ISBN&quot;: &quot;0012-9658&quot;, &quot;volume&quot;: &quot;75&quot;}, &quot;uris&quot;: [&quot;http://www.mendeley.com/documents/?uuid=0e23aa95-d018-42b6-bd15-34cf54dc8e49&quot;], &quot;id&quot;: &quot;ITEM-3&quot;}], &quot;properties&quot;: {&quot;noteIndex&quot;: 0}} RNDKqpfY8QZeV"/><text:span text:style-name="T14">(Grant and Dunham 1988; Adolph and Porter 1993; Sinervo and Adolph 1994)</text:span><text:bookmark-end text:name="Mendeley_Bookmark_JnnQi4oE9M"/><text:reference-mark-end text:name="ADDIN CSL_CITATION {&quot;schema&quot;: &quot;https://github.com/citation-style-language/schema/raw/master/csl-citation.json&quot;, &quot;mendeley&quot;: {&quot;previouslyFormattedCitation&quot;: &quot;(Grant and Dunham 1988; Adolph and Porter 1993; Sinervo and Adolph 1994)&quot;, &quot;plainTextFormattedCitation&quot;: &quot;(Grant and Dunham 1988; Adolph and Porter 1993; Sinervo and Adolph 1994)&quot;, &quot;formattedCitation&quot;: &quot;(Grant and Dunham 1988; Adolph and Porter 1993; Sinervo and Adolph 1994)&quot;}, &quot;citationItems&quot;: [{&quot;itemData&quot;: {&quot;page&quot;: &quot;167-176&quot;, &quot;DOI&quot;: &quot;10.2307/1943171&quot;, &quot;abstract&quot;: &quot;We investigated the thermal biology of the lizard Sceloporus merriami in a hot, arid locality in west Texas. The effects of the thermal environment on lizard activity were hypothesized to be extensive because S. merriami body temperatures average lower than the body temperatures of any other North American desert iguanid (32.20C). To test this hypothesis, we compared lizard thermal microclimate use and rates of lizard move- ments, feeding, and social displays with estimates of the relative availability of thermal microclimates near 32.20. These comparisons were made throughout the lizards' morning activity period. The thermal environment had a major impact on S. merriami and restricted individual activities (movement rates, feeding strikes, and social displays) to a 2-h period beginning around local sunrise (1000) and to a brief period in late afternoon. In the morning, rates of activities were maximal within 1 h after local sunrise. This activity maximum coincided with the time that the average available environmental temperature approximated the mean body temperature for S. merriami. Also at this time, lizards occupied thermal mi- croclimates randomly with respect to microclimate availability on their home ranges, whereas when activity rates were lower, lizard microclimate use was nonrandom. Thus, when thermally favorable microclimates were most available, lizard activity was least constrained. S. merriami timed the initiation, peak, and cessation of overall and microclimate-specific activity to coincide with the overall and microclimate-specific avail- ability of favorable operative temperatures.&quot;, &quot;issued&quot;: {&quot;date-parts&quot;: [[&quot;1988&quot;]]}, &quot;title&quot;: &quot;Thermally imposed time constraints on the activity of the desert lizard &lt;i&gt;Sceloporus merriami&lt;/i&gt;&quot;, &quot;type&quot;: &quot;article&quot;, &quot;container-title&quot;: &quot;Ecology&quot;, &quot;ISSN&quot;: &quot;00129658&quot;, &quot;author&quot;: [{&quot;dropping-particle&quot;: &quot;&quot;, &quot;suffix&quot;: &quot;&quot;, &quot;non-dropping-particle&quot;: &quot;&quot;, &quot;family&quot;: &quot;Grant&quot;, &quot;parse-names&quot;: false, &quot;given&quot;: &quot;B. W.&quot;}, {&quot;dropping-particle&quot;: &quot;&quot;, &quot;suffix&quot;: &quot;&quot;, &quot;non-dropping-particle&quot;: &quot;&quot;, &quot;family&quot;: &quot;Dunham&quot;, &quot;parse-names&quot;: false, &quot;given&quot;: &quot;A. E.&quot;}], &quot;id&quot;: &quot;ITEM-1&quot;, &quot;issue&quot;: &quot;1&quot;, &quot;ISBN&quot;: &quot;00129658&quot;, &quot;volume&quot;: &quot;69&quot;}, &quot;uris&quot;: [&quot;http://www.mendeley.com/documents/?uuid=ab3e4ca4-7f9d-424e-a8d7-c609aa773205&quot;], &quot;id&quot;: &quot;ITEM-1&quot;}, {&quot;itemData&quot;: {&quot;page&quot;: &quot;273-295&quot;, &quot;DOI&quot;: &quot;10.1086/285538&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ssued&quot;: {&quot;date-parts&quot;: [[&quot;1993&quot;]]}, &quot;id&quot;: &quot;ITEM-2&quot;, &quot;type&quot;: &quot;article-journal&quot;, &quot;container-title&quot;: &quot;The American Naturalist&quot;, &quot;ISSN&quot;: &quot;0003-0147&quot;, &quot;author&quot;: [{&quot;dropping-particle&quot;: &quot;&quot;, &quot;suffix&quot;: &quot;&quot;, &quot;non-dropping-particle&quot;: &quot;&quot;, &quot;family&quot;: &quot;Adolph&quot;, &quot;parse-names&quot;: false, &quot;given&quot;: &quot;Stephen C.&quot;}, {&quot;dropping-particle&quot;: &quot;&quot;, &quot;suffix&quot;: &quot;&quot;, &quot;non-dropping-particle&quot;: &quot;&quot;, &quot;family&quot;: &quot;Porter&quot;, &quot;parse-names&quot;: false, &quot;given&quot;: &quot;Warren P.&quot;}], &quot;title&quot;: &quot;Temperature, activity, and lizard life histories&quot;, &quot;PMID&quot;: &quot;19425979&quot;, &quot;issue&quot;: &quot;2&quot;, &quot;ISBN&quot;: &quot;7737021736&quot;, &quot;volume&quot;: &quot;142&quot;}, &quot;uris&quot;: [&quot;http://www.mendeley.com/documents/?uuid=a7e67fc2-1067-4d32-8c49-39fd6fa7231a&quot;], &quot;id&quot;: &quot;ITEM-2&quot;}, {&quot;itemData&quot;: {&quot;page&quot;: &quot;776-790&quot;, &quot;DOI&quot;: &quot;10.2307/1941734&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issued&quot;: {&quot;date-parts&quot;: [[&quot;1994&quot;]]}, &quot;title&quot;: &quot;Growth plasticity and thermal opportunity in &lt;i&gt;Sceloporus&lt;/i&gt; lizards&quot;, &quot;type&quot;: &quot;article-journal&quot;, &quot;container-title&quot;: &quot;Ecology&quot;, &quot;ISSN&quot;: &quot;00129658&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Adolph&quot;, &quot;parse-names&quot;: false, &quot;given&quot;: &quot;S. C.&quot;}], &quot;id&quot;: &quot;ITEM-3&quot;, &quot;issue&quot;: &quot;3&quot;, &quot;ISBN&quot;: &quot;0012-9658&quot;, &quot;volume&quot;: &quot;75&quot;}, &quot;uris&quot;: [&quot;http://www.mendeley.com/documents/?uuid=0e23aa95-d018-42b6-bd15-34cf54dc8e49&quot;], &quot;id&quot;: &quot;ITEM-3&quot;}], &quot;properties&quot;: {&quot;noteIndex&quot;: 0}} RNDKqpfY8QZeV"/><text:span text:style-name="T20">, and time of activity restricts the amount of energy individuals can acquire and allocate for growth, maintenance and reproduction </text:span><text:bookmark-start text:name="Mendeley_Bookmark_EhZ3ZpYLDS"/><text:reference-mark-start text:name="ADDIN CSL_CITATION {&quot;schema&quot;: &quot;https://github.com/citation-style-language/schema/raw/master/csl-citation.json&quot;, &quot;mendeley&quot;: {&quot;previouslyFormattedCitation&quot;: &quot;(Porter et al. 1973; Sinervo and Adolph 1994; Kearney and Porter 2009)&quot;, &quot;plainTextFormattedCitation&quot;: &quot;(Porter et al. 1973; Sinervo and Adolph 1994; Kearney and Porter 2009)&quot;, &quot;formattedCitation&quot;: &quot;(Porter et al. 1973; Sinervo and Adolph 1994; Kearney and Porter 2009)&quot;}, &quot;citationItems&quot;: [{&quot;itemData&quot;: {&quot;page&quot;: &quot;1-54&quot;, &quot;DOI&quot;: &quot;10.1007/BF00379617&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issued&quot;: {&quot;date-parts&quot;: [[&quot;1973&quot;]]}, &quot;title&quot;: &quot;Behavioral implications of mechanistic ecology&quot;, &quot;type&quot;: &quot;article-journal&quot;, &quot;container-title&quot;: &quot;Oecologia&quot;, &quot;ISSN&quot;: &quot;0029-8519&quot;, &quot;author&quot;: [{&quot;dropping-particle&quot;: &quot;&quot;, &quot;suffix&quot;: &quot;&quot;, &quot;non-dropping-particle&quot;: &quot;&quot;, &quot;family&quot;: &quot;Porter&quot;, &quot;parse-names&quot;: false, &quot;given&quot;: &quot;Warren P&quot;}, {&quot;dropping-particle&quot;: &quot;&quot;, &quot;suffix&quot;: &quot;&quot;, &quot;non-dropping-particle&quot;: &quot;&quot;, &quot;family&quot;: &quot;Mitchell&quot;, &quot;parse-names&quot;: false, &quot;given&quot;: &quot;J W&quot;}, {&quot;dropping-particle&quot;: &quot;&quot;, &quot;suffix&quot;: &quot;&quot;, &quot;non-dropping-particle&quot;: &quot;&quot;, &quot;family&quot;: &quot;Beckman&quot;, &quot;parse-names&quot;: false, &quot;given&quot;: &quot;W A&quot;}, {&quot;dropping-particle&quot;: &quot;&quot;, &quot;suffix&quot;: &quot;&quot;, &quot;non-dropping-particle&quot;: &quot;&quot;, &quot;family&quot;: &quot;DeWitt&quot;, &quot;parse-names&quot;: false, &quot;given&quot;: &quot;C. B.&quot;}], &quot;id&quot;: &quot;ITEM-1&quot;, &quot;issue&quot;: &quot;1&quot;, &quot;ISBN&quot;: &quot;0029-8519&quot;, &quot;volume&quot;: &quot;13&quot;}, &quot;uris&quot;: [&quot;http://www.mendeley.com/documents/?uuid=48be6894-1b4c-4d38-98d9-19228a83937e&quot;], &quot;id&quot;: &quot;ITEM-1&quot;}, {&quot;itemData&quot;: {&quot;page&quot;: &quot;776-790&quot;, &quot;DOI&quot;: &quot;10.2307/1941734&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issued&quot;: {&quot;date-parts&quot;: [[&quot;1994&quot;]]}, &quot;title&quot;: &quot;Growth plasticity and thermal opportunity in &lt;i&gt;Sceloporus&lt;/i&gt; lizards&quot;, &quot;type&quot;: &quot;article-journal&quot;, &quot;container-title&quot;: &quot;Ecology&quot;, &quot;ISSN&quot;: &quot;00129658&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Adolph&quot;, &quot;parse-names&quot;: false, &quot;given&quot;: &quot;S. C.&quot;}], &quot;id&quot;: &quot;ITEM-2&quot;, &quot;issue&quot;: &quot;3&quot;, &quot;ISBN&quot;: &quot;0012-9658&quot;, &quot;volume&quot;: &quot;75&quot;}, &quot;uris&quot;: [&quot;http://www.mendeley.com/documents/?uuid=0e23aa95-d018-42b6-bd15-34cf54dc8e49&quot;], &quot;id&quot;: &quot;ITEM-2&quot;}, {&quot;itemData&quot;: {&quot;page&quot;: &quot;334-350&quot;, &quot;DOI&quot;: &quot;10.1111/j.1461-0248.2008.01277.x&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ssued&quot;: {&quot;date-parts&quot;: [[&quot;2009&quot;]]}, &quot;id&quot;: &quot;ITEM-3&quot;, &quot;type&quot;: &quot;article-journal&quot;, &quot;container-title&quot;: &quot;Ecology Letters&quot;, &quot;ISSN&quot;: &quot;1461023X&quot;, &quot;author&quot;: [{&quot;dropping-particle&quot;: &quot;&quot;, &quot;suffix&quot;: &quot;&quot;, &quot;non-dropping-particle&quot;: &quot;&quot;, &quot;family&quot;: &quot;Kearney&quot;, &quot;parse-names&quot;: false, &quot;given&quot;: &quot;Michael R.&quot;}, {&quot;dropping-particle&quot;: &quot;&quot;, &quot;suffix&quot;: &quot;&quot;, &quot;non-dropping-particle&quot;: &quot;&quot;, &quot;family&quot;: &quot;Porter&quot;, &quot;parse-names&quot;: false, &quot;given&quot;: &quot;Warren&quot;}], &quot;title&quot;: &quot;Mechanistic niche modelling: Combining physiological and spatial data to predict species' ranges&quot;, &quot;PMID&quot;: &quot;19292794&quot;, &quot;issue&quot;: &quot;4&quot;, &quot;ISBN&quot;: &quot;1461-0248&quot;, &quot;volume&quot;: &quot;12&quot;}, &quot;uris&quot;: [&quot;http://www.mendeley.com/documents/?uuid=d9d8801d-7413-4ef1-a268-b72b19eb04bb&quot;], &quot;id&quot;: &quot;ITEM-3&quot;}], &quot;properties&quot;: {&quot;noteIndex&quot;: 0}} RNDJ0s9ECtOM7"/><text:span text:style-name="T14">(Porter et al. 1973; Sinervo and Adolph 1994; Kearney and Porter 2009)</text:span><text:bookmark-end text:name="Mendeley_Bookmark_EhZ3ZpYLDS"/><text:reference-mark-end text:name="ADDIN CSL_CITATION {&quot;schema&quot;: &quot;https://github.com/citation-style-language/schema/raw/master/csl-citation.json&quot;, &quot;mendeley&quot;: {&quot;previouslyFormattedCitation&quot;: &quot;(Porter et al. 1973; Sinervo and Adolph 1994; Kearney and Porter 2009)&quot;, &quot;plainTextFormattedCitation&quot;: &quot;(Porter et al. 1973; Sinervo and Adolph 1994; Kearney and Porter 2009)&quot;, &quot;formattedCitation&quot;: &quot;(Porter et al. 1973; Sinervo and Adolph 1994; Kearney and Porter 2009)&quot;}, &quot;citationItems&quot;: [{&quot;itemData&quot;: {&quot;page&quot;: &quot;1-54&quot;, &quot;DOI&quot;: &quot;10.1007/BF00379617&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issued&quot;: {&quot;date-parts&quot;: [[&quot;1973&quot;]]}, &quot;title&quot;: &quot;Behavioral implications of mechanistic ecology&quot;, &quot;type&quot;: &quot;article-journal&quot;, &quot;container-title&quot;: &quot;Oecologia&quot;, &quot;ISSN&quot;: &quot;0029-8519&quot;, &quot;author&quot;: [{&quot;dropping-particle&quot;: &quot;&quot;, &quot;suffix&quot;: &quot;&quot;, &quot;non-dropping-particle&quot;: &quot;&quot;, &quot;family&quot;: &quot;Porter&quot;, &quot;parse-names&quot;: false, &quot;given&quot;: &quot;Warren P&quot;}, {&quot;dropping-particle&quot;: &quot;&quot;, &quot;suffix&quot;: &quot;&quot;, &quot;non-dropping-particle&quot;: &quot;&quot;, &quot;family&quot;: &quot;Mitchell&quot;, &quot;parse-names&quot;: false, &quot;given&quot;: &quot;J W&quot;}, {&quot;dropping-particle&quot;: &quot;&quot;, &quot;suffix&quot;: &quot;&quot;, &quot;non-dropping-particle&quot;: &quot;&quot;, &quot;family&quot;: &quot;Beckman&quot;, &quot;parse-names&quot;: false, &quot;given&quot;: &quot;W A&quot;}, {&quot;dropping-particle&quot;: &quot;&quot;, &quot;suffix&quot;: &quot;&quot;, &quot;non-dropping-particle&quot;: &quot;&quot;, &quot;family&quot;: &quot;DeWitt&quot;, &quot;parse-names&quot;: false, &quot;given&quot;: &quot;C. B.&quot;}], &quot;id&quot;: &quot;ITEM-1&quot;, &quot;issue&quot;: &quot;1&quot;, &quot;ISBN&quot;: &quot;0029-8519&quot;, &quot;volume&quot;: &quot;13&quot;}, &quot;uris&quot;: [&quot;http://www.mendeley.com/documents/?uuid=48be6894-1b4c-4d38-98d9-19228a83937e&quot;], &quot;id&quot;: &quot;ITEM-1&quot;}, {&quot;itemData&quot;: {&quot;page&quot;: &quot;776-790&quot;, &quot;DOI&quot;: &quot;10.2307/1941734&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issued&quot;: {&quot;date-parts&quot;: [[&quot;1994&quot;]]}, &quot;title&quot;: &quot;Growth plasticity and thermal opportunity in &lt;i&gt;Sceloporus&lt;/i&gt; lizards&quot;, &quot;type&quot;: &quot;article-journal&quot;, &quot;container-title&quot;: &quot;Ecology&quot;, &quot;ISSN&quot;: &quot;00129658&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Adolph&quot;, &quot;parse-names&quot;: false, &quot;given&quot;: &quot;S. C.&quot;}], &quot;id&quot;: &quot;ITEM-2&quot;, &quot;issue&quot;: &quot;3&quot;, &quot;ISBN&quot;: &quot;0012-9658&quot;, &quot;volume&quot;: &quot;75&quot;}, &quot;uris&quot;: [&quot;http://www.mendeley.com/documents/?uuid=0e23aa95-d018-42b6-bd15-34cf54dc8e49&quot;], &quot;id&quot;: &quot;ITEM-2&quot;}, {&quot;itemData&quot;: {&quot;page&quot;: &quot;334-350&quot;, &quot;DOI&quot;: &quot;10.1111/j.1461-0248.2008.01277.x&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ssued&quot;: {&quot;date-parts&quot;: [[&quot;2009&quot;]]}, &quot;id&quot;: &quot;ITEM-3&quot;, &quot;type&quot;: &quot;article-journal&quot;, &quot;container-title&quot;: &quot;Ecology Letters&quot;, &quot;ISSN&quot;: &quot;1461023X&quot;, &quot;author&quot;: [{&quot;dropping-particle&quot;: &quot;&quot;, &quot;suffix&quot;: &quot;&quot;, &quot;non-dropping-particle&quot;: &quot;&quot;, &quot;family&quot;: &quot;Kearney&quot;, &quot;parse-names&quot;: false, &quot;given&quot;: &quot;Michael R.&quot;}, {&quot;dropping-particle&quot;: &quot;&quot;, &quot;suffix&quot;: &quot;&quot;, &quot;non-dropping-particle&quot;: &quot;&quot;, &quot;family&quot;: &quot;Porter&quot;, &quot;parse-names&quot;: false, &quot;given&quot;: &quot;Warren&quot;}], &quot;title&quot;: &quot;Mechanistic niche modelling: Combining physiological and spatial data to predict species' ranges&quot;, &quot;PMID&quot;: &quot;19292794&quot;, &quot;issue&quot;: &quot;4&quot;, &quot;ISBN&quot;: &quot;1461-0248&quot;, &quot;volume&quot;: &quot;12&quot;}, &quot;uris&quot;: [&quot;http://www.mendeley.com/documents/?uuid=d9d8801d-7413-4ef1-a268-b72b19eb04bb&quot;], &quot;id&quot;: &quot;ITEM-3&quot;}], &quot;properties&quot;: {&quot;noteIndex&quot;: 0}} RNDJ0s9ECtOM7"/><text:span text:style-name="T19">. </text:span><text:span text:style-name="T20">Therefore, demographic variations resulting from such ecophysiological processes might affect the genetic diversity o</text:span><text:span text:style-name="T10">f</text:span><text:span text:style-name="T20"> populations and their ability to persist through climate change.</text:span></text:p>
      <text:p text:style-name="P9"><text:span text:style-name="T19">The Cerrado savanna, in central Brazil, is the most diverse savanna in the world, with a very high proportion of its species occurring nowhere else </text:span><field:fieldmark-start text:name="Bookmark7" field:type="ADDIN CSL_CITATION {&quot;citationItems&quot;:[{&quot;id&quot;:&quot;ITEM-1&quot;,&quot;itemData&quot;:{&quot;author&quot;:[{&quot;dropping-particle&quot;:&quot;&quot;,&quot;family&quot;:&quot;Oliveira&quot;,&quot;given&quot;:&quot;PS&quot;,&quot;non-dropping-particle&quot;:&quot;&quot;,&quot;parse-names&quot;:false,&quot;suffix&quot;:&quot;&quot;},{&quot;dropping-particle&quot;:&quot;&quot;,&quot;family&quot;:&quot;Marquis&quot;,&quot;given&quot;:&quot;RJ&quot;,&quot;non-dropping-particle&quot;:&quot;&quot;,&quot;parse-names&quot;:false,&quot;suffix&quot;:&quot;&quot;}],&quot;id&quot;:&quot;ITEM-1&quot;,&quot;issued&quot;:{&quot;date-parts&quot;:[[&quot;2002&quot;]]},&quot;publisher&quot;:&quot;Columbia University Press&quot;,&quot;title&quot;:&quot;The cerrados of Brazil: ecology and natural history of a neotropical savanna&quot;,&quot;type&quot;:&quot;book&quot;},&quot;uris&quot;:[&quot;http://www.mendeley.com/documents/?uuid=4f890408-3509-3f97-b9c7-63006c7013a5&quot;]}],&quot;mendeley&quot;:{&quot;formattedCitation&quot;:&quot;&lt;sup&gt;1&lt;/sup&gt;&quot;,&quot;plainTextFormattedCitation&quot;:&quot;1&quot;,&quot;previouslyFormattedCitation&quot;:&quot;&lt;sup&gt;1&lt;/sup&gt;&quot;},&quot;properties&quot;:{&quot;noteIndex&quot;:0},&quot;schema&quot;:&quot;https://github.com/citation-style-language/schema/raw/master/csl-citation.json&quot;}"/><field:fieldmark-end/><text:bookmark-start text:name="__UnoMark__13565_526319981"/><text:bookmark-start text:name="Mendeley_Bookmark_pjicuFeAmh"/><text:reference-mark-start text:name="ADDIN CSL_CITATION {&quot;schema&quot;: &quot;https://github.com/citation-style-language/schema/raw/master/csl-citation.json&quot;, &quot;mendeley&quot;: {&quot;previouslyFormattedCitation&quot;: &quot;(Oliveira and Marquis 2002)&quot;, &quot;plainTextFormattedCitation&quot;: &quot;(Oliveira and Marquis 2002)&quot;, &quot;formattedCitation&quot;: &quot;(Oliveira and Marquis 2002)&quot;}, &quot;citationItems&quot;: [{&quot;itemData&quot;: {&quot;author&quot;: [{&quot;dropping-particle&quot;: &quot;&quot;, &quot;suffix&quot;: &quot;&quot;, &quot;non-dropping-particle&quot;: &quot;&quot;, &quot;family&quot;: &quot;Oliveira&quot;, &quot;parse-names&quot;: false, &quot;given&quot;: &quot;PS&quot;}, {&quot;dropping-particle&quot;: &quot;&quot;, &quot;suffix&quot;: &quot;&quot;, &quot;non-dropping-particle&quot;: &quot;&quot;, &quot;family&quot;: &quot;Marquis&quot;, &quot;parse-names&quot;: false, &quot;given&quot;: &quot;RJ&quot;}], &quot;id&quot;: &quot;ITEM-1&quot;, &quot;publisher&quot;: &quot;Columbia University Press&quot;, &quot;issued&quot;: {&quot;date-parts&quot;: [[&quot;2002&quot;]]}, &quot;title&quot;: &quot;The cerrados of Brazil: ecology and natural history of a neotropical savanna&quot;, &quot;type&quot;: &quot;book&quot;}, &quot;uris&quot;: [&quot;http://www.mendeley.com/documents/?uuid=4f890408-3509-3f97-b9c7-63006c7013a5&quot;], &quot;id&quot;: &quot;ITEM-1&quot;}], &quot;properties&quot;: {&quot;noteIndex&quot;: 0}} RNDqsIOlytPks"/><text:span text:style-name="T12">(Oliveira and Marquis 2002)</text:span><text:bookmark-end text:name="__UnoMark__13565_526319981"/><text:bookmark-end text:name="Mendeley_Bookmark_pjicuFeAmh"/><text:reference-mark-end text:name="ADDIN CSL_CITATION {&quot;schema&quot;: &quot;https://github.com/citation-style-language/schema/raw/master/csl-citation.json&quot;, &quot;mendeley&quot;: {&quot;previouslyFormattedCitation&quot;: &quot;(Oliveira and Marquis 2002)&quot;, &quot;plainTextFormattedCitation&quot;: &quot;(Oliveira and Marquis 2002)&quot;, &quot;formattedCitation&quot;: &quot;(Oliveira and Marquis 2002)&quot;}, &quot;citationItems&quot;: [{&quot;itemData&quot;: {&quot;author&quot;: [{&quot;dropping-particle&quot;: &quot;&quot;, &quot;suffix&quot;: &quot;&quot;, &quot;non-dropping-particle&quot;: &quot;&quot;, &quot;family&quot;: &quot;Oliveira&quot;, &quot;parse-names&quot;: false, &quot;given&quot;: &quot;PS&quot;}, {&quot;dropping-particle&quot;: &quot;&quot;, &quot;suffix&quot;: &quot;&quot;, &quot;non-dropping-particle&quot;: &quot;&quot;, &quot;family&quot;: &quot;Marquis&quot;, &quot;parse-names&quot;: false, &quot;given&quot;: &quot;RJ&quot;}], &quot;id&quot;: &quot;ITEM-1&quot;, &quot;publisher&quot;: &quot;Columbia University Press&quot;, &quot;issued&quot;: {&quot;date-parts&quot;: [[&quot;2002&quot;]]}, &quot;title&quot;: &quot;The cerrados of Brazil: ecology and natural history of a neotropical savanna&quot;, &quot;type&quot;: &quot;book&quot;}, &quot;uris&quot;: [&quot;http://www.mendeley.com/documents/?uuid=4f890408-3509-3f97-b9c7-63006c7013a5&quot;], &quot;id&quot;: &quot;ITEM-1&quot;}], &quot;properties&quot;: {&quot;noteIndex&quot;: 0}} RNDqsIOlytPks"/><text:span text:style-name="T22">⁠</text:span><text:span text:style-name="T19">. This diversity is threatened not only by fires, but by deforestation used to make way for pastures and plantations </text:span><text:bookmark-start text:name="__UnoMark__13569_526319981"/><text:bookmark-start text:name="Mendeley_Bookmark_A12doGx1Nn"/><text:reference-mark-start text:name="ADDIN CSL_CITATION {&quot;schema&quot;: &quot;https://github.com/citation-style-language/schema/raw/master/csl-citation.json&quot;, &quot;mendeley&quot;: {&quot;previouslyFormattedCitation&quot;: &quot;(Ratter et al. 1997)&quot;, &quot;plainTextFormattedCitation&quot;: &quot;(Ratter et al. 1997)&quot;, &quot;formattedCitation&quot;: &quot;(Ratter et al. 1997)&quot;}, &quot;citationItems&quot;: [{&quot;itemData&quot;: {&quot;container-title&quot;: &quot;Annals of botany&quot;, &quot;ISSN&quot;: &quot;0305-7364&quot;, &quot;author&quot;: [{&quot;dropping-particle&quot;: &quot;&quot;, &quot;suffix&quot;: &quot;&quot;, &quot;non-dropping-particle&quot;: &quot;&quot;, &quot;family&quot;: &quot;Ratter&quot;, &quot;parse-names&quot;: false, &quot;given&quot;: &quot;James Alexander&quot;}, {&quot;dropping-particle&quot;: &quot;&quot;, &quot;suffix&quot;: &quot;&quot;, &quot;non-dropping-particle&quot;: &quot;&quot;, &quot;family&quot;: &quot;Ribeiro&quot;, &quot;parse-names&quot;: false, &quot;given&quot;: &quot;Jos\u00e9 Felipe&quot;}, {&quot;dropping-particle&quot;: &quot;&quot;, &quot;suffix&quot;: &quot;&quot;, &quot;non-dropping-particle&quot;: &quot;&quot;, &quot;family&quot;: &quot;Bridgewater&quot;, &quot;parse-names&quot;: false, &quot;given&quot;: &quot;Samuel&quot;}], &quot;page&quot;: &quot;223-230&quot;, &quot;id&quot;: &quot;ITEM-1&quot;, &quot;publisher&quot;: &quot;Elsevier&quot;, &quot;issue&quot;: &quot;3&quot;, &quot;volume&quot;: &quot;80&quot;, &quot;issued&quot;: {&quot;date-parts&quot;: [[&quot;1997&quot;]]}, &quot;title&quot;: &quot;The Brazilian cerrado vegetation and threats to its biodiversity&quot;, &quot;type&quot;: &quot;article-journal&quot;}, &quot;uris&quot;: [&quot;http://www.mendeley.com/documents/?uuid=9eb2a68c-8b91-489b-bdc8-ca3abf7d763c&quot;], &quot;id&quot;: &quot;ITEM-1&quot;}], &quot;properties&quot;: {&quot;noteIndex&quot;: 0}} RNDOtIr2AmPBM"/><text:span text:style-name="T13">(Ratter et al. 1997)</text:span><text:bookmark-end text:name="__UnoMark__13569_526319981"/><text:bookmark-end text:name="Mendeley_Bookmark_A12doGx1Nn"/><text:reference-mark-end text:name="ADDIN CSL_CITATION {&quot;schema&quot;: &quot;https://github.com/citation-style-language/schema/raw/master/csl-citation.json&quot;, &quot;mendeley&quot;: {&quot;previouslyFormattedCitation&quot;: &quot;(Ratter et al. 1997)&quot;, &quot;plainTextFormattedCitation&quot;: &quot;(Ratter et al. 1997)&quot;, &quot;formattedCitation&quot;: &quot;(Ratter et al. 1997)&quot;}, &quot;citationItems&quot;: [{&quot;itemData&quot;: {&quot;container-title&quot;: &quot;Annals of botany&quot;, &quot;ISSN&quot;: &quot;0305-7364&quot;, &quot;author&quot;: [{&quot;dropping-particle&quot;: &quot;&quot;, &quot;suffix&quot;: &quot;&quot;, &quot;non-dropping-particle&quot;: &quot;&quot;, &quot;family&quot;: &quot;Ratter&quot;, &quot;parse-names&quot;: false, &quot;given&quot;: &quot;James Alexander&quot;}, {&quot;dropping-particle&quot;: &quot;&quot;, &quot;suffix&quot;: &quot;&quot;, &quot;non-dropping-particle&quot;: &quot;&quot;, &quot;family&quot;: &quot;Ribeiro&quot;, &quot;parse-names&quot;: false, &quot;given&quot;: &quot;Jos\u00e9 Felipe&quot;}, {&quot;dropping-particle&quot;: &quot;&quot;, &quot;suffix&quot;: &quot;&quot;, &quot;non-dropping-particle&quot;: &quot;&quot;, &quot;family&quot;: &quot;Bridgewater&quot;, &quot;parse-names&quot;: false, &quot;given&quot;: &quot;Samuel&quot;}], &quot;page&quot;: &quot;223-230&quot;, &quot;id&quot;: &quot;ITEM-1&quot;, &quot;publisher&quot;: &quot;Elsevier&quot;, &quot;issue&quot;: &quot;3&quot;, &quot;volume&quot;: &quot;80&quot;, &quot;issued&quot;: {&quot;date-parts&quot;: [[&quot;1997&quot;]]}, &quot;title&quot;: &quot;The Brazilian cerrado vegetation and threats to its biodiversity&quot;, &quot;type&quot;: &quot;article-journal&quot;}, &quot;uris&quot;: [&quot;http://www.mendeley.com/documents/?uuid=9eb2a68c-8b91-489b-bdc8-ca3abf7d763c&quot;], &quot;id&quot;: &quot;ITEM-1&quot;}], &quot;properties&quot;: {&quot;noteIndex&quot;: 0}} RNDOtIr2AmPBM"/><text:span text:style-name="T19">⁠, and climate change, which has been linked to population declines and species extirpations all around the globe</text:span><text:span text:style-name="T22"> </text:span><text:bookmark-start text:name="__UnoMark__13573_526319981"/><text:bookmark-start text:name="Bookmark131"/><text:bookmark-start text:name="Mendeley_Bookmark_t2cS1l5ZwI"/><text:reference-mark-start text:name="ADDIN CSL_CITATION {&quot;schema&quot;: &quot;https://github.com/citation-style-language/schema/raw/master/csl-citation.json&quot;, &quot;mendeley&quot;: {&quot;previouslyFormattedCitation&quot;: &quot;(Bellard et al. 2012)&quot;, &quot;plainTextFormattedCitation&quot;: &quot;(Bellard et al. 2012)&quot;, &quot;formattedCitation&quot;: &quot;(Bellard et al. 2012)&quot;}, &quot;citationItems&quot;: [{&quot;itemData&quot;: {&quot;page&quot;: &quot;365-377&quot;, &quot;DOI&quot;: &quot;10.1111/j.1461-0248.2011.01736.x&quot;, &quot;abstract&quot;: &quot;Many studies in recent years have investigated the effects of climate change on the future of biodiversity. In this review, we first examine the different possible effects of climate change that can operate at individual, population, species, community, ecosystem and biome scales, notably showing that species can respond to climate change challenges by shifting their climatic niche along three non-exclusive axes: time (e.g. phenology), space (e.g. range) and self (e.g. physiology). Then, we present the principal specificities and caveats of the most common approaches used to estimate future biodiversity at global and sub-continental scales and we synthesise their results. Finally, we highlight several challenges for future research both in theoretical and applied realms. Overall, our review shows that current estimates are very variable, depending on the method, taxonomic group, biodiversity loss metrics, spatial scales and time periods considered. Yet, the majority of models indicate alarming consequences for biodiversity, with the worst-case scenarios leading to extinction rates that would qualify as the sixth mass extinction in the history of the earth.&quot;, &quot;issued&quot;: {&quot;date-parts&quot;: [[&quot;2012&quot;]]}, &quot;title&quot;: &quot;Impacts of climate change on the future of biodiversity&quot;, &quot;type&quot;: &quot;article-journal&quot;, &quot;container-title&quot;: &quot;Ecology Letters&quot;, &quot;ISSN&quot;: &quot;1461023X&quot;, &quot;author&quot;: [{&quot;dropping-particle&quot;: &quot;&quot;, &quot;suffix&quot;: &quot;&quot;, &quot;non-dropping-particle&quot;: &quot;&quot;, &quot;family&quot;: &quot;Bellard&quot;, &quot;parse-names&quot;: false, &quot;given&quot;: &quot;C\u00e9line&quot;}, {&quot;dropping-particle&quot;: &quot;&quot;, &quot;suffix&quot;: &quot;&quot;, &quot;non-dropping-particle&quot;: &quot;&quot;, &quot;family&quot;: &quot;Bertelsmeier&quot;, &quot;parse-names&quot;: false, &quot;given&quot;: &quot;Cleo&quot;}, {&quot;dropping-particle&quot;: &quot;&quot;, &quot;suffix&quot;: &quot;&quot;, &quot;non-dropping-particle&quot;: &quot;&quot;, &quot;family&quot;: &quot;Leadley&quot;, &quot;parse-names&quot;: false, &quot;given&quot;: &quot;Paul&quot;}, {&quot;dropping-particle&quot;: &quot;&quot;, &quot;suffix&quot;: &quot;&quot;, &quot;non-dropping-particle&quot;: &quot;&quot;, &quot;family&quot;: &quot;Thuiller&quot;, &quot;parse-names&quot;: false, &quot;given&quot;: &quot;Wilfried&quot;}, {&quot;dropping-particle&quot;: &quot;&quot;, &quot;suffix&quot;: &quot;&quot;, &quot;non-dropping-particle&quot;: &quot;&quot;, &quot;family&quot;: &quot;Courchamp&quot;, &quot;parse-names&quot;: false, &quot;given&quot;: &quot;Franck&quot;}], &quot;id&quot;: &quot;ITEM-1&quot;, &quot;issue&quot;: &quot;4&quot;, &quot;volume&quot;: &quot;15&quot;}, &quot;uris&quot;: [&quot;http://www.mendeley.com/documents/?uuid=f46f418a-fe6d-4259-a4ec-0f5380dceda5&quot;], &quot;id&quot;: &quot;ITEM-1&quot;}], &quot;properties&quot;: {&quot;noteIndex&quot;: 0}} RNDP0H9wshcfA"/><text:span text:style-name="T17">(Bellard et al. 2012)</text:span><text:bookmark-end text:name="__UnoMark__13573_526319981"/><text:bookmark-end text:name="Bookmark131"/><text:bookmark-end text:name="Mendeley_Bookmark_t2cS1l5ZwI"/><text:reference-mark-end text:name="ADDIN CSL_CITATION {&quot;schema&quot;: &quot;https://github.com/citation-style-language/schema/raw/master/csl-citation.json&quot;, &quot;mendeley&quot;: {&quot;previouslyFormattedCitation&quot;: &quot;(Bellard et al. 2012)&quot;, &quot;plainTextFormattedCitation&quot;: &quot;(Bellard et al. 2012)&quot;, &quot;formattedCitation&quot;: &quot;(Bellard et al. 2012)&quot;}, &quot;citationItems&quot;: [{&quot;itemData&quot;: {&quot;page&quot;: &quot;365-377&quot;, &quot;DOI&quot;: &quot;10.1111/j.1461-0248.2011.01736.x&quot;, &quot;abstract&quot;: &quot;Many studies in recent years have investigated the effects of climate change on the future of biodiversity. In this review, we first examine the different possible effects of climate change that can operate at individual, population, species, community, ecosystem and biome scales, notably showing that species can respond to climate change challenges by shifting their climatic niche along three non-exclusive axes: time (e.g. phenology), space (e.g. range) and self (e.g. physiology). Then, we present the principal specificities and caveats of the most common approaches used to estimate future biodiversity at global and sub-continental scales and we synthesise their results. Finally, we highlight several challenges for future research both in theoretical and applied realms. Overall, our review shows that current estimates are very variable, depending on the method, taxonomic group, biodiversity loss metrics, spatial scales and time periods considered. Yet, the majority of models indicate alarming consequences for biodiversity, with the worst-case scenarios leading to extinction rates that would qualify as the sixth mass extinction in the history of the earth.&quot;, &quot;issued&quot;: {&quot;date-parts&quot;: [[&quot;2012&quot;]]}, &quot;title&quot;: &quot;Impacts of climate change on the future of biodiversity&quot;, &quot;type&quot;: &quot;article-journal&quot;, &quot;container-title&quot;: &quot;Ecology Letters&quot;, &quot;ISSN&quot;: &quot;1461023X&quot;, &quot;author&quot;: [{&quot;dropping-particle&quot;: &quot;&quot;, &quot;suffix&quot;: &quot;&quot;, &quot;non-dropping-particle&quot;: &quot;&quot;, &quot;family&quot;: &quot;Bellard&quot;, &quot;parse-names&quot;: false, &quot;given&quot;: &quot;C\u00e9line&quot;}, {&quot;dropping-particle&quot;: &quot;&quot;, &quot;suffix&quot;: &quot;&quot;, &quot;non-dropping-particle&quot;: &quot;&quot;, &quot;family&quot;: &quot;Bertelsmeier&quot;, &quot;parse-names&quot;: false, &quot;given&quot;: &quot;Cleo&quot;}, {&quot;dropping-particle&quot;: &quot;&quot;, &quot;suffix&quot;: &quot;&quot;, &quot;non-dropping-particle&quot;: &quot;&quot;, &quot;family&quot;: &quot;Leadley&quot;, &quot;parse-names&quot;: false, &quot;given&quot;: &quot;Paul&quot;}, {&quot;dropping-particle&quot;: &quot;&quot;, &quot;suffix&quot;: &quot;&quot;, &quot;non-dropping-particle&quot;: &quot;&quot;, &quot;family&quot;: &quot;Thuiller&quot;, &quot;parse-names&quot;: false, &quot;given&quot;: &quot;Wilfried&quot;}, {&quot;dropping-particle&quot;: &quot;&quot;, &quot;suffix&quot;: &quot;&quot;, &quot;non-dropping-particle&quot;: &quot;&quot;, &quot;family&quot;: &quot;Courchamp&quot;, &quot;parse-names&quot;: false, &quot;given&quot;: &quot;Franck&quot;}], &quot;id&quot;: &quot;ITEM-1&quot;, &quot;issue&quot;: &quot;4&quot;, &quot;volume&quot;: &quot;15&quot;}, &quot;uris&quot;: [&quot;http://www.mendeley.com/documents/?uuid=f46f418a-fe6d-4259-a4ec-0f5380dceda5&quot;], &quot;id&quot;: &quot;ITEM-1&quot;}], &quot;properties&quot;: {&quot;noteIndex&quot;: 0}} RNDP0H9wshcfA"/><text:span text:style-name="T22">⁠</text:span><text:span text:style-name="T19">. A large percentage of South American biodiversity originated during the Quaternary period (from 2.58 million years ago to the present day), a period with intense climatic changes, which deeply affected vegetation dynamics and species diversification in the continent </text:span><text:bookmark-start text:name="__UnoMark__13577_526319981"/><text:bookmark-start text:name="Mendeley_Bookmark_DhU5V3azBm"/><text:reference-mark-start text:name="ADDIN CSL_CITATION {&quot;schema&quot;: &quot;https://github.com/citation-style-language/schema/raw/master/csl-citation.json&quot;, &quot;mendeley&quot;: {&quot;plainTextFormattedCitation&quot;: &quot;(Mayle 2004; Carnaval et al. 2009; Werneck 2011; Collevatti et al. 2012; Werneck et al. 2012; Ledo and Colli 2017; Costa et al. 2018)&quot;, &quot;manualFormatting&quot;: &quot;(Mayle 2004; Carnaval et al. 2009; Werneck 2011; Collevatti et al. 2012; Werneck et al. 2012; Ledo and Colli 2017; Costa et al. 2018, &quot;, &quot;previouslyFormattedCitation&quot;: &quot;(Mayle 2004; Carnaval et al. 2009; Werneck 2011; Collevatti et al. 2012; Werneck et al. 2012; Ledo and Colli 2017; Costa et al. 2018)&quot;, &quot;formattedCitation&quot;: &quot;(Mayle 2004; Carnaval et al. 2009; Werneck 2011; Collevatti et al. 2012; Werneck et al. 2012; Ledo and Colli 2017; Costa et al. 2018)&quot;}, &quot;citationItems&quot;: [{&quot;itemData&quot;: {&quot;container-title&quot;: &quot;Journal of Quaternary Science&quot;, &quot;ISSN&quot;: &quot;0267-8179&quot;, &quot;author&quot;: [{&quot;dropping-particle&quot;: &quot;&quot;, &quot;suffix&quot;: &quot;&quot;, &quot;non-dropping-particle&quot;: &quot;&quot;, &quot;family&quot;: &quot;Mayle&quot;, &quot;parse-names&quot;: false, &quot;given&quot;: &quot;Francis E&quot;}], &quot;page&quot;: &quot;713-720&quot;, &quot;id&quot;: &quot;ITEM-1&quot;, &quot;publisher&quot;: &quot;Wiley Online Library&quot;, &quot;issue&quot;: &quot;7&quot;, &quot;volume&quot;: &quot;19&quot;, &quot;issued&quot;: {&quot;date-parts&quot;: [[&quot;2004&quot;]]}, &quot;title&quot;: &quot;Assessment of the Neotropical dry forest refugia hypothesis in the light of palaeoecological data and vegetation model simulations&quot;, &quot;type&quot;: &quot;article-journal&quot;}, &quot;uris&quot;: [&quot;http://www.mendeley.com/documents/?uuid=bd8ed3aa-66d5-4eb4-9749-4f04a87cb34f&quot;], &quot;id&quot;: &quot;ITEM-1&quot;}, {&quot;itemData&quot;: {&quot;container-title&quot;: &quot;Science&quot;, &quot;ISSN&quot;: &quot;1095-9203&quot;, &quot;author&quot;: [{&quot;dropping-particle&quot;: &quot;&quot;, &quot;suffix&quot;: &quot;&quot;, &quot;non-dropping-particle&quot;: &quot;&quot;, &quot;family&quot;: &quot;Carnaval&quot;, &quot;parse-names&quot;: false, &quot;given&quot;: &quot;A C&quot;}, {&quot;dropping-particle&quot;: &quot;&quot;, &quot;suffix&quot;: &quot;&quot;, &quot;non-dropping-particle&quot;: &quot;&quot;, &quot;family&quot;: &quot;Hickerson&quot;, &quot;parse-names&quot;: false, &quot;given&quot;: &quot;M J&quot;}, {&quot;dropping-particle&quot;: &quot;&quot;, &quot;suffix&quot;: &quot;&quot;, &quot;non-dropping-particle&quot;: &quot;&quot;, &quot;family&quot;: &quot;Haddad&quot;, &quot;parse-names&quot;: false, &quot;given&quot;: &quot;C F&quot;}, {&quot;dropping-particle&quot;: &quot;&quot;, &quot;suffix&quot;: &quot;&quot;, &quot;non-dropping-particle&quot;: &quot;&quot;, &quot;family&quot;: &quot;Rodrigues&quot;, &quot;parse-names&quot;: false, &quot;given&quot;: &quot;M T&quot;}, {&quot;dropping-particle&quot;: &quot;&quot;, &quot;suffix&quot;: &quot;&quot;, &quot;non-dropping-particle&quot;: &quot;&quot;, &quot;family&quot;: &quot;Moritz&quot;, &quot;parse-names&quot;: false, &quot;given&quot;: &quot;C&quot;}], &quot;page&quot;: &quot;785-789&quot;, &quot;id&quot;: &quot;ITEM-2&quot;, &quot;issue&quot;: &quot;5915&quot;, &quot;volume&quot;: &quot;323&quot;, &quot;issued&quot;: {&quot;date-parts&quot;: [[&quot;2009&quot;]]}, &quot;title&quot;: &quot;Stability predicts genetic diversity in the Brazilian Atlantic forest hotspot.&quot;, &quot;type&quot;: &quot;article-journal&quot;}, &quot;uris&quot;: [&quot;http://www.mendeley.com/documents/?uuid=2397c2e0-c923-4d31-a4b3-f66836416653&quot;], &quot;id&quot;: &quot;ITEM-2&quot;}, {&quot;itemData&quot;: {&quot;container-title&quot;: &quot;Quaternary Science Reviews&quot;, &quot;ISSN&quot;: &quot;02773791&quot;, &quot;author&quot;: [{&quot;dropping-particle&quot;: &quot;&quot;, &quot;suffix&quot;: &quot;&quot;, &quot;non-dropping-particle&quot;: &quot;&quot;, &quot;family&quot;: &quot;Werneck&quot;, &quot;parse-names&quot;: false, &quot;given&quot;: &quot;Fernanda P.&quot;}], &quot;page&quot;: &quot;13-14&quot;, &quot;id&quot;: &quot;ITEM-3&quot;, &quot;DOI&quot;: &quot;10.1016/j.quascirev.2011.03.009&quot;, &quot;abstract&quot;: &quot;The eastern-central South American open vegetation biomes occur across an extensive range of environmental conditions and are organized diagonally including three complexly interacting tropical/sub-tropical biomes. Seasonally Dry Tropical Forests (SDTFs), Cerrado, and Chaco biomes are seasonally stressed by drought, characterized by significant plant and animal endemism, high levels of diversity, and highly endangered. However, these open biomes have been overlooked in biogeographic studies and conservation projects in South America, especially regarding fauna studies. Here I compile and evaluate the biogeographic hypotheses previously proposed for the diversification of these three major open biomes, specifically their distributions located eastern and southern of Andes. My goal is to generate predictions and provide a background for testable hypotheses. I begin by investigating both continental (inter-biome) and regional (within-biome) levels, and I then provide a biogeographical summary for these regions. I also suggest how novel molecular-based historical biogeographic/phylogeographic approaches could contribute to the resolution of long-standing questions, identify potential target fauna groups for development of these lines of study, and describe fertile future research agendas. \u00a9 2011 Elsevier Ltd.&quot;, &quot;volume&quot;: &quot;30&quot;, &quot;issued&quot;: {&quot;date-parts&quot;: [[&quot;2011&quot;]]}, &quot;title&quot;: &quot;The diversification of eastern South American open vegetation biomes: Historical biogeography and perspectives&quot;, &quot;type&quot;: &quot;article-journal&quot;}, &quot;uris&quot;: [&quot;http://www.mendeley.com/documents/?uuid=34c9a956-62f0-4707-9c33-d2fdd784a518&quot;], &quot;id&quot;: &quot;ITEM-3&quot;}, {&quot;itemData&quot;: {&quot;type&quot;: &quot;article-journal&quot;, &quot;author&quot;: [{&quot;dropping-particle&quot;: &quot;&quot;, &quot;suffix&quot;: &quot;&quot;, &quot;non-dropping-particle&quot;: &quot;&quot;, &quot;family&quot;: &quot;Collevatti&quot;, &quot;parse-names&quot;: false, &quot;given&quot;: &quot;RG&quot;}, {&quot;dropping-particle&quot;: &quot;&quot;, &quot;suffix&quot;: &quot;&quot;, &quot;non-dropping-particle&quot;: &quot;&quot;, &quot;family&quot;: &quot;Lima-Ribeiro&quot;, &quot;parse-names&quot;: false, &quot;given&quot;: &quot;MS&quot;}, {&quot;dropping-particle&quot;: &quot;&quot;, &quot;suffix&quot;: &quot;&quot;, &quot;non-dropping-particle&quot;: &quot;&quot;, &quot;family&quot;: &quot;Souza-Neto&quot;, &quot;parse-names&quot;: false, &quot;given&quot;: &quot;AC&quot;}], &quot;issued&quot;: {&quot;date-parts&quot;: [[&quot;2012&quot;]]}, &quot;title&quot;: &quot;Recovering the demographical history of a Brazilian Cerrado tree species Caryocar brasiliense: coupling ecological niche modeling and coalescent analyses&quot;, &quot;id&quot;: &quot;ITEM-4&quot;}, &quot;uris&quot;: [&quot;http://www.mendeley.com/documents/?uuid=87de6a29-52a5-3ac2-ade9-140fa1c60fb1&quot;], &quot;id&quot;: &quot;ITEM-4&quot;}, {&quot;itemData&quot;: {&quot;container-title&quot;: &quot;Journal of Biogeography&quot;, &quot;ISSN&quot;: &quot;03050270&quot;, &quot;author&quot;: [{&quot;dropping-particle&quot;: &quot;&quot;, &quot;suffix&quot;: &quot;&quot;, &quot;non-dropping-particle&quot;: &quot;&quot;, &quot;family&quot;: &quot;Werneck&quot;, &quot;parse-names&quot;: false, &quot;given&quot;: &quot;Fernanda P.&quot;}, {&quot;dropping-particle&quot;: &quot;&quot;, &quot;suffix&quot;: &quot;&quot;, &quot;non-dropping-particle&quot;: &quot;&quot;, &quot;family&quot;: &quot;Nogueira&quot;, &quot;parse-names&quot;: false, &quot;given&quot;: &quot;Cristiano&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Costa&quot;, &quot;parse-names&quot;: false, &quot;given&quot;: &quot;Gabriel C.&quot;}], &quot;id&quot;: &quot;ITEM-5&quot;, &quot;DOI&quot;: &quot;10.1111/j.1365-2699.2012.02715.x&quot;, &quot;abstract&quot;: &quot;Aim To investigate the historical distribution of the Cerrado across Quaternary climatic fluctuations and to generate historical stability maps to test: (1) whether the historical climate stability hypothesis explains squamate reptile richness in the Cerrado; and (2) the hypothesis of Pleistocene connections between savannas located north and south of Amazonia. Location The Cerrado, a savanna biome and a global biodiversity hotspot distributed mainly in central Brazil. Methods We generated occurrence datasets from 1000 presence points randomly selected from the entire distribution of the Cerrado, as determined by two spatial definitions. We modelled the potential Cerrado distribution by implementing a maximum-entropy machine-learning algorithm across four time projections: current, mid-Holocene (6 ka), Last Glacial Maximum (LGM, 21 ka) and Last Interglacial (LIG, 120 ka). We generated historical stability maps (refugial areas) by overlapping presence/absence projections of all scenarios, and checked consistencies with qualitative comparisons with available fossil pollen records. We built a spatially explicit simultaneous autoregressive model to explore the relationship between current climate, climatic stability, and squamate species richness. Results Models predicted the LGM and LIG as the periods of narrowest and widest Cerrado distributions, respectively, and were largely corroborated by palynological evidence. We found evidence for two savanna corridors (eastern coastal during the LIG, and Andean during the LGM) and predicted a large refugial area in the north-eastern Cerrado (Serra Geral de Goias refugium). Variables related to climatic stability predicted squamate richness better than present climatic variables did. Main conclusions Our results indicate that Bolivian savannas should be included within the Cerrado range and that the Cerrados biogeographical counterparts are not Chaco and Caatinga but rather the disjunct savannas of the Guyana shield plateaus. Climatic stability is a good predictor of Cerrado squamate richness, and our stability maps could be used in future studies to test diversity patterns and genetic signatures of different taxonomic groups and as a higher-order landscape biodiversity surrogate for conservation planning.&quot;, &quot;issued&quot;: {&quot;date-parts&quot;: [[&quot;2012&quot;]]}, &quot;title&quot;: &quot;Climatic stability in the Brazilian Cerrado: Implications for biogeographical connections of South American savannas, species richness and conservation in a biodiversity hotspot&quot;, &quot;type&quot;: &quot;article-journal&quot;}, &quot;uris&quot;: [&quot;http://www.mendeley.com/documents/?uuid=da8041d0-dbd4-451a-b74a-38277906efdd&quot;], &quot;id&quot;: &quot;ITEM-5&quot;}, {&quot;itemData&quot;: {&quot;container-title&quot;: &quot;Journal of Biogeography&quot;, &quot;ISSN&quot;: &quot;13652699&quot;, &quot;author&quot;: [{&quot;dropping-particle&quot;: &quot;&quot;, &quot;suffix&quot;: &quot;&quot;, &quot;non-dropping-particle&quot;: &quot;&quot;, &quot;family&quot;: &quot;Ledo&quot;, &quot;parse-names&quot;: false, &quot;given&quot;: &quot;Roger Maia Dias&quot;}, {&quot;dropping-particle&quot;: &quot;&quot;, &quot;suffix&quot;: &quot;&quot;, &quot;non-dropping-particle&quot;: &quot;&quot;, &quot;family&quot;: &quot;Colli&quot;, &quot;parse-names&quot;: false, &quot;given&quot;: &quot;Guarino Rinaldi&quot;}], &quot;id&quot;: &quot;ITEM-6&quot;, &quot;DOI&quot;: &quot;10.1111/jbi.13049&quot;, &quot;abstract&quot;: &quot;Aim To assess ancient biotic connections between the Amazon Forest (AmF) and the Atlantic Forest (AtF) based on environmental niche modelling (ENM), palaeobiological, and molecular evidence; to test Por (1992)'s hypothesis of the south-eastern\u2014north-western (SE\u2014NW) route as the most important route in terms of frequency and duration; to evaluate past climatic conditions associated with the routes. Location South America. Methods We generated random points in climate space of AmF and AtF and identified two major climatic groups in the shared environmental space (colder and warmer) with a K-means cluster analysis. We modelled each climatic group using eleven algorithms of ENM and selected the best model, projecting the results back to 120 ka. We used published data on South American palaeopalynology, speleothem and travertine chronology for model validation. We also accessed vertebrate molecular studies and extracted the split timing of lineages distributed both in the AmF and the AtF to test Por (1992)'s hypothesis in more ancient times. Results Palynological and speleothem studies supported the results of our ENM models, indicating expansion of cold-adapted species along the SE\u2014NW and NE routes in the LGM. The SE\u2014NW route was also supported in the LIG, however, involving warm-adapted species. Our results support Por (1992)'s hypothesis and suggest that the SE\u2014NW was established more than once in the past, involving different plant communities each time, adapted to different temperature conditions. Vertebrate molecular studies also support Por (1992)'s hypothesis and suggest that the SE\u2014NW route was established since the Andean uplift. Main Conclusions The SE\u2014NW route is the most ancient connection route between the AmF and the AtF and probably was established since the Andean uplift and the formation of the South American monsoon system. This route was established many times in the past, alternating by the distribution expansion of cold-adapted and warm-adapted plant communities.&quot;, &quot;issued&quot;: {&quot;date-parts&quot;: [[&quot;2017&quot;]]}, &quot;title&quot;: &quot;The historical connections between the Amazon and the Atlantic Forest revisited&quot;, &quot;type&quot;: &quot;article-journal&quot;}, &quot;uris&quot;: [&quot;http://www.mendeley.com/documents/?uuid=624f525d-19bc-4437-9c41-b184dbeb45ae&quot;], &quot;id&quot;: &quot;ITEM-6&quot;}, {&quot;itemData&quot;: {&quot;page&quot;: &quot;285-297&quot;, &quot;DOI&quot;: &quot;10.1111/geb.12694&quot;, &quot;abstract&quot;: &quot;Aim: The aim was to examine the links between past biome stability, vegetation dynamics and biodiversity patterns. Location: South America. Time period: Last 30,000 years. Major taxa studied: Plants. Methods: We classified South America into major biomes according to their dominant plant functional groups (grasses, trees and shrubs) and ran a random forest (RF) classification with data on current climate. We then fitted the algorithm to predict biome distributions for every 1,000 years back to 21,000 yr BP and estimated biome stability by counting how many times a change in climate was predicted to shift a grid cell from one biome to another. We compared our model-based stability map with empirical estimates from selected pollen records covering the past 30 kyr in terms of vegetation shifts, changes in species composition and time-lag of vegetation responses. Results: We found a strong correlation between our habitat stability map and regional vegetation dynamics. Four scenarios emerged according to the way forest distribution shifted during a climate change. Each scenario related to specific regional features of biome stability and diversity, allowing us to formulate specific predictions on how taxonomic, genetic and functional components of biodiversity might be impacted by modern climate change. Main conclusions: Our validated map of biome stability provides important baseline information for studying the impacts of past climate on biodiversity in South America. By focusing exclusively on climatic changes of manifested relevance (i.e., those resulting in significant habitat changes), it provides a novel perspective that complements previous datasets and allows scientists to explore new questions and hypotheses at the local, regional and continental scales.&quot;, &quot;issued&quot;: {&quot;date-parts&quot;: [[&quot;2018&quot;]]}, &quot;title&quot;: &quot;Biome stability in South America over the last 30 kyr: inferences from long-term vegetation dynamics and habitat modelling&quot;, &quot;type&quot;: &quot;article-journal&quot;, &quot;container-title&quot;: &quot;Global Ecology and Biogeography&quot;, &quot;ISSN&quot;: &quot;14668238&quot;, &quot;author&quot;: [{&quot;dropping-particle&quot;: &quot;&quot;, &quot;suffix&quot;: &quot;&quot;, &quot;non-dropping-particle&quot;: &quot;&quot;, &quot;family&quot;: &quot;Costa&quot;, &quot;parse-names&quot;: false, &quot;given&quot;: &quot;Gabriel C.&quot;}, {&quot;dropping-particle&quot;: &quot;&quot;, &quot;suffix&quot;: &quot;&quot;, &quot;non-dropping-particle&quot;: &quot;&quot;, &quot;family&quot;: &quot;Hampe&quot;, &quot;parse-names&quot;: false, &quot;given&quot;: &quot;Arndt&quot;}, {&quot;dropping-particle&quot;: &quot;&quot;, &quot;suffix&quot;: &quot;&quot;, &quot;non-dropping-particle&quot;: &quot;&quot;, &quot;family&quot;: &quot;Ledru&quot;, &quot;parse-names&quot;: false, &quot;given&quot;: &quot;Marie Pierre&quot;}, {&quot;dropping-particle&quot;: &quot;&quot;, &quot;suffix&quot;: &quot;&quot;, &quot;non-dropping-particle&quot;: &quot;&quot;, &quot;family&quot;: &quot;Martinez&quot;, &quot;parse-names&quot;: false, &quot;given&quot;: &quot;Pablo A.&quot;}, {&quot;dropping-particle&quot;: &quot;&quot;, &quot;suffix&quot;: &quot;&quot;, &quot;non-dropping-particle&quot;: &quot;&quot;, &quot;family&quot;: &quot;Mazzochini&quot;, &quot;parse-names&quot;: false, &quot;given&quot;: &quot;Guilherme G.&quot;}, {&quot;dropping-particle&quot;: &quot;&quot;, &quot;suffix&quot;: &quot;&quot;, &quot;non-dropping-particle&quot;: &quot;&quot;, &quot;family&quot;: &quot;Shepard&quot;, &quot;parse-names&quot;: false, &quot;given&quot;: &quot;Donald B.&quot;}, {&quot;dropping-particle&quot;: &quot;&quot;, &quot;suffix&quot;: &quot;&quot;, &quot;non-dropping-particle&quot;: &quot;&quot;, &quot;family&quot;: &quot;Werneck&quot;, &quot;parse-names&quot;: false, &quot;given&quot;: &quot;Fernanda P.&quot;}, {&quot;dropping-particle&quot;: &quot;&quot;, &quot;suffix&quot;: &quot;&quot;, &quot;non-dropping-particle&quot;: &quot;&quot;, &quot;family&quot;: &quot;Moritz&quot;, &quot;parse-names&quot;: false, &quot;given&quot;: &quot;Craig&quot;}, {&quot;dropping-particle&quot;: &quot;&quot;, &quot;suffix&quot;: &quot;&quot;, &quot;non-dropping-particle&quot;: &quot;&quot;, &quot;family&quot;: &quot;Carnaval&quot;, &quot;parse-names&quot;: false, &quot;given&quot;: &quot;Ana Carolina&quot;}], &quot;id&quot;: &quot;ITEM-7&quot;, &quot;issue&quot;: &quot;3&quot;, &quot;ISBN&quot;: &quot;4170&quot;, &quot;volume&quot;: &quot;27&quot;}, &quot;uris&quot;: [&quot;http://www.mendeley.com/documents/?uuid=c5729ca5-f32e-485e-a045-b3cc9e4193aa&quot;], &quot;id&quot;: &quot;ITEM-7&quot;}], &quot;properties&quot;: {&quot;noteIndex&quot;: 0}} RNDE1nT3EYwjN"/>(Mayle 2004; Carnaval et al. 2009; Werneck 2011; Collevatti et al. 2012; Werneck et al. 2012; Ledo and Colli 2017; Costa et al. 2018, <text:bookmark-end text:name="__UnoMark__13577_526319981"/><text:bookmark-end text:name="Mendeley_Bookmark_DhU5V3azBm"/><text:reference-mark-end text:name="ADDIN CSL_CITATION {&quot;schema&quot;: &quot;https://github.com/citation-style-language/schema/raw/master/csl-citation.json&quot;, &quot;mendeley&quot;: {&quot;plainTextFormattedCitation&quot;: &quot;(Mayle 2004; Carnaval et al. 2009; Werneck 2011; Collevatti et al. 2012; Werneck et al. 2012; Ledo and Colli 2017; Costa et al. 2018)&quot;, &quot;manualFormatting&quot;: &quot;(Mayle 2004; Carnaval et al. 2009; Werneck 2011; Collevatti et al. 2012; Werneck et al. 2012; Ledo and Colli 2017; Costa et al. 2018, &quot;, &quot;previouslyFormattedCitation&quot;: &quot;(Mayle 2004; Carnaval et al. 2009; Werneck 2011; Collevatti et al. 2012; Werneck et al. 2012; Ledo and Colli 2017; Costa et al. 2018)&quot;, &quot;formattedCitation&quot;: &quot;(Mayle 2004; Carnaval et al. 2009; Werneck 2011; Collevatti et al. 2012; Werneck et al. 2012; Ledo and Colli 2017; Costa et al. 2018)&quot;}, &quot;citationItems&quot;: [{&quot;itemData&quot;: {&quot;container-title&quot;: &quot;Journal of Quaternary Science&quot;, &quot;ISSN&quot;: &quot;0267-8179&quot;, &quot;author&quot;: [{&quot;dropping-particle&quot;: &quot;&quot;, &quot;suffix&quot;: &quot;&quot;, &quot;non-dropping-particle&quot;: &quot;&quot;, &quot;family&quot;: &quot;Mayle&quot;, &quot;parse-names&quot;: false, &quot;given&quot;: &quot;Francis E&quot;}], &quot;page&quot;: &quot;713-720&quot;, &quot;id&quot;: &quot;ITEM-1&quot;, &quot;publisher&quot;: &quot;Wiley Online Library&quot;, &quot;issue&quot;: &quot;7&quot;, &quot;volume&quot;: &quot;19&quot;, &quot;issued&quot;: {&quot;date-parts&quot;: [[&quot;2004&quot;]]}, &quot;title&quot;: &quot;Assessment of the Neotropical dry forest refugia hypothesis in the light of palaeoecological data and vegetation model simulations&quot;, &quot;type&quot;: &quot;article-journal&quot;}, &quot;uris&quot;: [&quot;http://www.mendeley.com/documents/?uuid=bd8ed3aa-66d5-4eb4-9749-4f04a87cb34f&quot;], &quot;id&quot;: &quot;ITEM-1&quot;}, {&quot;itemData&quot;: {&quot;container-title&quot;: &quot;Science&quot;, &quot;ISSN&quot;: &quot;1095-9203&quot;, &quot;author&quot;: [{&quot;dropping-particle&quot;: &quot;&quot;, &quot;suffix&quot;: &quot;&quot;, &quot;non-dropping-particle&quot;: &quot;&quot;, &quot;family&quot;: &quot;Carnaval&quot;, &quot;parse-names&quot;: false, &quot;given&quot;: &quot;A C&quot;}, {&quot;dropping-particle&quot;: &quot;&quot;, &quot;suffix&quot;: &quot;&quot;, &quot;non-dropping-particle&quot;: &quot;&quot;, &quot;family&quot;: &quot;Hickerson&quot;, &quot;parse-names&quot;: false, &quot;given&quot;: &quot;M J&quot;}, {&quot;dropping-particle&quot;: &quot;&quot;, &quot;suffix&quot;: &quot;&quot;, &quot;non-dropping-particle&quot;: &quot;&quot;, &quot;family&quot;: &quot;Haddad&quot;, &quot;parse-names&quot;: false, &quot;given&quot;: &quot;C F&quot;}, {&quot;dropping-particle&quot;: &quot;&quot;, &quot;suffix&quot;: &quot;&quot;, &quot;non-dropping-particle&quot;: &quot;&quot;, &quot;family&quot;: &quot;Rodrigues&quot;, &quot;parse-names&quot;: false, &quot;given&quot;: &quot;M T&quot;}, {&quot;dropping-particle&quot;: &quot;&quot;, &quot;suffix&quot;: &quot;&quot;, &quot;non-dropping-particle&quot;: &quot;&quot;, &quot;family&quot;: &quot;Moritz&quot;, &quot;parse-names&quot;: false, &quot;given&quot;: &quot;C&quot;}], &quot;page&quot;: &quot;785-789&quot;, &quot;id&quot;: &quot;ITEM-2&quot;, &quot;issue&quot;: &quot;5915&quot;, &quot;volume&quot;: &quot;323&quot;, &quot;issued&quot;: {&quot;date-parts&quot;: [[&quot;2009&quot;]]}, &quot;title&quot;: &quot;Stability predicts genetic diversity in the Brazilian Atlantic forest hotspot.&quot;, &quot;type&quot;: &quot;article-journal&quot;}, &quot;uris&quot;: [&quot;http://www.mendeley.com/documents/?uuid=2397c2e0-c923-4d31-a4b3-f66836416653&quot;], &quot;id&quot;: &quot;ITEM-2&quot;}, {&quot;itemData&quot;: {&quot;container-title&quot;: &quot;Quaternary Science Reviews&quot;, &quot;ISSN&quot;: &quot;02773791&quot;, &quot;author&quot;: [{&quot;dropping-particle&quot;: &quot;&quot;, &quot;suffix&quot;: &quot;&quot;, &quot;non-dropping-particle&quot;: &quot;&quot;, &quot;family&quot;: &quot;Werneck&quot;, &quot;parse-names&quot;: false, &quot;given&quot;: &quot;Fernanda P.&quot;}], &quot;page&quot;: &quot;13-14&quot;, &quot;id&quot;: &quot;ITEM-3&quot;, &quot;DOI&quot;: &quot;10.1016/j.quascirev.2011.03.009&quot;, &quot;abstract&quot;: &quot;The eastern-central South American open vegetation biomes occur across an extensive range of environmental conditions and are organized diagonally including three complexly interacting tropical/sub-tropical biomes. Seasonally Dry Tropical Forests (SDTFs), Cerrado, and Chaco biomes are seasonally stressed by drought, characterized by significant plant and animal endemism, high levels of diversity, and highly endangered. However, these open biomes have been overlooked in biogeographic studies and conservation projects in South America, especially regarding fauna studies. Here I compile and evaluate the biogeographic hypotheses previously proposed for the diversification of these three major open biomes, specifically their distributions located eastern and southern of Andes. My goal is to generate predictions and provide a background for testable hypotheses. I begin by investigating both continental (inter-biome) and regional (within-biome) levels, and I then provide a biogeographical summary for these regions. I also suggest how novel molecular-based historical biogeographic/phylogeographic approaches could contribute to the resolution of long-standing questions, identify potential target fauna groups for development of these lines of study, and describe fertile future research agendas. \u00a9 2011 Elsevier Ltd.&quot;, &quot;volume&quot;: &quot;30&quot;, &quot;issued&quot;: {&quot;date-parts&quot;: [[&quot;2011&quot;]]}, &quot;title&quot;: &quot;The diversification of eastern South American open vegetation biomes: Historical biogeography and perspectives&quot;, &quot;type&quot;: &quot;article-journal&quot;}, &quot;uris&quot;: [&quot;http://www.mendeley.com/documents/?uuid=34c9a956-62f0-4707-9c33-d2fdd784a518&quot;], &quot;id&quot;: &quot;ITEM-3&quot;}, {&quot;itemData&quot;: {&quot;type&quot;: &quot;article-journal&quot;, &quot;author&quot;: [{&quot;dropping-particle&quot;: &quot;&quot;, &quot;suffix&quot;: &quot;&quot;, &quot;non-dropping-particle&quot;: &quot;&quot;, &quot;family&quot;: &quot;Collevatti&quot;, &quot;parse-names&quot;: false, &quot;given&quot;: &quot;RG&quot;}, {&quot;dropping-particle&quot;: &quot;&quot;, &quot;suffix&quot;: &quot;&quot;, &quot;non-dropping-particle&quot;: &quot;&quot;, &quot;family&quot;: &quot;Lima-Ribeiro&quot;, &quot;parse-names&quot;: false, &quot;given&quot;: &quot;MS&quot;}, {&quot;dropping-particle&quot;: &quot;&quot;, &quot;suffix&quot;: &quot;&quot;, &quot;non-dropping-particle&quot;: &quot;&quot;, &quot;family&quot;: &quot;Souza-Neto&quot;, &quot;parse-names&quot;: false, &quot;given&quot;: &quot;AC&quot;}], &quot;issued&quot;: {&quot;date-parts&quot;: [[&quot;2012&quot;]]}, &quot;title&quot;: &quot;Recovering the demographical history of a Brazilian Cerrado tree species Caryocar brasiliense: coupling ecological niche modeling and coalescent analyses&quot;, &quot;id&quot;: &quot;ITEM-4&quot;}, &quot;uris&quot;: [&quot;http://www.mendeley.com/documents/?uuid=87de6a29-52a5-3ac2-ade9-140fa1c60fb1&quot;], &quot;id&quot;: &quot;ITEM-4&quot;}, {&quot;itemData&quot;: {&quot;container-title&quot;: &quot;Journal of Biogeography&quot;, &quot;ISSN&quot;: &quot;03050270&quot;, &quot;author&quot;: [{&quot;dropping-particle&quot;: &quot;&quot;, &quot;suffix&quot;: &quot;&quot;, &quot;non-dropping-particle&quot;: &quot;&quot;, &quot;family&quot;: &quot;Werneck&quot;, &quot;parse-names&quot;: false, &quot;given&quot;: &quot;Fernanda P.&quot;}, {&quot;dropping-particle&quot;: &quot;&quot;, &quot;suffix&quot;: &quot;&quot;, &quot;non-dropping-particle&quot;: &quot;&quot;, &quot;family&quot;: &quot;Nogueira&quot;, &quot;parse-names&quot;: false, &quot;given&quot;: &quot;Cristiano&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Costa&quot;, &quot;parse-names&quot;: false, &quot;given&quot;: &quot;Gabriel C.&quot;}], &quot;id&quot;: &quot;ITEM-5&quot;, &quot;DOI&quot;: &quot;10.1111/j.1365-2699.2012.02715.x&quot;, &quot;abstract&quot;: &quot;Aim To investigate the historical distribution of the Cerrado across Quaternary climatic fluctuations and to generate historical stability maps to test: (1) whether the historical climate stability hypothesis explains squamate reptile richness in the Cerrado; and (2) the hypothesis of Pleistocene connections between savannas located north and south of Amazonia. Location The Cerrado, a savanna biome and a global biodiversity hotspot distributed mainly in central Brazil. Methods We generated occurrence datasets from 1000 presence points randomly selected from the entire distribution of the Cerrado, as determined by two spatial definitions. We modelled the potential Cerrado distribution by implementing a maximum-entropy machine-learning algorithm across four time projections: current, mid-Holocene (6 ka), Last Glacial Maximum (LGM, 21 ka) and Last Interglacial (LIG, 120 ka). We generated historical stability maps (refugial areas) by overlapping presence/absence projections of all scenarios, and checked consistencies with qualitative comparisons with available fossil pollen records. We built a spatially explicit simultaneous autoregressive model to explore the relationship between current climate, climatic stability, and squamate species richness. Results Models predicted the LGM and LIG as the periods of narrowest and widest Cerrado distributions, respectively, and were largely corroborated by palynological evidence. We found evidence for two savanna corridors (eastern coastal during the LIG, and Andean during the LGM) and predicted a large refugial area in the north-eastern Cerrado (Serra Geral de Goias refugium). Variables related to climatic stability predicted squamate richness better than present climatic variables did. Main conclusions Our results indicate that Bolivian savannas should be included within the Cerrado range and that the Cerrados biogeographical counterparts are not Chaco and Caatinga but rather the disjunct savannas of the Guyana shield plateaus. Climatic stability is a good predictor of Cerrado squamate richness, and our stability maps could be used in future studies to test diversity patterns and genetic signatures of different taxonomic groups and as a higher-order landscape biodiversity surrogate for conservation planning.&quot;, &quot;issued&quot;: {&quot;date-parts&quot;: [[&quot;2012&quot;]]}, &quot;title&quot;: &quot;Climatic stability in the Brazilian Cerrado: Implications for biogeographical connections of South American savannas, species richness and conservation in a biodiversity hotspot&quot;, &quot;type&quot;: &quot;article-journal&quot;}, &quot;uris&quot;: [&quot;http://www.mendeley.com/documents/?uuid=da8041d0-dbd4-451a-b74a-38277906efdd&quot;], &quot;id&quot;: &quot;ITEM-5&quot;}, {&quot;itemData&quot;: {&quot;container-title&quot;: &quot;Journal of Biogeography&quot;, &quot;ISSN&quot;: &quot;13652699&quot;, &quot;author&quot;: [{&quot;dropping-particle&quot;: &quot;&quot;, &quot;suffix&quot;: &quot;&quot;, &quot;non-dropping-particle&quot;: &quot;&quot;, &quot;family&quot;: &quot;Ledo&quot;, &quot;parse-names&quot;: false, &quot;given&quot;: &quot;Roger Maia Dias&quot;}, {&quot;dropping-particle&quot;: &quot;&quot;, &quot;suffix&quot;: &quot;&quot;, &quot;non-dropping-particle&quot;: &quot;&quot;, &quot;family&quot;: &quot;Colli&quot;, &quot;parse-names&quot;: false, &quot;given&quot;: &quot;Guarino Rinaldi&quot;}], &quot;id&quot;: &quot;ITEM-6&quot;, &quot;DOI&quot;: &quot;10.1111/jbi.13049&quot;, &quot;abstract&quot;: &quot;Aim To assess ancient biotic connections between the Amazon Forest (AmF) and the Atlantic Forest (AtF) based on environmental niche modelling (ENM), palaeobiological, and molecular evidence; to test Por (1992)'s hypothesis of the south-eastern\u2014north-western (SE\u2014NW) route as the most important route in terms of frequency and duration; to evaluate past climatic conditions associated with the routes. Location South America. Methods We generated random points in climate space of AmF and AtF and identified two major climatic groups in the shared environmental space (colder and warmer) with a K-means cluster analysis. We modelled each climatic group using eleven algorithms of ENM and selected the best model, projecting the results back to 120 ka. We used published data on South American palaeopalynology, speleothem and travertine chronology for model validation. We also accessed vertebrate molecular studies and extracted the split timing of lineages distributed both in the AmF and the AtF to test Por (1992)'s hypothesis in more ancient times. Results Palynological and speleothem studies supported the results of our ENM models, indicating expansion of cold-adapted species along the SE\u2014NW and NE routes in the LGM. The SE\u2014NW route was also supported in the LIG, however, involving warm-adapted species. Our results support Por (1992)'s hypothesis and suggest that the SE\u2014NW was established more than once in the past, involving different plant communities each time, adapted to different temperature conditions. Vertebrate molecular studies also support Por (1992)'s hypothesis and suggest that the SE\u2014NW route was established since the Andean uplift. Main Conclusions The SE\u2014NW route is the most ancient connection route between the AmF and the AtF and probably was established since the Andean uplift and the formation of the South American monsoon system. This route was established many times in the past, alternating by the distribution expansion of cold-adapted and warm-adapted plant communities.&quot;, &quot;issued&quot;: {&quot;date-parts&quot;: [[&quot;2017&quot;]]}, &quot;title&quot;: &quot;The historical connections between the Amazon and the Atlantic Forest revisited&quot;, &quot;type&quot;: &quot;article-journal&quot;}, &quot;uris&quot;: [&quot;http://www.mendeley.com/documents/?uuid=624f525d-19bc-4437-9c41-b184dbeb45ae&quot;], &quot;id&quot;: &quot;ITEM-6&quot;}, {&quot;itemData&quot;: {&quot;page&quot;: &quot;285-297&quot;, &quot;DOI&quot;: &quot;10.1111/geb.12694&quot;, &quot;abstract&quot;: &quot;Aim: The aim was to examine the links between past biome stability, vegetation dynamics and biodiversity patterns. Location: South America. Time period: Last 30,000 years. Major taxa studied: Plants. Methods: We classified South America into major biomes according to their dominant plant functional groups (grasses, trees and shrubs) and ran a random forest (RF) classification with data on current climate. We then fitted the algorithm to predict biome distributions for every 1,000 years back to 21,000 yr BP and estimated biome stability by counting how many times a change in climate was predicted to shift a grid cell from one biome to another. We compared our model-based stability map with empirical estimates from selected pollen records covering the past 30 kyr in terms of vegetation shifts, changes in species composition and time-lag of vegetation responses. Results: We found a strong correlation between our habitat stability map and regional vegetation dynamics. Four scenarios emerged according to the way forest distribution shifted during a climate change. Each scenario related to specific regional features of biome stability and diversity, allowing us to formulate specific predictions on how taxonomic, genetic and functional components of biodiversity might be impacted by modern climate change. Main conclusions: Our validated map of biome stability provides important baseline information for studying the impacts of past climate on biodiversity in South America. By focusing exclusively on climatic changes of manifested relevance (i.e., those resulting in significant habitat changes), it provides a novel perspective that complements previous datasets and allows scientists to explore new questions and hypotheses at the local, regional and continental scales.&quot;, &quot;issued&quot;: {&quot;date-parts&quot;: [[&quot;2018&quot;]]}, &quot;title&quot;: &quot;Biome stability in South America over the last 30 kyr: inferences from long-term vegetation dynamics and habitat modelling&quot;, &quot;type&quot;: &quot;article-journal&quot;, &quot;container-title&quot;: &quot;Global Ecology and Biogeography&quot;, &quot;ISSN&quot;: &quot;14668238&quot;, &quot;author&quot;: [{&quot;dropping-particle&quot;: &quot;&quot;, &quot;suffix&quot;: &quot;&quot;, &quot;non-dropping-particle&quot;: &quot;&quot;, &quot;family&quot;: &quot;Costa&quot;, &quot;parse-names&quot;: false, &quot;given&quot;: &quot;Gabriel C.&quot;}, {&quot;dropping-particle&quot;: &quot;&quot;, &quot;suffix&quot;: &quot;&quot;, &quot;non-dropping-particle&quot;: &quot;&quot;, &quot;family&quot;: &quot;Hampe&quot;, &quot;parse-names&quot;: false, &quot;given&quot;: &quot;Arndt&quot;}, {&quot;dropping-particle&quot;: &quot;&quot;, &quot;suffix&quot;: &quot;&quot;, &quot;non-dropping-particle&quot;: &quot;&quot;, &quot;family&quot;: &quot;Ledru&quot;, &quot;parse-names&quot;: false, &quot;given&quot;: &quot;Marie Pierre&quot;}, {&quot;dropping-particle&quot;: &quot;&quot;, &quot;suffix&quot;: &quot;&quot;, &quot;non-dropping-particle&quot;: &quot;&quot;, &quot;family&quot;: &quot;Martinez&quot;, &quot;parse-names&quot;: false, &quot;given&quot;: &quot;Pablo A.&quot;}, {&quot;dropping-particle&quot;: &quot;&quot;, &quot;suffix&quot;: &quot;&quot;, &quot;non-dropping-particle&quot;: &quot;&quot;, &quot;family&quot;: &quot;Mazzochini&quot;, &quot;parse-names&quot;: false, &quot;given&quot;: &quot;Guilherme G.&quot;}, {&quot;dropping-particle&quot;: &quot;&quot;, &quot;suffix&quot;: &quot;&quot;, &quot;non-dropping-particle&quot;: &quot;&quot;, &quot;family&quot;: &quot;Shepard&quot;, &quot;parse-names&quot;: false, &quot;given&quot;: &quot;Donald B.&quot;}, {&quot;dropping-particle&quot;: &quot;&quot;, &quot;suffix&quot;: &quot;&quot;, &quot;non-dropping-particle&quot;: &quot;&quot;, &quot;family&quot;: &quot;Werneck&quot;, &quot;parse-names&quot;: false, &quot;given&quot;: &quot;Fernanda P.&quot;}, {&quot;dropping-particle&quot;: &quot;&quot;, &quot;suffix&quot;: &quot;&quot;, &quot;non-dropping-particle&quot;: &quot;&quot;, &quot;family&quot;: &quot;Moritz&quot;, &quot;parse-names&quot;: false, &quot;given&quot;: &quot;Craig&quot;}, {&quot;dropping-particle&quot;: &quot;&quot;, &quot;suffix&quot;: &quot;&quot;, &quot;non-dropping-particle&quot;: &quot;&quot;, &quot;family&quot;: &quot;Carnaval&quot;, &quot;parse-names&quot;: false, &quot;given&quot;: &quot;Ana Carolina&quot;}], &quot;id&quot;: &quot;ITEM-7&quot;, &quot;issue&quot;: &quot;3&quot;, &quot;ISBN&quot;: &quot;4170&quot;, &quot;volume&quot;: &quot;27&quot;}, &quot;uris&quot;: [&quot;http://www.mendeley.com/documents/?uuid=c5729ca5-f32e-485e-a045-b3cc9e4193aa&quot;], &quot;id&quot;: &quot;ITEM-7&quot;}], &quot;properties&quot;: {&quot;noteIndex&quot;: 0}} RNDE1nT3EYwjN"/><text:span text:style-name="T13">⁠</text:span><text:bookmark text:name="Bookmark141"/><text:span text:style-name="T9">but</text:span><text:span text:style-name="T19"> </text:span><text:span text:style-name="T9">see </text:span><text:bookmark-start text:name="__UnoMark__13581_526319981"/><text:bookmark-start text:name="Bookmark8111"/><text:bookmark-start text:name="Mendeley_Bookmark_hkM2nwnTLD"/><text:reference-mark-start text:name="ADDIN CSL_CITATION {&quot;schema&quot;: &quot;https://github.com/citation-style-language/schema/raw/master/csl-citation.json&quot;, &quot;mendeley&quot;: {&quot;plainTextFormattedCitation&quot;: &quot;(Melo et al. 2016)&quot;, &quot;manualFormatting&quot;: &quot;Melo et al. 2016)&quot;, &quot;previouslyFormattedCitation&quot;: &quot;(Melo et al. 2016)&quot;, &quot;formattedCitation&quot;: &quot;(Melo et al. 2016)&quot;}, &quot;citationItems&quot;: [{&quot;itemData&quot;: {&quot;container-title&quot;: &quot;PloS one&quot;, &quot;author&quot;: [{&quot;dropping-particle&quot;: &quot;de&quot;, &quot;suffix&quot;: &quot;&quot;, &quot;non-dropping-particle&quot;: &quot;&quot;, &quot;family&quot;: &quot;Melo&quot;, &quot;parse-names&quot;: false, &quot;given&quot;: &quot;WA&quot;}, {&quot;dropping-particle&quot;: &quot;&quot;, &quot;suffix&quot;: &quot;&quot;, &quot;non-dropping-particle&quot;: &quot;&quot;, &quot;family&quot;: &quot;Lima-Ribeiro&quot;, &quot;parse-names&quot;: false, &quot;given&quot;: &quot;MS&quot;}, {&quot;dropping-particle&quot;: &quot;&quot;, &quot;suffix&quot;: &quot;&quot;, &quot;non-dropping-particle&quot;: &quot;&quot;, &quot;family&quot;: &quot;Terribile&quot;, &quot;parse-names&quot;: false, &quot;given&quot;: &quot;LC&quot;}], &quot;id&quot;: &quot;ITEM-1&quot;, &quot;issued&quot;: {&quot;date-parts&quot;: [[&quot;2016&quot;]]}, &quot;title&quot;: &quot;Coalescent Simulation and Paleodistribution Modeling for Tabebuia rosealba Do Not Support South American Dry Forest Refugia Hypothesis&quot;, &quot;type&quot;: &quot;article-journal&quot;}, &quot;uris&quot;: [&quot;http://www.mendeley.com/documents/?uuid=d8a7c65e-8fd4-3555-9c2e-6960eb06f5ab&quot;], &quot;id&quot;: &quot;ITEM-1&quot;}], &quot;properties&quot;: {&quot;noteIndex&quot;: 0}} RND94TRlHD9Km"/><text:span text:style-name="T6">Melo et al. 2016)</text:span><text:bookmark-end text:name="__UnoMark__13581_526319981"/><text:bookmark-end text:name="Bookmark8111"/><text:bookmark-end text:name="Mendeley_Bookmark_hkM2nwnTLD"/><text:reference-mark-end text:name="ADDIN CSL_CITATION {&quot;schema&quot;: &quot;https://github.com/citation-style-language/schema/raw/master/csl-citation.json&quot;, &quot;mendeley&quot;: {&quot;plainTextFormattedCitation&quot;: &quot;(Melo et al. 2016)&quot;, &quot;manualFormatting&quot;: &quot;Melo et al. 2016)&quot;, &quot;previouslyFormattedCitation&quot;: &quot;(Melo et al. 2016)&quot;, &quot;formattedCitation&quot;: &quot;(Melo et al. 2016)&quot;}, &quot;citationItems&quot;: [{&quot;itemData&quot;: {&quot;container-title&quot;: &quot;PloS one&quot;, &quot;author&quot;: [{&quot;dropping-particle&quot;: &quot;de&quot;, &quot;suffix&quot;: &quot;&quot;, &quot;non-dropping-particle&quot;: &quot;&quot;, &quot;family&quot;: &quot;Melo&quot;, &quot;parse-names&quot;: false, &quot;given&quot;: &quot;WA&quot;}, {&quot;dropping-particle&quot;: &quot;&quot;, &quot;suffix&quot;: &quot;&quot;, &quot;non-dropping-particle&quot;: &quot;&quot;, &quot;family&quot;: &quot;Lima-Ribeiro&quot;, &quot;parse-names&quot;: false, &quot;given&quot;: &quot;MS&quot;}, {&quot;dropping-particle&quot;: &quot;&quot;, &quot;suffix&quot;: &quot;&quot;, &quot;non-dropping-particle&quot;: &quot;&quot;, &quot;family&quot;: &quot;Terribile&quot;, &quot;parse-names&quot;: false, &quot;given&quot;: &quot;LC&quot;}], &quot;id&quot;: &quot;ITEM-1&quot;, &quot;issued&quot;: {&quot;date-parts&quot;: [[&quot;2016&quot;]]}, &quot;title&quot;: &quot;Coalescent Simulation and Paleodistribution Modeling for Tabebuia rosealba Do Not Support South American Dry Forest Refugia Hypothesis&quot;, &quot;type&quot;: &quot;article-journal&quot;}, &quot;uris&quot;: [&quot;http://www.mendeley.com/documents/?uuid=d8a7c65e-8fd4-3555-9c2e-6960eb06f5ab&quot;], &quot;id&quot;: &quot;ITEM-1&quot;}], &quot;properties&quot;: {&quot;noteIndex&quot;: 0}} RND94TRlHD9Km"/><text:span text:style-name="T19">. Cycles of expansion and contraction of forested areas isolated enclaves of open vegetation and the species associated with those</text:span><text:span text:style-name="T22"> </text:span><text:bookmark-start text:name="__UnoMark__13585_526319981"/><text:bookmark-start text:name="Mendeley_Bookmark_UyNdvvZq0c"/><text:reference-mark-start text:name="ADDIN CSL_CITATION {&quot;schema&quot;: &quot;https://github.com/citation-style-language/schema/raw/master/csl-citation.json&quot;, &quot;mendeley&quot;: {&quot;previouslyFormattedCitation&quot;: &quot;(Van der Hammen 1974; Absy and Van der Hammen 1976; Van der Hammen and Absy 1994; Mayle 2004)&quot;, &quot;plainTextFormattedCitation&quot;: &quot;(Van der Hammen 1974; Absy and Van der Hammen 1976; Van der Hammen and Absy 1994; Mayle 2004)&quot;, &quot;formattedCitation&quot;: &quot;(Van der Hammen 1974; Absy and Van der Hammen 1976; Van der Hammen and Absy 1994; Mayle 2004)&quot;}, &quot;citationItems&quot;: [{&quot;itemData&quot;: {&quot;container-title&quot;: &quot;Journal of Biogeography&quot;, &quot;author&quot;: [{&quot;dropping-particle&quot;: &quot;&quot;, &quot;suffix&quot;: &quot;&quot;, &quot;non-dropping-particle&quot;: &quot;Van der&quot;, &quot;family&quot;: &quot;Hammen&quot;, &quot;parse-names&quot;: false, &quot;given&quot;: &quot;T&quot;}], &quot;page&quot;: &quot;3-26&quot;, &quot;id&quot;: &quot;ITEM-1&quot;, &quot;issue&quot;: &quot;1&quot;, &quot;volume&quot;: &quot;1&quot;, &quot;issued&quot;: {&quot;date-parts&quot;: [[&quot;1974&quot;]]}, &quot;title&quot;: &quot;The Pleistocene Changes of Vegetation and Climate in Tropical South America&quot;, &quot;type&quot;: &quot;article-journal&quot;}, &quot;uris&quot;: [&quot;http://www.mendeley.com/documents/?uuid=f7251279-e7b8-4497-98e9-09a432e32c85&quot;], &quot;id&quot;: &quot;ITEM-1&quot;}, {&quot;itemData&quot;: {&quot;container-title&quot;: &quot;Acta Amazonica&quot;, &quot;author&quot;: [{&quot;dropping-particle&quot;: &quot;&quot;, &quot;suffix&quot;: &quot;&quot;, &quot;non-dropping-particle&quot;: &quot;&quot;, &quot;family&quot;: &quot;Absy&quot;, &quot;parse-names&quot;: false, &quot;given&quot;: &quot;ML&quot;}, {&quot;dropping-particle&quot;: &quot;&quot;, &quot;suffix&quot;: &quot;&quot;, &quot;non-dropping-particle&quot;: &quot;Van der&quot;, &quot;family&quot;: &quot;Hammen&quot;, &quot;parse-names&quot;: false, &quot;given&quot;: &quot;T&quot;}], &quot;id&quot;: &quot;ITEM-2&quot;, &quot;issued&quot;: {&quot;date-parts&quot;: [[&quot;1976&quot;]]}, &quot;title&quot;: &quot;Some palaeoecological data from Rondonia, southern part of the Amazon Basin&quot;, &quot;type&quot;: &quot;article-journal&quot;}, &quot;uris&quot;: [&quot;http://www.mendeley.com/documents/?uuid=3e5da374-2b9c-3f66-9b26-d0b2dc713a9f&quot;], &quot;id&quot;: &quot;ITEM-2&quot;}, {&quot;itemData&quot;: {&quot;container-title&quot;: &quot;Palaeogeography, palaeoclimatology,&quot;, &quot;author&quot;: [{&quot;dropping-particle&quot;: &quot;&quot;, &quot;suffix&quot;: &quot;&quot;, &quot;non-dropping-particle&quot;: &quot;Van der&quot;, &quot;family&quot;: &quot;Hammen&quot;, &quot;parse-names&quot;: false, &quot;given&quot;: &quot;T&quot;}, {&quot;dropping-particle&quot;: &quot;&quot;, &quot;suffix&quot;: &quot;&quot;, &quot;non-dropping-particle&quot;: &quot;&quot;, &quot;family&quot;: &quot;Absy&quot;, &quot;parse-names&quot;: false, &quot;given&quot;: &quot;ML&quot;}], &quot;id&quot;: &quot;ITEM-3&quot;, &quot;issued&quot;: {&quot;date-parts&quot;: [[&quot;1994&quot;]]}, &quot;title&quot;: &quot;Amazonia during the last glacial&quot;, &quot;type&quot;: &quot;article-journal&quot;}, &quot;uris&quot;: [&quot;http://www.mendeley.com/documents/?uuid=a8045b55-d9ab-3952-ba87-e9f4f36363f1&quot;], &quot;id&quot;: &quot;ITEM-3&quot;}, {&quot;itemData&quot;: {&quot;container-title&quot;: &quot;Journal of Quaternary Science&quot;, &quot;ISSN&quot;: &quot;0267-8179&quot;, &quot;author&quot;: [{&quot;dropping-particle&quot;: &quot;&quot;, &quot;suffix&quot;: &quot;&quot;, &quot;non-dropping-particle&quot;: &quot;&quot;, &quot;family&quot;: &quot;Mayle&quot;, &quot;parse-names&quot;: false, &quot;given&quot;: &quot;Francis E&quot;}], &quot;page&quot;: &quot;713-720&quot;, &quot;id&quot;: &quot;ITEM-4&quot;, &quot;publisher&quot;: &quot;Wiley Online Library&quot;, &quot;issue&quot;: &quot;7&quot;, &quot;volume&quot;: &quot;19&quot;, &quot;issued&quot;: {&quot;date-parts&quot;: [[&quot;2004&quot;]]}, &quot;title&quot;: &quot;Assessment of the Neotropical dry forest refugia hypothesis in the light of palaeoecological data and vegetation model simulations&quot;, &quot;type&quot;: &quot;article-journal&quot;}, &quot;uris&quot;: [&quot;http://www.mendeley.com/documents/?uuid=bd8ed3aa-66d5-4eb4-9749-4f04a87cb34f&quot;], &quot;id&quot;: &quot;ITEM-4&quot;}], &quot;properties&quot;: {&quot;noteIndex&quot;: 0}} RNDHqgxlkC4VW"/><text:span text:style-name="T17">(Van der Hammen 1974; Absy and Van der Hammen 1976; Van der Hammen and Absy 1994; Mayle 2004)</text:span><text:bookmark-end text:name="__UnoMark__13585_526319981"/><text:bookmark-end text:name="Mendeley_Bookmark_UyNdvvZq0c"/><text:reference-mark-end text:name="ADDIN CSL_CITATION {&quot;schema&quot;: &quot;https://github.com/citation-style-language/schema/raw/master/csl-citation.json&quot;, &quot;mendeley&quot;: {&quot;previouslyFormattedCitation&quot;: &quot;(Van der Hammen 1974; Absy and Van der Hammen 1976; Van der Hammen and Absy 1994; Mayle 2004)&quot;, &quot;plainTextFormattedCitation&quot;: &quot;(Van der Hammen 1974; Absy and Van der Hammen 1976; Van der Hammen and Absy 1994; Mayle 2004)&quot;, &quot;formattedCitation&quot;: &quot;(Van der Hammen 1974; Absy and Van der Hammen 1976; Van der Hammen and Absy 1994; Mayle 2004)&quot;}, &quot;citationItems&quot;: [{&quot;itemData&quot;: {&quot;container-title&quot;: &quot;Journal of Biogeography&quot;, &quot;author&quot;: [{&quot;dropping-particle&quot;: &quot;&quot;, &quot;suffix&quot;: &quot;&quot;, &quot;non-dropping-particle&quot;: &quot;Van der&quot;, &quot;family&quot;: &quot;Hammen&quot;, &quot;parse-names&quot;: false, &quot;given&quot;: &quot;T&quot;}], &quot;page&quot;: &quot;3-26&quot;, &quot;id&quot;: &quot;ITEM-1&quot;, &quot;issue&quot;: &quot;1&quot;, &quot;volume&quot;: &quot;1&quot;, &quot;issued&quot;: {&quot;date-parts&quot;: [[&quot;1974&quot;]]}, &quot;title&quot;: &quot;The Pleistocene Changes of Vegetation and Climate in Tropical South America&quot;, &quot;type&quot;: &quot;article-journal&quot;}, &quot;uris&quot;: [&quot;http://www.mendeley.com/documents/?uuid=f7251279-e7b8-4497-98e9-09a432e32c85&quot;], &quot;id&quot;: &quot;ITEM-1&quot;}, {&quot;itemData&quot;: {&quot;container-title&quot;: &quot;Acta Amazonica&quot;, &quot;author&quot;: [{&quot;dropping-particle&quot;: &quot;&quot;, &quot;suffix&quot;: &quot;&quot;, &quot;non-dropping-particle&quot;: &quot;&quot;, &quot;family&quot;: &quot;Absy&quot;, &quot;parse-names&quot;: false, &quot;given&quot;: &quot;ML&quot;}, {&quot;dropping-particle&quot;: &quot;&quot;, &quot;suffix&quot;: &quot;&quot;, &quot;non-dropping-particle&quot;: &quot;Van der&quot;, &quot;family&quot;: &quot;Hammen&quot;, &quot;parse-names&quot;: false, &quot;given&quot;: &quot;T&quot;}], &quot;id&quot;: &quot;ITEM-2&quot;, &quot;issued&quot;: {&quot;date-parts&quot;: [[&quot;1976&quot;]]}, &quot;title&quot;: &quot;Some palaeoecological data from Rondonia, southern part of the Amazon Basin&quot;, &quot;type&quot;: &quot;article-journal&quot;}, &quot;uris&quot;: [&quot;http://www.mendeley.com/documents/?uuid=3e5da374-2b9c-3f66-9b26-d0b2dc713a9f&quot;], &quot;id&quot;: &quot;ITEM-2&quot;}, {&quot;itemData&quot;: {&quot;container-title&quot;: &quot;Palaeogeography, palaeoclimatology,&quot;, &quot;author&quot;: [{&quot;dropping-particle&quot;: &quot;&quot;, &quot;suffix&quot;: &quot;&quot;, &quot;non-dropping-particle&quot;: &quot;Van der&quot;, &quot;family&quot;: &quot;Hammen&quot;, &quot;parse-names&quot;: false, &quot;given&quot;: &quot;T&quot;}, {&quot;dropping-particle&quot;: &quot;&quot;, &quot;suffix&quot;: &quot;&quot;, &quot;non-dropping-particle&quot;: &quot;&quot;, &quot;family&quot;: &quot;Absy&quot;, &quot;parse-names&quot;: false, &quot;given&quot;: &quot;ML&quot;}], &quot;id&quot;: &quot;ITEM-3&quot;, &quot;issued&quot;: {&quot;date-parts&quot;: [[&quot;1994&quot;]]}, &quot;title&quot;: &quot;Amazonia during the last glacial&quot;, &quot;type&quot;: &quot;article-journal&quot;}, &quot;uris&quot;: [&quot;http://www.mendeley.com/documents/?uuid=a8045b55-d9ab-3952-ba87-e9f4f36363f1&quot;], &quot;id&quot;: &quot;ITEM-3&quot;}, {&quot;itemData&quot;: {&quot;container-title&quot;: &quot;Journal of Quaternary Science&quot;, &quot;ISSN&quot;: &quot;0267-8179&quot;, &quot;author&quot;: [{&quot;dropping-particle&quot;: &quot;&quot;, &quot;suffix&quot;: &quot;&quot;, &quot;non-dropping-particle&quot;: &quot;&quot;, &quot;family&quot;: &quot;Mayle&quot;, &quot;parse-names&quot;: false, &quot;given&quot;: &quot;Francis E&quot;}], &quot;page&quot;: &quot;713-720&quot;, &quot;id&quot;: &quot;ITEM-4&quot;, &quot;publisher&quot;: &quot;Wiley Online Library&quot;, &quot;issue&quot;: &quot;7&quot;, &quot;volume&quot;: &quot;19&quot;, &quot;issued&quot;: {&quot;date-parts&quot;: [[&quot;2004&quot;]]}, &quot;title&quot;: &quot;Assessment of the Neotropical dry forest refugia hypothesis in the light of palaeoecological data and vegetation model simulations&quot;, &quot;type&quot;: &quot;article-journal&quot;}, &quot;uris&quot;: [&quot;http://www.mendeley.com/documents/?uuid=bd8ed3aa-66d5-4eb4-9749-4f04a87cb34f&quot;], &quot;id&quot;: &quot;ITEM-4&quot;}], &quot;properties&quot;: {&quot;noteIndex&quot;: 0}} RNDHqgxlkC4VW"/><text:span text:style-name="T22">⁠</text:span><text:bookmark text:name="Bookmark151"/><text:span text:style-name="T19">. This isolation might have led to local adaptations which influenced their current genetic diversity. Current climate change is happening much more rapidly, possibly leading to great loss of biodiversity </text:span><text:bookmark-start text:name="Mendeley_Bookmark_2AXIgqNQAL"/><text:reference-mark-start text:name="ADDIN CSL_CITATION {&quot;schema&quot;: &quot;https://github.com/citation-style-language/schema/raw/master/csl-citation.json&quot;, &quot;mendeley&quot;: {&quot;previouslyFormattedCitation&quot;: &quot;(Sinervo et al. 2010)&quot;, &quot;plainTextFormattedCitation&quot;: &quot;(Sinervo et al. 2010)&quot;, &quot;formattedCitation&quot;: &quot;(Sinervo et al. 2010)&quot;}, &quot;citationItems&quot;: [{&quot;itemData&quot;: {&quot;page&quot;: &quot;894-899&quot;, &quot;DOI&quot;: &quot;10.1126/science.1184695&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ssued&quot;: {&quot;date-parts&quot;: [[&quot;2010&quot;]]}, &quot;id&quot;: &quot;ITEM-1&quot;, &quot;type&quot;: &quot;article-journal&quot;, &quot;container-title&quot;: &quot;Science&quot;, &quot;ISSN&quot;: &quot;0036-8075&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Mendez-De-La-Cruz&quot;, &quot;parse-names&quot;: false, &quot;given&quot;: &quot;F.&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Cruz&quot;, &quot;parse-names&quot;: false, &quot;given&quot;: &quot;Maricela Villagr\u00e1n-Sant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la&quot;, &quot;suffix&quot;: &quot;&quot;, &quot;non-dropping-particle&quot;: &quot;&quot;, &quot;family&quot;: &quot;Riva&quot;, &quot;parse-names&quot;: false, &quot;given&quot;: &quot;Ignacio J. De&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Villagran-Santa Cruz&quot;, &quot;parse-names&quot;: false, &quot;given&quot;: &quot;M.&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inez-Mendez&quot;, &quot;parse-names&quot;: false, &quot;given&quot;: &quot;N.&quot;}, {&quot;dropping-particle&quot;: &quot;&quot;, &quot;suffix&quot;: &quot;&quot;, &quot;non-dropping-particle&quot;: &quot;&quot;, &quot;family&quot;: &quot;Calderon-Espinosa&quot;, &quot;parse-names&quot;: false, &quot;given&quot;: &quot;M. L.&quot;}, {&quot;dropping-particle&quot;: &quot;&quot;, &quot;suffix&quot;: &quot;&quot;, &quot;non-dropping-particle&quot;: &quot;&quot;, &quot;family&quot;: &quot;Meza-Lazaro&quot;, &quot;parse-names&quot;: false, &quot;given&quot;: &quot;R. N.&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engoytia&quot;, &quot;parse-names&quot;: false, &quot;given&quot;: &quot;N.&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M\u00e9ndez-de-la-Cruz&quot;, &quot;parse-names&quot;: false, &quot;given&quot;: &quot;Fausto&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Villagr\u00e1n-Santa Cruz&quot;, &quot;parse-names&quot;: false, &quot;given&quot;: &quot;Maricel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Victoriano Sepulveda&quot;, &quot;parse-names&quot;: false, &quot;given&quot;: &quot;Pedr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Aguilar Puntriano&quot;, &quot;parse-names&quot;: false, &quot;given&quot;: &quot;C\u00e9s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title&quot;: &quot;Erosion of lizard diversity by climate change and altered thermal niches&quot;, &quot;PMID&quot;: &quot;20466932&quot;, &quot;issue&quot;: &quot;5980&quot;, &quot;ISBN&quot;: &quot;0036-8075&quot;, &quot;volume&quot;: &quot;328&quot;}, &quot;uris&quot;: [&quot;http://www.mendeley.com/documents/?uuid=cef36c11-f9b4-4fb5-9ff5-c142521ad35c&quot;], &quot;id&quot;: &quot;ITEM-1&quot;}], &quot;properties&quot;: {&quot;noteIndex&quot;: 0}} RNDeHkXA6rt7Y"/><text:span text:style-name="T13">(Sinervo et al. 2010)</text:span><text:bookmark-start text:name="__UnoMark__13589_526319981"/><text:bookmark-start text:name="Bookmark23"/><text:bookmark-end text:name="Mendeley_Bookmark_2AXIgqNQAL"/><text:reference-mark-end text:name="ADDIN CSL_CITATION {&quot;schema&quot;: &quot;https://github.com/citation-style-language/schema/raw/master/csl-citation.json&quot;, &quot;mendeley&quot;: {&quot;previouslyFormattedCitation&quot;: &quot;(Sinervo et al. 2010)&quot;, &quot;plainTextFormattedCitation&quot;: &quot;(Sinervo et al. 2010)&quot;, &quot;formattedCitation&quot;: &quot;(Sinervo et al. 2010)&quot;}, &quot;citationItems&quot;: [{&quot;itemData&quot;: {&quot;page&quot;: &quot;894-899&quot;, &quot;DOI&quot;: &quot;10.1126/science.1184695&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ssued&quot;: {&quot;date-parts&quot;: [[&quot;2010&quot;]]}, &quot;id&quot;: &quot;ITEM-1&quot;, &quot;type&quot;: &quot;article-journal&quot;, &quot;container-title&quot;: &quot;Science&quot;, &quot;ISSN&quot;: &quot;0036-8075&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Mendez-De-La-Cruz&quot;, &quot;parse-names&quot;: false, &quot;given&quot;: &quot;F.&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Cruz&quot;, &quot;parse-names&quot;: false, &quot;given&quot;: &quot;Maricela Villagr\u00e1n-Sant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la&quot;, &quot;suffix&quot;: &quot;&quot;, &quot;non-dropping-particle&quot;: &quot;&quot;, &quot;family&quot;: &quot;Riva&quot;, &quot;parse-names&quot;: false, &quot;given&quot;: &quot;Ignacio J. De&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Villagran-Santa Cruz&quot;, &quot;parse-names&quot;: false, &quot;given&quot;: &quot;M.&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inez-Mendez&quot;, &quot;parse-names&quot;: false, &quot;given&quot;: &quot;N.&quot;}, {&quot;dropping-particle&quot;: &quot;&quot;, &quot;suffix&quot;: &quot;&quot;, &quot;non-dropping-particle&quot;: &quot;&quot;, &quot;family&quot;: &quot;Calderon-Espinosa&quot;, &quot;parse-names&quot;: false, &quot;given&quot;: &quot;M. L.&quot;}, {&quot;dropping-particle&quot;: &quot;&quot;, &quot;suffix&quot;: &quot;&quot;, &quot;non-dropping-particle&quot;: &quot;&quot;, &quot;family&quot;: &quot;Meza-Lazaro&quot;, &quot;parse-names&quot;: false, &quot;given&quot;: &quot;R. N.&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engoytia&quot;, &quot;parse-names&quot;: false, &quot;given&quot;: &quot;N.&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M\u00e9ndez-de-la-Cruz&quot;, &quot;parse-names&quot;: false, &quot;given&quot;: &quot;Fausto&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Villagr\u00e1n-Santa Cruz&quot;, &quot;parse-names&quot;: false, &quot;given&quot;: &quot;Maricel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Victoriano Sepulveda&quot;, &quot;parse-names&quot;: false, &quot;given&quot;: &quot;Pedr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Aguilar Puntriano&quot;, &quot;parse-names&quot;: false, &quot;given&quot;: &quot;C\u00e9s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title&quot;: &quot;Erosion of lizard diversity by climate change and altered thermal niches&quot;, &quot;PMID&quot;: &quot;20466932&quot;, &quot;issue&quot;: &quot;5980&quot;, &quot;ISBN&quot;: &quot;0036-8075&quot;, &quot;volume&quot;: &quot;328&quot;}, &quot;uris&quot;: [&quot;http://www.mendeley.com/documents/?uuid=cef36c11-f9b4-4fb5-9ff5-c142521ad35c&quot;], &quot;id&quot;: &quot;ITEM-1&quot;}], &quot;properties&quot;: {&quot;noteIndex&quot;: 0}} RNDeHkXA6rt7Y"/><text:span text:style-name="T19">.</text:span><text:bookmark-end text:name="__UnoMark__13589_526319981"/><text:bookmark-end text:name="Bookmark23"/><text:span text:style-name="T19"> </text:span><text:span text:style-name="T21">Are enclaves stable (Trabalho da Fernanda e da Marcella)?</text:span></text:p>
      <text:p text:style-name="P10"><text:span text:style-name="T19">Species and populations respond differently to temperature changes depending on their thermal tolerance, that is, in which temperature ranges they are better able to perform activities important for their survival and reproduction </text:span><text:bookmark-start text:name="Mendeley_Bookmark_zP9v0ta0aF"/><text:reference-mark-start text:name="ADDIN CSL_CITATION {&quot;schema&quot;: &quot;https://github.com/citation-style-language/schema/raw/master/csl-citation.json&quot;, &quot;mendeley&quot;: {&quot;previouslyFormattedCitation&quot;: &quot;(Porter et al. 1973)&quot;, &quot;plainTextFormattedCitation&quot;: &quot;(Porter et al. 1973)&quot;, &quot;formattedCitation&quot;: &quot;(Porter et al. 1973)&quot;}, &quot;citationItems&quot;: [{&quot;itemData&quot;: {&quot;page&quot;: &quot;1-54&quot;, &quot;DOI&quot;: &quot;10.1007/BF00379617&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issued&quot;: {&quot;date-parts&quot;: [[&quot;1973&quot;]]}, &quot;title&quot;: &quot;Behavioral implications of mechanistic ecology&quot;, &quot;type&quot;: &quot;article-journal&quot;, &quot;container-title&quot;: &quot;Oecologia&quot;, &quot;ISSN&quot;: &quot;0029-8519&quot;, &quot;author&quot;: [{&quot;dropping-particle&quot;: &quot;&quot;, &quot;suffix&quot;: &quot;&quot;, &quot;non-dropping-particle&quot;: &quot;&quot;, &quot;family&quot;: &quot;Porter&quot;, &quot;parse-names&quot;: false, &quot;given&quot;: &quot;Warren P&quot;}, {&quot;dropping-particle&quot;: &quot;&quot;, &quot;suffix&quot;: &quot;&quot;, &quot;non-dropping-particle&quot;: &quot;&quot;, &quot;family&quot;: &quot;Mitchell&quot;, &quot;parse-names&quot;: false, &quot;given&quot;: &quot;J W&quot;}, {&quot;dropping-particle&quot;: &quot;&quot;, &quot;suffix&quot;: &quot;&quot;, &quot;non-dropping-particle&quot;: &quot;&quot;, &quot;family&quot;: &quot;Beckman&quot;, &quot;parse-names&quot;: false, &quot;given&quot;: &quot;W A&quot;}, {&quot;dropping-particle&quot;: &quot;&quot;, &quot;suffix&quot;: &quot;&quot;, &quot;non-dropping-particle&quot;: &quot;&quot;, &quot;family&quot;: &quot;DeWitt&quot;, &quot;parse-names&quot;: false, &quot;given&quot;: &quot;C. B.&quot;}], &quot;id&quot;: &quot;ITEM-1&quot;, &quot;issue&quot;: &quot;1&quot;, &quot;ISBN&quot;: &quot;0029-8519&quot;, &quot;volume&quot;: &quot;13&quot;}, &quot;uris&quot;: [&quot;http://www.mendeley.com/documents/?uuid=48be6894-1b4c-4d38-98d9-19228a83937e&quot;], &quot;id&quot;: &quot;ITEM-1&quot;}], &quot;properties&quot;: {&quot;noteIndex&quot;: 0}} RND9yHiRZP4Yq"/><text:span text:style-name="T13">(Porter et al. 1973)</text:span><text:bookmark-end text:name="Mendeley_Bookmark_zP9v0ta0aF"/><text:reference-mark-end text:name="ADDIN CSL_CITATION {&quot;schema&quot;: &quot;https://github.com/citation-style-language/schema/raw/master/csl-citation.json&quot;, &quot;mendeley&quot;: {&quot;previouslyFormattedCitation&quot;: &quot;(Porter et al. 1973)&quot;, &quot;plainTextFormattedCitation&quot;: &quot;(Porter et al. 1973)&quot;, &quot;formattedCitation&quot;: &quot;(Porter et al. 1973)&quot;}, &quot;citationItems&quot;: [{&quot;itemData&quot;: {&quot;page&quot;: &quot;1-54&quot;, &quot;DOI&quot;: &quot;10.1007/BF00379617&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issued&quot;: {&quot;date-parts&quot;: [[&quot;1973&quot;]]}, &quot;title&quot;: &quot;Behavioral implications of mechanistic ecology&quot;, &quot;type&quot;: &quot;article-journal&quot;, &quot;container-title&quot;: &quot;Oecologia&quot;, &quot;ISSN&quot;: &quot;0029-8519&quot;, &quot;author&quot;: [{&quot;dropping-particle&quot;: &quot;&quot;, &quot;suffix&quot;: &quot;&quot;, &quot;non-dropping-particle&quot;: &quot;&quot;, &quot;family&quot;: &quot;Porter&quot;, &quot;parse-names&quot;: false, &quot;given&quot;: &quot;Warren P&quot;}, {&quot;dropping-particle&quot;: &quot;&quot;, &quot;suffix&quot;: &quot;&quot;, &quot;non-dropping-particle&quot;: &quot;&quot;, &quot;family&quot;: &quot;Mitchell&quot;, &quot;parse-names&quot;: false, &quot;given&quot;: &quot;J W&quot;}, {&quot;dropping-particle&quot;: &quot;&quot;, &quot;suffix&quot;: &quot;&quot;, &quot;non-dropping-particle&quot;: &quot;&quot;, &quot;family&quot;: &quot;Beckman&quot;, &quot;parse-names&quot;: false, &quot;given&quot;: &quot;W A&quot;}, {&quot;dropping-particle&quot;: &quot;&quot;, &quot;suffix&quot;: &quot;&quot;, &quot;non-dropping-particle&quot;: &quot;&quot;, &quot;family&quot;: &quot;DeWitt&quot;, &quot;parse-names&quot;: false, &quot;given&quot;: &quot;C. B.&quot;}], &quot;id&quot;: &quot;ITEM-1&quot;, &quot;issue&quot;: &quot;1&quot;, &quot;ISBN&quot;: &quot;0029-8519&quot;, &quot;volume&quot;: &quot;13&quot;}, &quot;uris&quot;: [&quot;http://www.mendeley.com/documents/?uuid=48be6894-1b4c-4d38-98d9-19228a83937e&quot;], &quot;id&quot;: &quot;ITEM-1&quot;}], &quot;properties&quot;: {&quot;noteIndex&quot;: 0}} RND9yHiRZP4Yq"/><text:span text:style-name="T19">. Populations experiencing thermal conditions inside their ideal ranges will have higher reproductive rates </text:span><text:bookmark-start text:name="Mendeley_Bookmark_1pZQGG0j5M"/><text:bookmark-start text:name="__UnoMark__13597_526319981"/><text:reference-mark-start text:name="ADDIN CSL_CITATION {&quot;schema&quot;: &quot;https://github.com/citation-style-language/schema/raw/master/csl-citation.json&quot;, &quot;mendeley&quot;: {&quot;previouslyFormattedCitation&quot;: &quot;(Adolph and Porter 1993)&quot;, &quot;plainTextFormattedCitation&quot;: &quot;(Adolph and Porter 1993)&quot;, &quot;formattedCitation&quot;: &quot;(Adolph and Porter 1993)&quot;}, &quot;citationItems&quot;: [{&quot;itemData&quot;: {&quot;page&quot;: &quot;273-295&quot;, &quot;DOI&quot;: &quot;10.1086/285538&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ssued&quot;: {&quot;date-parts&quot;: [[&quot;1993&quot;]]}, &quot;id&quot;: &quot;ITEM-1&quot;, &quot;type&quot;: &quot;article-journal&quot;, &quot;container-title&quot;: &quot;The American Naturalist&quot;, &quot;ISSN&quot;: &quot;0003-0147&quot;, &quot;author&quot;: [{&quot;dropping-particle&quot;: &quot;&quot;, &quot;suffix&quot;: &quot;&quot;, &quot;non-dropping-particle&quot;: &quot;&quot;, &quot;family&quot;: &quot;Adolph&quot;, &quot;parse-names&quot;: false, &quot;given&quot;: &quot;Stephen C.&quot;}, {&quot;dropping-particle&quot;: &quot;&quot;, &quot;suffix&quot;: &quot;&quot;, &quot;non-dropping-particle&quot;: &quot;&quot;, &quot;family&quot;: &quot;Porter&quot;, &quot;parse-names&quot;: false, &quot;given&quot;: &quot;Warren P.&quot;}], &quot;title&quot;: &quot;Temperature, activity, and lizard life histories&quot;, &quot;PMID&quot;: &quot;19425979&quot;, &quot;issue&quot;: &quot;2&quot;, &quot;ISBN&quot;: &quot;7737021736&quot;, &quot;volume&quot;: &quot;142&quot;}, &quot;uris&quot;: [&quot;http://www.mendeley.com/documents/?uuid=a7e67fc2-1067-4d32-8c49-39fd6fa7231a&quot;], &quot;id&quot;: &quot;ITEM-1&quot;}], &quot;properties&quot;: {&quot;noteIndex&quot;: 0}} RNDjnejtcgvYn"/><text:span text:style-name="T13">(Adolph and Porter 1993)</text:span><text:bookmark-end text:name="Mendeley_Bookmark_1pZQGG0j5M"/><text:bookmark-end text:name="__UnoMark__13597_526319981"/><text:reference-mark-end text:name="ADDIN CSL_CITATION {&quot;schema&quot;: &quot;https://github.com/citation-style-language/schema/raw/master/csl-citation.json&quot;, &quot;mendeley&quot;: {&quot;previouslyFormattedCitation&quot;: &quot;(Adolph and Porter 1993)&quot;, &quot;plainTextFormattedCitation&quot;: &quot;(Adolph and Porter 1993)&quot;, &quot;formattedCitation&quot;: &quot;(Adolph and Porter 1993)&quot;}, &quot;citationItems&quot;: [{&quot;itemData&quot;: {&quot;page&quot;: &quot;273-295&quot;, &quot;DOI&quot;: &quot;10.1086/285538&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ssued&quot;: {&quot;date-parts&quot;: [[&quot;1993&quot;]]}, &quot;id&quot;: &quot;ITEM-1&quot;, &quot;type&quot;: &quot;article-journal&quot;, &quot;container-title&quot;: &quot;The American Naturalist&quot;, &quot;ISSN&quot;: &quot;0003-0147&quot;, &quot;author&quot;: [{&quot;dropping-particle&quot;: &quot;&quot;, &quot;suffix&quot;: &quot;&quot;, &quot;non-dropping-particle&quot;: &quot;&quot;, &quot;family&quot;: &quot;Adolph&quot;, &quot;parse-names&quot;: false, &quot;given&quot;: &quot;Stephen C.&quot;}, {&quot;dropping-particle&quot;: &quot;&quot;, &quot;suffix&quot;: &quot;&quot;, &quot;non-dropping-particle&quot;: &quot;&quot;, &quot;family&quot;: &quot;Porter&quot;, &quot;parse-names&quot;: false, &quot;given&quot;: &quot;Warren P.&quot;}], &quot;title&quot;: &quot;Temperature, activity, and lizard life histories&quot;, &quot;PMID&quot;: &quot;19425979&quot;, &quot;issue&quot;: &quot;2&quot;, &quot;ISBN&quot;: &quot;7737021736&quot;, &quot;volume&quot;: &quot;142&quot;}, &quot;uris&quot;: [&quot;http://www.mendeley.com/documents/?uuid=a7e67fc2-1067-4d32-8c49-39fd6fa7231a&quot;], &quot;id&quot;: &quot;ITEM-1&quot;}], &quot;properties&quot;: {&quot;noteIndex&quot;: 0}} RNDjnejtcgvYn"/><text:span text:style-name="T22">⁠</text:span><text:bookmark text:name="Bookmark181"/><text:span text:style-name="T19">, which leads to increased genetic diversity </text:span><text:bookmark-start text:name="Mendeley_Bookmark_BaKI4GfTBr"/><text:reference-mark-start text:name="ADDIN CSL_CITATION {&quot;schema&quot;: &quot;https://github.com/citation-style-language/schema/raw/master/csl-citation.json&quot;, &quot;mendeley&quot;: {&quot;previouslyFormattedCitation&quot;: &quot;(Zamudio et al. 2016)&quot;, &quot;plainTextFormattedCitation&quot;: &quot;(Zamudio et al. 2016)&quot;, &quot;formattedCitation&quot;: &quot;(Zamudio et al. 2016)&quot;}, &quot;citationItems&quot;: [{&quot;itemData&quot;: {&quot;page&quot;: &quot;8041-8048&quot;, &quot;DOI&quot;: &quot;10.1073/pnas.1602237113&quot;, &quot;abstract&quot;: &quot;Almost 30 y ago, the field of intraspecific phylogeography laid the foundation for spatially explicit and genealogically informed studies of population divergence. With new methods and markers, the focus in phylogeography shifted to previously unrecognized geographic genetic variation, thus reducing the attention paid to phenotypic variation in those same diverging lineages. Although phenotypic differences among lineages once provided the main data for studies of evolutionary change, the mechanisms shaping phenotypic differentiation and their integration with intraspecific genetic structure have been underexplored in phylogeographic studies. However, phenotypes are targets of selection and play important roles in species performance, recognition, and diversification. Here, we focus on three questions. First, how can phenotypes elucidate mechanisms underlying concordant or idiosyncratic responses of vertebrate species evolving in shared landscapes? Second, what mechanisms underlie the concordance or discordance of phenotypic and phylogeographic differentiation? Third, how can phylogeography contribute to our understanding of functional phenotypic evolution? We demonstrate that the integration of phenotypic data extends the reach of phylogeography to explain the origin and maintenance of biodiversity. Finally, we stress the importance of natural history collections as sources of high-quality phenotypic data that span temporal and spatial axes.&quot;, &quot;issued&quot;: {&quot;date-parts&quot;: [[&quot;2016&quot;]]}, &quot;title&quot;: &quot;Phenotypes in phylogeography: Species\u2019 traits, environmental variation, and vertebrate diversification&quot;, &quot;type&quot;: &quot;article-journal&quot;, &quot;container-title&quot;: &quot;Proceedings of the National Academy of Sciences&quot;, &quot;ISSN&quot;: &quot;0027-8424&quot;, &quot;author&quot;: [{&quot;dropping-particle&quot;: &quot;&quot;, &quot;suffix&quot;: &quot;&quot;, &quot;non-dropping-particle&quot;: &quot;&quot;, &quot;family&quot;: &quot;Zamudio&quot;, &quot;parse-names&quot;: false, &quot;given&quot;: &quot;Kelly R.&quot;}, {&quot;dropping-particle&quot;: &quot;&quot;, &quot;suffix&quot;: &quot;&quot;, &quot;non-dropping-particle&quot;: &quot;&quot;, &quot;family&quot;: &quot;Bell&quot;, &quot;parse-names&quot;: false, &quot;given&quot;: &quot;Rayna C.&quot;}, {&quot;dropping-particle&quot;: &quot;&quot;, &quot;suffix&quot;: &quot;&quot;, &quot;non-dropping-particle&quot;: &quot;&quot;, &quot;family&quot;: &quot;Mason&quot;, &quot;parse-names&quot;: false, &quot;given&quot;: &quot;Nicholas A.&quot;}], &quot;id&quot;: &quot;ITEM-1&quot;, &quot;issue&quot;: &quot;29&quot;, &quot;volume&quot;: &quot;113&quot;}, &quot;uris&quot;: [&quot;http://www.mendeley.com/documents/?uuid=8d6a2dd9-226f-4928-b253-2d7254c14117&quot;], &quot;id&quot;: &quot;ITEM-1&quot;}], &quot;properties&quot;: {&quot;noteIndex&quot;: 0}} RNDQnIoe1Igyt"/><text:span text:style-name="T13">(Zamudio et al. 2016)</text:span><text:bookmark-end text:name="Mendeley_Bookmark_BaKI4GfTBr"/><text:reference-mark-end text:name="ADDIN CSL_CITATION {&quot;schema&quot;: &quot;https://github.com/citation-style-language/schema/raw/master/csl-citation.json&quot;, &quot;mendeley&quot;: {&quot;previouslyFormattedCitation&quot;: &quot;(Zamudio et al. 2016)&quot;, &quot;plainTextFormattedCitation&quot;: &quot;(Zamudio et al. 2016)&quot;, &quot;formattedCitation&quot;: &quot;(Zamudio et al. 2016)&quot;}, &quot;citationItems&quot;: [{&quot;itemData&quot;: {&quot;page&quot;: &quot;8041-8048&quot;, &quot;DOI&quot;: &quot;10.1073/pnas.1602237113&quot;, &quot;abstract&quot;: &quot;Almost 30 y ago, the field of intraspecific phylogeography laid the foundation for spatially explicit and genealogically informed studies of population divergence. With new methods and markers, the focus in phylogeography shifted to previously unrecognized geographic genetic variation, thus reducing the attention paid to phenotypic variation in those same diverging lineages. Although phenotypic differences among lineages once provided the main data for studies of evolutionary change, the mechanisms shaping phenotypic differentiation and their integration with intraspecific genetic structure have been underexplored in phylogeographic studies. However, phenotypes are targets of selection and play important roles in species performance, recognition, and diversification. Here, we focus on three questions. First, how can phenotypes elucidate mechanisms underlying concordant or idiosyncratic responses of vertebrate species evolving in shared landscapes? Second, what mechanisms underlie the concordance or discordance of phenotypic and phylogeographic differentiation? Third, how can phylogeography contribute to our understanding of functional phenotypic evolution? We demonstrate that the integration of phenotypic data extends the reach of phylogeography to explain the origin and maintenance of biodiversity. Finally, we stress the importance of natural history collections as sources of high-quality phenotypic data that span temporal and spatial axes.&quot;, &quot;issued&quot;: {&quot;date-parts&quot;: [[&quot;2016&quot;]]}, &quot;title&quot;: &quot;Phenotypes in phylogeography: Species\u2019 traits, environmental variation, and vertebrate diversification&quot;, &quot;type&quot;: &quot;article-journal&quot;, &quot;container-title&quot;: &quot;Proceedings of the National Academy of Sciences&quot;, &quot;ISSN&quot;: &quot;0027-8424&quot;, &quot;author&quot;: [{&quot;dropping-particle&quot;: &quot;&quot;, &quot;suffix&quot;: &quot;&quot;, &quot;non-dropping-particle&quot;: &quot;&quot;, &quot;family&quot;: &quot;Zamudio&quot;, &quot;parse-names&quot;: false, &quot;given&quot;: &quot;Kelly R.&quot;}, {&quot;dropping-particle&quot;: &quot;&quot;, &quot;suffix&quot;: &quot;&quot;, &quot;non-dropping-particle&quot;: &quot;&quot;, &quot;family&quot;: &quot;Bell&quot;, &quot;parse-names&quot;: false, &quot;given&quot;: &quot;Rayna C.&quot;}, {&quot;dropping-particle&quot;: &quot;&quot;, &quot;suffix&quot;: &quot;&quot;, &quot;non-dropping-particle&quot;: &quot;&quot;, &quot;family&quot;: &quot;Mason&quot;, &quot;parse-names&quot;: false, &quot;given&quot;: &quot;Nicholas A.&quot;}], &quot;id&quot;: &quot;ITEM-1&quot;, &quot;issue&quot;: &quot;29&quot;, &quot;volume&quot;: &quot;113&quot;}, &quot;uris&quot;: [&quot;http://www.mendeley.com/documents/?uuid=8d6a2dd9-226f-4928-b253-2d7254c14117&quot;], &quot;id&quot;: &quot;ITEM-1&quot;}], &quot;properties&quot;: {&quot;noteIndex&quot;: 0}} RNDQnIoe1Igyt"/><text:span text:style-name="T19">. That is especially </text:span><text:soft-page-break/><text:span text:style-name="T19">evident in animals whose metabolism is very influenced by environmental temperatures, such as reptiles and insects. This makes those animals excellent models to study the subject and identify patterns that can be tested in other kinds of organisms.</text:span></text:p>
      <text:p text:style-name="P8">My goal is to investigate if the genetic diversity of lizard populations is determined by the interaction of their thermal physiology with temperatures they experienced during their evolutionary history. My hypothesis is that populations that experienced climates inside their thermal tolerances for longer during the Quaternary period achieved higher reproductive performance and consequently, have higher genetic diversity in the present day. I will then investigate what consequences future climate change might bring to the genetic diversity of those animals, using the information learned from the climate changes in the past.</text:p>
      <text:p text:style-name="P8"/>
      <text:p text:style-name="P8">Hypothesis: </text:p>
      <text:list xml:id="list1715412647" text:style-name="WWNum1">
        <text:list-item>
          <text:p text:style-name="P24">Genetic diversity and demographic performance correlate with ecophysiological performance</text:p>
        </text:list-item>
        <text:list-item>
          <text:p text:style-name="P24">Populations at the ecotone are less diverse and had worse ecophysiological and demographic performance then those at core or enclave sites</text:p>
        </text:list-item>
        <text:list-item>
          <text:p text:style-name="P24">Future climate change will deteriorate ecophysiological conditions, leading to loss of genetic diversity</text:p>
        </text:list-item>
      </text:list>
      <text:p text:style-name="P8"/>
      <text:p text:style-name="P4">Methods</text:p>
      <text:p text:style-name="P5"/>
      <text:p text:style-name="P7"><text:span text:style-name="T2">As a part of an ongoing collaboration involving Universidade de Brasília, Instituto Nacional de Pesquisas da Amazônia and University of California Santa Cruz, we have obtained tissue samples and thermal tolerance data for at least 20 species of lizards in the following locations: </text:span><text:span text:style-name="Hyperlink.0"><text:span text:style-name="T3">Bras</text:span></text:span><text:span text:style-name="None"><text:span text:style-name="T2">í</text:span></text:span><text:span text:style-name="Hyperlink.0"><text:span text:style-name="T3">lia, Distrito Federal (</text:span></text:span><text:span text:style-name="None"><text:span text:style-name="T18">15.7998°S, 47.8645°W), </text:span></text:span><text:span text:style-name="Hyperlink.0"><text:span text:style-name="T3">Nova Xavantina (</text:span></text:span><text:span text:style-name="None"><text:span text:style-name="T18">14.6644°S, 52.3585°W), </text:span></text:span><text:span text:style-name="Hyperlink.0"><text:span text:style-name="T3">Ga</text:span></text:span><text:span text:style-name="None"><text:span text:style-name="T2">ú</text:span></text:span><text:span text:style-name="Hyperlink.0"><text:span text:style-name="T3">cha do Norte (</text:span></text:span><text:span text:style-name="None"><text:span text:style-name="T18">12.9656°S, 53.5636°W</text:span></text:span><text:span text:style-name="Hyperlink.0"><text:span text:style-name="T3">) and Alta Floresta (</text:span></text:span><text:span text:style-name="None"><text:span text:style-name="T18">9.8765°S, 56.0855°W) at Mato Grosso state;</text:span></text:span><text:span text:style-name="Hyperlink.0"><text:span text:style-name="T3"> Lagoa da Confus</text:span></text:span><text:span text:style-name="None"><text:span text:style-name="T2">ã</text:span></text:span><text:span text:style-name="Hyperlink.0"><text:span text:style-name="T3">o (</text:span></text:span><text:span text:style-name="None"><text:span text:style-name="T18">10.9201°S, 50.1833°W</text:span></text:span><text:span text:style-name="Hyperlink.0"><text:span text:style-name="T3">) and Pium (</text:span></text:span><text:span text:style-name="latitude"><text:span text:style-name="T2">10.4428</text:span></text:span><text:span text:style-name="None"><text:span text:style-name="T18">°S</text:span></text:span><text:span text:style-name="geo"><text:span text:style-name="T2">, </text:span></text:span><text:span text:style-name="longitude"><text:span text:style-name="T2">49.1819</text:span></text:span><text:span text:style-name="None"><text:span text:style-name="T18">°W</text:span></text:span><text:span text:style-name="Hyperlink.0"><text:span text:style-name="T3">) at Tocantins state; Canindé de São Francisco (</text:span></text:span><text:span text:style-name="latitude"><text:span text:style-name="T2">9.6419</text:span></text:span><text:span text:style-name="None"><text:span text:style-name="T18">°S</text:span></text:span><text:span text:style-name="geo"><text:span text:style-name="T2">, </text:span></text:span><text:span text:style-name="longitude"><text:span text:style-name="T2">37.7878</text:span></text:span><text:span text:style-name="None"><text:span text:style-name="T18">°W</text:span></text:span><text:span text:style-name="Hyperlink.0"><text:span text:style-name="T3">) at Sergipe state and Parque Nacional dos Campos Amazônicos (</text:span></text:span><text:span text:style-name="latitude"><text:span text:style-name="T2">8.4553</text:span></text:span><text:span text:style-name="None"><text:span text:style-name="T18">°S</text:span></text:span><text:span text:style-name="geo"><text:span text:style-name="T2">, </text:span></text:span><text:span text:style-name="longitude"><text:span text:style-name="T2">61.1283</text:span></text:span><text:span text:style-name="None"><text:span text:style-name="T18">°W</text:span></text:span><text:span text:style-name="Hyperlink.0"><text:span text:style-name="T3">) at Amazonas state.</text:span></text:span><text:span text:style-name="T2"> This dataset includes sites in the core of the Cerrado, in the border of the Cerrado with the Amazon forest and on Cerrado enclaves inside the Amazon Forest. I will sample an additional enclave site in Boa Vista (</text:span><text:span text:style-name="latitude"><text:span text:style-name="T2">2.819444</text:span></text:span><text:span text:style-name="None"><text:span text:style-name="T18">°N</text:span></text:span><text:span text:style-name="geo"><text:span text:style-name="T2">, </text:span></text:span><text:span text:style-name="longitude"><text:span text:style-name="T2">60.671389</text:span></text:span><text:span text:style-name="None"><text:span text:style-name="T18">°W</text:span></text:span><text:span text:style-name="longitude"><text:span text:style-name="T2">)</text:span></text:span><text:span text:style-name="T2">, Roraima state. I will evaluate candidate species from the data set and pick species that occur in the Cerrado core, border and enclaves to perform the study.</text:span></text:p>
      <text:p text:style-name="P10"><text:span text:style-name="T19">Tissue samples will be used to establish the phylogenetic relationships between populations, estimate the time since they diverged, quantify the amount of genetic diversity in each one, and estimate population sizes and migration rates at the Mid-Holocene (MH, 6000 years ago), Last Interglacial (LIG, </text:span><text:span text:style-name="T9">130000</text:span><text:span text:style-name="T19"> years ago) and Last Glacial Maximum (LGM, 22000 years ago). The genetic diversity of each population will be quantified through the number of cytochrome-b polymorphic sites, number of haplotypes and haplotype diversity </text:span>⁠<text:bookmark-start text:name="Mendeley_Bookmark_19XlYZbccK"/><text:reference-mark-start text:name="ADDIN CSL_CITATION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container-title&quot;: &quot;Journal of Biogeography&quot;, &quot;ISSN&quot;: &quot;13652699&quot;, &quot;author&quot;: [{&quot;dropping-particle&quot;: &quot;&quot;, &quot;suffix&quot;: &quot;&quot;, &quot;non-dropping-particle&quot;: &quot;&quot;, &quot;family&quot;: &quot;Santos&quot;, &quot;parse-names&quot;: false, &quot;given&quot;: &quot;Marcella Gon\u00e7alves&quot;}, {&quot;dropping-particle&quot;: &quot;&quot;, &quot;suffix&quot;: &quot;&quot;, &quot;non-dropping-particle&quot;: &quot;&quot;, &quot;family&quot;: &quot;Nogueira&quot;, &quot;parse-names&quot;: false, &quot;given&quot;: &quot;Cristiano&quot;}, {&quot;dropping-particle&quot;: &quot;&quot;, &quot;suffix&quot;: &quot;&quot;, &quot;non-dropping-particle&quot;: &quot;&quot;, &quot;family&quot;: &quot;Giugliano&quot;, &quot;parse-names&quot;: false, &quot;given&quot;: &quot;Lilian Gimenes&quot;}, {&quot;dropping-particle&quot;: &quot;&quot;, &quot;suffix&quot;: &quot;&quot;, &quot;non-dropping-particle&quot;: &quot;&quot;, &quot;family&quot;: &quot;Colli&quot;, &quot;parse-names&quot;: false, &quot;given&quot;: &quot;Guarino Rinaldi&quot;}], &quot;id&quot;: &quot;ITEM-1&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ssued&quot;: {&quot;date-parts&quot;: [[&quot;2014&quot;]]}, &quot;title&quot;: &quot;Landscape evolution and phylogeography of Micrablepharus atticolus (Squamata, Gymnophthalmidae), an endemic lizard of the Brazilian Cerrado&quot;, &quot;type&quot;: &quot;article-journal&quot;}, &quot;uris&quot;: [&quot;http://www.mendeley.com/documents/?uuid=0f94f52c-3716-4ce6-889c-72a5051f2845&quot;], &quot;id&quot;: &quot;ITEM-1&quot;}], &quot;properties&quot;: {&quot;noteIndex&quot;: 0}} RNDBWyO0h5S5Q"/><text:span text:style-name="T13">(Santos et al. 2014)</text:span><text:bookmark-end text:name="Mendeley_Bookmark_19XlYZbccK"/><text:reference-mark-end text:name="ADDIN CSL_CITATION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container-title&quot;: &quot;Journal of Biogeography&quot;, &quot;ISSN&quot;: &quot;13652699&quot;, &quot;author&quot;: [{&quot;dropping-particle&quot;: &quot;&quot;, &quot;suffix&quot;: &quot;&quot;, &quot;non-dropping-particle&quot;: &quot;&quot;, &quot;family&quot;: &quot;Santos&quot;, &quot;parse-names&quot;: false, &quot;given&quot;: &quot;Marcella Gon\u00e7alves&quot;}, {&quot;dropping-particle&quot;: &quot;&quot;, &quot;suffix&quot;: &quot;&quot;, &quot;non-dropping-particle&quot;: &quot;&quot;, &quot;family&quot;: &quot;Nogueira&quot;, &quot;parse-names&quot;: false, &quot;given&quot;: &quot;Cristiano&quot;}, {&quot;dropping-particle&quot;: &quot;&quot;, &quot;suffix&quot;: &quot;&quot;, &quot;non-dropping-particle&quot;: &quot;&quot;, &quot;family&quot;: &quot;Giugliano&quot;, &quot;parse-names&quot;: false, &quot;given&quot;: &quot;Lilian Gimenes&quot;}, {&quot;dropping-particle&quot;: &quot;&quot;, &quot;suffix&quot;: &quot;&quot;, &quot;non-dropping-particle&quot;: &quot;&quot;, &quot;family&quot;: &quot;Colli&quot;, &quot;parse-names&quot;: false, &quot;given&quot;: &quot;Guarino Rinaldi&quot;}], &quot;id&quot;: &quot;ITEM-1&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ssued&quot;: {&quot;date-parts&quot;: [[&quot;2014&quot;]]}, &quot;title&quot;: &quot;Landscape evolution and phylogeography of Micrablepharus atticolus (Squamata, Gymnophthalmidae), an endemic lizard of the Brazilian Cerrado&quot;, &quot;type&quot;: &quot;article-journal&quot;}, &quot;uris&quot;: [&quot;http://www.mendeley.com/documents/?uuid=0f94f52c-3716-4ce6-889c-72a5051f2845&quot;], &quot;id&quot;: &quot;ITEM-1&quot;}], &quot;properties&quot;: {&quot;noteIndex&quot;: 0}} RNDBWyO0h5S5Q"/><text:span text:style-name="T19">. Time of divergence between populations will be estimated using the standard mitochondrial DNA divergence rate for lizards (2% per million years, </text:span><text:bookmark-start text:name="Mendeley_Bookmark_bpa6lDdMKW"/><text:reference-mark-start text:name="ADDIN CSL_CITATION {&quot;schema&quot;: &quot;https://github.com/citation-style-language/schema/raw/master/csl-citation.json&quot;, &quot;mendeley&quot;: {&quot;plainTextFormattedCitation&quot;: &quot;(Thorpe et al. 2005)&quot;, &quot;manualFormatting&quot;: &quot;Thorpe et al. 2005)&quot;, &quot;previouslyFormattedCitation&quot;: &quot;(Thorpe et al. 2005)&quot;, &quot;formattedCitation&quot;: &quot;(Thorpe et al. 2005)&quot;}, &quot;citationItems&quot;: [{&quot;itemData&quot;: {&quot;container-title&quot;: &quot;Molecular Ecology&quot;, &quot;ISSN&quot;: &quot;09621083&quot;, &quot;author&quot;: [{&quot;dropping-particle&quot;: &quot;&quot;, &quot;suffix&quot;: &quot;&quot;, &quot;non-dropping-particle&quot;: &quot;&quot;, &quot;family&quot;: &quot;Thorpe&quot;, &quot;parse-names&quot;: false, &quot;given&quot;: &quot;R. S.&quot;}, {&quot;dropping-particle&quot;: &quot;&quot;, &quot;suffix&quot;: &quot;&quot;, &quot;non-dropping-particle&quot;: &quot;&quot;, &quot;family&quot;: &quot;Leadbeater&quot;, &quot;parse-names&quot;: false, &quot;given&quot;: &quot;D. L.&quot;}, {&quot;dropping-particle&quot;: &quot;&quot;, &quot;suffix&quot;: &quot;&quot;, &quot;non-dropping-particle&quot;: &quot;&quot;, &quot;family&quot;: &quot;Pook&quot;, &quot;parse-names&quot;: false, &quot;given&quot;: &quot;C. E.&quot;}], &quot;id&quot;: &quot;ITEM-1&quot;, &quot;DOI&quot;: &quot;10.1111/j.1365-294X.2005.02574.x&quot;, &quot;abstract&quot;: &quot;Even though molecular clocks vary in rate to some extent, they are widely used and very important in a range of evolutionary studies, not least in interpreting cause and colonization in phylogeography. Evolutionists may use island age and emergence to give the earliest possible date for colonization by a species and hence give the lower limit in a molecular clock calibration. The geology of the Lesser Antilles is well studied and Barbados, although composed of some ancient rocks, is thought to have emerged only about 1million years ago (Ma). The cytochrome b mitochondrial gene is the most widely used gene in vertebrate phylogeography, and generally evolves at a rate of 1-2% per million years (Myr) for poikilothermic vertebrates. Divergence measured across almost all of this gene in the endemic anole (Anolis extremus) reveals a mean patristic distance of approximately 8.3% between this clade and its sister, together with distinct divergence and phylogeographical structure within Barbados. The divergence time, estimated by a range of procedures using four calibration points, is not in the least compatible with the proposed geological time of emergence of Barbados. Hence, either the molecular clock rate does not apply to the Barbadian anole population, or the geological dating of the emergence of Barbados is erroneous. The compatibility of geological times and molecular divergence of this complex on Martinique, together with relative rates tests comparing the rates on Barbados and Martinique, do not suggest atypical clock rates. The question of whether Barbados emerged much earlier than is currently thought, or whether the molecular clock assumptions are inappropriate, remains open.&quot;, &quot;issued&quot;: {&quot;date-parts&quot;: [[&quot;2005&quot;]]}, &quot;title&quot;: &quot;Molecular clocks and geological dates: Cytochrome b of Anolis extremus substantially contradicts dating of Barbados emergence&quot;, &quot;type&quot;: &quot;article-journal&quot;}, &quot;uris&quot;: [&quot;http://www.mendeley.com/documents/?uuid=4521730e-f716-4663-af6d-710493c5e40d&quot;], &quot;id&quot;: &quot;ITEM-1&quot;}], &quot;properties&quot;: {&quot;noteIndex&quot;: 0}} RNDXFovFsEsOK"/><text:span text:style-name="T13">Thorpe et al. 2005)</text:span><text:bookmark-end text:name="Mendeley_Bookmark_bpa6lDdMKW"/><text:span text:style-name="T13"> </text:span><text:reference-mark-end text:name="ADDIN CSL_CITATION {&quot;schema&quot;: &quot;https://github.com/citation-style-language/schema/raw/master/csl-citation.json&quot;, &quot;mendeley&quot;: {&quot;plainTextFormattedCitation&quot;: &quot;(Thorpe et al. 2005)&quot;, &quot;manualFormatting&quot;: &quot;Thorpe et al. 2005)&quot;, &quot;previouslyFormattedCitation&quot;: &quot;(Thorpe et al. 2005)&quot;, &quot;formattedCitation&quot;: &quot;(Thorpe et al. 2005)&quot;}, &quot;citationItems&quot;: [{&quot;itemData&quot;: {&quot;container-title&quot;: &quot;Molecular Ecology&quot;, &quot;ISSN&quot;: &quot;09621083&quot;, &quot;author&quot;: [{&quot;dropping-particle&quot;: &quot;&quot;, &quot;suffix&quot;: &quot;&quot;, &quot;non-dropping-particle&quot;: &quot;&quot;, &quot;family&quot;: &quot;Thorpe&quot;, &quot;parse-names&quot;: false, &quot;given&quot;: &quot;R. S.&quot;}, {&quot;dropping-particle&quot;: &quot;&quot;, &quot;suffix&quot;: &quot;&quot;, &quot;non-dropping-particle&quot;: &quot;&quot;, &quot;family&quot;: &quot;Leadbeater&quot;, &quot;parse-names&quot;: false, &quot;given&quot;: &quot;D. L.&quot;}, {&quot;dropping-particle&quot;: &quot;&quot;, &quot;suffix&quot;: &quot;&quot;, &quot;non-dropping-particle&quot;: &quot;&quot;, &quot;family&quot;: &quot;Pook&quot;, &quot;parse-names&quot;: false, &quot;given&quot;: &quot;C. E.&quot;}], &quot;id&quot;: &quot;ITEM-1&quot;, &quot;DOI&quot;: &quot;10.1111/j.1365-294X.2005.02574.x&quot;, &quot;abstract&quot;: &quot;Even though molecular clocks vary in rate to some extent, they are widely used and very important in a range of evolutionary studies, not least in interpreting cause and colonization in phylogeography. Evolutionists may use island age and emergence to give the earliest possible date for colonization by a species and hence give the lower limit in a molecular clock calibration. The geology of the Lesser Antilles is well studied and Barbados, although composed of some ancient rocks, is thought to have emerged only about 1million years ago (Ma). The cytochrome b mitochondrial gene is the most widely used gene in vertebrate phylogeography, and generally evolves at a rate of 1-2% per million years (Myr) for poikilothermic vertebrates. Divergence measured across almost all of this gene in the endemic anole (Anolis extremus) reveals a mean patristic distance of approximately 8.3% between this clade and its sister, together with distinct divergence and phylogeographical structure within Barbados. The divergence time, estimated by a range of procedures using four calibration points, is not in the least compatible with the proposed geological time of emergence of Barbados. Hence, either the molecular clock rate does not apply to the Barbadian anole population, or the geological dating of the emergence of Barbados is erroneous. The compatibility of geological times and molecular divergence of this complex on Martinique, together with relative rates tests comparing the rates on Barbados and Martinique, do not suggest atypical clock rates. The question of whether Barbados emerged much earlier than is currently thought, or whether the molecular clock assumptions are inappropriate, remains open.&quot;, &quot;issued&quot;: {&quot;date-parts&quot;: [[&quot;2005&quot;]]}, &quot;title&quot;: &quot;Molecular clocks and geological dates: Cytochrome b of Anolis extremus substantially contradicts dating of Barbados emergence&quot;, &quot;type&quot;: &quot;article-journal&quot;}, &quot;uris&quot;: [&quot;http://www.mendeley.com/documents/?uuid=4521730e-f716-4663-af6d-710493c5e40d&quot;], &quot;id&quot;: &quot;ITEM-1&quot;}], &quot;properties&quot;: {&quot;noteIndex&quot;: 0}} RNDXFovFsEsOK"/><text:span text:style-name="T19">with 1% standard deviation and relaxed molecular clock </text:span><text:bookmark-start text:name="Mendeley_Bookmark_PZPM7yyOFD"/><text:reference-mark-start text:name="ADDIN CSL_CITATION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container-title&quot;: &quot;Journal of Biogeography&quot;, &quot;ISSN&quot;: &quot;13652699&quot;, &quot;author&quot;: [{&quot;dropping-particle&quot;: &quot;&quot;, &quot;suffix&quot;: &quot;&quot;, &quot;non-dropping-particle&quot;: &quot;&quot;, &quot;family&quot;: &quot;Santos&quot;, &quot;parse-names&quot;: false, &quot;given&quot;: &quot;Marcella Gon\u00e7alves&quot;}, {&quot;dropping-particle&quot;: &quot;&quot;, &quot;suffix&quot;: &quot;&quot;, &quot;non-dropping-particle&quot;: &quot;&quot;, &quot;family&quot;: &quot;Nogueira&quot;, &quot;parse-names&quot;: false, &quot;given&quot;: &quot;Cristiano&quot;}, {&quot;dropping-particle&quot;: &quot;&quot;, &quot;suffix&quot;: &quot;&quot;, &quot;non-dropping-particle&quot;: &quot;&quot;, &quot;family&quot;: &quot;Giugliano&quot;, &quot;parse-names&quot;: false, &quot;given&quot;: &quot;Lilian Gimenes&quot;}, {&quot;dropping-particle&quot;: &quot;&quot;, &quot;suffix&quot;: &quot;&quot;, &quot;non-dropping-particle&quot;: &quot;&quot;, &quot;family&quot;: &quot;Colli&quot;, &quot;parse-names&quot;: false, &quot;given&quot;: &quot;Guarino Rinaldi&quot;}], &quot;id&quot;: &quot;ITEM-1&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ssued&quot;: {&quot;date-parts&quot;: [[&quot;2014&quot;]]}, &quot;title&quot;: &quot;Landscape evolution and phylogeography of Micrablepharus atticolus (Squamata, Gymnophthalmidae), an endemic lizard of the Brazilian Cerrado&quot;, &quot;type&quot;: &quot;article-journal&quot;}, &quot;uris&quot;: [&quot;http://www.mendeley.com/documents/?uuid=0f94f52c-3716-4ce6-889c-72a5051f2845&quot;], &quot;id&quot;: &quot;ITEM-1&quot;}], &quot;properties&quot;: {&quot;noteIndex&quot;: 0}} RNDhJi1uIPn2U"/><text:span text:style-name="T13">(Santos et al. 2014)</text:span><text:bookmark-end text:name="Mendeley_Bookmark_PZPM7yyOFD"/><text:reference-mark-end text:name="ADDIN CSL_CITATION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container-title&quot;: &quot;Journal of Biogeography&quot;, &quot;ISSN&quot;: &quot;13652699&quot;, &quot;author&quot;: [{&quot;dropping-particle&quot;: &quot;&quot;, &quot;suffix&quot;: &quot;&quot;, &quot;non-dropping-particle&quot;: &quot;&quot;, &quot;family&quot;: &quot;Santos&quot;, &quot;parse-names&quot;: false, &quot;given&quot;: &quot;Marcella Gon\u00e7alves&quot;}, {&quot;dropping-particle&quot;: &quot;&quot;, &quot;suffix&quot;: &quot;&quot;, &quot;non-dropping-particle&quot;: &quot;&quot;, &quot;family&quot;: &quot;Nogueira&quot;, &quot;parse-names&quot;: false, &quot;given&quot;: &quot;Cristiano&quot;}, {&quot;dropping-particle&quot;: &quot;&quot;, &quot;suffix&quot;: &quot;&quot;, &quot;non-dropping-particle&quot;: &quot;&quot;, &quot;family&quot;: &quot;Giugliano&quot;, &quot;parse-names&quot;: false, &quot;given&quot;: &quot;Lilian Gimenes&quot;}, {&quot;dropping-particle&quot;: &quot;&quot;, &quot;suffix&quot;: &quot;&quot;, &quot;non-dropping-particle&quot;: &quot;&quot;, &quot;family&quot;: &quot;Colli&quot;, &quot;parse-names&quot;: false, &quot;given&quot;: &quot;Guarino Rinaldi&quot;}], &quot;id&quot;: &quot;ITEM-1&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ssued&quot;: {&quot;date-parts&quot;: [[&quot;2014&quot;]]}, &quot;title&quot;: &quot;Landscape evolution and phylogeography of Micrablepharus atticolus (Squamata, Gymnophthalmidae), an endemic lizard of the Brazilian Cerrado&quot;, &quot;type&quot;: &quot;article-journal&quot;}, &quot;uris&quot;: [&quot;http://www.mendeley.com/documents/?uuid=0f94f52c-3716-4ce6-889c-72a5051f2845&quot;], &quot;id&quot;: &quot;ITEM-1&quot;}], &quot;properties&quot;: {&quot;noteIndex&quot;: 0}} RNDhJi1uIPn2U"/><text:span text:style-name="T19">.</text:span></text:p>
      <text:p text:style-name="P7"><text:span text:style-name="T2">Data on thermal preferences were obtained by placing lizards in MDF (Medium Density Fiberboard) thermal gradients, measuring 100 cm in length, 15 cm width e 30 cm height, open at the top with a 2 cm layer of sand and vermiculite at the bottom. The termal gradient </text:span><text:soft-page-break/><text:span text:style-name="T2">(aproximately from 20°C to 50°C) was established by positioning a 60 W incandescent lamp at one site and an ice pack at the opposite side </text:span><text:bookmark-start text:name="Mendeley_Bookmark_KUeDxtzZEC"/><text:bookmark-start text:name="Bookmark231"/><text:bookmark-start text:name="__UnoMark__13605_526319981"/><text:reference-mark-start text:name="ADDIN CSL_CITATION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page&quot;: &quot;1977-1991&quot;, &quot;DOI&quot;: &quot;10.1002/ece3.614&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issued&quot;: {&quot;date-parts&quot;: [[&quot;2013&quot;]]}, &quot;title&quot;: &quot;Evidence of maternal effects on temperature preference in side-blotched lizards: Implications for evolutionary response to climate change&quot;, &quot;type&quot;: &quot;article-journal&quot;, &quot;container-title&quot;: &quot;Ecology and Evolution&quot;, &quot;ISSN&quot;: &quot;20457758&quot;, &quot;author&quot;: [{&quot;dropping-particle&quot;: &quot;&quot;, &quot;suffix&quot;: &quot;&quot;, &quot;non-dropping-particle&quot;: &quot;&quot;, &quot;family&quot;: &quot;Paranjpe&quot;, &quot;parse-names&quot;: false, &quot;given&quot;: &quot;Dhanashree A.&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Patten&quot;, &quot;parse-names&quot;: false, &quot;given&quot;: &quot;Amy&quot;}, {&quot;dropping-particle&quot;: &quot;&quot;, &quot;suffix&quot;: &quot;&quot;, &quot;non-dropping-particle&quot;: &quot;&quot;, &quot;family&quot;: &quot;Cooper&quot;, &quot;parse-names&quot;: false, &quot;given&quot;: &quot;Robert D.&quot;}, {&quot;dropping-particle&quot;: &quot;&quot;, &quot;suffix&quot;: &quot;&quot;, &quot;non-dropping-particle&quot;: &quot;&quot;, &quot;family&quot;: &quot;Sinervo&quot;, &quot;parse-names&quot;: false, &quot;given&quot;: &quot;Barry&quot;}], &quot;id&quot;: &quot;ITEM-1&quot;, &quot;issue&quot;: &quot;7&quot;, &quot;volume&quot;: &quot;3&quot;}, &quot;uris&quot;: [&quot;http://www.mendeley.com/documents/?uuid=653e27d4-7cb0-4b72-ab0f-c50fe9a7abf4&quot;], &quot;id&quot;: &quot;ITEM-1&quot;}], &quot;properties&quot;: {&quot;noteIndex&quot;: 0}} RNDcK8YX5dNOP"/><text:span text:style-name="T15">(Paranjpe et al. 2013)</text:span><text:bookmark-end text:name="Mendeley_Bookmark_KUeDxtzZEC"/><text:bookmark-end text:name="Bookmark231"/><text:bookmark-end text:name="__UnoMark__13605_526319981"/><text:reference-mark-end text:name="ADDIN CSL_CITATION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page&quot;: &quot;1977-1991&quot;, &quot;DOI&quot;: &quot;10.1002/ece3.614&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issued&quot;: {&quot;date-parts&quot;: [[&quot;2013&quot;]]}, &quot;title&quot;: &quot;Evidence of maternal effects on temperature preference in side-blotched lizards: Implications for evolutionary response to climate change&quot;, &quot;type&quot;: &quot;article-journal&quot;, &quot;container-title&quot;: &quot;Ecology and Evolution&quot;, &quot;ISSN&quot;: &quot;20457758&quot;, &quot;author&quot;: [{&quot;dropping-particle&quot;: &quot;&quot;, &quot;suffix&quot;: &quot;&quot;, &quot;non-dropping-particle&quot;: &quot;&quot;, &quot;family&quot;: &quot;Paranjpe&quot;, &quot;parse-names&quot;: false, &quot;given&quot;: &quot;Dhanashree A.&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Patten&quot;, &quot;parse-names&quot;: false, &quot;given&quot;: &quot;Amy&quot;}, {&quot;dropping-particle&quot;: &quot;&quot;, &quot;suffix&quot;: &quot;&quot;, &quot;non-dropping-particle&quot;: &quot;&quot;, &quot;family&quot;: &quot;Cooper&quot;, &quot;parse-names&quot;: false, &quot;given&quot;: &quot;Robert D.&quot;}, {&quot;dropping-particle&quot;: &quot;&quot;, &quot;suffix&quot;: &quot;&quot;, &quot;non-dropping-particle&quot;: &quot;&quot;, &quot;family&quot;: &quot;Sinervo&quot;, &quot;parse-names&quot;: false, &quot;given&quot;: &quot;Barry&quot;}], &quot;id&quot;: &quot;ITEM-1&quot;, &quot;issue&quot;: &quot;7&quot;, &quot;volume&quot;: &quot;3&quot;}, &quot;uris&quot;: [&quot;http://www.mendeley.com/documents/?uuid=653e27d4-7cb0-4b72-ab0f-c50fe9a7abf4&quot;], &quot;id&quot;: &quot;ITEM-1&quot;}], &quot;properties&quot;: {&quot;noteIndex&quot;: 0}} RNDcK8YX5dNOP"/><text:span text:style-name="Hyperlink.0"><text:span text:style-name="T3">. Animals f</text:span></text:span><text:span text:style-name="T2">ree to choose their preferred temperatures for one hour, with temperature sensors attached to their body (type T, 1-mm diameter thermocouples, Omega Engineering) connected to a datalogger which records temperatures measured at the sensors every minute </text:span><text:span text:style-name="Hyperlink.0"><text:span text:style-name="T3">(Eltek</text:span></text:span><text:span text:style-name="None"><text:span text:style-name="T2">®</text:span></text:span><text:span text:style-name="Hyperlink.0"><text:span text:style-name="T3"> 1000 Series Squirrel Meter Data Logger 64K, 10 Channel 1001WD)</text:span></text:span><text:span text:style-name="T2">. The temperature measures during the first ten minutes of the experiment were excluded, since animals were acclimating to the set up </text:span><text:bookmark-start text:name="Mendeley_Bookmark_IIAgCcEI0V"/><text:reference-mark-start text:name="ADDIN CSL_CITATION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page&quot;: &quot;1977-1991&quot;, &quot;DOI&quot;: &quot;10.1002/ece3.614&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issued&quot;: {&quot;date-parts&quot;: [[&quot;2013&quot;]]}, &quot;title&quot;: &quot;Evidence of maternal effects on temperature preference in side-blotched lizards: Implications for evolutionary response to climate change&quot;, &quot;type&quot;: &quot;article-journal&quot;, &quot;container-title&quot;: &quot;Ecology and Evolution&quot;, &quot;ISSN&quot;: &quot;20457758&quot;, &quot;author&quot;: [{&quot;dropping-particle&quot;: &quot;&quot;, &quot;suffix&quot;: &quot;&quot;, &quot;non-dropping-particle&quot;: &quot;&quot;, &quot;family&quot;: &quot;Paranjpe&quot;, &quot;parse-names&quot;: false, &quot;given&quot;: &quot;Dhanashree A.&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Patten&quot;, &quot;parse-names&quot;: false, &quot;given&quot;: &quot;Amy&quot;}, {&quot;dropping-particle&quot;: &quot;&quot;, &quot;suffix&quot;: &quot;&quot;, &quot;non-dropping-particle&quot;: &quot;&quot;, &quot;family&quot;: &quot;Cooper&quot;, &quot;parse-names&quot;: false, &quot;given&quot;: &quot;Robert D.&quot;}, {&quot;dropping-particle&quot;: &quot;&quot;, &quot;suffix&quot;: &quot;&quot;, &quot;non-dropping-particle&quot;: &quot;&quot;, &quot;family&quot;: &quot;Sinervo&quot;, &quot;parse-names&quot;: false, &quot;given&quot;: &quot;Barry&quot;}], &quot;id&quot;: &quot;ITEM-1&quot;, &quot;issue&quot;: &quot;7&quot;, &quot;volume&quot;: &quot;3&quot;}, &quot;uris&quot;: [&quot;http://www.mendeley.com/documents/?uuid=653e27d4-7cb0-4b72-ab0f-c50fe9a7abf4&quot;], &quot;id&quot;: &quot;ITEM-1&quot;}], &quot;properties&quot;: {&quot;noteIndex&quot;: 0}} RNDrDTgL2SHfC"/><text:span text:style-name="T15">(Paranjpe et al. 2013)</text:span><text:bookmark-start text:name="Bookmark32"/><text:bookmark-end text:name="Mendeley_Bookmark_IIAgCcEI0V"/><text:reference-mark-end text:name="ADDIN CSL_CITATION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page&quot;: &quot;1977-1991&quot;, &quot;DOI&quot;: &quot;10.1002/ece3.614&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issued&quot;: {&quot;date-parts&quot;: [[&quot;2013&quot;]]}, &quot;title&quot;: &quot;Evidence of maternal effects on temperature preference in side-blotched lizards: Implications for evolutionary response to climate change&quot;, &quot;type&quot;: &quot;article-journal&quot;, &quot;container-title&quot;: &quot;Ecology and Evolution&quot;, &quot;ISSN&quot;: &quot;20457758&quot;, &quot;author&quot;: [{&quot;dropping-particle&quot;: &quot;&quot;, &quot;suffix&quot;: &quot;&quot;, &quot;non-dropping-particle&quot;: &quot;&quot;, &quot;family&quot;: &quot;Paranjpe&quot;, &quot;parse-names&quot;: false, &quot;given&quot;: &quot;Dhanashree A.&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Patten&quot;, &quot;parse-names&quot;: false, &quot;given&quot;: &quot;Amy&quot;}, {&quot;dropping-particle&quot;: &quot;&quot;, &quot;suffix&quot;: &quot;&quot;, &quot;non-dropping-particle&quot;: &quot;&quot;, &quot;family&quot;: &quot;Cooper&quot;, &quot;parse-names&quot;: false, &quot;given&quot;: &quot;Robert D.&quot;}, {&quot;dropping-particle&quot;: &quot;&quot;, &quot;suffix&quot;: &quot;&quot;, &quot;non-dropping-particle&quot;: &quot;&quot;, &quot;family&quot;: &quot;Sinervo&quot;, &quot;parse-names&quot;: false, &quot;given&quot;: &quot;Barry&quot;}], &quot;id&quot;: &quot;ITEM-1&quot;, &quot;issue&quot;: &quot;7&quot;, &quot;volume&quot;: &quot;3&quot;}, &quot;uris&quot;: [&quot;http://www.mendeley.com/documents/?uuid=653e27d4-7cb0-4b72-ab0f-c50fe9a7abf4&quot;], &quot;id&quot;: &quot;ITEM-1&quot;}], &quot;properties&quot;: {&quot;noteIndex&quot;: 0}} RNDrDTgL2SHfC"/><field:fieldmark-start text:name="__UnoMark__13609_526319981" field:type="ADDIN CSL_CITATION {&quot;citationItems&quot;:[{&quot;id&quot;:&quot;ITEM-1&quot;,&quot;itemData&quot;:{&quot;DOI&quot;:&quot;10.1002/ece3.614&quot;,&quot;ISSN&quot;:&quot;20457758&quot;,&quot;abstract&quot;:&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quot;author&quot;:[{&quot;dropping-particle&quot;:&quot;&quot;,&quot;family&quot;:&quot;Paranjpe&quot;,&quot;given&quot;:&quot;Dhanashree A.&quot;,&quot;non-dropping-particle&quot;:&quot;&quot;,&quot;parse-names&quot;:false,&quot;suffix&quot;:&quot;&quot;},{&quot;dropping-particle&quot;:&quot;&quot;,&quot;family&quot;:&quot;Bastiaans&quot;,&quot;given&quot;:&quot;Elizabeth&quot;,&quot;non-dropping-particle&quot;:&quot;&quot;,&quot;parse-names&quot;:false,&quot;suffix&quot;:&quot;&quot;},{&quot;dropping-particle&quot;:&quot;&quot;,&quot;family&quot;:&quot;Patten&quot;,&quot;given&quot;:&quot;Amy&quot;,&quot;non-dropping-particle&quot;:&quot;&quot;,&quot;parse-names&quot;:false,&quot;suffix&quot;:&quot;&quot;},{&quot;dropping-particle&quot;:&quot;&quot;,&quot;family&quot;:&quot;Cooper&quot;,&quot;given&quot;:&quot;Robert D.&quot;,&quot;non-dropping-particle&quot;:&quot;&quot;,&quot;parse-names&quot;:false,&quot;suffix&quot;:&quot;&quot;},{&quot;dropping-particle&quot;:&quot;&quot;,&quot;family&quot;:&quot;Sinervo&quot;,&quot;given&quot;:&quot;Barry&quot;,&quot;non-dropping-particle&quot;:&quot;&quot;,&quot;parse-names&quot;:false,&quot;suffix&quot;:&quot;&quot;}],&quot;container-title&quot;:&quot;Ecology and Evolution&quot;,&quot;id&quot;:&quot;ITEM-1&quot;,&quot;issued&quot;:{&quot;date-parts&quot;:[[&quot;2013&quot;]]},&quot;title&quot;:&quot;Evidence of maternal effects on temperature preference in side-blotched lizards: Implications for evolutionary response to climate change&quot;,&quot;type&quot;:&quot;article-journal&quot;},&quot;uris&quot;:[&quot;http://www.mendeley.com/documents/?uuid=653e27d4-7cb0-4b72-ab0f-c50fe9a7abf4&quot;]}],&quot;mendeley&quot;:{&quot;formattedCitation&quot;:&quot;(Paranjpe et al., 2013)&quot;,&quot;plainTextFormattedCitation&quot;:&quot;(Paranjpe et al., 2013)&quot;,&quot;previouslyFormattedCitation&quot;:&quot;(Paranjpe et al., 2013)&quot;},&quot;properties&quot;:{&quot;noteIndex&quot;:0},&quot;schema&quot;:&quot;https://github.com/citation-style-language/schema/raw/master/csl-citation.json&quot;}"/><text:span text:style-name="T5">⁠</text:span><field:fieldmark-end/><text:bookmark-end text:name="Bookmark32"/><text:bookmark text:name="Bookmark241"/><text:span text:style-name="T2">. The thermal gradient data will be used to determine the range of preferred temperatures of each population, defined as the central 90% range of temperatures registered in the datalogger, averaged among all individuals of each population </text:span><text:bookmark-start text:name="Mendeley_Bookmark_bTs51c9nlD"/><text:reference-mark-start text:name="ADDIN CSL_CITATION {&quot;schema&quot;: &quot;https://github.com/citation-style-language/schema/raw/master/csl-citation.json&quot;, &quot;mendeley&quot;: {&quot;plainTextFormattedCitation&quot;: &quot;(Caetano et al.)&quot;, &quot;manualFormatting&quot;: &quot;(Caetano et al. 2019)&quot;, &quot;previouslyFormattedCitation&quot;: &quot;(Caetano et al.)&quot;, &quot;formattedCitation&quot;: &quot;(Caetano et al.)&quot;}, &quot;citationItems&quot;: [{&quot;itemData&quot;: {&quot;container-title&quot;: &quot;Oikos - In review&quot;, &quot;author&quot;: [{&quot;dropping-particle&quot;: &quot;&quot;, &quot;suffix&quot;: &quot;&quot;, &quot;non-dropping-particle&quot;: &quot;&quot;, &quot;family&quot;: &quot;Caetano&quot;, &quot;parse-names&quot;: false, &quot;given&quot;: &quot;Gabriel H. O.&quot;}, {&quot;dropping-particle&quot;: &quot;&quot;, &quot;suffix&quot;: &quot;&quot;, &quot;non-dropping-particle&quot;: &quot;&quot;, &quot;family&quot;: &quot;Santos&quot;, &quot;parse-names&quot;: false, &quot;given&quot;: &quot;Juan C.&quot;}, {&quot;dropping-particle&quot;: &quot;&quot;, &quot;suffix&quot;: &quot;&quot;, &quot;non-dropping-particle&quot;: &quot;&quot;, &quot;family&quot;: &quot;Godinho&quot;, &quot;parse-names&quot;: false, &quot;given&quot;: &quot;Leandro B.&quot;}, {&quot;dropping-particle&quot;: &quot;&quot;, &quot;suffix&quot;: &quot;&quot;, &quot;non-dropping-particle&quot;: &quot;&quot;, &quot;family&quot;: &quot;Cavalcante&quot;, &quot;parse-names&quot;: false, &quot;given&quot;: &quot;Vitor H. G. L.&quot;}, {&quot;dropping-particle&quot;: &quot;&quot;, &quot;suffix&quot;: &quot;&quot;, &quot;non-dropping-particle&quot;: &quot;&quot;, &quot;family&quot;: &quot;Diele-Viegas&quot;, &quot;parse-names&quot;: false, &quot;given&quot;: &quot;Luisa M.&quot;}, {&quot;dropping-particle&quot;: &quot;&quot;, &quot;suffix&quot;: &quot;&quot;, &quot;non-dropping-particle&quot;: &quot;&quot;, &quot;family&quot;: &quot;Campelo&quot;, &quot;parse-names&quot;: false, &quot;given&quot;: &quot;Pedro H.&quot;}, {&quot;dropping-particle&quot;: &quot;&quot;, &quot;suffix&quot;: &quot;&quot;, &quot;non-dropping-particle&quot;: &quot;&quot;, &quot;family&quot;: &quot;Martins&quot;, &quot;parse-names&quot;: false, &quot;given&quot;: &quot;L\u00eddia F.&quot;}, {&quot;dropping-particle&quot;: &quot;&quot;, &quot;suffix&quot;: &quot;&quot;, &quot;non-dropping-particle&quot;: &quot;&quot;, &quot;family&quot;: &quot;Oliveira&quot;, &quot;parse-names&quot;: false, &quot;given&quot;: &quot;Alan F. S.&quot;}, {&quot;dropping-particle&quot;: &quot;&quot;, &quot;suffix&quot;: &quot;&quot;, &quot;non-dropping-particle&quot;: &quot;&quot;, &quot;family&quot;: &quot;Alvarenga&quot;, &quot;parse-names&quot;: false, &quot;given&quot;: &quot;Julio M.&quot;}, {&quot;dropping-particle&quot;: &quot;&quot;, &quot;suffix&quot;: &quot;&quot;, &quot;non-dropping-particle&quot;: &quot;&quot;, &quot;family&quot;: &quot;Wiederhecker&quot;, &quot;parse-names&quot;: false, &quot;given&quot;: &quot;Helga C.&quot;}, {&quot;dropping-particle&quot;: &quot;&quot;, &quot;suffix&quot;: &quot;&quot;, &quot;non-dropping-particle&quot;: &quot;&quot;, &quot;family&quot;: &quot;Novaes-Silva&quot;, &quot;parse-names&quot;: false, &quot;given&quot;: &quot;Ver\u00f4nica&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nervo&quot;, &quot;parse-names&quot;: false, &quot;given&quot;: &quot;Barry&quot;}], &quot;id&quot;: &quot;ITEM-1&quot;, &quot;issued&quot;: {&quot;date-parts&quot;: [[&quot;0&quot;]]}, &quot;title&quot;: &quot;Time of activity is a better predictor than environmental temperature for the distribution of a tropical lizard&quot;, &quot;type&quot;: &quot;article-journal&quot;}, &quot;uris&quot;: [&quot;http://www.mendeley.com/documents/?uuid=e1e10e63-73f1-4110-a9cb-696c35e8257d&quot;], &quot;id&quot;: &quot;ITEM-1&quot;}], &quot;properties&quot;: {&quot;noteIndex&quot;: 0}} RND4kpsWVBg5y"/><text:span text:style-name="T15">(Caetano et al. </text:span><text:span text:style-name="T8">In review</text:span><text:span text:style-name="T15">)</text:span><text:bookmark-end text:name="Mendeley_Bookmark_bTs51c9nlD"/><text:reference-mark-end text:name="ADDIN CSL_CITATION {&quot;schema&quot;: &quot;https://github.com/citation-style-language/schema/raw/master/csl-citation.json&quot;, &quot;mendeley&quot;: {&quot;plainTextFormattedCitation&quot;: &quot;(Caetano et al.)&quot;, &quot;manualFormatting&quot;: &quot;(Caetano et al. 2019)&quot;, &quot;previouslyFormattedCitation&quot;: &quot;(Caetano et al.)&quot;, &quot;formattedCitation&quot;: &quot;(Caetano et al.)&quot;}, &quot;citationItems&quot;: [{&quot;itemData&quot;: {&quot;container-title&quot;: &quot;Oikos - In review&quot;, &quot;author&quot;: [{&quot;dropping-particle&quot;: &quot;&quot;, &quot;suffix&quot;: &quot;&quot;, &quot;non-dropping-particle&quot;: &quot;&quot;, &quot;family&quot;: &quot;Caetano&quot;, &quot;parse-names&quot;: false, &quot;given&quot;: &quot;Gabriel H. O.&quot;}, {&quot;dropping-particle&quot;: &quot;&quot;, &quot;suffix&quot;: &quot;&quot;, &quot;non-dropping-particle&quot;: &quot;&quot;, &quot;family&quot;: &quot;Santos&quot;, &quot;parse-names&quot;: false, &quot;given&quot;: &quot;Juan C.&quot;}, {&quot;dropping-particle&quot;: &quot;&quot;, &quot;suffix&quot;: &quot;&quot;, &quot;non-dropping-particle&quot;: &quot;&quot;, &quot;family&quot;: &quot;Godinho&quot;, &quot;parse-names&quot;: false, &quot;given&quot;: &quot;Leandro B.&quot;}, {&quot;dropping-particle&quot;: &quot;&quot;, &quot;suffix&quot;: &quot;&quot;, &quot;non-dropping-particle&quot;: &quot;&quot;, &quot;family&quot;: &quot;Cavalcante&quot;, &quot;parse-names&quot;: false, &quot;given&quot;: &quot;Vitor H. G. L.&quot;}, {&quot;dropping-particle&quot;: &quot;&quot;, &quot;suffix&quot;: &quot;&quot;, &quot;non-dropping-particle&quot;: &quot;&quot;, &quot;family&quot;: &quot;Diele-Viegas&quot;, &quot;parse-names&quot;: false, &quot;given&quot;: &quot;Luisa M.&quot;}, {&quot;dropping-particle&quot;: &quot;&quot;, &quot;suffix&quot;: &quot;&quot;, &quot;non-dropping-particle&quot;: &quot;&quot;, &quot;family&quot;: &quot;Campelo&quot;, &quot;parse-names&quot;: false, &quot;given&quot;: &quot;Pedro H.&quot;}, {&quot;dropping-particle&quot;: &quot;&quot;, &quot;suffix&quot;: &quot;&quot;, &quot;non-dropping-particle&quot;: &quot;&quot;, &quot;family&quot;: &quot;Martins&quot;, &quot;parse-names&quot;: false, &quot;given&quot;: &quot;L\u00eddia F.&quot;}, {&quot;dropping-particle&quot;: &quot;&quot;, &quot;suffix&quot;: &quot;&quot;, &quot;non-dropping-particle&quot;: &quot;&quot;, &quot;family&quot;: &quot;Oliveira&quot;, &quot;parse-names&quot;: false, &quot;given&quot;: &quot;Alan F. S.&quot;}, {&quot;dropping-particle&quot;: &quot;&quot;, &quot;suffix&quot;: &quot;&quot;, &quot;non-dropping-particle&quot;: &quot;&quot;, &quot;family&quot;: &quot;Alvarenga&quot;, &quot;parse-names&quot;: false, &quot;given&quot;: &quot;Julio M.&quot;}, {&quot;dropping-particle&quot;: &quot;&quot;, &quot;suffix&quot;: &quot;&quot;, &quot;non-dropping-particle&quot;: &quot;&quot;, &quot;family&quot;: &quot;Wiederhecker&quot;, &quot;parse-names&quot;: false, &quot;given&quot;: &quot;Helga C.&quot;}, {&quot;dropping-particle&quot;: &quot;&quot;, &quot;suffix&quot;: &quot;&quot;, &quot;non-dropping-particle&quot;: &quot;&quot;, &quot;family&quot;: &quot;Novaes-Silva&quot;, &quot;parse-names&quot;: false, &quot;given&quot;: &quot;Ver\u00f4nica&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nervo&quot;, &quot;parse-names&quot;: false, &quot;given&quot;: &quot;Barry&quot;}], &quot;id&quot;: &quot;ITEM-1&quot;, &quot;issued&quot;: {&quot;date-parts&quot;: [[&quot;0&quot;]]}, &quot;title&quot;: &quot;Time of activity is a better predictor than environmental temperature for the distribution of a tropical lizard&quot;, &quot;type&quot;: &quot;article-journal&quot;}, &quot;uris&quot;: [&quot;http://www.mendeley.com/documents/?uuid=e1e10e63-73f1-4110-a9cb-696c35e8257d&quot;], &quot;id&quot;: &quot;ITEM-1&quot;}], &quot;properties&quot;: {&quot;noteIndex&quot;: 0}} RND4kpsWVBg5y"/><text:span text:style-name="T2">. I will use a simple ANOVA to test if thermal tolerance limits differ significantly between populations. For lineages which had not yet originated in any of those past times, the thermal preferences of the most recent common ancestor will be reconstructed through Markov Chain Monte Carlo phylogenetic interpolation </text:span><text:bookmark-start text:name="Mendeley_Bookmark_koxi81eji8"/><text:bookmark text:name="Bookmark33"/><text:reference-mark-start text:name="ADDIN CSL_CITATION {&quot;schema&quot;: &quot;https://github.com/citation-style-language/schema/raw/master/csl-citation.json&quot;, &quot;mendeley&quot;: {&quot;previouslyFormattedCitation&quot;: &quot;(Pagel et al. 2004)&quot;, &quot;plainTextFormattedCitation&quot;: &quot;(Pagel et al. 2004)&quot;, &quot;formattedCitation&quot;: &quot;(Pagel et al. 2004)&quot;}, &quot;citationItems&quot;: [{&quot;itemData&quot;: {&quot;container-title&quot;: &quot;Systematic biology&quot;, &quot;author&quot;: [{&quot;dropping-particle&quot;: &quot;&quot;, &quot;suffix&quot;: &quot;&quot;, &quot;non-dropping-particle&quot;: &quot;&quot;, &quot;family&quot;: &quot;Pagel&quot;, &quot;parse-names&quot;: false, &quot;given&quot;: &quot;M&quot;}, {&quot;dropping-particle&quot;: &quot;&quot;, &quot;suffix&quot;: &quot;&quot;, &quot;non-dropping-particle&quot;: &quot;&quot;, &quot;family&quot;: &quot;Meade&quot;, &quot;parse-names&quot;: false, &quot;given&quot;: &quot;A&quot;}, {&quot;dropping-particle&quot;: &quot;&quot;, &quot;suffix&quot;: &quot;&quot;, &quot;non-dropping-particle&quot;: &quot;&quot;, &quot;family&quot;: &quot;Barker&quot;, &quot;parse-names&quot;: false, &quot;given&quot;: &quot;D&quot;}], &quot;id&quot;: &quot;ITEM-1&quot;, &quot;issued&quot;: {&quot;date-parts&quot;: [[&quot;2004&quot;]]}, &quot;title&quot;: &quot;Bayesian estimation of ancestral character states on phylogenies&quot;, &quot;type&quot;: &quot;article-journal&quot;}, &quot;uris&quot;: [&quot;http://www.mendeley.com/documents/?uuid=b818aa6b-90b4-3e9b-a59a-116460b1bcf3&quot;], &quot;id&quot;: &quot;ITEM-1&quot;}], &quot;properties&quot;: {&quot;noteIndex&quot;: 0}} RNDFsE2vaRtPt"/><text:span text:style-name="T15">(Pagel et al. 2004)</text:span><text:bookmark-end text:name="Mendeley_Bookmark_koxi81eji8"/><text:reference-mark-end text:name="ADDIN CSL_CITATION {&quot;schema&quot;: &quot;https://github.com/citation-style-language/schema/raw/master/csl-citation.json&quot;, &quot;mendeley&quot;: {&quot;previouslyFormattedCitation&quot;: &quot;(Pagel et al. 2004)&quot;, &quot;plainTextFormattedCitation&quot;: &quot;(Pagel et al. 2004)&quot;, &quot;formattedCitation&quot;: &quot;(Pagel et al. 2004)&quot;}, &quot;citationItems&quot;: [{&quot;itemData&quot;: {&quot;container-title&quot;: &quot;Systematic biology&quot;, &quot;author&quot;: [{&quot;dropping-particle&quot;: &quot;&quot;, &quot;suffix&quot;: &quot;&quot;, &quot;non-dropping-particle&quot;: &quot;&quot;, &quot;family&quot;: &quot;Pagel&quot;, &quot;parse-names&quot;: false, &quot;given&quot;: &quot;M&quot;}, {&quot;dropping-particle&quot;: &quot;&quot;, &quot;suffix&quot;: &quot;&quot;, &quot;non-dropping-particle&quot;: &quot;&quot;, &quot;family&quot;: &quot;Meade&quot;, &quot;parse-names&quot;: false, &quot;given&quot;: &quot;A&quot;}, {&quot;dropping-particle&quot;: &quot;&quot;, &quot;suffix&quot;: &quot;&quot;, &quot;non-dropping-particle&quot;: &quot;&quot;, &quot;family&quot;: &quot;Barker&quot;, &quot;parse-names&quot;: false, &quot;given&quot;: &quot;D&quot;}], &quot;id&quot;: &quot;ITEM-1&quot;, &quot;issued&quot;: {&quot;date-parts&quot;: [[&quot;2004&quot;]]}, &quot;title&quot;: &quot;Bayesian estimation of ancestral character states on phylogenies&quot;, &quot;type&quot;: &quot;article-journal&quot;}, &quot;uris&quot;: [&quot;http://www.mendeley.com/documents/?uuid=b818aa6b-90b4-3e9b-a59a-116460b1bcf3&quot;], &quot;id&quot;: &quot;ITEM-1&quot;}], &quot;properties&quot;: {&quot;noteIndex&quot;: 0}} RNDFsE2vaRtPt"/><text:span text:style-name="T2">. All procedures were approved by the ethics in animal use committee of University of Brasília (Process: 33786/2016).</text:span></text:p>
      <text:p text:style-name="P7"><text:span text:style-name="T2">For all spatial analysis described next, I will use WorldClim </text:span><text:bookmark-start text:name="Mendeley_Bookmark_8uuVnWM6XG"/><text:reference-mark-start text:name="ADDIN CSL_CITATION {&quot;schema&quot;: &quot;https://github.com/citation-style-language/schema/raw/master/csl-citation.json&quot;, &quot;mendeley&quot;: {&quot;previouslyFormattedCitation&quot;: &quot;(Fick and Hijmans 2017)&quot;, &quot;plainTextFormattedCitation&quot;: &quot;(Fick and Hijmans 2017)&quot;, &quot;formattedCitation&quot;: &quot;(Fick and Hijmans 2017)&quot;}, &quot;citationItems&quot;: [{&quot;itemData&quot;: {&quot;page&quot;: &quot;4302-4315&quot;, &quot;DOI&quot;: &quot;10.1002/joc.5086&quot;, &quot;abstract&quot;: &quot;We created a new dataset of spatially interpolated monthly climate data for global land areas at a very high spatial resolution (approximately 1\u2009km2). We included monthly temperature (minimum, maximum and average), precipitation, solar radiation, vapour pressure and wind speed, aggregated across a target temporal range of 1970\u20132000, using data from between 9000 and 60\u2009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u2009\u2265\u2009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issued&quot;: {&quot;date-parts&quot;: [[&quot;2017&quot;]]}, &quot;title&quot;: &quot;WorldClim 2: new 1-km spatial resolution climate surfaces for global land areas&quot;, &quot;type&quot;: &quot;article-journal&quot;, &quot;container-title&quot;: &quot;International Journal of Climatology&quot;, &quot;ISSN&quot;: &quot;10970088&quot;, &quot;author&quot;: [{&quot;dropping-particle&quot;: &quot;&quot;, &quot;suffix&quot;: &quot;&quot;, &quot;non-dropping-particle&quot;: &quot;&quot;, &quot;family&quot;: &quot;Fick&quot;, &quot;parse-names&quot;: false, &quot;given&quot;: &quot;Stephen E.&quot;}, {&quot;dropping-particle&quot;: &quot;&quot;, &quot;suffix&quot;: &quot;&quot;, &quot;non-dropping-particle&quot;: &quot;&quot;, &quot;family&quot;: &quot;Hijmans&quot;, &quot;parse-names&quot;: false, &quot;given&quot;: &quot;Robert J.&quot;}], &quot;id&quot;: &quot;ITEM-1&quot;, &quot;issue&quot;: &quot;12&quot;, &quot;ISBN&quot;: &quot;1097-0088&quot;, &quot;volume&quot;: &quot;37&quot;}, &quot;uris&quot;: [&quot;http://www.mendeley.com/documents/?uuid=4030d5d7-5a91-4a0b-b8ec-6cbe95ef6a67&quot;], &quot;id&quot;: &quot;ITEM-1&quot;}], &quot;properties&quot;: {&quot;noteIndex&quot;: 0}} RNDYhaqX24jwr"/><text:span text:style-name="T15">(Fick and Hijmans 2017)</text:span><text:bookmark-end text:name="Mendeley_Bookmark_8uuVnWM6XG"/><text:reference-mark-end text:name="ADDIN CSL_CITATION {&quot;schema&quot;: &quot;https://github.com/citation-style-language/schema/raw/master/csl-citation.json&quot;, &quot;mendeley&quot;: {&quot;previouslyFormattedCitation&quot;: &quot;(Fick and Hijmans 2017)&quot;, &quot;plainTextFormattedCitation&quot;: &quot;(Fick and Hijmans 2017)&quot;, &quot;formattedCitation&quot;: &quot;(Fick and Hijmans 2017)&quot;}, &quot;citationItems&quot;: [{&quot;itemData&quot;: {&quot;page&quot;: &quot;4302-4315&quot;, &quot;DOI&quot;: &quot;10.1002/joc.5086&quot;, &quot;abstract&quot;: &quot;We created a new dataset of spatially interpolated monthly climate data for global land areas at a very high spatial resolution (approximately 1\u2009km2). We included monthly temperature (minimum, maximum and average), precipitation, solar radiation, vapour pressure and wind speed, aggregated across a target temporal range of 1970\u20132000, using data from between 9000 and 60\u2009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u2009\u2265\u2009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issued&quot;: {&quot;date-parts&quot;: [[&quot;2017&quot;]]}, &quot;title&quot;: &quot;WorldClim 2: new 1-km spatial resolution climate surfaces for global land areas&quot;, &quot;type&quot;: &quot;article-journal&quot;, &quot;container-title&quot;: &quot;International Journal of Climatology&quot;, &quot;ISSN&quot;: &quot;10970088&quot;, &quot;author&quot;: [{&quot;dropping-particle&quot;: &quot;&quot;, &quot;suffix&quot;: &quot;&quot;, &quot;non-dropping-particle&quot;: &quot;&quot;, &quot;family&quot;: &quot;Fick&quot;, &quot;parse-names&quot;: false, &quot;given&quot;: &quot;Stephen E.&quot;}, {&quot;dropping-particle&quot;: &quot;&quot;, &quot;suffix&quot;: &quot;&quot;, &quot;non-dropping-particle&quot;: &quot;&quot;, &quot;family&quot;: &quot;Hijmans&quot;, &quot;parse-names&quot;: false, &quot;given&quot;: &quot;Robert J.&quot;}], &quot;id&quot;: &quot;ITEM-1&quot;, &quot;issue&quot;: &quot;12&quot;, &quot;ISBN&quot;: &quot;1097-0088&quot;, &quot;volume&quot;: &quot;37&quot;}, &quot;uris&quot;: [&quot;http://www.mendeley.com/documents/?uuid=4030d5d7-5a91-4a0b-b8ec-6cbe95ef6a67&quot;], &quot;id&quot;: &quot;ITEM-1&quot;}], &quot;properties&quot;: {&quot;noteIndex&quot;: 0}} RNDYhaqX24jwr"/><text:span text:style-name="T2"> global climate surfaces (minimum, maximum and average monthly temperatures and total monthly precipitation), for the present (</text:span><text:span text:style-name="T11">1961-1990</text:span><text:span text:style-name="T2">), MH, LGM, as well as for the years 2050 and 2070 under carbon emission scenarios RCP 4.5 and RCP 8.5. The same variables for LIG will be obtained from </text:span><text:bookmark-start text:name="Mendeley_Bookmark_4REUzOs2rf"/><text:reference-mark-start text:name="ADDIN CSL_CITATION {&quot;schema&quot;: &quot;https://github.com/citation-style-language/schema/raw/master/csl-citation.json&quot;, &quot;mendeley&quot;: {&quot;plainTextFormattedCitation&quot;: &quot;(Otto-Bliesner et al. 2006)&quot;, &quot;manualFormatting&quot;: &quot;Otto-Bliesner et al. 2006&quot;, &quot;previouslyFormattedCitation&quot;: &quot;(Otto-Bliesner et al. 2006)&quot;, &quot;formattedCitation&quot;: &quot;(Otto-Bliesner et al. 2006)&quot;}, &quot;citationItems&quot;: [{&quot;itemData&quot;: {&quot;container-title&quot;: &quot;Science&quot;, &quot;ISSN&quot;: &quot;0036-8075&quot;, &quot;author&quot;: [{&quot;dropping-particle&quot;: &quot;&quot;, &quot;suffix&quot;: &quot;&quot;, &quot;non-dropping-particle&quot;: &quot;&quot;, &quot;family&quot;: &quot;Otto-Bliesner&quot;, &quot;parse-names&quot;: false, &quot;given&quot;: &quot;Bette L&quot;}, {&quot;dropping-particle&quot;: &quot;&quot;, &quot;suffix&quot;: &quot;&quot;, &quot;non-dropping-particle&quot;: &quot;&quot;, &quot;family&quot;: &quot;Marshall&quot;, &quot;parse-names&quot;: false, &quot;given&quot;: &quot;Shawn J&quot;}, {&quot;dropping-particle&quot;: &quot;&quot;, &quot;suffix&quot;: &quot;&quot;, &quot;non-dropping-particle&quot;: &quot;&quot;, &quot;family&quot;: &quot;Overpeck&quot;, &quot;parse-names&quot;: false, &quot;given&quot;: &quot;Jonathan T&quot;}, {&quot;dropping-particle&quot;: &quot;&quot;, &quot;suffix&quot;: &quot;&quot;, &quot;non-dropping-particle&quot;: &quot;&quot;, &quot;family&quot;: &quot;Miller&quot;, &quot;parse-names&quot;: false, &quot;given&quot;: &quot;Gifford H&quot;}, {&quot;dropping-particle&quot;: &quot;&quot;, &quot;suffix&quot;: &quot;&quot;, &quot;non-dropping-particle&quot;: &quot;&quot;, &quot;family&quot;: &quot;Hu&quot;, &quot;parse-names&quot;: false, &quot;given&quot;: &quot;Aixue&quot;}], &quot;page&quot;: &quot;1751-1753&quot;, &quot;id&quot;: &quot;ITEM-1&quot;, &quot;publisher&quot;: &quot;American Association for the Advancement of Science&quot;, &quot;issue&quot;: &quot;5768&quot;, &quot;volume&quot;: &quot;311&quot;, &quot;issued&quot;: {&quot;date-parts&quot;: [[&quot;2006&quot;]]}, &quot;title&quot;: &quot;Simulating Arctic climate warmth and icefield retreat in the last interglaciation&quot;, &quot;type&quot;: &quot;article-journal&quot;}, &quot;uris&quot;: [&quot;http://www.mendeley.com/documents/?uuid=f070e274-c606-4195-838a-043011387cff&quot;], &quot;id&quot;: &quot;ITEM-1&quot;}], &quot;properties&quot;: {&quot;noteIndex&quot;: 0}} RNDlBVxgRYMly"/><text:span text:style-name="T15">Otto-Bliesner et al. 2006</text:span><text:bookmark-end text:name="Mendeley_Bookmark_4REUzOs2rf"/><text:reference-mark-end text:name="ADDIN CSL_CITATION {&quot;schema&quot;: &quot;https://github.com/citation-style-language/schema/raw/master/csl-citation.json&quot;, &quot;mendeley&quot;: {&quot;plainTextFormattedCitation&quot;: &quot;(Otto-Bliesner et al. 2006)&quot;, &quot;manualFormatting&quot;: &quot;Otto-Bliesner et al. 2006&quot;, &quot;previouslyFormattedCitation&quot;: &quot;(Otto-Bliesner et al. 2006)&quot;, &quot;formattedCitation&quot;: &quot;(Otto-Bliesner et al. 2006)&quot;}, &quot;citationItems&quot;: [{&quot;itemData&quot;: {&quot;container-title&quot;: &quot;Science&quot;, &quot;ISSN&quot;: &quot;0036-8075&quot;, &quot;author&quot;: [{&quot;dropping-particle&quot;: &quot;&quot;, &quot;suffix&quot;: &quot;&quot;, &quot;non-dropping-particle&quot;: &quot;&quot;, &quot;family&quot;: &quot;Otto-Bliesner&quot;, &quot;parse-names&quot;: false, &quot;given&quot;: &quot;Bette L&quot;}, {&quot;dropping-particle&quot;: &quot;&quot;, &quot;suffix&quot;: &quot;&quot;, &quot;non-dropping-particle&quot;: &quot;&quot;, &quot;family&quot;: &quot;Marshall&quot;, &quot;parse-names&quot;: false, &quot;given&quot;: &quot;Shawn J&quot;}, {&quot;dropping-particle&quot;: &quot;&quot;, &quot;suffix&quot;: &quot;&quot;, &quot;non-dropping-particle&quot;: &quot;&quot;, &quot;family&quot;: &quot;Overpeck&quot;, &quot;parse-names&quot;: false, &quot;given&quot;: &quot;Jonathan T&quot;}, {&quot;dropping-particle&quot;: &quot;&quot;, &quot;suffix&quot;: &quot;&quot;, &quot;non-dropping-particle&quot;: &quot;&quot;, &quot;family&quot;: &quot;Miller&quot;, &quot;parse-names&quot;: false, &quot;given&quot;: &quot;Gifford H&quot;}, {&quot;dropping-particle&quot;: &quot;&quot;, &quot;suffix&quot;: &quot;&quot;, &quot;non-dropping-particle&quot;: &quot;&quot;, &quot;family&quot;: &quot;Hu&quot;, &quot;parse-names&quot;: false, &quot;given&quot;: &quot;Aixue&quot;}], &quot;page&quot;: &quot;1751-1753&quot;, &quot;id&quot;: &quot;ITEM-1&quot;, &quot;publisher&quot;: &quot;American Association for the Advancement of Science&quot;, &quot;issue&quot;: &quot;5768&quot;, &quot;volume&quot;: &quot;311&quot;, &quot;issued&quot;: {&quot;date-parts&quot;: [[&quot;2006&quot;]]}, &quot;title&quot;: &quot;Simulating Arctic climate warmth and icefield retreat in the last interglaciation&quot;, &quot;type&quot;: &quot;article-journal&quot;}, &quot;uris&quot;: [&quot;http://www.mendeley.com/documents/?uuid=f070e274-c606-4195-838a-043011387cff&quot;], &quot;id&quot;: &quot;ITEM-1&quot;}], &quot;properties&quot;: {&quot;noteIndex&quot;: 0}} RNDlBVxgRYMly"/><text:span text:style-name="T2">. I will also create surfaces of thermally constrained time of activity for each population, considering their thermal tolerances estimated as above, under climate conditions at the present, past and future scenarios described above. </text:span><office:annotation office:name="__Annotation__352_1283533282"><dc:creator>Gabriel Caetano</dc:creator><dc:date>2019-12-04T17:28:00</dc:date><loext:sender-initials>GC</loext:sender-initials><text:p><text:span text:style-name="T25">This is the simplest approach, which seems to work well. We also have operative temperature models and Kearney’s microclim surfaces. I have a paper in review in which I compare the three methods as distribution predictors for a lizard. Sinusoid was equivalent to microclim and much better than operative. Microclim would be ideal, but it is not available for the past or future. I think this could be improved by using the variation estimated in microclim to offset WorldClim past and future temperature projections, but this needs to be validated.</text:span></text:p></office:annotation><text:span text:style-name="T2">For that, I will estimate daily variation in air temperature as a sinusoid ranging from maximum to minimum air temperatures, then account for how much time those temperatures fall inside the species thermal tolerance range</text:span><office:annotation-end office:name="__Annotation__352_1283533282"/><text:span text:style-name="T2"> </text:span><text:bookmark-start text:name="Mendeley_Bookmark_xUCHptQUb2"/><text:reference-mark-start text:name="ADDIN CSL_CITATION {&quot;schema&quot;: &quot;https://github.com/citation-style-language/schema/raw/master/csl-citation.json&quot;, &quot;mendeley&quot;: {&quot;plainTextFormattedCitation&quot;: &quot;(Caetano et al.; Sinervo et al. 2010)&quot;, &quot;manualFormatting&quot;: &quot;(Caetano et al. 2019; Sinervo et al. 2010)&quot;, &quot;previouslyFormattedCitation&quot;: &quot;(Caetano et al.; Sinervo et al. 2010)&quot;, &quot;formattedCitation&quot;: &quot;(Caetano et al.; Sinervo et al. 2010)&quot;}, &quot;citationItems&quot;: [{&quot;itemData&quot;: {&quot;container-title&quot;: &quot;Oikos - In review&quot;, &quot;author&quot;: [{&quot;dropping-particle&quot;: &quot;&quot;, &quot;suffix&quot;: &quot;&quot;, &quot;non-dropping-particle&quot;: &quot;&quot;, &quot;family&quot;: &quot;Caetano&quot;, &quot;parse-names&quot;: false, &quot;given&quot;: &quot;Gabriel H. O.&quot;}, {&quot;dropping-particle&quot;: &quot;&quot;, &quot;suffix&quot;: &quot;&quot;, &quot;non-dropping-particle&quot;: &quot;&quot;, &quot;family&quot;: &quot;Santos&quot;, &quot;parse-names&quot;: false, &quot;given&quot;: &quot;Juan C.&quot;}, {&quot;dropping-particle&quot;: &quot;&quot;, &quot;suffix&quot;: &quot;&quot;, &quot;non-dropping-particle&quot;: &quot;&quot;, &quot;family&quot;: &quot;Godinho&quot;, &quot;parse-names&quot;: false, &quot;given&quot;: &quot;Leandro B.&quot;}, {&quot;dropping-particle&quot;: &quot;&quot;, &quot;suffix&quot;: &quot;&quot;, &quot;non-dropping-particle&quot;: &quot;&quot;, &quot;family&quot;: &quot;Cavalcante&quot;, &quot;parse-names&quot;: false, &quot;given&quot;: &quot;Vitor H. G. L.&quot;}, {&quot;dropping-particle&quot;: &quot;&quot;, &quot;suffix&quot;: &quot;&quot;, &quot;non-dropping-particle&quot;: &quot;&quot;, &quot;family&quot;: &quot;Diele-Viegas&quot;, &quot;parse-names&quot;: false, &quot;given&quot;: &quot;Luisa M.&quot;}, {&quot;dropping-particle&quot;: &quot;&quot;, &quot;suffix&quot;: &quot;&quot;, &quot;non-dropping-particle&quot;: &quot;&quot;, &quot;family&quot;: &quot;Campelo&quot;, &quot;parse-names&quot;: false, &quot;given&quot;: &quot;Pedro H.&quot;}, {&quot;dropping-particle&quot;: &quot;&quot;, &quot;suffix&quot;: &quot;&quot;, &quot;non-dropping-particle&quot;: &quot;&quot;, &quot;family&quot;: &quot;Martins&quot;, &quot;parse-names&quot;: false, &quot;given&quot;: &quot;L\u00eddia F.&quot;}, {&quot;dropping-particle&quot;: &quot;&quot;, &quot;suffix&quot;: &quot;&quot;, &quot;non-dropping-particle&quot;: &quot;&quot;, &quot;family&quot;: &quot;Oliveira&quot;, &quot;parse-names&quot;: false, &quot;given&quot;: &quot;Alan F. S.&quot;}, {&quot;dropping-particle&quot;: &quot;&quot;, &quot;suffix&quot;: &quot;&quot;, &quot;non-dropping-particle&quot;: &quot;&quot;, &quot;family&quot;: &quot;Alvarenga&quot;, &quot;parse-names&quot;: false, &quot;given&quot;: &quot;Julio M.&quot;}, {&quot;dropping-particle&quot;: &quot;&quot;, &quot;suffix&quot;: &quot;&quot;, &quot;non-dropping-particle&quot;: &quot;&quot;, &quot;family&quot;: &quot;Wiederhecker&quot;, &quot;parse-names&quot;: false, &quot;given&quot;: &quot;Helga C.&quot;}, {&quot;dropping-particle&quot;: &quot;&quot;, &quot;suffix&quot;: &quot;&quot;, &quot;non-dropping-particle&quot;: &quot;&quot;, &quot;family&quot;: &quot;Novaes-Silva&quot;, &quot;parse-names&quot;: false, &quot;given&quot;: &quot;Ver\u00f4nica&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nervo&quot;, &quot;parse-names&quot;: false, &quot;given&quot;: &quot;Barry&quot;}], &quot;id&quot;: &quot;ITEM-1&quot;, &quot;issued&quot;: {&quot;date-parts&quot;: [[&quot;0&quot;]]}, &quot;title&quot;: &quot;Time of activity is a better predictor than environmental temperature for the distribution of a tropical lizard&quot;, &quot;type&quot;: &quot;article-journal&quot;}, &quot;uris&quot;: [&quot;http://www.mendeley.com/documents/?uuid=e1e10e63-73f1-4110-a9cb-696c35e8257d&quot;], &quot;id&quot;: &quot;ITEM-1&quot;}, {&quot;itemData&quot;: {&quot;page&quot;: &quot;894-899&quot;, &quot;DOI&quot;: &quot;10.1126/science.1184695&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ssued&quot;: {&quot;date-parts&quot;: [[&quot;2010&quot;]]}, &quot;id&quot;: &quot;ITEM-2&quot;, &quot;type&quot;: &quot;article-journal&quot;, &quot;container-title&quot;: &quot;Science&quot;, &quot;ISSN&quot;: &quot;0036-8075&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Mendez-De-La-Cruz&quot;, &quot;parse-names&quot;: false, &quot;given&quot;: &quot;F.&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Cruz&quot;, &quot;parse-names&quot;: false, &quot;given&quot;: &quot;Maricela Villagr\u00e1n-Sant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la&quot;, &quot;suffix&quot;: &quot;&quot;, &quot;non-dropping-particle&quot;: &quot;&quot;, &quot;family&quot;: &quot;Riva&quot;, &quot;parse-names&quot;: false, &quot;given&quot;: &quot;Ignacio J. De&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Villagran-Santa Cruz&quot;, &quot;parse-names&quot;: false, &quot;given&quot;: &quot;M.&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inez-Mendez&quot;, &quot;parse-names&quot;: false, &quot;given&quot;: &quot;N.&quot;}, {&quot;dropping-particle&quot;: &quot;&quot;, &quot;suffix&quot;: &quot;&quot;, &quot;non-dropping-particle&quot;: &quot;&quot;, &quot;family&quot;: &quot;Calderon-Espinosa&quot;, &quot;parse-names&quot;: false, &quot;given&quot;: &quot;M. L.&quot;}, {&quot;dropping-particle&quot;: &quot;&quot;, &quot;suffix&quot;: &quot;&quot;, &quot;non-dropping-particle&quot;: &quot;&quot;, &quot;family&quot;: &quot;Meza-Lazaro&quot;, &quot;parse-names&quot;: false, &quot;given&quot;: &quot;R. N.&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engoytia&quot;, &quot;parse-names&quot;: false, &quot;given&quot;: &quot;N.&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M\u00e9ndez-de-la-Cruz&quot;, &quot;parse-names&quot;: false, &quot;given&quot;: &quot;Fausto&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Villagr\u00e1n-Santa Cruz&quot;, &quot;parse-names&quot;: false, &quot;given&quot;: &quot;Maricel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Victoriano Sepulveda&quot;, &quot;parse-names&quot;: false, &quot;given&quot;: &quot;Pedr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Aguilar Puntriano&quot;, &quot;parse-names&quot;: false, &quot;given&quot;: &quot;C\u00e9s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title&quot;: &quot;Erosion of lizard diversity by climate change and altered thermal niches&quot;, &quot;PMID&quot;: &quot;20466932&quot;, &quot;issue&quot;: &quot;5980&quot;, &quot;ISBN&quot;: &quot;0036-8075&quot;, &quot;volume&quot;: &quot;328&quot;}, &quot;uris&quot;: [&quot;http://www.mendeley.com/documents/?uuid=cef36c11-f9b4-4fb5-9ff5-c142521ad35c&quot;], &quot;id&quot;: &quot;ITEM-2&quot;}], &quot;properties&quot;: {&quot;noteIndex&quot;: 0}} RND0asAkWQgxW"/><text:span text:style-name="T15">(Caetano et al. </text:span><text:span text:style-name="T8">In review</text:span><text:span text:style-name="T15">; Sinervo et al. 2010)</text:span><text:bookmark-end text:name="Mendeley_Bookmark_xUCHptQUb2"/><text:reference-mark-end text:name="ADDIN CSL_CITATION {&quot;schema&quot;: &quot;https://github.com/citation-style-language/schema/raw/master/csl-citation.json&quot;, &quot;mendeley&quot;: {&quot;plainTextFormattedCitation&quot;: &quot;(Caetano et al.; Sinervo et al. 2010)&quot;, &quot;manualFormatting&quot;: &quot;(Caetano et al. 2019; Sinervo et al. 2010)&quot;, &quot;previouslyFormattedCitation&quot;: &quot;(Caetano et al.; Sinervo et al. 2010)&quot;, &quot;formattedCitation&quot;: &quot;(Caetano et al.; Sinervo et al. 2010)&quot;}, &quot;citationItems&quot;: [{&quot;itemData&quot;: {&quot;container-title&quot;: &quot;Oikos - In review&quot;, &quot;author&quot;: [{&quot;dropping-particle&quot;: &quot;&quot;, &quot;suffix&quot;: &quot;&quot;, &quot;non-dropping-particle&quot;: &quot;&quot;, &quot;family&quot;: &quot;Caetano&quot;, &quot;parse-names&quot;: false, &quot;given&quot;: &quot;Gabriel H. O.&quot;}, {&quot;dropping-particle&quot;: &quot;&quot;, &quot;suffix&quot;: &quot;&quot;, &quot;non-dropping-particle&quot;: &quot;&quot;, &quot;family&quot;: &quot;Santos&quot;, &quot;parse-names&quot;: false, &quot;given&quot;: &quot;Juan C.&quot;}, {&quot;dropping-particle&quot;: &quot;&quot;, &quot;suffix&quot;: &quot;&quot;, &quot;non-dropping-particle&quot;: &quot;&quot;, &quot;family&quot;: &quot;Godinho&quot;, &quot;parse-names&quot;: false, &quot;given&quot;: &quot;Leandro B.&quot;}, {&quot;dropping-particle&quot;: &quot;&quot;, &quot;suffix&quot;: &quot;&quot;, &quot;non-dropping-particle&quot;: &quot;&quot;, &quot;family&quot;: &quot;Cavalcante&quot;, &quot;parse-names&quot;: false, &quot;given&quot;: &quot;Vitor H. G. L.&quot;}, {&quot;dropping-particle&quot;: &quot;&quot;, &quot;suffix&quot;: &quot;&quot;, &quot;non-dropping-particle&quot;: &quot;&quot;, &quot;family&quot;: &quot;Diele-Viegas&quot;, &quot;parse-names&quot;: false, &quot;given&quot;: &quot;Luisa M.&quot;}, {&quot;dropping-particle&quot;: &quot;&quot;, &quot;suffix&quot;: &quot;&quot;, &quot;non-dropping-particle&quot;: &quot;&quot;, &quot;family&quot;: &quot;Campelo&quot;, &quot;parse-names&quot;: false, &quot;given&quot;: &quot;Pedro H.&quot;}, {&quot;dropping-particle&quot;: &quot;&quot;, &quot;suffix&quot;: &quot;&quot;, &quot;non-dropping-particle&quot;: &quot;&quot;, &quot;family&quot;: &quot;Martins&quot;, &quot;parse-names&quot;: false, &quot;given&quot;: &quot;L\u00eddia F.&quot;}, {&quot;dropping-particle&quot;: &quot;&quot;, &quot;suffix&quot;: &quot;&quot;, &quot;non-dropping-particle&quot;: &quot;&quot;, &quot;family&quot;: &quot;Oliveira&quot;, &quot;parse-names&quot;: false, &quot;given&quot;: &quot;Alan F. S.&quot;}, {&quot;dropping-particle&quot;: &quot;&quot;, &quot;suffix&quot;: &quot;&quot;, &quot;non-dropping-particle&quot;: &quot;&quot;, &quot;family&quot;: &quot;Alvarenga&quot;, &quot;parse-names&quot;: false, &quot;given&quot;: &quot;Julio M.&quot;}, {&quot;dropping-particle&quot;: &quot;&quot;, &quot;suffix&quot;: &quot;&quot;, &quot;non-dropping-particle&quot;: &quot;&quot;, &quot;family&quot;: &quot;Wiederhecker&quot;, &quot;parse-names&quot;: false, &quot;given&quot;: &quot;Helga C.&quot;}, {&quot;dropping-particle&quot;: &quot;&quot;, &quot;suffix&quot;: &quot;&quot;, &quot;non-dropping-particle&quot;: &quot;&quot;, &quot;family&quot;: &quot;Novaes-Silva&quot;, &quot;parse-names&quot;: false, &quot;given&quot;: &quot;Ver\u00f4nica&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nervo&quot;, &quot;parse-names&quot;: false, &quot;given&quot;: &quot;Barry&quot;}], &quot;id&quot;: &quot;ITEM-1&quot;, &quot;issued&quot;: {&quot;date-parts&quot;: [[&quot;0&quot;]]}, &quot;title&quot;: &quot;Time of activity is a better predictor than environmental temperature for the distribution of a tropical lizard&quot;, &quot;type&quot;: &quot;article-journal&quot;}, &quot;uris&quot;: [&quot;http://www.mendeley.com/documents/?uuid=e1e10e63-73f1-4110-a9cb-696c35e8257d&quot;], &quot;id&quot;: &quot;ITEM-1&quot;}, {&quot;itemData&quot;: {&quot;page&quot;: &quot;894-899&quot;, &quot;DOI&quot;: &quot;10.1126/science.1184695&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ssued&quot;: {&quot;date-parts&quot;: [[&quot;2010&quot;]]}, &quot;id&quot;: &quot;ITEM-2&quot;, &quot;type&quot;: &quot;article-journal&quot;, &quot;container-title&quot;: &quot;Science&quot;, &quot;ISSN&quot;: &quot;0036-8075&quot;, &quot;author&quot;: [{&quot;dropping-particle&quot;: &quot;&quot;, &quot;suffix&quot;: &quot;&quot;, &quot;non-dropping-particle&quot;: &quot;&quot;, &quot;family&quot;: &quot;Sinervo&quot;, &quot;parse-names&quot;: false, &quot;given&quot;: &quot;Barry&quot;}, {&quot;dropping-particle&quot;: &quot;&quot;, &quot;suffix&quot;: &quot;&quot;, &quot;non-dropping-particle&quot;: &quot;&quot;, &quot;family&quot;: &quot;Mendez-De-La-Cruz&quot;, &quot;parse-names&quot;: false, &quot;given&quot;: &quot;F.&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Cruz&quot;, &quot;parse-names&quot;: false, &quot;given&quot;: &quot;Maricela Villagr\u00e1n-Sant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la&quot;, &quot;suffix&quot;: &quot;&quot;, &quot;non-dropping-particle&quot;: &quot;&quot;, &quot;family&quot;: &quot;Riva&quot;, &quot;parse-names&quot;: false, &quot;given&quot;: &quot;Ignacio J. De&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Villagran-Santa Cruz&quot;, &quot;parse-names&quot;: false, &quot;given&quot;: &quot;M.&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inez-Mendez&quot;, &quot;parse-names&quot;: false, &quot;given&quot;: &quot;N.&quot;}, {&quot;dropping-particle&quot;: &quot;&quot;, &quot;suffix&quot;: &quot;&quot;, &quot;non-dropping-particle&quot;: &quot;&quot;, &quot;family&quot;: &quot;Calderon-Espinosa&quot;, &quot;parse-names&quot;: false, &quot;given&quot;: &quot;M. L.&quot;}, {&quot;dropping-particle&quot;: &quot;&quot;, &quot;suffix&quot;: &quot;&quot;, &quot;non-dropping-particle&quot;: &quot;&quot;, &quot;family&quot;: &quot;Meza-Lazaro&quot;, &quot;parse-names&quot;: false, &quot;given&quot;: &quot;R. N.&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Sepulveda&quot;, &quot;parse-names&quot;: false, &quot;given&quot;: &quot;Pedro Victorian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engoytia&quot;, &quot;parse-names&quot;: false, &quot;given&quot;: &quot;N.&quot;}, {&quot;dropping-particle&quot;: &quot;&quot;, &quot;suffix&quot;: &quot;&quot;, &quot;non-dropping-particle&quot;: &quot;&quot;, &quot;family&quot;: &quot;Puntriano&quot;, &quot;parse-names&quot;: false, &quot;given&quot;: &quot;C\u00e9sar Aguil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dropping-particle&quot;: &quot;&quot;, &quot;suffix&quot;: &quot;&quot;, &quot;non-dropping-particle&quot;: &quot;&quot;, &quot;family&quot;: &quot;M\u00e9ndez-de-la-Cruz&quot;, &quot;parse-names&quot;: false, &quot;given&quot;: &quot;Fausto&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Heulin&quot;, &quot;parse-names&quot;: false, &quot;given&quot;: &quot;Benoit&quot;}, {&quot;dropping-particle&quot;: &quot;&quot;, &quot;suffix&quot;: &quot;&quot;, &quot;non-dropping-particle&quot;: &quot;&quot;, &quot;family&quot;: &quot;Bastiaans&quot;, &quot;parse-names&quot;: false, &quot;given&quot;: &quot;Elizabeth&quot;}, {&quot;dropping-particle&quot;: &quot;&quot;, &quot;suffix&quot;: &quot;&quot;, &quot;non-dropping-particle&quot;: &quot;&quot;, &quot;family&quot;: &quot;Villagr\u00e1n-Santa Cruz&quot;, &quot;parse-names&quot;: false, &quot;given&quot;: &quot;Maricela&quot;}, {&quot;dropping-particle&quot;: &quot;&quot;, &quot;suffix&quot;: &quot;&quot;, &quot;non-dropping-particle&quot;: &quot;&quot;, &quot;family&quot;: &quot;Lara-Resendiz&quot;, &quot;parse-names&quot;: false, &quot;given&quot;: &quot;Rafael&quot;}, {&quot;dropping-particle&quot;: &quot;&quot;, &quot;suffix&quot;: &quot;&quot;, &quot;non-dropping-particle&quot;: &quot;&quot;, &quot;family&quot;: &quot;Mart\u00ednez-M\u00e9ndez&quot;, &quot;parse-names&quot;: false, &quot;given&quot;: &quot;Norberto&quot;}, {&quot;dropping-particle&quot;: &quot;&quot;, &quot;suffix&quot;: &quot;&quot;, &quot;non-dropping-particle&quot;: &quot;&quot;, &quot;family&quot;: &quot;Calder\u00f3n-Espinosa&quot;, &quot;parse-names&quot;: false, &quot;given&quot;: &quot;Martha Luc\u00eda&quot;}, {&quot;dropping-particle&quot;: &quot;&quot;, &quot;suffix&quot;: &quot;&quot;, &quot;non-dropping-particle&quot;: &quot;&quot;, &quot;family&quot;: &quot;Meza-L\u00e1zaro&quot;, &quot;parse-names&quot;: false, &quot;given&quot;: &quot;Rubi Nelsi&quot;}, {&quot;dropping-particle&quot;: &quot;&quot;, &quot;suffix&quot;: &quot;&quot;, &quot;non-dropping-particle&quot;: &quot;&quot;, &quot;family&quot;: &quot;Gadsden&quot;, &quot;parse-names&quot;: false, &quot;given&quot;: &quot;H\u00e9ctor&quot;}, {&quot;dropping-particle&quot;: &quot;&quot;, &quot;suffix&quot;: &quot;&quot;, &quot;non-dropping-particle&quot;: &quot;&quot;, &quot;family&quot;: &quot;Avila&quot;, &quot;parse-names&quot;: false, &quot;given&quot;: &quot;Luciano Javier&quot;}, {&quot;dropping-particle&quot;: &quot;&quot;, &quot;suffix&quot;: &quot;&quot;, &quot;non-dropping-particle&quot;: &quot;&quot;, &quot;family&quot;: &quot;Morando&quot;, &quot;parse-names&quot;: false, &quot;given&quot;: &quot;Mariana&quot;}, {&quot;dropping-particle&quot;: &quot;&quot;, &quot;suffix&quot;: &quot;&quot;, &quot;non-dropping-particle&quot;: &quot;De&quot;, &quot;family&quot;: &quot;la Riva&quot;, &quot;parse-names&quot;: false, &quot;given&quot;: &quot;Ignacio J.&quot;}, {&quot;dropping-particle&quot;: &quot;&quot;, &quot;suffix&quot;: &quot;&quot;, &quot;non-dropping-particle&quot;: &quot;&quot;, &quot;family&quot;: &quot;Victoriano Sepulveda&quot;, &quot;parse-names&quot;: false, &quot;given&quot;: &quot;Pedro&quot;}, {&quot;dropping-particle&quot;: &quot;&quot;, &quot;suffix&quot;: &quot;&quot;, &quot;non-dropping-particle&quot;: &quot;&quot;, &quot;family&quot;: &quot;Rocha&quot;, &quot;parse-names&quot;: false, &quot;given&quot;: &quot;Carlos Frederico Duarte&quot;}, {&quot;dropping-particle&quot;: &quot;&quot;, &quot;suffix&quot;: &quot;&quot;, &quot;non-dropping-particle&quot;: &quot;&quot;, &quot;family&quot;: &quot;Ibarg\u00fcengoyt\u00eda&quot;, &quot;parse-names&quot;: false, &quot;given&quot;: &quot;Nora&quot;}, {&quot;dropping-particle&quot;: &quot;&quot;, &quot;suffix&quot;: &quot;&quot;, &quot;non-dropping-particle&quot;: &quot;&quot;, &quot;family&quot;: &quot;Aguilar Puntriano&quot;, &quot;parse-names&quot;: false, &quot;given&quot;: &quot;C\u00e9sar&quot;}, {&quot;dropping-particle&quot;: &quot;&quot;, &quot;suffix&quot;: &quot;&quot;, &quot;non-dropping-particle&quot;: &quot;&quot;, &quot;family&quot;: &quot;Massot&quot;, &quot;parse-names&quot;: false, &quot;given&quot;: &quot;Manuel&quot;}, {&quot;dropping-particle&quot;: &quot;&quot;, &quot;suffix&quot;: &quot;&quot;, &quot;non-dropping-particle&quot;: &quot;&quot;, &quot;family&quot;: &quot;Lepetz&quot;, &quot;parse-names&quot;: false, &quot;given&quot;: &quot;Virginie&quot;}, {&quot;dropping-particle&quot;: &quot;&quot;, &quot;suffix&quot;: &quot;&quot;, &quot;non-dropping-particle&quot;: &quot;&quot;, &quot;family&quot;: &quot;Oksanen&quot;, &quot;parse-names&quot;: false, &quot;given&quot;: &quot;Tuula A.&quot;}, {&quot;dropping-particle&quot;: &quot;&quot;, &quot;suffix&quot;: &quot;&quot;, &quot;non-dropping-particle&quot;: &quot;&quot;, &quot;family&quot;: &quot;Chapple&quot;, &quot;parse-names&quot;: false, &quot;given&quot;: &quot;David G.&quot;}, {&quot;dropping-particle&quot;: &quot;&quot;, &quot;suffix&quot;: &quot;&quot;, &quot;non-dropping-particle&quot;: &quot;&quot;, &quot;family&quot;: &quot;Bauer&quot;, &quot;parse-names&quot;: false, &quot;given&quot;: &quot;Aaron M.&quot;}, {&quot;dropping-particle&quot;: &quot;&quot;, &quot;suffix&quot;: &quot;&quot;, &quot;non-dropping-particle&quot;: &quot;&quot;, &quot;family&quot;: &quot;Branch&quot;, &quot;parse-names&quot;: false, &quot;given&quot;: &quot;William R.&quot;}, {&quot;dropping-particle&quot;: &quot;&quot;, &quot;suffix&quot;: &quot;&quot;, &quot;non-dropping-particle&quot;: &quot;&quot;, &quot;family&quot;: &quot;Clobert&quot;, &quot;parse-names&quot;: false, &quot;given&quot;: &quot;Jean&quot;}, {&quot;dropping-particle&quot;: &quot;&quot;, &quot;suffix&quot;: &quot;&quot;, &quot;non-dropping-particle&quot;: &quot;&quot;, &quot;family&quot;: &quot;Sites&quot;, &quot;parse-names&quot;: false, &quot;given&quot;: &quot;Jack W.&quot;}], &quot;title&quot;: &quot;Erosion of lizard diversity by climate change and altered thermal niches&quot;, &quot;PMID&quot;: &quot;20466932&quot;, &quot;issue&quot;: &quot;5980&quot;, &quot;ISBN&quot;: &quot;0036-8075&quot;, &quot;volume&quot;: &quot;328&quot;}, &quot;uris&quot;: [&quot;http://www.mendeley.com/documents/?uuid=cef36c11-f9b4-4fb5-9ff5-c142521ad35c&quot;], &quot;id&quot;: &quot;ITEM-2&quot;}], &quot;properties&quot;: {&quot;noteIndex&quot;: 0}} RND0asAkWQgxW"/><text:span text:style-name="T2">⁠, using R package Mapinguari </text:span><text:bookmark-start text:name="Mendeley_Bookmark_ReSb11b3fk"/><text:reference-mark-start text:name="ADDIN CSL_CITATION {&quot;schema&quot;: &quot;https://github.com/citation-style-language/schema/raw/master/csl-citation.json&quot;, &quot;mendeley&quot;: {&quot;plainTextFormattedCitation&quot;: &quot;(Caetano et al.)&quot;, &quot;manualFormatting&quot;: &quot;(Caetano et al. 2019)&quot;, &quot;previouslyFormattedCitation&quot;: &quot;(Caetano et al.)&quot;, &quot;formattedCitation&quot;: &quot;(Caetano et al.)&quot;}, &quot;citationItems&quot;: [{&quot;itemData&quot;: {&quot;container-title&quot;: &quot;Oikos - In review&quot;, &quot;author&quot;: [{&quot;dropping-particle&quot;: &quot;&quot;, &quot;suffix&quot;: &quot;&quot;, &quot;non-dropping-particle&quot;: &quot;&quot;, &quot;family&quot;: &quot;Caetano&quot;, &quot;parse-names&quot;: false, &quot;given&quot;: &quot;Gabriel H. O.&quot;}, {&quot;dropping-particle&quot;: &quot;&quot;, &quot;suffix&quot;: &quot;&quot;, &quot;non-dropping-particle&quot;: &quot;&quot;, &quot;family&quot;: &quot;Santos&quot;, &quot;parse-names&quot;: false, &quot;given&quot;: &quot;Juan C.&quot;}, {&quot;dropping-particle&quot;: &quot;&quot;, &quot;suffix&quot;: &quot;&quot;, &quot;non-dropping-particle&quot;: &quot;&quot;, &quot;family&quot;: &quot;Godinho&quot;, &quot;parse-names&quot;: false, &quot;given&quot;: &quot;Leandro B.&quot;}, {&quot;dropping-particle&quot;: &quot;&quot;, &quot;suffix&quot;: &quot;&quot;, &quot;non-dropping-particle&quot;: &quot;&quot;, &quot;family&quot;: &quot;Cavalcante&quot;, &quot;parse-names&quot;: false, &quot;given&quot;: &quot;Vitor H. G. L.&quot;}, {&quot;dropping-particle&quot;: &quot;&quot;, &quot;suffix&quot;: &quot;&quot;, &quot;non-dropping-particle&quot;: &quot;&quot;, &quot;family&quot;: &quot;Diele-Viegas&quot;, &quot;parse-names&quot;: false, &quot;given&quot;: &quot;Luisa M.&quot;}, {&quot;dropping-particle&quot;: &quot;&quot;, &quot;suffix&quot;: &quot;&quot;, &quot;non-dropping-particle&quot;: &quot;&quot;, &quot;family&quot;: &quot;Campelo&quot;, &quot;parse-names&quot;: false, &quot;given&quot;: &quot;Pedro H.&quot;}, {&quot;dropping-particle&quot;: &quot;&quot;, &quot;suffix&quot;: &quot;&quot;, &quot;non-dropping-particle&quot;: &quot;&quot;, &quot;family&quot;: &quot;Martins&quot;, &quot;parse-names&quot;: false, &quot;given&quot;: &quot;L\u00eddia F.&quot;}, {&quot;dropping-particle&quot;: &quot;&quot;, &quot;suffix&quot;: &quot;&quot;, &quot;non-dropping-particle&quot;: &quot;&quot;, &quot;family&quot;: &quot;Oliveira&quot;, &quot;parse-names&quot;: false, &quot;given&quot;: &quot;Alan F. S.&quot;}, {&quot;dropping-particle&quot;: &quot;&quot;, &quot;suffix&quot;: &quot;&quot;, &quot;non-dropping-particle&quot;: &quot;&quot;, &quot;family&quot;: &quot;Alvarenga&quot;, &quot;parse-names&quot;: false, &quot;given&quot;: &quot;Julio M.&quot;}, {&quot;dropping-particle&quot;: &quot;&quot;, &quot;suffix&quot;: &quot;&quot;, &quot;non-dropping-particle&quot;: &quot;&quot;, &quot;family&quot;: &quot;Wiederhecker&quot;, &quot;parse-names&quot;: false, &quot;given&quot;: &quot;Helga C.&quot;}, {&quot;dropping-particle&quot;: &quot;&quot;, &quot;suffix&quot;: &quot;&quot;, &quot;non-dropping-particle&quot;: &quot;&quot;, &quot;family&quot;: &quot;Novaes-Silva&quot;, &quot;parse-names&quot;: false, &quot;given&quot;: &quot;Ver\u00f4nica&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nervo&quot;, &quot;parse-names&quot;: false, &quot;given&quot;: &quot;Barry&quot;}], &quot;id&quot;: &quot;ITEM-1&quot;, &quot;issued&quot;: {&quot;date-parts&quot;: [[&quot;0&quot;]]}, &quot;title&quot;: &quot;Time of activity is a better predictor than environmental temperature for the distribution of a tropical lizard&quot;, &quot;type&quot;: &quot;article-journal&quot;}, &quot;uris&quot;: [&quot;http://www.mendeley.com/documents/?uuid=e1e10e63-73f1-4110-a9cb-696c35e8257d&quot;], &quot;id&quot;: &quot;ITEM-1&quot;}], &quot;properties&quot;: {&quot;noteIndex&quot;: 0}} RNDtHSQmPmY0W"/><text:span text:style-name="T15">(Caetano et al. </text:span><text:span text:style-name="T8">In review</text:span><text:span text:style-name="T15">)</text:span><text:bookmark-end text:name="Mendeley_Bookmark_ReSb11b3fk"/><text:reference-mark-end text:name="ADDIN CSL_CITATION {&quot;schema&quot;: &quot;https://github.com/citation-style-language/schema/raw/master/csl-citation.json&quot;, &quot;mendeley&quot;: {&quot;plainTextFormattedCitation&quot;: &quot;(Caetano et al.)&quot;, &quot;manualFormatting&quot;: &quot;(Caetano et al. 2019)&quot;, &quot;previouslyFormattedCitation&quot;: &quot;(Caetano et al.)&quot;, &quot;formattedCitation&quot;: &quot;(Caetano et al.)&quot;}, &quot;citationItems&quot;: [{&quot;itemData&quot;: {&quot;container-title&quot;: &quot;Oikos - In review&quot;, &quot;author&quot;: [{&quot;dropping-particle&quot;: &quot;&quot;, &quot;suffix&quot;: &quot;&quot;, &quot;non-dropping-particle&quot;: &quot;&quot;, &quot;family&quot;: &quot;Caetano&quot;, &quot;parse-names&quot;: false, &quot;given&quot;: &quot;Gabriel H. O.&quot;}, {&quot;dropping-particle&quot;: &quot;&quot;, &quot;suffix&quot;: &quot;&quot;, &quot;non-dropping-particle&quot;: &quot;&quot;, &quot;family&quot;: &quot;Santos&quot;, &quot;parse-names&quot;: false, &quot;given&quot;: &quot;Juan C.&quot;}, {&quot;dropping-particle&quot;: &quot;&quot;, &quot;suffix&quot;: &quot;&quot;, &quot;non-dropping-particle&quot;: &quot;&quot;, &quot;family&quot;: &quot;Godinho&quot;, &quot;parse-names&quot;: false, &quot;given&quot;: &quot;Leandro B.&quot;}, {&quot;dropping-particle&quot;: &quot;&quot;, &quot;suffix&quot;: &quot;&quot;, &quot;non-dropping-particle&quot;: &quot;&quot;, &quot;family&quot;: &quot;Cavalcante&quot;, &quot;parse-names&quot;: false, &quot;given&quot;: &quot;Vitor H. G. L.&quot;}, {&quot;dropping-particle&quot;: &quot;&quot;, &quot;suffix&quot;: &quot;&quot;, &quot;non-dropping-particle&quot;: &quot;&quot;, &quot;family&quot;: &quot;Diele-Viegas&quot;, &quot;parse-names&quot;: false, &quot;given&quot;: &quot;Luisa M.&quot;}, {&quot;dropping-particle&quot;: &quot;&quot;, &quot;suffix&quot;: &quot;&quot;, &quot;non-dropping-particle&quot;: &quot;&quot;, &quot;family&quot;: &quot;Campelo&quot;, &quot;parse-names&quot;: false, &quot;given&quot;: &quot;Pedro H.&quot;}, {&quot;dropping-particle&quot;: &quot;&quot;, &quot;suffix&quot;: &quot;&quot;, &quot;non-dropping-particle&quot;: &quot;&quot;, &quot;family&quot;: &quot;Martins&quot;, &quot;parse-names&quot;: false, &quot;given&quot;: &quot;L\u00eddia F.&quot;}, {&quot;dropping-particle&quot;: &quot;&quot;, &quot;suffix&quot;: &quot;&quot;, &quot;non-dropping-particle&quot;: &quot;&quot;, &quot;family&quot;: &quot;Oliveira&quot;, &quot;parse-names&quot;: false, &quot;given&quot;: &quot;Alan F. S.&quot;}, {&quot;dropping-particle&quot;: &quot;&quot;, &quot;suffix&quot;: &quot;&quot;, &quot;non-dropping-particle&quot;: &quot;&quot;, &quot;family&quot;: &quot;Alvarenga&quot;, &quot;parse-names&quot;: false, &quot;given&quot;: &quot;Julio M.&quot;}, {&quot;dropping-particle&quot;: &quot;&quot;, &quot;suffix&quot;: &quot;&quot;, &quot;non-dropping-particle&quot;: &quot;&quot;, &quot;family&quot;: &quot;Wiederhecker&quot;, &quot;parse-names&quot;: false, &quot;given&quot;: &quot;Helga C.&quot;}, {&quot;dropping-particle&quot;: &quot;&quot;, &quot;suffix&quot;: &quot;&quot;, &quot;non-dropping-particle&quot;: &quot;&quot;, &quot;family&quot;: &quot;Novaes-Silva&quot;, &quot;parse-names&quot;: false, &quot;given&quot;: &quot;Ver\u00f4nica&quot;}, {&quot;dropping-particle&quot;: &quot;&quot;, &quot;suffix&quot;: &quot;&quot;, &quot;non-dropping-particle&quot;: &quot;&quot;, &quot;family&quot;: &quot;Miles&quot;, &quot;parse-names&quot;: false, &quot;given&quot;: &quot;Donald B.&quot;}, {&quot;dropping-particle&quot;: &quot;&quot;, &quot;suffix&quot;: &quot;&quot;, &quot;non-dropping-particle&quot;: &quot;&quot;, &quot;family&quot;: &quot;Colli&quot;, &quot;parse-names&quot;: false, &quot;given&quot;: &quot;Guarino R.&quot;}, {&quot;dropping-particle&quot;: &quot;&quot;, &quot;suffix&quot;: &quot;&quot;, &quot;non-dropping-particle&quot;: &quot;&quot;, &quot;family&quot;: &quot;Sinervo&quot;, &quot;parse-names&quot;: false, &quot;given&quot;: &quot;Barry&quot;}], &quot;id&quot;: &quot;ITEM-1&quot;, &quot;issued&quot;: {&quot;date-parts&quot;: [[&quot;0&quot;]]}, &quot;title&quot;: &quot;Time of activity is a better predictor than environmental temperature for the distribution of a tropical lizard&quot;, &quot;type&quot;: &quot;article-journal&quot;}, &quot;uris&quot;: [&quot;http://www.mendeley.com/documents/?uuid=e1e10e63-73f1-4110-a9cb-696c35e8257d&quot;], &quot;id&quot;: &quot;ITEM-1&quot;}], &quot;properties&quot;: {&quot;noteIndex&quot;: 0}} RNDtHSQmPmY0W"/><text:span text:style-name="T2">⁠. These estimates will be capped by day length at each location, estimated at each site using Corripio’s method </text:span><text:bookmark-start text:name="Mendeley_Bookmark_vEmeq5jsOP"/><text:reference-mark-start text:name="ADDIN CSL_CITATION {&quot;schema&quot;: &quot;https://github.com/citation-style-language/schema/raw/master/csl-citation.json&quot;, &quot;mendeley&quot;: {&quot;previouslyFormattedCitation&quot;: &quot;(Corripio 2003)&quot;, &quot;plainTextFormattedCitation&quot;: &quot;(Corripio 2003)&quot;, &quot;formattedCitation&quot;: &quot;(Corripio 2003)&quot;}, &quot;citationItems&quot;: [{&quot;itemData&quot;: {&quot;page&quot;: &quot;1-23&quot;, &quot;DOI&quot;: &quot;10.1080/713811744&quot;, &quot;abstract&quot;: &quot;Terrain parameters derived from digital elevation models (DEMs), such as slope gradient, aspect and cell surface area, are represented as a vector normal to the surface and calculated using the minimum areal unit of the DEM, that is enclosed between four data points. The position of the Sun is calculated by applying rotational matrices to a unit vector defined at noon as a function of latitude and declination. The direct component of insolation intercepted by the cell surface is then calculated as a dot product between the unit vector in the direction of the Sun and the unit vector normal to surface, multiplied by direct normal irradiation. Hillshading is computed by scanning the projection of cells onto a solar illumination plane perpendicular to the Sun direction. Horizon angles and estimated sky view factor are calculated using a more economical algorithm than a rigorous evaluation of all the angles subtended by every grid cell to each other. The performance of the slope algorithm is evaluated using a synthetic surface and real world examples are given for the Mont Blanc Massif, in the French Alps.&quot;, &quot;issued&quot;: {&quot;date-parts&quot;: [[&quot;2003&quot;]]}, &quot;id&quot;: &quot;ITEM-1&quot;, &quot;type&quot;: &quot;article-journal&quot;, &quot;container-title&quot;: &quot;International Journal of Geographical Information Science&quot;, &quot;ISSN&quot;: &quot;13623087&quot;, &quot;author&quot;: [{&quot;dropping-particle&quot;: &quot;&quot;, &quot;suffix&quot;: &quot;&quot;, &quot;non-dropping-particle&quot;: &quot;&quot;, &quot;family&quot;: &quot;Corripio&quot;, &quot;parse-names&quot;: false, &quot;given&quot;: &quot;Javier G.&quot;}], &quot;title&quot;: &quot;Vectorial algebra algorithms for calculating terrain parameters from DEMs and solar radiation modelling in mountainous terrain&quot;, &quot;PMID&quot;: &quot;474279&quot;, &quot;issue&quot;: &quot;1&quot;, &quot;ISBN&quot;: &quot;1365-8816&quot;, &quot;volume&quot;: &quot;17&quot;}, &quot;uris&quot;: [&quot;http://www.mendeley.com/documents/?uuid=f60fd789-a339-4e08-b668-5539b2f24446&quot;], &quot;id&quot;: &quot;ITEM-1&quot;}], &quot;properties&quot;: {&quot;noteIndex&quot;: 0}} RNDZrNMgrQZcy"/><text:span text:style-name="T15">(Corripio 2003)</text:span><text:bookmark-end text:name="Mendeley_Bookmark_vEmeq5jsOP"/><text:reference-mark-end text:name="ADDIN CSL_CITATION {&quot;schema&quot;: &quot;https://github.com/citation-style-language/schema/raw/master/csl-citation.json&quot;, &quot;mendeley&quot;: {&quot;previouslyFormattedCitation&quot;: &quot;(Corripio 2003)&quot;, &quot;plainTextFormattedCitation&quot;: &quot;(Corripio 2003)&quot;, &quot;formattedCitation&quot;: &quot;(Corripio 2003)&quot;}, &quot;citationItems&quot;: [{&quot;itemData&quot;: {&quot;page&quot;: &quot;1-23&quot;, &quot;DOI&quot;: &quot;10.1080/713811744&quot;, &quot;abstract&quot;: &quot;Terrain parameters derived from digital elevation models (DEMs), such as slope gradient, aspect and cell surface area, are represented as a vector normal to the surface and calculated using the minimum areal unit of the DEM, that is enclosed between four data points. The position of the Sun is calculated by applying rotational matrices to a unit vector defined at noon as a function of latitude and declination. The direct component of insolation intercepted by the cell surface is then calculated as a dot product between the unit vector in the direction of the Sun and the unit vector normal to surface, multiplied by direct normal irradiation. Hillshading is computed by scanning the projection of cells onto a solar illumination plane perpendicular to the Sun direction. Horizon angles and estimated sky view factor are calculated using a more economical algorithm than a rigorous evaluation of all the angles subtended by every grid cell to each other. The performance of the slope algorithm is evaluated using a synthetic surface and real world examples are given for the Mont Blanc Massif, in the French Alps.&quot;, &quot;issued&quot;: {&quot;date-parts&quot;: [[&quot;2003&quot;]]}, &quot;id&quot;: &quot;ITEM-1&quot;, &quot;type&quot;: &quot;article-journal&quot;, &quot;container-title&quot;: &quot;International Journal of Geographical Information Science&quot;, &quot;ISSN&quot;: &quot;13623087&quot;, &quot;author&quot;: [{&quot;dropping-particle&quot;: &quot;&quot;, &quot;suffix&quot;: &quot;&quot;, &quot;non-dropping-particle&quot;: &quot;&quot;, &quot;family&quot;: &quot;Corripio&quot;, &quot;parse-names&quot;: false, &quot;given&quot;: &quot;Javier G.&quot;}], &quot;title&quot;: &quot;Vectorial algebra algorithms for calculating terrain parameters from DEMs and solar radiation modelling in mountainous terrain&quot;, &quot;PMID&quot;: &quot;474279&quot;, &quot;issue&quot;: &quot;1&quot;, &quot;ISBN&quot;: &quot;1365-8816&quot;, &quot;volume&quot;: &quot;17&quot;}, &quot;uris&quot;: [&quot;http://www.mendeley.com/documents/?uuid=f60fd789-a339-4e08-b668-5539b2f24446&quot;], &quot;id&quot;: &quot;ITEM-1&quot;}], &quot;properties&quot;: {&quot;noteIndex&quot;: 0}} RNDZrNMgrQZcy"/><text:span text:style-name="T2">⁠. I will also calculate a vegetation index using dynamic global vegetation models </text:span><text:bookmark-start text:name="Mendeley_Bookmark_8JfNlpI0I5"/><text:reference-mark-start text:name="ADDIN CSL_CITATION {&quot;schema&quot;: &quot;https://github.com/citation-style-language/schema/raw/master/csl-citation.json&quot;, &quot;mendeley&quot;: {&quot;previouslyFormattedCitation&quot;: &quot;(Sitch et al. 2008)&quot;, &quot;plainTextFormattedCitation&quot;: &quot;(Sitch et al. 2008)&quot;, &quot;formattedCitation&quot;: &quot;(Sitch et al. 2008)&quot;}, &quot;citationItems&quot;: [{&quot;itemData&quot;: {&quot;container-title&quot;: &quot;Global Change Biology&quot;, &quot;ISSN&quot;: &quot;13541013&quot;, &quot;author&quot;: [{&quot;dropping-particle&quot;: &quot;&quot;, &quot;suffix&quot;: &quot;&quot;, &quot;non-dropping-particle&quot;: &quot;&quot;, &quot;family&quot;: &quot;Sitch&quot;, &quot;parse-names&quot;: false, &quot;given&quot;: &quot;Stephan&quot;}, {&quot;dropping-particle&quot;: &quot;&quot;, &quot;suffix&quot;: &quot;&quot;, &quot;non-dropping-particle&quot;: &quot;&quot;, &quot;family&quot;: &quot;Huntingford&quot;, &quot;parse-names&quot;: false, &quot;given&quot;: &quot;C.&quot;}, {&quot;dropping-particle&quot;: &quot;&quot;, &quot;suffix&quot;: &quot;&quot;, &quot;non-dropping-particle&quot;: &quot;&quot;, &quot;family&quot;: &quot;Gedney&quot;, &quot;parse-names&quot;: false, &quot;given&quot;: &quot;N.&quot;}, {&quot;dropping-particle&quot;: &quot;&quot;, &quot;suffix&quot;: &quot;&quot;, &quot;non-dropping-particle&quot;: &quot;&quot;, &quot;family&quot;: &quot;Levy&quot;, &quot;parse-names&quot;: false, &quot;given&quot;: &quot;P. E.&quot;}, {&quot;dropping-particle&quot;: &quot;&quot;, &quot;suffix&quot;: &quot;&quot;, &quot;non-dropping-particle&quot;: &quot;&quot;, &quot;family&quot;: &quot;Lomas&quot;, &quot;parse-names&quot;: false, &quot;given&quot;: &quot;M.&quot;}, {&quot;dropping-particle&quot;: &quot;&quot;, &quot;suffix&quot;: &quot;&quot;, &quot;non-dropping-particle&quot;: &quot;&quot;, &quot;family&quot;: &quot;Piao&quot;, &quot;parse-names&quot;: false, &quot;given&quot;: &quot;S. L.&quot;}, {&quot;dropping-particle&quot;: &quot;&quot;, &quot;suffix&quot;: &quot;&quot;, &quot;non-dropping-particle&quot;: &quot;&quot;, &quot;family&quot;: &quot;Betts&quot;, &quot;parse-names&quot;: false, &quot;given&quot;: &quot;R.&quot;}, {&quot;dropping-particle&quot;: &quot;&quot;, &quot;suffix&quot;: &quot;&quot;, &quot;non-dropping-particle&quot;: &quot;&quot;, &quot;family&quot;: &quot;Ciais&quot;, &quot;parse-names&quot;: false, &quot;given&quot;: &quot;P.&quot;}, {&quot;dropping-particle&quot;: &quot;&quot;, &quot;suffix&quot;: &quot;&quot;, &quot;non-dropping-particle&quot;: &quot;&quot;, &quot;family&quot;: &quot;Cox&quot;, &quot;parse-names&quot;: false, &quot;given&quot;: &quot;P.&quot;}, {&quot;dropping-particle&quot;: &quot;&quot;, &quot;suffix&quot;: &quot;&quot;, &quot;non-dropping-particle&quot;: &quot;&quot;, &quot;family&quot;: &quot;Friedlingstein&quot;, &quot;parse-names&quot;: false, &quot;given&quot;: &quot;P.&quot;}, {&quot;dropping-particle&quot;: &quot;&quot;, &quot;suffix&quot;: &quot;&quot;, &quot;non-dropping-particle&quot;: &quot;&quot;, &quot;family&quot;: &quot;Jones&quot;, &quot;parse-names&quot;: false, &quot;given&quot;: &quot;C. D.&quot;}, {&quot;dropping-particle&quot;: &quot;&quot;, &quot;suffix&quot;: &quot;&quot;, &quot;non-dropping-particle&quot;: &quot;&quot;, &quot;family&quot;: &quot;Prentice&quot;, &quot;parse-names&quot;: false, &quot;given&quot;: &quot;I. C.&quot;}, {&quot;dropping-particle&quot;: &quot;&quot;, &quot;suffix&quot;: &quot;&quot;, &quot;non-dropping-particle&quot;: &quot;&quot;, &quot;family&quot;: &quot;Woodward&quot;, &quot;parse-names&quot;: false, &quot;given&quot;: &quot;F. I.&quot;}], &quot;id&quot;: &quot;ITEM-1&quot;, &quot;DOI&quot;: &quot;10.1111/j.1365-2486.2008.01626.x&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u00a0Pg\u00a0C among DGVMs over the 21st century. This uncertainty is equivalent to over 50 years of anthropogenic emissions at current levels.&quot;, &quot;issued&quot;: {&quot;date-parts&quot;: [[&quot;2008&quot;]]}, &quot;title&quot;: &quot;Evaluation of the terrestrial carbon cycle, future plant geography and climate-carbon cycle feedbacks using five Dynamic Global Vegetation Models (DGVMs)&quot;, &quot;type&quot;: &quot;article-journal&quot;}, &quot;uris&quot;: [&quot;http://www.mendeley.com/documents/?uuid=d098621a-b04a-4389-8032-5975c4ab6f16&quot;], &quot;id&quot;: &quot;ITEM-1&quot;}], &quot;properties&quot;: {&quot;noteIndex&quot;: 0}} RND30zBGqZ95J"/><text:span text:style-name="T15">(Sitch et al. 2008)</text:span><text:bookmark-end text:name="Mendeley_Bookmark_8JfNlpI0I5"/><text:reference-mark-end text:name="ADDIN CSL_CITATION {&quot;schema&quot;: &quot;https://github.com/citation-style-language/schema/raw/master/csl-citation.json&quot;, &quot;mendeley&quot;: {&quot;previouslyFormattedCitation&quot;: &quot;(Sitch et al. 2008)&quot;, &quot;plainTextFormattedCitation&quot;: &quot;(Sitch et al. 2008)&quot;, &quot;formattedCitation&quot;: &quot;(Sitch et al. 2008)&quot;}, &quot;citationItems&quot;: [{&quot;itemData&quot;: {&quot;container-title&quot;: &quot;Global Change Biology&quot;, &quot;ISSN&quot;: &quot;13541013&quot;, &quot;author&quot;: [{&quot;dropping-particle&quot;: &quot;&quot;, &quot;suffix&quot;: &quot;&quot;, &quot;non-dropping-particle&quot;: &quot;&quot;, &quot;family&quot;: &quot;Sitch&quot;, &quot;parse-names&quot;: false, &quot;given&quot;: &quot;Stephan&quot;}, {&quot;dropping-particle&quot;: &quot;&quot;, &quot;suffix&quot;: &quot;&quot;, &quot;non-dropping-particle&quot;: &quot;&quot;, &quot;family&quot;: &quot;Huntingford&quot;, &quot;parse-names&quot;: false, &quot;given&quot;: &quot;C.&quot;}, {&quot;dropping-particle&quot;: &quot;&quot;, &quot;suffix&quot;: &quot;&quot;, &quot;non-dropping-particle&quot;: &quot;&quot;, &quot;family&quot;: &quot;Gedney&quot;, &quot;parse-names&quot;: false, &quot;given&quot;: &quot;N.&quot;}, {&quot;dropping-particle&quot;: &quot;&quot;, &quot;suffix&quot;: &quot;&quot;, &quot;non-dropping-particle&quot;: &quot;&quot;, &quot;family&quot;: &quot;Levy&quot;, &quot;parse-names&quot;: false, &quot;given&quot;: &quot;P. E.&quot;}, {&quot;dropping-particle&quot;: &quot;&quot;, &quot;suffix&quot;: &quot;&quot;, &quot;non-dropping-particle&quot;: &quot;&quot;, &quot;family&quot;: &quot;Lomas&quot;, &quot;parse-names&quot;: false, &quot;given&quot;: &quot;M.&quot;}, {&quot;dropping-particle&quot;: &quot;&quot;, &quot;suffix&quot;: &quot;&quot;, &quot;non-dropping-particle&quot;: &quot;&quot;, &quot;family&quot;: &quot;Piao&quot;, &quot;parse-names&quot;: false, &quot;given&quot;: &quot;S. L.&quot;}, {&quot;dropping-particle&quot;: &quot;&quot;, &quot;suffix&quot;: &quot;&quot;, &quot;non-dropping-particle&quot;: &quot;&quot;, &quot;family&quot;: &quot;Betts&quot;, &quot;parse-names&quot;: false, &quot;given&quot;: &quot;R.&quot;}, {&quot;dropping-particle&quot;: &quot;&quot;, &quot;suffix&quot;: &quot;&quot;, &quot;non-dropping-particle&quot;: &quot;&quot;, &quot;family&quot;: &quot;Ciais&quot;, &quot;parse-names&quot;: false, &quot;given&quot;: &quot;P.&quot;}, {&quot;dropping-particle&quot;: &quot;&quot;, &quot;suffix&quot;: &quot;&quot;, &quot;non-dropping-particle&quot;: &quot;&quot;, &quot;family&quot;: &quot;Cox&quot;, &quot;parse-names&quot;: false, &quot;given&quot;: &quot;P.&quot;}, {&quot;dropping-particle&quot;: &quot;&quot;, &quot;suffix&quot;: &quot;&quot;, &quot;non-dropping-particle&quot;: &quot;&quot;, &quot;family&quot;: &quot;Friedlingstein&quot;, &quot;parse-names&quot;: false, &quot;given&quot;: &quot;P.&quot;}, {&quot;dropping-particle&quot;: &quot;&quot;, &quot;suffix&quot;: &quot;&quot;, &quot;non-dropping-particle&quot;: &quot;&quot;, &quot;family&quot;: &quot;Jones&quot;, &quot;parse-names&quot;: false, &quot;given&quot;: &quot;C. D.&quot;}, {&quot;dropping-particle&quot;: &quot;&quot;, &quot;suffix&quot;: &quot;&quot;, &quot;non-dropping-particle&quot;: &quot;&quot;, &quot;family&quot;: &quot;Prentice&quot;, &quot;parse-names&quot;: false, &quot;given&quot;: &quot;I. C.&quot;}, {&quot;dropping-particle&quot;: &quot;&quot;, &quot;suffix&quot;: &quot;&quot;, &quot;non-dropping-particle&quot;: &quot;&quot;, &quot;family&quot;: &quot;Woodward&quot;, &quot;parse-names&quot;: false, &quot;given&quot;: &quot;F. I.&quot;}], &quot;id&quot;: &quot;ITEM-1&quot;, &quot;DOI&quot;: &quot;10.1111/j.1365-2486.2008.01626.x&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u00a0Pg\u00a0C among DGVMs over the 21st century. This uncertainty is equivalent to over 50 years of anthropogenic emissions at current levels.&quot;, &quot;issued&quot;: {&quot;date-parts&quot;: [[&quot;2008&quot;]]}, &quot;title&quot;: &quot;Evaluation of the terrestrial carbon cycle, future plant geography and climate-carbon cycle feedbacks using five Dynamic Global Vegetation Models (DGVMs)&quot;, &quot;type&quot;: &quot;article-journal&quot;}, &quot;uris&quot;: [&quot;http://www.mendeley.com/documents/?uuid=d098621a-b04a-4389-8032-5975c4ab6f16&quot;], &quot;id&quot;: &quot;ITEM-1&quot;}], &quot;properties&quot;: {&quot;noteIndex&quot;: 0}} RND30zBGqZ95J"/><text:span text:style-name="T2"> for all present, past and future scenarios described above.</text:span></text:p>
      <text:p text:style-name="P10"><office:annotation office:name="__Annotation__30662_1283533282"><dc:creator>Unknown Author</dc:creator><dc:date>2019-12-12T20:12:17.173000000</dc:date><text:p text:style-name="P25"><text:span text:style-name="T26">I think this approach can give us info on spatial variability while avoiding all the uncertainty of estimating distributions, which would be especially hard to do for individual populations.</text:span></text:p></office:annotation><text:span text:style-name="T19">I will establish circles of 10, 50, 100 and 200 km radius around the point coordinates of focus populations, from which I will extract averages and variances of environmental, ecophysiological and vegetation variables from the present and past surfaces described above. Those values will then be used as predictors of present genetic diversity, using the Random Forest models. I will repeat the modeling using values extracted from each circle size and compare model accuracy to establish which option generates the best predictors.</text:span><office:annotation-end office:name="__Annotation__30662_1283533282"/><text:span text:style-name="T19"> The Random Forest algorithm was chosen due to its robustness to the high levels of collinearity expected from the choice of predictors </text:span><text:bookmark-start text:name="Mendeley_Bookmark_GWiFGcu3YM"/><text:reference-mark-start text:name="ADDIN CSL_CITATION {&quot;schema&quot;: &quot;https://github.com/citation-style-language/schema/raw/master/csl-citation.json&quot;, &quot;mendeley&quot;: {&quot;previouslyFormattedCitation&quot;: &quot;(James et al. 2013)&quot;, &quot;plainTextFormattedCitation&quot;: &quot;(James et al. 2013)&quot;, &quot;formattedCitation&quot;: &quot;(James et al. 2013)&quot;}, &quot;citationItems&quot;: [{&quot;itemData&quot;: {&quot;publisher&quot;: &quot;Springer&quot;, &quot;DOI&quot;: &quot;10.1007/978-1-4614-7138-7&quot;, &quot;abstract&quot;: &quot;... But ESL is intended for individuals with ad- vanced training in the mathematical sciences. An Introduction to Statistical Learning (ISL) arose from the perceived need for a broader and less tech- nical treatment of these topics. ... \\n&quot;, &quot;issued&quot;: {&quot;date-parts&quot;: [[&quot;2013&quot;]]}, &quot;id&quot;: &quot;ITEM-1&quot;, &quot;type&quot;: &quot;book&quot;, &quot;container-title&quot;: &quot;An Introduction to Statistical Learning&quot;, &quot;ISSN&quot;: &quot;01621459&quot;, &quot;author&quot;: [{&quot;dropping-particle&quot;: &quot;&quot;, &quot;suffix&quot;: &quot;&quot;, &quot;non-dropping-particle&quot;: &quot;&quot;, &quot;family&quot;: &quot;James&quot;, &quot;parse-names&quot;: false, &quot;given&quot;: &quot;Gareth&quot;}, {&quot;dropping-particle&quot;: &quot;&quot;, &quot;suffix&quot;: &quot;&quot;, &quot;non-dropping-particle&quot;: &quot;&quot;, &quot;family&quot;: &quot;Witten&quot;, &quot;parse-names&quot;: false, &quot;given&quot;: &quot;Daniela&quot;}, {&quot;dropping-particle&quot;: &quot;&quot;, &quot;suffix&quot;: &quot;&quot;, &quot;non-dropping-particle&quot;: &quot;&quot;, &quot;family&quot;: &quot;Hastie&quot;, &quot;parse-names&quot;: false, &quot;given&quot;: &quot;Trevor&quot;}, {&quot;dropping-particle&quot;: &quot;&quot;, &quot;suffix&quot;: &quot;&quot;, &quot;non-dropping-particle&quot;: &quot;&quot;, &quot;family&quot;: &quot;Tibshirani&quot;, &quot;parse-names&quot;: false, &quot;given&quot;: &quot;Robert&quot;}], &quot;title&quot;: &quot;An Introduction to Statistical Learning&quot;, &quot;publisher-place&quot;: &quot;New York&quot;, &quot;PMID&quot;: &quot;10911016&quot;, &quot;ISBN&quot;: &quot;978-1-4614-7137-0&quot;}, &quot;uris&quot;: [&quot;http://www.mendeley.com/documents/?uuid=c0600082-d7ef-457a-843b-aa0a79ed76a8&quot;], &quot;id&quot;: &quot;ITEM-1&quot;}], &quot;properties&quot;: {&quot;noteIndex&quot;: 0}} RNDUiuFPjhU1C"/><text:span text:style-name="T13">(James et al. 2013)</text:span><text:bookmark-end text:name="Mendeley_Bookmark_GWiFGcu3YM"/><text:reference-mark-end text:name="ADDIN CSL_CITATION {&quot;schema&quot;: &quot;https://github.com/citation-style-language/schema/raw/master/csl-citation.json&quot;, &quot;mendeley&quot;: {&quot;previouslyFormattedCitation&quot;: &quot;(James et al. 2013)&quot;, &quot;plainTextFormattedCitation&quot;: &quot;(James et al. 2013)&quot;, &quot;formattedCitation&quot;: &quot;(James et al. 2013)&quot;}, &quot;citationItems&quot;: [{&quot;itemData&quot;: {&quot;publisher&quot;: &quot;Springer&quot;, &quot;DOI&quot;: &quot;10.1007/978-1-4614-7138-7&quot;, &quot;abstract&quot;: &quot;... But ESL is intended for individuals with ad- vanced training in the mathematical sciences. An Introduction to Statistical Learning (ISL) arose from the perceived need for a broader and less tech- nical treatment of these topics. ... \\n&quot;, &quot;issued&quot;: {&quot;date-parts&quot;: [[&quot;2013&quot;]]}, &quot;id&quot;: &quot;ITEM-1&quot;, &quot;type&quot;: &quot;book&quot;, &quot;container-title&quot;: &quot;An Introduction to Statistical Learning&quot;, &quot;ISSN&quot;: &quot;01621459&quot;, &quot;author&quot;: [{&quot;dropping-particle&quot;: &quot;&quot;, &quot;suffix&quot;: &quot;&quot;, &quot;non-dropping-particle&quot;: &quot;&quot;, &quot;family&quot;: &quot;James&quot;, &quot;parse-names&quot;: false, &quot;given&quot;: &quot;Gareth&quot;}, {&quot;dropping-particle&quot;: &quot;&quot;, &quot;suffix&quot;: &quot;&quot;, &quot;non-dropping-particle&quot;: &quot;&quot;, &quot;family&quot;: &quot;Witten&quot;, &quot;parse-names&quot;: false, &quot;given&quot;: &quot;Daniela&quot;}, {&quot;dropping-particle&quot;: &quot;&quot;, &quot;suffix&quot;: &quot;&quot;, &quot;non-dropping-particle&quot;: &quot;&quot;, &quot;family&quot;: &quot;Hastie&quot;, &quot;parse-names&quot;: false, &quot;given&quot;: &quot;Trevor&quot;}, {&quot;dropping-particle&quot;: &quot;&quot;, &quot;suffix&quot;: &quot;&quot;, &quot;non-dropping-particle&quot;: &quot;&quot;, &quot;family&quot;: &quot;Tibshirani&quot;, &quot;parse-names&quot;: false, &quot;given&quot;: &quot;Robert&quot;}], &quot;title&quot;: &quot;An Introduction to Statistical Learning&quot;, &quot;publisher-place&quot;: &quot;New York&quot;, &quot;PMID&quot;: &quot;10911016&quot;, &quot;ISBN&quot;: &quot;978-1-4614-7137-0&quot;}, &quot;uris&quot;: [&quot;http://www.mendeley.com/documents/?uuid=c0600082-d7ef-457a-843b-aa0a79ed76a8&quot;], &quot;id&quot;: &quot;ITEM-1&quot;}], &quot;properties&quot;: {&quot;noteIndex&quot;: 0}} RNDUiuFPjhU1C"/><text:span text:style-name="T19">⁠. I will also include matrices of geographical and phylogenetic distances as covariates to control for those sources of autocorrelation. The accuracy of the models will be assessed through True Skill Statistics (TSS) derived from cross-validation with 30% of the original data set, which will be set aside before model fitting. The importance of predictors will be evaluated by the average Increase in Node Impurity (INI) resulting from their removal from decision trees </text:span><text:bookmark-start text:name="Mendeley_Bookmark_cuRmpoDwG3"/><text:reference-mark-start text:name="ADDIN CSL_CITATION {&quot;schema&quot;: &quot;https://github.com/citation-style-language/schema/raw/master/csl-citation.json&quot;, &quot;mendeley&quot;: {&quot;plainTextFormattedCitation&quot;: &quot;(James et al. 2013)&quot;, &quot;formattedCitation&quot;: &quot;(James et al. 2013)&quot;}, &quot;citationItems&quot;: [{&quot;itemData&quot;: {&quot;publisher&quot;: &quot;Springer&quot;, &quot;DOI&quot;: &quot;10.1007/978-1-4614-7138-7&quot;, &quot;abstract&quot;: &quot;... But ESL is intended for individuals with ad- vanced training in the mathematical sciences. An Introduction to Statistical Learning (ISL) arose from the perceived need for a broader and less tech- nical treatment of these topics. ... \\n&quot;, &quot;issued&quot;: {&quot;date-parts&quot;: [[&quot;2013&quot;]]}, &quot;id&quot;: &quot;ITEM-1&quot;, &quot;type&quot;: &quot;book&quot;, &quot;container-title&quot;: &quot;An Introduction to Statistical Learning&quot;, &quot;ISSN&quot;: &quot;01621459&quot;, &quot;author&quot;: [{&quot;dropping-particle&quot;: &quot;&quot;, &quot;suffix&quot;: &quot;&quot;, &quot;non-dropping-particle&quot;: &quot;&quot;, &quot;family&quot;: &quot;James&quot;, &quot;parse-names&quot;: false, &quot;given&quot;: &quot;Gareth&quot;}, {&quot;dropping-particle&quot;: &quot;&quot;, &quot;suffix&quot;: &quot;&quot;, &quot;non-dropping-particle&quot;: &quot;&quot;, &quot;family&quot;: &quot;Witten&quot;, &quot;parse-names&quot;: false, &quot;given&quot;: &quot;Daniela&quot;}, {&quot;dropping-particle&quot;: &quot;&quot;, &quot;suffix&quot;: &quot;&quot;, &quot;non-dropping-particle&quot;: &quot;&quot;, &quot;family&quot;: &quot;Hastie&quot;, &quot;parse-names&quot;: false, &quot;given&quot;: &quot;Trevor&quot;}, {&quot;dropping-particle&quot;: &quot;&quot;, &quot;suffix&quot;: &quot;&quot;, &quot;non-dropping-particle&quot;: &quot;&quot;, &quot;family&quot;: &quot;Tibshirani&quot;, &quot;parse-names&quot;: false, &quot;given&quot;: &quot;Robert&quot;}], &quot;title&quot;: &quot;An Introduction to Statistical Learning&quot;, &quot;publisher-place&quot;: &quot;New York&quot;, &quot;PMID&quot;: &quot;10911016&quot;, &quot;ISBN&quot;: &quot;978-1-4614-7137-0&quot;}, &quot;uris&quot;: [&quot;http://www.mendeley.com/documents/?uuid=c0600082-d7ef-457a-843b-aa0a79ed76a8&quot;], &quot;id&quot;: &quot;ITEM-1&quot;}], &quot;properties&quot;: {&quot;noteIndex&quot;: 0}} RNDzFZQ18gaXZ"/><text:span text:style-name="T13">(James et al. 2013)</text:span><text:bookmark-end text:name="Mendeley_Bookmark_cuRmpoDwG3"/><text:reference-mark-end text:name="ADDIN CSL_CITATION {&quot;schema&quot;: &quot;https://github.com/citation-style-language/schema/raw/master/csl-citation.json&quot;, &quot;mendeley&quot;: {&quot;plainTextFormattedCitation&quot;: &quot;(James et al. 2013)&quot;, &quot;formattedCitation&quot;: &quot;(James et al. 2013)&quot;}, &quot;citationItems&quot;: [{&quot;itemData&quot;: {&quot;publisher&quot;: &quot;Springer&quot;, &quot;DOI&quot;: &quot;10.1007/978-1-4614-7138-7&quot;, &quot;abstract&quot;: &quot;... But ESL is intended for individuals with ad- vanced training in the mathematical sciences. An Introduction to Statistical Learning (ISL) arose from the perceived need for a broader and less tech- nical treatment of these topics. ... \\n&quot;, &quot;issued&quot;: {&quot;date-parts&quot;: [[&quot;2013&quot;]]}, &quot;id&quot;: &quot;ITEM-1&quot;, &quot;type&quot;: &quot;book&quot;, &quot;container-title&quot;: &quot;An Introduction to Statistical Learning&quot;, &quot;ISSN&quot;: &quot;01621459&quot;, &quot;author&quot;: [{&quot;dropping-particle&quot;: &quot;&quot;, &quot;suffix&quot;: &quot;&quot;, &quot;non-dropping-particle&quot;: &quot;&quot;, &quot;family&quot;: &quot;James&quot;, &quot;parse-names&quot;: false, &quot;given&quot;: &quot;Gareth&quot;}, {&quot;dropping-particle&quot;: &quot;&quot;, &quot;suffix&quot;: &quot;&quot;, &quot;non-dropping-particle&quot;: &quot;&quot;, &quot;family&quot;: &quot;Witten&quot;, &quot;parse-names&quot;: false, &quot;given&quot;: &quot;Daniela&quot;}, {&quot;dropping-particle&quot;: &quot;&quot;, &quot;suffix&quot;: &quot;&quot;, &quot;non-dropping-particle&quot;: &quot;&quot;, &quot;family&quot;: &quot;Hastie&quot;, &quot;parse-names&quot;: false, &quot;given&quot;: &quot;Trevor&quot;}, {&quot;dropping-particle&quot;: &quot;&quot;, &quot;suffix&quot;: &quot;&quot;, &quot;non-dropping-particle&quot;: &quot;&quot;, &quot;family&quot;: &quot;Tibshirani&quot;, &quot;parse-names&quot;: false, &quot;given&quot;: &quot;Robert&quot;}], &quot;title&quot;: &quot;An Introduction to Statistical Learning&quot;, &quot;publisher-place&quot;: &quot;New York&quot;, &quot;PMID&quot;: &quot;10911016&quot;, &quot;ISBN&quot;: &quot;978-1-4614-7137-0&quot;}, &quot;uris&quot;: [&quot;http://www.mendeley.com/documents/?uuid=c0600082-d7ef-457a-843b-aa0a79ed76a8&quot;], &quot;id&quot;: &quot;ITEM-1&quot;}], &quot;properties&quot;: {&quot;noteIndex&quot;: 0}} RNDzFZQ18gaXZ"/><text:span text:style-name="T19">⁠. The same framework will be applied to models of estimates of population size and migration rates for MH, LIG and LGM, using only predictors for the corresponding time.</text:span><text:change-start text:change-id="ct2535388528608"/></text:p>
      <text:p text:style-name="P12"><text:change-end text:change-id="ct2535388528608"/></text:p>
      <text:p text:style-name="P21">How to include the temporal effects on future projections?</text:p>
      <text:p text:style-name="P12"><text:soft-page-break/></text:p>
      <text:p text:style-name="P8">I hope the results of this study help guiding efforts to conserve South American biodiversity, by identifying priority areas for conservation, raising awareness of climate change impacts on biodiversity, and hopefully help make the case for the reduction of carbon emissions. I will make the data and statistical analysis used publicly available, to facilitate the replication of this methodology for other regions of the world and other groups of animals and plants.</text:p>
      <text:p text:style-name="P8"><text:s/></text:p>
      <text:p text:style-name="P17"><text:span text:style-name="T4">References</text:span><text:bookmark-start text:name="Bookmark261"/></text:p>
      <text:section text:style-name="Sect1" text:name="TextSection">
        <text:p text:style-name="P22">Absy M, Hammen T Van der (1976) Some palaeoecological data from Rondonia, southern part of the Amazon Basin. Acta Amaz</text:p>
        <text:p text:style-name="P22">Adolph SC, Porter WP (1993) Temperature, activity, and lizard life histories. Am Nat 142:273–295. https://doi.org/10.1086/285538</text:p>
        <text:p text:style-name="P22">Bellard C, Bertelsmeier C, Leadley P, et al (2012) Impacts of climate change on the future of biodiversity. Ecol Lett 15:365–377. https://doi.org/10.1111/j.1461-0248.2011.01736.x</text:p>
        <text:p text:style-name="P22">Caetano GHO, Santos JC, Godinho LB, et al Time of activity is a better predictor than environmental temperature for the distribution of a tropical lizard. Oikos - Rev</text:p>
        <text:p text:style-name="P22">Carnaval AC, Hickerson MJ, Haddad CF, et al (2009) Stability predicts genetic diversity in the Brazilian Atlantic forest hotspot. Science (80- ) 323:785–789</text:p>
        <text:p text:style-name="P22">Collevatti R, Lima-Ribeiro M, Souza-Neto A (2012) Recovering the demographical history of a Brazilian Cerrado tree species Caryocar brasiliense: coupling ecological niche modeling and coalescent analyses</text:p>
        <text:p text:style-name="P22">Corripio JG (2003) Vectorial algebra algorithms for calculating terrain parameters from DEMs and solar radiation modelling in mountainous terrain. Int J Geogr Inf Sci 17:1–23. https://doi.org/10.1080/713811744</text:p>
        <text:p text:style-name="P22">Costa GC, Hampe A, Ledru MP, et al (2018) Biome stability in South America over the last 30 kyr: inferences from long-term vegetation dynamics and habitat modelling. Glob Ecol Biogeogr 27:285–297. https://doi.org/10.1111/geb.12694</text:p>
        <text:p text:style-name="P22">Fick SE, Hijmans RJ (2017) WorldClim 2: new 1-km spatial resolution climate surfaces for global land areas. Int J Climatol 37:4302–4315. https://doi.org/10.1002/joc.5086</text:p>
        <text:p text:style-name="P22">Hague MTJ, Routman EJ (2016) Does population size affect genetic diversity? A test with sympatric lizard species. Heredity (Edinb). https://doi.org/10.1038/hdy.2015.76</text:p>
        <text:p text:style-name="P22">Hammen T Van der, Absy M (1994) Amazonia during the last glacial. Palaeogeogr Palaeoclimatol</text:p>
        <text:p text:style-name="P22">James G, Witten D, Hastie T, Tibshirani R (2013) An Introduction to Statistical Learning. Springer, New York</text:p>
        <text:p text:style-name="P22"><text:soft-page-break/>Kimura M (1979) The neutral theory of molecular evolution. Sci Am 241:98–129</text:p>
        <text:p text:style-name="P22">Ledo RMD, Colli GR (2017) The historical connections between the Amazon and the Atlantic Forest revisited. J Biogeogr. https://doi.org/10.1111/jbi.13049</text:p>
        <text:p text:style-name="P22">Leffler EM, Bullaughey K, Matute DR, et al (2012) Revisiting an Old Riddle: What Determines Genetic Diversity Levels within Species? PLoS Biol. https://doi.org/10.1371/journal.pbio.1001388</text:p>
        <text:p text:style-name="P22">Mayle FE (2004) Assessment of the Neotropical dry forest refugia hypothesis in the light of palaeoecological data and vegetation model simulations. J Quat Sci 19:713–720</text:p>
        <text:p text:style-name="P22">Melo W de, Lima-Ribeiro M, Terribile L (2016) Coalescent Simulation and Paleodistribution Modeling for Tabebuia rosealba Do Not Support South American Dry Forest Refugia Hypothesis. PLoS One</text:p>
        <text:p text:style-name="P22">Oliveira P, Marquis R (2002) The cerrados of Brazil: ecology and natural history of a neotropical savanna. Columbia University Press</text:p>
        <text:p text:style-name="P22">Otto-Bliesner BL, Marshall SJ, Overpeck JT, et al (2006) Simulating Arctic climate warmth and icefield retreat in the last interglaciation. Science (80- ) 311:1751–1753</text:p>
        <text:p text:style-name="P22">Pagel M, Meade A, Barker D (2004) Bayesian estimation of ancestral character states on phylogenies. Syst Biol</text:p>
        <text:p text:style-name="P22">Paranjpe DA, Bastiaans E, Patten A, et al (2013) Evidence of maternal effects on temperature preference in side-blotched lizards: Implications for evolutionary response to climate change. Ecol Evol 3:1977–1991. https://doi.org/10.1002/ece3.614</text:p>
        <text:p text:style-name="P22">Porter WP, Mitchell JW, Beckman WA, DeWitt CB (1973) Behavioral implications of mechanistic ecology. Oecologia 13:1–54. https://doi.org/10.1007/BF00379617</text:p>
        <text:p text:style-name="P22">Ratter JA, Ribeiro JF, Bridgewater S (1997) The Brazilian cerrado vegetation and threats to its biodiversity. Ann Bot 80:223–230</text:p>
        <text:p text:style-name="P22">Sinervo B, Mendez-De-La-Cruz F, Miles DB, et al (2010) Erosion of lizard diversity by climate change and altered thermal niches. Science (80- ) 328:894–899. https://doi.org/10.1126/science.1184695</text:p>
        <text:p text:style-name="P22">Sitch S, Huntingford C, Gedney N, et al (2008) Evaluation of the terrestrial carbon cycle, future plant geography and climate-carbon cycle feedbacks using five Dynamic Global Vegetation Models (DGVMs). Glob Chang Biol. https://doi.org/10.1111/j.1365-2486.2008.01626.x</text:p>
        <text:p text:style-name="P22">Tigano A, Friesen VL (2016) Genomics of local adaptation with gene flow. Mol. Ecol.</text:p>
        <text:p text:style-name="P22">Van der Hammen T (1974) The Pleistocene Changes of Vegetation and Climate in Tropical South America. J Biogeogr 1:3–26</text:p>
        <text:p text:style-name="P22"><text:soft-page-break/>Werneck FP (2011) The diversification of eastern South American open vegetation biomes: Historical biogeography and perspectives. Quat Sci Rev 30:13–14. https://doi.org/10.1016/j.quascirev.2011.03.009</text:p>
        <text:p text:style-name="P22">Werneck FP, Nogueira C, Colli GR, et al (2012) Climatic stability in the Brazilian Cerrado: Implications for biogeographical connections of South American savannas, species richness and conservation in a biodiversity hotspot. J Biogeogr. https://doi.org/10.1111/j.1365-2699.2012.02715.x</text:p>
        <text:p text:style-name="P16"><text:bookmark-start text:name="__UnoMark__13782_526319981"/>Zamudio KR, Bell RC, Mason NA (2016) Phenotypes in phylogeography: Species’ traits, environmental variation, and vertebrate diversification. Proc Natl Acad Sci 113:8041–8048. https://doi.org/10.1073/pnas.1602237113<text:bookmark-end text:name="__UnoMark__13782_526319981"/></text:p>
      </text:section>
      <text:section text:style-name="Sect1" text:name="Section1">
        <text:p text:style-name="P23"><text:s/><text:bookmark-end text:name="Bookmark261"/></text:p>
        <text:p text:style-name="P5"/>
        <text:p text:style-name="P13"/>
        <text:p text:style-name="P1">I just read your proposal. The main goal is very interesting and appealing, but we need to improve the proposal to make it stronger.</text:p>
        <text:p text:style-name="P1"/>
        <text:p text:style-name="P1">in general, we need to very precisely describing the objectives, which are the main questions that we aim to address here, why they are important, and how you are going to answer them (material and methods).</text:p>
        <text:p text:style-name="P1"/>
        <text:p text:style-name="P1">so, general advice, be much more precise about everything. much more detailed. and skip all the issues that are not related to your proposal, like the amazon!</text:p>
        <text:p text:style-name="P1"/>
        <text:p text:style-name="P1">I would suggest to follow this structure:</text:p>
        <text:p text:style-name="P1"/>
        <text:p text:style-name="P1">Genetic diversity is a key variable that allows populations to adapt to global changes. Examples. what is genetic diversity. why genetic diversity is important. how some populations are in danger because they have few genetic diversity, examples.</text:p>
        <text:p text:style-name="P1"/>
        <text:p text:style-name="P1">Climatic cycles have been pushing species to adapt to the changing conditions. Since 3 million years ago, climate was dominated by glacial-interglacial cycles. blabla. in South America, rainforest and savanas changed their distribution... blabla. examples. In this context, ectotherm species, such as lizards, needed to adapt or perish.</text:p>
        <text:p text:style-name="P1"/>
        <text:p text:style-name="P1">Genetic diversity is linked to Pleistocene refugia (climatically stable areas are more diverse genetically than instable areas). So, past climatic changes are key factors explaining current genetic diversity.</text:p>
        <text:p text:style-name="P1"/>
        <text:p text:style-name="P1">But how current ectotherms are going to deal with the ongoing fast temperature warming?</text:p>
        <text:p text:style-name="P1"/>
        <text:p text:style-name="P1">set 3 main objectives, clearly! be extremely precise about what you want to answer, which data you need to answer it, which methods are you applying, and which results you expect.</text:p>
        <text:p text:style-name="P1"/>
        <text:p text:style-name="P1"><text:soft-page-break/>and try to relate all with climate change, and why lizards are important and key species in their ecosystems because they are food for other species, control insects, etc.</text:p>
        <text:p text:style-name="P1"/>
        <text:p text:style-name="P1"/>
        <text:p text:style-name="P1">I have some small edits in your texts.</text:p>
        <text:p text:style-name="P1">about your cv, best put your publications first (main author). And it would be better to have at least one out before submitting this!</text:p>
        <text:p text:style-name="P1"/>
        <text:p text:style-name="P1">I hope that my suggestions make sense for you,</text:p>
        <text:p text:style-name="P1">take the ones that you think are interesting to re-write the proposal,</text:p>
        <text:p text:style-name="P1"/>
        <text:p text:style-name="P1">all the best,</text:p>
        <text:p text:style-name="P1">and sorry for the late answer!</text:p>
        <text:p text:style-name="P2"/>
        <text:p text:style-name="P6"/>
        <text:p text:style-name="P3"/>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0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line-height="115%" fo:keep-together="always" fo:keep-with-next="always"/>
      <style:text-properties fo:color="#2f5496"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language-complex="en" style:country-complex="US"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dy"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n" fo:country="US" style:text-underline-style="none" style:letter-kerning="false" style:font-name-asian="Arial Unicode MS" style:font-family-asian="'Arial Unicode MS'"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paragraph-properties fo:margin-left="0.3937in" fo:margin-right="0in" fo:text-align="justify" style:justify-single-word="false" fo:text-indent="0.4925in" style:auto-text-indent="false"/>
      <style:text-properties style:font-name="Times New Roman" fo:font-family="'Times New Roman'" style:font-family-generic="roman" style:font-pitch="variable" fo:font-size="10pt" fo:language="pt" fo:country="BR" style:font-name-asian="Calibri1" style:font-family-asian="Calibri" style:font-family-generic-asian="system" style:font-pitch-asian="variable" style:font-size-asian="10pt" style:font-size-complex="10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paragraph-properties fo:margin-left="0in" fo:margin-right="0in" fo:text-align="start" style:justify-single-word="false" fo:text-indent="0in" style:auto-text-indent="false"/>
      <style:text-properties style:font-name="Calibri" fo:font-family="Calibri" style:font-family-generic="roman" style:font-pitch="variable" fo:language="en" fo:country="US" fo:font-weight="bold" style:font-name-asian="Calibri1" style:font-family-asian="Calibri" style:font-family-generic-asian="system" style:font-pitch-asian="variable"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ody_20_A" style:display-name="Body A"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n" fo:country="US" style:text-underline-style="none"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language-complex="en" style:country-complex="US"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s_5f_ctg2" style:display-name="gs_ctg2"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None" style:family="text"/>
    <style:style style:name="Hyperlink.0" style:family="text" style:parent-style-name="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pt" fo:country="BR" style:font-size-asian="10pt" style:font-size-complex="10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name-asian="Calibri1" style:font-family-asian="Calibri"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pt" fo:country="BR" fo:font-weight="bold" style:font-name-asian="Calibri1" style:font-family-asian="Calibri" style:font-family-generic-asian="system" style:font-pitch-asian="variable" style:font-size-asian="10pt" style:font-weight-asian="bold" style:font-size-complex="10pt" style:font-weight-complex="bold"/>
    </style:style>
    <style:style style:name="geo" style:family="text" style:parent-style-name="Default_20_Paragraph_20_Font"/>
    <style:style style:name="latitude" style:family="text" style:parent-style-name="Default_20_Paragraph_20_Font"/>
    <style:style style:name="longitud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s1-lock-fre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ntstyle01" style:family="text" style:parent-style-name="Default_20_Paragraph_20_Font">
      <style:text-properties fo:color="#0000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st" style:family="text" style:parent-style-name="Default_20_Paragraph_20_Font"/>
    <style:style style:name="ListLabel_20_1" style:display-name="ListLabel 1" style:family="text">
      <style:text-properties style:font-name="Times" fo:font-family="Times"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4T12:32:00</meta:creation-date>
    <meta:initial-creator>Microsoft Office User</meta:initial-creator>
    <dc:language>en-US</dc:language>
    <dc:date>2019-12-12T21:42:55.207000000</dc:date>
    <meta:editing-cycles>23</meta:editing-cycles>
    <meta:editing-duration>PT3H44M59S</meta:editing-duration>
    <meta:generator>LibreOffice/6.3.3.2$Windows_X86_64 LibreOffice_project/a64200df03143b798afd1ec74a12ab50359878ed</meta:generator>
    <meta:document-statistic meta:table-count="0" meta:image-count="0" meta:object-count="0" meta:page-count="7" meta:paragraph-count="68" meta:word-count="2825" meta:character-count="18917" meta:non-whitespace-character-count="161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oecologia</meta:user-defined>
    <meta:user-defined meta:name="Mendeley Document_1" meta:value-type="string">True</meta:user-defined>
    <meta:user-defined meta:name="Mendeley Recent Style Id 0_1" meta:value-type="string">http://www.zotero.org/styles/apa</meta:user-defined>
    <meta:user-defined meta:name="Mendeley Recent Style Id 1_1" meta:value-type="string">http://www.zotero.org/styles/associacao-brasileira-de-normas-tecnicas-note</meta:user-defined>
    <meta:user-defined meta:name="Mendeley Recent Style Id 2_1" meta:value-type="string">http://www.zotero.org/styles/chicago-author-date</meta:user-defined>
    <meta:user-defined meta:name="Mendeley Recent Style Id 3_1" meta:value-type="string">http://www.zotero.org/styles/ecography</meta:user-defined>
    <meta:user-defined meta:name="Mendeley Recent Style Id 4_1" meta:value-type="string">http://www.zotero.org/styles/global-ecology-and-biogeography</meta:user-defined>
    <meta:user-defined meta:name="Mendeley Recent Style Id 5_1" meta:value-type="string">http://www.zotero.org/styles/ieee</meta:user-defined>
    <meta:user-defined meta:name="Mendeley Recent Style Id 6_1" meta:value-type="string">http://www.zotero.org/styles/methods-in-ecology-and-evolution</meta:user-defined>
    <meta:user-defined meta:name="Mendeley Recent Style Id 7_1" meta:value-type="string">http://www.zotero.org/styles/national-science-foundation-grant-proposals</meta:user-defined>
    <meta:user-defined meta:name="Mendeley Recent Style Id 8_1" meta:value-type="string">http://www.zotero.org/styles/nature</meta:user-defined>
    <meta:user-defined meta:name="Mendeley Recent Style Id 9_1" meta:value-type="string">http://www.zotero.org/styles/science</meta:user-defined>
    <meta:user-defined meta:name="Mendeley Recent Style Name 0_1" meta:value-type="string">American Psychological Association 6th edition</meta:user-defined>
    <meta:user-defined meta:name="Mendeley Recent Style Name 1_1" meta:value-type="string">Associação Brasileira de Normas Técnicas (note, Portuguese - Brazil)</meta:user-defined>
    <meta:user-defined meta:name="Mendeley Recent Style Name 2_1" meta:value-type="string">Chicago Manual of Style 17th edition (author-date)</meta:user-defined>
    <meta:user-defined meta:name="Mendeley Recent Style Name 3_1" meta:value-type="string">Ecography</meta:user-defined>
    <meta:user-defined meta:name="Mendeley Recent Style Name 4_1" meta:value-type="string">Global Ecology and Biogeography</meta:user-defined>
    <meta:user-defined meta:name="Mendeley Recent Style Name 5_1" meta:value-type="string">IEEE</meta:user-defined>
    <meta:user-defined meta:name="Mendeley Recent Style Name 6_1" meta:value-type="string">Methods in Ecology and Evolution</meta:user-defined>
    <meta:user-defined meta:name="Mendeley Recent Style Name 7_1" meta:value-type="string">National Science Foundation (grant proposals)</meta:user-defined>
    <meta:user-defined meta:name="Mendeley Recent Style Name 8_1" meta:value-type="string">Nature</meta:user-defined>
    <meta:user-defined meta:name="Mendeley Recent Style Name 9_1" meta:value-type="string">Science</meta:user-defined>
    <meta:user-defined meta:name="Mendeley Unique User Id_1" meta:value-type="string">0e407d6a-0c5a-3359-aed1-b3f2ead501db</meta:user-defined>
    <meta:user-defined meta:name="Mendeley_Bookmark_19XlYZbccK_1" meta:value-type="string">ADDIN CSL_CITATION {"schema": "https://github.com/citation-style-language/schema/raw/master/csl-citation.json", "mendeley": {"previouslyFormattedCitation": "(Santos et al. 2014)", "plainTextFormattedCitation": "(Santos et al. 2014)", "formattedCitation": </meta:user-defined>
    <meta:user-defined meta:name="Mendeley_Bookmark_19XlYZbccK_10" meta:value-type="string">outh-western Cerrado localities. We recognized three main groups of populations that roughly correspond to the southern, central-northern and north-western portions of the Cerrado, which diverged between 3.5 and 1.5 Ma. Genetic di versity indices indicate</meta:user-defined>
    <meta:user-defined meta:name="Mendeley_Bookmark_19XlYZbccK_11" meta:value-type="string">d no differences between plateaus and depressions or stable and unstable areas, but samples from peripheral isolates in south-western Amazonia exhibited low haplotype and nucleotide diversity and signs of population expansion. Main conclusions: The divers</meta:user-defined>
    <meta:user-defined meta:name="Mendeley_Bookmark_19XlYZbccK_12" meta:value-type="string">ification of M. atticolus in the Cerrado was primarily affected by events in the late Neogene. We found no support for the plateau/depression and stability/instability hypotheses, but we did find support for the core/periphery hypothesis. The spatial patt</meta:user-defined>
    <meta:user-defined meta:name="Mendeley_Bookmark_19XlYZbccK_13" meta:value-type="string">erns seemingly resulted from a combination of shifting environmental conditions during climatic cycles, with repeated colonizations of plateaus and depressions, isolation by distance, and divergence in and recolonization of peripheral isolates within Amaz</meta:user-defined>
    <meta:user-defined meta:name="Mendeley_Bookmark_19XlYZbccK_14" meta:value-type="string">onia. \u00a9 2014 John Wiley  &amp;  Sons Ltd.", "issued": {"date-parts": [["2014"]]}, "title": "Landscape evolution and phylogeography of Micrablepharus atticolus (Squamata, Gymnophthalmidae), an endemic lizard of the Brazilian Cerrado", "type": "article-jou</meta:user-defined>
    <meta:user-defined meta:name="Mendeley_Bookmark_19XlYZbccK_15" meta:value-type="string">rnal"}, "uris": ["http://www.mendeley.com/documents/?uuid=0f94f52c-3716-4ce6-889c-72a5051f2845"], "id": "ITEM-1"}], "properties": {"noteIndex": 0}}</meta:user-defined>
    <meta:user-defined meta:name="Mendeley_Bookmark_19XlYZbccK_2" meta:value-type="string">"(Santos et al. 2014)"}, "citationItems": [{"itemData": {"container-title": "Journal of Biogeography", "ISSN": "13652699", "author": [{"dropping-particle": "", "suffix": "", "non-dropping-particle": "", "family": "Santos", "parse-names": false, "given": "</meta:user-defined>
    <meta:user-defined meta:name="Mendeley_Bookmark_19XlYZbccK_3" meta:value-type="string">Marcella Gon\u00e7alves"}, {"dropping-particle": "", "suffix": "", "non-dropping-particle": "", "family": "Nogueira", "parse-names": false, "given": "Cristiano"}, {"dropping-particle": "", "suffix": "", "non-dropping-particle": "", "family": "Giugliano", </meta:user-defined>
    <meta:user-defined meta:name="Mendeley_Bookmark_19XlYZbccK_4" meta:value-type="string">"parse-names": false, "given": "Lilian Gimenes"}, {"dropping-particle": "", "suffix": "", "non-dropping-particle": "", "family": "Colli", "parse-names": false, "given": "Guarino Rinaldi"}], "id": "ITEM-1", "DOI": "10.1111/jbi.12291", "abstract": "Aim: Our</meta:user-defined>
    <meta:user-defined meta:name="Mendeley_Bookmark_19XlYZbccK_5" meta:value-type="string"> aims were to investigate the spatial genetic structure of Micrablepharus atticolus and to assess the relative importance of differentiation in plateaus versus depressions, in areas of historical stability versus instability, and in central versus periphe</meta:user-defined>
    <meta:user-defined meta:name="Mendeley_Bookmark_19XlYZbccK_6" meta:value-type="string">ral regions. Location: The Brazilian Cerrado. Methods: We compared the elevational range of M. atticolus with that of its sister species, Micrablepharus maximiliani, to investigate their putative elevational segregation. We identified past (6, 21 and 130 </meta:user-defined>
    <meta:user-defined meta:name="Mendeley_Bookmark_19XlYZbccK_7" meta:value-type="string">ka) and current variables associated with the distribution of M. atticolus. Based on cytochrome b sequences, we compared genetic diversity indexes and neutrality statistics between plateau/depression, stable/unstable and core/periphery populations. We ide</meta:user-defined>
    <meta:user-defined meta:name="Mendeley_Bookmark_19XlYZbccK_8" meta:value-type="string">ntified geographically homogeneous and maximally differentiated groups of populations and tested the association between genetic and geographical distances. Finally, we traced elevational range on the phylogeny and tested for a significant phylogenetic si</meta:user-defined>
    <meta:user-defined meta:name="Mendeley_Bookmark_19XlYZbccK_9" meta:value-type="string">gnal associated with elevation. Results: We found no elevational segregation between M. atticolus and M. maximiliani. There is high genetic diversity and structuring among populations, with the primary differentiation occurring between north-eastern and s</meta:user-defined>
    <meta:user-defined meta:name="Mendeley_Bookmark_1lFiLVWUkq_1" meta:value-type="string">ADDIN CSL_CITATION {"schema": "https://github.com/citation-style-language/schema/raw/master/csl-citation.json", "mendeley": {"previouslyFormattedCitation": "(Frankham 2005)", "plainTextFormattedCitation": "(Frankham 2005)", "formattedCitation": "(Frankham</meta:user-defined>
    <meta:user-defined meta:name="Mendeley_Bookmark_1lFiLVWUkq_2" meta:value-type="string"> 2005)"}, "citationItems": [{"itemData": {"container-title": "Biological Conservation", "ISSN": "00063207", "author": [{"dropping-particle": "", "suffix": "", "non-dropping-particle": "", "family": "Frankham", "parse-names": false, "given": "Richard"}], "</meta:user-defined>
    <meta:user-defined meta:name="Mendeley_Bookmark_1lFiLVWUkq_3" meta:value-type="string">id": "ITEM-1", "DOI": "10.1016/j.biocon.2005.05.002", "abstract": "The role of genetic factors in extinction has been a controversial issue, especially since Lande's paper [Genetics and demography in biological conservation, Science 241 (1988) 1455-1460] </meta:user-defined>
    <meta:user-defined meta:name="Mendeley_Bookmark_1lFiLVWUkq_4" meta:value-type="string">paper in Science. Here I review the evidence on the contribution of genetic factors to extinction risk. Inbreeding depression, loss of genetic diversity and mutation accumulation have been hypothesised to increase extinction risk. There is now compelling </meta:user-defined>
    <meta:user-defined meta:name="Mendeley_Bookmark_1lFiLVWUkq_5" meta:value-type="string">evidence that inbreeding depression and loss of genetic diversity increase extinction risk in laboratory populations of naturally outbreeding species. There is now clear evidence for inbreeding depression in wild species of naturally outbreeding species a</meta:user-defined>
    <meta:user-defined meta:name="Mendeley_Bookmark_1lFiLVWUkq_6" meta:value-type="string">nd strong grounds from individual case studies and from computer projections for believing that this contributes to extinction risk. Further, most species are not driven to extinction before genetic factors have time to impact. The contributions of mutati</meta:user-defined>
    <meta:user-defined meta:name="Mendeley_Bookmark_1lFiLVWUkq_7" meta:value-type="string">on accumulation to extinction risk in threatened taxa appear to be small and to require very many generations. Thus, there is now sufficient evidence to regard the controversies regarding the contribution of genetic factors to extinction risk as resolved.</meta:user-defined>
    <meta:user-defined meta:name="Mendeley_Bookmark_1lFiLVWUkq_8" meta:value-type="string"> If genetic factors are ignored, extinction risk will be underestimated and inappropriate recovery strategies may be used. \u00a9 2005 Elsevier Ltd. All rights reserved.", "issued": {"date-parts": [["2005"]]}, "title": "Genetics and extinction", "type": "</meta:user-defined>
    <meta:user-defined meta:name="Mendeley_Bookmark_1lFiLVWUkq_9" meta:value-type="string">article"}, "uris": ["http://www.mendeley.com/documents/?uuid=b2d1432e-ce8d-4f33-91f7-7aee1098b4df"], "id": "ITEM-1"}], "properties": {"noteIndex": 0}}</meta:user-defined>
    <meta:user-defined meta:name="Mendeley_Bookmark_1pZQGG0j5M_1" meta:value-type="string">ADDIN CSL_CITATION {"schema": "https://github.com/citation-style-language/schema/raw/master/csl-citation.json", "mendeley": {"previouslyFormattedCitation": "(Adolph and Porter 1993)", "plainTextFormattedCitation": "(Adolph and Porter 1993)", "formattedCit</meta:user-defined>
    <meta:user-defined meta:name="Mendeley_Bookmark_1pZQGG0j5M_10" meta:value-type="string">: "Temperature, activity, and lizard life histories", "PMID": "19425979", "issue": "2", "ISBN": "7737021736", "volume": "142"}, "uris": ["http://www.mendeley.com/documents/?uuid=a7e67fc2-1067-4d32-8c49-39fd6fa7231a"], "id": "ITEM-1"}], "properties": {"not</meta:user-defined>
    <meta:user-defined meta:name="Mendeley_Bookmark_1pZQGG0j5M_11" meta:value-type="string">eIndex": 0}}</meta:user-defined>
    <meta:user-defined meta:name="Mendeley_Bookmark_1pZQGG0j5M_2" meta:value-type="string">ation": "(Adolph and Porter 1993)"}, "citationItems": [{"itemData": {"page": "273-295", "DOI": "10.1086/285538", "abstract": "Lizard life-history characteristics vary widely among species and populations. Most authors seek adaptive or phylogenetic explana</meta:user-defined>
    <meta:user-defined meta:name="Mendeley_Bookmark_1pZQGG0j5M_3" meta:value-type="string">tions for life-history patterns, which are usually presumed to reflect genetic differences. However, lizard life histories arc often phenotypically plastic, varying in response to temperature, food availability, and other environmental factors. Despite th</meta:user-defined>
    <meta:user-defined meta:name="Mendeley_Bookmark_1pZQGG0j5M_4" meta:value-type="string">e importance of temperature to lizard ecology and physiology, its effects on life histories have received relatively little attention. We present a theoretical model predicting the proximate consequences of the thermal environment for lizard life historie</meta:user-defined>
    <meta:user-defined meta:name="Mendeley_Bookmark_1pZQGG0j5M_5" meta:value-type="string">s. Temperature, by affecting activity times, can cause variation in annual survival rate and fecundity, leading to a negative correlation between survival rate and fecundity among populations in different thermal environments. Thus, physiological and evol</meta:user-defined>
    <meta:user-defined meta:name="Mendeley_Bookmark_1pZQGG0j5M_6" meta:value-type="string">utionary models predict the same qualitative pattern of life-history variation in lizards. We tested our model with published life-history data from field studies of the lizard Sceloporus undulatus, using climate and geographical data to reconstruct estim</meta:user-defined>
    <meta:user-defined meta:name="Mendeley_Bookmark_1pZQGG0j5M_7" meta:value-type="string">ated annual activity seasons. Among populations, annual activity times were negatively correlated with annual survival rate and positively correlated with annual fecundity. Proximate effects of temperature may confound comparative analyses of lizard life-</meta:user-defined>
    <meta:user-defined meta:name="Mendeley_Bookmark_1pZQGG0j5M_8" meta:value-type="string">history variation and should be included in future evolutionary models.", "issued": {"date-parts": [["1993"]]}, "id": "ITEM-1", "type": "article-journal", "container-title": "The American Naturalist", "ISSN": "0003-0147", "author": [{"dropping-particle": </meta:user-defined>
    <meta:user-defined meta:name="Mendeley_Bookmark_1pZQGG0j5M_9" meta:value-type="string">"", "suffix": "", "non-dropping-particle": "", "family": "Adolph", "parse-names": false, "given": "Stephen C."}, {"dropping-particle": "", "suffix": "", "non-dropping-particle": "", "family": "Porter", "parse-names": false, "given": "Warren P."}], "title"</meta:user-defined>
    <meta:user-defined meta:name="Mendeley_Bookmark_2AXIgqNQAL_1" meta:value-type="string">ADDIN CSL_CITATION {"schema": "https://github.com/citation-style-language/schema/raw/master/csl-citation.json", "mendeley": {"previouslyFormattedCitation": "(Sinervo et al. 2010)", "plainTextFormattedCitation": "(Sinervo et al. 2010)", "formattedCitation"</meta:user-defined>
    <meta:user-defined meta:name="Mendeley_Bookmark_2AXIgqNQAL_10" meta:value-type="string">: "Lara-Resendiz", "parse-names": false, "given": "Rafael"}, {"dropping-particle": "", "suffix": "", "non-dropping-particle": "", "family": "Mart\u00ednez-M\u00e9ndez", "parse-names": false, "given": "Norberto"}, {"dropping-particle": "", "suffix": "", "n</meta:user-defined>
    <meta:user-defined meta:name="Mendeley_Bookmark_2AXIgqNQAL_11" meta:value-type="string">on-dropping-particle": "", "family": "Calder\u00f3n-Espinosa", "parse-names": false, "given": "Martha Luc\u00eda"}, {"dropping-particle": "", "suffix": "", "non-dropping-particle": "", "family": "Meza-L\u00e1zaro", "parse-names": false, "given": "Rubi Nel</meta:user-defined>
    <meta:user-defined meta:name="Mendeley_Bookmark_2AXIgqNQAL_12" meta:value-type="string">si"}, {"dropping-particle": "", "suffix": "", "non-dropping-particle": "", "family": "Gadsden", "parse-names": false, "given": "H\u00e9ctor"}, {"dropping-particle": "", "suffix": "", "non-dropping-particle": "", "family": "Avila", "parse-names": false, "g</meta:user-defined>
    <meta:user-defined meta:name="Mendeley_Bookmark_2AXIgqNQAL_13" meta:value-type="string">iven": "Luciano Javier"}, {"dropping-particle": "", "suffix": "", "non-dropping-particle": "", "family": "Morando", "parse-names": false, "given": "Mariana"}, {"dropping-particle": "la", "suffix": "", "non-dropping-particle": "", "family": "Riva", "parse-</meta:user-defined>
    <meta:user-defined meta:name="Mendeley_Bookmark_2AXIgqNQAL_14" meta:value-type="string">names": false, "given": "Ignacio J. De"}, {"dropping-particle": "", "suffix": "", "non-dropping-particle": "", "family": "Sepulveda", "parse-names": false, "given": "Pedro Victoriano"}, {"dropping-particle": "", "suffix": "", "non-dropping-particle": "", </meta:user-defined>
    <meta:user-defined meta:name="Mendeley_Bookmark_2AXIgqNQAL_15" meta:value-type="string">"family": "Rocha", "parse-names": false, "given": "Carlos Frederico Duarte"}, {"dropping-particle": "", "suffix": "", "non-dropping-particle": "", "family": "Ibarg\u00fcengoyt\u00eda", "parse-names": false, "given": "Nora"}, {"dropping-particle": "", "suf</meta:user-defined>
    <meta:user-defined meta:name="Mendeley_Bookmark_2AXIgqNQAL_16" meta:value-type="string">fix": "", "non-dropping-particle": "", "family": "Puntriano", "parse-names": false, "given": "C\u00e9sar Aguilar"}, {"dropping-particle": "", "suffix": "", "non-dropping-particle": "", "family": "Massot", "parse-names": false, "given": "Manuel"}, {"droppi</meta:user-defined>
    <meta:user-defined meta:name="Mendeley_Bookmark_2AXIgqNQAL_17" meta:value-type="string">ng-particle": "", "suffix": "", "non-dropping-particle": "", "family": "Lepetz", "parse-names": false, "given": "Virginie"}, {"dropping-particle": "", "suffix": "", "non-dropping-particle": "", "family": "Oksanen", "parse-names": false, "given": "Tuula A.</meta:user-defined>
    <meta:user-defined meta:name="Mendeley_Bookmark_2AXIgqNQAL_18" meta:value-type="string">"}, {"dropping-particle": "", "suffix": "", "non-dropping-particle": "", "family": "Chapple", "parse-names": false, "given": "David G."}, {"dropping-particle": "", "suffix": "", "non-dropping-particle": "", "family": "Bauer", "parse-names": false, "given"</meta:user-defined>
    <meta:user-defined meta:name="Mendeley_Bookmark_2AXIgqNQAL_19" meta:value-type="string">: "Aaron M."}, {"dropping-particle": "", "suffix": "", "non-dropping-particle": "", "family": "Branch", "parse-names": false, "given": "William R."}, {"dropping-particle": "", "suffix": "", "non-dropping-particle": "", "family": "Clobert", "parse-names": </meta:user-defined>
    <meta:user-defined meta:name="Mendeley_Bookmark_2AXIgqNQAL_2" meta:value-type="string">: "(Sinervo et al. 2010)"}, "citationItems": [{"itemData": {"page": "894-899", "DOI": "10.1126/science.1184695", "abstract": "It is predicted that climate change will cause species extinctions and distributional shifts in coming decades, but data to valid</meta:user-defined>
    <meta:user-defined meta:name="Mendeley_Bookmark_2AXIgqNQAL_20" meta:value-type="string">false, "given": "Jean"}, {"dropping-particle": "", "suffix": "", "non-dropping-particle": "", "family": "Sites", "parse-names": false, "given": "Jack W."}, {"dropping-particle": "", "suffix": "", "non-dropping-particle": "", "family": "Villagran-Santa Cru</meta:user-defined>
    <meta:user-defined meta:name="Mendeley_Bookmark_2AXIgqNQAL_21" meta:value-type="string">z", "parse-names": false, "given": "M."}, {"dropping-particle": "", "suffix": "", "non-dropping-particle": "", "family": "Lara-Resendiz", "parse-names": false, "given": "Rafael"}, {"dropping-particle": "", "suffix": "", "non-dropping-particle": "", "famil</meta:user-defined>
    <meta:user-defined meta:name="Mendeley_Bookmark_2AXIgqNQAL_22" meta:value-type="string">y": "Martinez-Mendez", "parse-names": false, "given": "N."}, {"dropping-particle": "", "suffix": "", "non-dropping-particle": "", "family": "Calderon-Espinosa", "parse-names": false, "given": "M. L."}, {"dropping-particle": "", "suffix": "", "non-dropping</meta:user-defined>
    <meta:user-defined meta:name="Mendeley_Bookmark_2AXIgqNQAL_23" meta:value-type="string">-particle": "", "family": "Meza-Lazaro", "parse-names": false, "given": "R. N."}, {"dropping-particle": "", "suffix": "", "non-dropping-particle": "", "family": "Gadsden", "parse-names": false, "given": "H\u00e9ctor"}, {"dropping-particle": "", "suffix": </meta:user-defined>
    <meta:user-defined meta:name="Mendeley_Bookmark_2AXIgqNQAL_24" meta:value-type="string">"", "non-dropping-particle": "", "family": "Avila", "parse-names": false, "given": "Luciano Javier"}, {"dropping-particle": "", "suffix": "", "non-dropping-particle": "", "family": "Morando", "parse-names": false, "given": "Mariana"}, {"dropping-particle"</meta:user-defined>
    <meta:user-defined meta:name="Mendeley_Bookmark_2AXIgqNQAL_25" meta:value-type="string">: "", "suffix": "", "non-dropping-particle": "De", "family": "la Riva", "parse-names": false, "given": "Ignacio J."}, {"dropping-particle": "", "suffix": "", "non-dropping-particle": "", "family": "Sepulveda", "parse-names": false, "given": "Pedro Victori</meta:user-defined>
    <meta:user-defined meta:name="Mendeley_Bookmark_2AXIgqNQAL_26" meta:value-type="string">ano"}, {"dropping-particle": "", "suffix": "", "non-dropping-particle": "", "family": "Rocha", "parse-names": false, "given": "Carlos Frederico Duarte"}, {"dropping-particle": "", "suffix": "", "non-dropping-particle": "", "family": "Ibarguengoytia", "par</meta:user-defined>
    <meta:user-defined meta:name="Mendeley_Bookmark_2AXIgqNQAL_27" meta:value-type="string">se-names": false, "given": "N."}, {"dropping-particle": "", "suffix": "", "non-dropping-particle": "", "family": "Puntriano", "parse-names": false, "given": "C\u00e9sar Aguilar"}, {"dropping-particle": "", "suffix": "", "non-dropping-particle": "", "famil</meta:user-defined>
    <meta:user-defined meta:name="Mendeley_Bookmark_2AXIgqNQAL_28" meta:value-type="string">y": "Massot", "parse-names": false, "given": "Manuel"}, {"dropping-particle": "", "suffix": "", "non-dropping-particle": "", "family": "Lepetz", "parse-names": false, "given": "Virginie"}, {"dropping-particle": "", "suffix": "", "non-dropping-particle": "</meta:user-defined>
    <meta:user-defined meta:name="Mendeley_Bookmark_2AXIgqNQAL_29" meta:value-type="string">", "family": "Oksanen", "parse-names": false, "given": "Tuula A."}, {"dropping-particle": "", "suffix": "", "non-dropping-particle": "", "family": "Chapple", "parse-names": false, "given": "David G."}, {"dropping-particle": "", "suffix": "", "non-dropping</meta:user-defined>
    <meta:user-defined meta:name="Mendeley_Bookmark_2AXIgqNQAL_3" meta:value-type="string">ate these predictions are relatively scarce. Here, we compare recent and historical surveys for 48 Mexican lizard species at 200 sites. Since 1975, 12% of local populations have gone extinct. We verified physiological models of extinction risk with observ</meta:user-defined>
    <meta:user-defined meta:name="Mendeley_Bookmark_2AXIgqNQAL_30" meta:value-type="string">-particle": "", "family": "Bauer", "parse-names": false, "given": "Aaron M."}, {"dropping-particle": "", "suffix": "", "non-dropping-particle": "", "family": "Branch", "parse-names": false, "given": "William R."}, {"dropping-particle": "", "suffix": "", "</meta:user-defined>
    <meta:user-defined meta:name="Mendeley_Bookmark_2AXIgqNQAL_31" meta:value-type="string">non-dropping-particle": "", "family": "Clobert", "parse-names": false, "given": "Jean"}, {"dropping-particle": "", "suffix": "", "non-dropping-particle": "", "family": "Sites", "parse-names": false, "given": "Jack W."}, {"dropping-particle": "", "suffix":</meta:user-defined>
    <meta:user-defined meta:name="Mendeley_Bookmark_2AXIgqNQAL_32" meta:value-type="string"> "", "non-dropping-particle": "", "family": "M\u00e9ndez-de-la-Cruz", "parse-names": false, "given": "Fausto"}, {"dropping-particle": "", "suffix": "", "non-dropping-particle": "", "family": "Miles", "parse-names": false, "given": "Donald B."}, {"dropping</meta:user-defined>
    <meta:user-defined meta:name="Mendeley_Bookmark_2AXIgqNQAL_33" meta:value-type="string">-particle": "", "suffix": "", "non-dropping-particle": "", "family": "Heulin", "parse-names": false, "given": "Benoit"}, {"dropping-particle": "", "suffix": "", "non-dropping-particle": "", "family": "Bastiaans", "parse-names": false, "given": "Elizabeth"</meta:user-defined>
    <meta:user-defined meta:name="Mendeley_Bookmark_2AXIgqNQAL_34" meta:value-type="string">}, {"dropping-particle": "", "suffix": "", "non-dropping-particle": "", "family": "Villagr\u00e1n-Santa Cruz", "parse-names": false, "given": "Maricela"}, {"dropping-particle": "", "suffix": "", "non-dropping-particle": "", "family": "Lara-Resendiz", "par</meta:user-defined>
    <meta:user-defined meta:name="Mendeley_Bookmark_2AXIgqNQAL_35" meta:value-type="string">se-names": false, "given": "Rafael"}, {"dropping-particle": "", "suffix": "", "non-dropping-particle": "", "family": "Mart\u00ednez-M\u00e9ndez", "parse-names": false, "given": "Norberto"}, {"dropping-particle": "", "suffix": "", "non-dropping-particle": </meta:user-defined>
    <meta:user-defined meta:name="Mendeley_Bookmark_2AXIgqNQAL_36" meta:value-type="string">"", "family": "Calder\u00f3n-Espinosa", "parse-names": false, "given": "Martha Luc\u00eda"}, {"dropping-particle": "", "suffix": "", "non-dropping-particle": "", "family": "Meza-L\u00e1zaro", "parse-names": false, "given": "Rubi Nelsi"}, {"dropping-partic</meta:user-defined>
    <meta:user-defined meta:name="Mendeley_Bookmark_2AXIgqNQAL_37" meta:value-type="string">le": "", "suffix": "", "non-dropping-particle": "", "family": "Gadsden", "parse-names": false, "given": "H\u00e9ctor"}, {"dropping-particle": "", "suffix": "", "non-dropping-particle": "", "family": "Avila", "parse-names": false, "given": "Luciano Javier"</meta:user-defined>
    <meta:user-defined meta:name="Mendeley_Bookmark_2AXIgqNQAL_38" meta:value-type="string">}, {"dropping-particle": "", "suffix": "", "non-dropping-particle": "", "family": "Morando", "parse-names": false, "given": "Mariana"}, {"dropping-particle": "", "suffix": "", "non-dropping-particle": "De", "family": "la Riva", "parse-names": false, "give</meta:user-defined>
    <meta:user-defined meta:name="Mendeley_Bookmark_2AXIgqNQAL_39" meta:value-type="string">n": "Ignacio J."}, {"dropping-particle": "", "suffix": "", "non-dropping-particle": "", "family": "Victoriano Sepulveda", "parse-names": false, "given": "Pedro"}, {"dropping-particle": "", "suffix": "", "non-dropping-particle": "", "family": "Rocha", "par</meta:user-defined>
    <meta:user-defined meta:name="Mendeley_Bookmark_2AXIgqNQAL_4" meta:value-type="string">ed local extinctions and extended projections worldwide. Since 1975, we estimate that 4% of local populations have gone extinct worldwide, but by 2080 local extinctions are projected to reach 39% worldwide, and species extinctions may reach 20%. Global ex</meta:user-defined>
    <meta:user-defined meta:name="Mendeley_Bookmark_2AXIgqNQAL_40" meta:value-type="string">se-names": false, "given": "Carlos Frederico Duarte"}, {"dropping-particle": "", "suffix": "", "non-dropping-particle": "", "family": "Ibarg\u00fcengoyt\u00eda", "parse-names": false, "given": "Nora"}, {"dropping-particle": "", "suffix": "", "non-dropping</meta:user-defined>
    <meta:user-defined meta:name="Mendeley_Bookmark_2AXIgqNQAL_41" meta:value-type="string">-particle": "", "family": "Aguilar Puntriano", "parse-names": false, "given": "C\u00e9sar"}, {"dropping-particle": "", "suffix": "", "non-dropping-particle": "", "family": "Massot", "parse-names": false, "given": "Manuel"}, {"dropping-particle": "", "suff</meta:user-defined>
    <meta:user-defined meta:name="Mendeley_Bookmark_2AXIgqNQAL_42" meta:value-type="string">ix": "", "non-dropping-particle": "", "family": "Lepetz", "parse-names": false, "given": "Virginie"}, {"dropping-particle": "", "suffix": "", "non-dropping-particle": "", "family": "Oksanen", "parse-names": false, "given": "Tuula A."}, {"dropping-particle</meta:user-defined>
    <meta:user-defined meta:name="Mendeley_Bookmark_2AXIgqNQAL_43" meta:value-type="string">": "", "suffix": "", "non-dropping-particle": "", "family": "Chapple", "parse-names": false, "given": "David G."}, {"dropping-particle": "", "suffix": "", "non-dropping-particle": "", "family": "Bauer", "parse-names": false, "given": "Aaron M."}, {"droppi</meta:user-defined>
    <meta:user-defined meta:name="Mendeley_Bookmark_2AXIgqNQAL_44" meta:value-type="string">ng-particle": "", "suffix": "", "non-dropping-particle": "", "family": "Branch", "parse-names": false, "given": "William R."}, {"dropping-particle": "", "suffix": "", "non-dropping-particle": "", "family": "Clobert", "parse-names": false, "given": "Jean"}</meta:user-defined>
    <meta:user-defined meta:name="Mendeley_Bookmark_2AXIgqNQAL_45" meta:value-type="string">, {"dropping-particle": "", "suffix": "", "non-dropping-particle": "", "family": "Sites", "parse-names": false, "given": "Jack W."}], "title": "Erosion of lizard diversity by climate change and altered thermal niches", "PMID": "20466932", "issue": "5980",</meta:user-defined>
    <meta:user-defined meta:name="Mendeley_Bookmark_2AXIgqNQAL_46" meta:value-type="string"> "ISBN": "0036-8075", "volume": "328"}, "uris": ["http://www.mendeley.com/documents/?uuid=cef36c11-f9b4-4fb5-9ff5-c142521ad35c"], "id": "ITEM-1"}], "properties": {"noteIndex": 0}}</meta:user-defined>
    <meta:user-defined meta:name="Mendeley_Bookmark_2AXIgqNQAL_5" meta:value-type="string">tinction projections were validated with local extinctions observed from 1975 to 2009 for regional biotas on four other continents, suggesting that lizards have already crossed a threshold for extinctions caused by climate change.", "issued": {"date-parts</meta:user-defined>
    <meta:user-defined meta:name="Mendeley_Bookmark_2AXIgqNQAL_6" meta:value-type="string">": [["2010"]]}, "id": "ITEM-1", "type": "article-journal", "container-title": "Science", "ISSN": "0036-8075", "author": [{"dropping-particle": "", "suffix": "", "non-dropping-particle": "", "family": "Sinervo", "parse-names": false, "given": "Barry"}, {"d</meta:user-defined>
    <meta:user-defined meta:name="Mendeley_Bookmark_2AXIgqNQAL_7" meta:value-type="string">ropping-particle": "", "suffix": "", "non-dropping-particle": "", "family": "Mendez-De-La-Cruz", "parse-names": false, "given": "F."}, {"dropping-particle": "", "suffix": "", "non-dropping-particle": "", "family": "Miles", "parse-names": false, "given": "</meta:user-defined>
    <meta:user-defined meta:name="Mendeley_Bookmark_2AXIgqNQAL_8" meta:value-type="string">Donald B."}, {"dropping-particle": "", "suffix": "", "non-dropping-particle": "", "family": "Heulin", "parse-names": false, "given": "Benoit"}, {"dropping-particle": "", "suffix": "", "non-dropping-particle": "", "family": "Bastiaans", "parse-names": fals</meta:user-defined>
    <meta:user-defined meta:name="Mendeley_Bookmark_2AXIgqNQAL_9" meta:value-type="string">e, "given": "Elizabeth"}, {"dropping-particle": "", "suffix": "", "non-dropping-particle": "", "family": "Cruz", "parse-names": false, "given": "Maricela Villagr\u00e1n-Santa"}, {"dropping-particle": "", "suffix": "", "non-dropping-particle": "", "family"</meta:user-defined>
    <meta:user-defined meta:name="Mendeley_Bookmark_3k8guhq9Gs_1" meta:value-type="string">ADDIN CSL_CITATION {"schema": "https://github.com/citation-style-language/schema/raw/master/csl-citation.json", "mendeley": {"previouslyFormattedCitation": "(Tigano and Friesen 2016)", "plainTextFormattedCitation": "(Tigano and Friesen 2016)", "formattedC</meta:user-defined>
    <meta:user-defined meta:name="Mendeley_Bookmark_3k8guhq9Gs_10" meta:value-type="string">", "issued": {"date-parts": [["2016"]]}, "title": "Genomics of local adaptation with gene flow", "type": "article"}, "uris": ["http://www.mendeley.com/documents/?uuid=1bb9c65f-d8b0-4a4f-b7cc-dabc8e56dd67"], "id": "ITEM-1"}], "properties": {"noteIndex": 0}</meta:user-defined>
    <meta:user-defined meta:name="Mendeley_Bookmark_3k8guhq9Gs_11" meta:value-type="string">}</meta:user-defined>
    <meta:user-defined meta:name="Mendeley_Bookmark_3k8guhq9Gs_2" meta:value-type="string">itation": "(Tigano and Friesen 2016)"}, "citationItems": [{"itemData": {"container-title": "Molecular Ecology", "ISSN": "1365294X", "author": [{"dropping-particle": "", "suffix": "", "non-dropping-particle": "", "family": "Tigano", "parse-names": false, "</meta:user-defined>
    <meta:user-defined meta:name="Mendeley_Bookmark_3k8guhq9Gs_3" meta:value-type="string">given": "Anna"}, {"dropping-particle": "", "suffix": "", "non-dropping-particle": "", "family": "Friesen", "parse-names": false, "given": "Vicki L."}], "id": "ITEM-1", "DOI": "10.1111/mec.13606", "abstract": "Gene flow is a fundamental evolutionary force </meta:user-defined>
    <meta:user-defined meta:name="Mendeley_Bookmark_3k8guhq9Gs_4" meta:value-type="string">in adaptation that is especially impor- tant to understand as humans are rapidly changing both the natural environment and natural levels of gene flow. Theory proposes a multifaceted role for gene flow in adap- tation, but it focuses mainly on the disrupt</meta:user-defined>
    <meta:user-defined meta:name="Mendeley_Bookmark_3k8guhq9Gs_5" meta:value-type="string">ive effect that gene flow has on adaptation when selection is not strong enough to prevent the loss of locally adapted alleles. The role of gene flow in adaptation is now better understood due to the recent develop- ment of both genomic models of adaptive</meta:user-defined>
    <meta:user-defined meta:name="Mendeley_Bookmark_3k8guhq9Gs_6" meta:value-type="string"> evolution and genomic techniques, which both point to the importance of genetic architecture in the origin and maintenance of adaptation with gene flow. In this review, we discuss three main topics on the geno- mics of adaptation with gene flow. First, w</meta:user-defined>
    <meta:user-defined meta:name="Mendeley_Bookmark_3k8guhq9Gs_7" meta:value-type="string">e investigate selection on migration and gene flow. Second, we discuss the three potential sources of adaptive variation in rela- tion to the role of gene flow in the origin of adaptation. Third, we explain how local adaptation is maintained despite gene </meta:user-defined>
    <meta:user-defined meta:name="Mendeley_Bookmark_3k8guhq9Gs_8" meta:value-type="string">flow: we provide a synthesis of recent genomic models of adaptation, discuss the genomic mechanisms and review empirical studies on the genomics of adaptation with gene flow. Despite predictions on the disruptive effect of gene flow in adaptation, an incr</meta:user-defined>
    <meta:user-defined meta:name="Mendeley_Bookmark_3k8guhq9Gs_9" meta:value-type="string">easing number of studies show that gene flow can promote adaptation, that local adaptations can be maintained despite high gene flow, and that genetic architecture plays a fundamental role in the origin and mainte- nance of local adaptation with gene flow</meta:user-defined>
    <meta:user-defined meta:name="Mendeley_Bookmark_4REUzOs2rf_1" meta:value-type="string">ADDIN CSL_CITATION {"schema": "https://github.com/citation-style-language/schema/raw/master/csl-citation.json", "mendeley": {"plainTextFormattedCitation": "(Otto-Bliesner et al. 2006)", "manualFormatting": "Otto-Bliesner et al. 2006", "previouslyFormatted</meta:user-defined>
    <meta:user-defined meta:name="Mendeley_Bookmark_4REUzOs2rf_2" meta:value-type="string">Citation": "(Otto-Bliesner et al. 2006)", "formattedCitation": "(Otto-Bliesner et al. 2006)"}, "citationItems": [{"itemData": {"container-title": "Science", "ISSN": "0036-8075", "author": [{"dropping-particle": "", "suffix": "", "non-dropping-particle": "</meta:user-defined>
    <meta:user-defined meta:name="Mendeley_Bookmark_4REUzOs2rf_3" meta:value-type="string">", "family": "Otto-Bliesner", "parse-names": false, "given": "Bette L"}, {"dropping-particle": "", "suffix": "", "non-dropping-particle": "", "family": "Marshall", "parse-names": false, "given": "Shawn J"}, {"dropping-particle": "", "suffix": "", "non-dro</meta:user-defined>
    <meta:user-defined meta:name="Mendeley_Bookmark_4REUzOs2rf_4" meta:value-type="string">pping-particle": "", "family": "Overpeck", "parse-names": false, "given": "Jonathan T"}, {"dropping-particle": "", "suffix": "", "non-dropping-particle": "", "family": "Miller", "parse-names": false, "given": "Gifford H"}, {"dropping-particle": "", "suffi</meta:user-defined>
    <meta:user-defined meta:name="Mendeley_Bookmark_4REUzOs2rf_5" meta:value-type="string">x": "", "non-dropping-particle": "", "family": "Hu", "parse-names": false, "given": "Aixue"}], "page": "1751-1753", "id": "ITEM-1", "publisher": "American Association for the Advancement of Science", "issue": "5768", "volume": "311", "issued": {"date-part</meta:user-defined>
    <meta:user-defined meta:name="Mendeley_Bookmark_4REUzOs2rf_6" meta:value-type="string">s": [["2006"]]}, "title": "Simulating Arctic climate warmth and icefield retreat in the last interglaciation", "type": "article-journal"}, "uris": ["http://www.mendeley.com/documents/?uuid=f070e274-c606-4195-838a-043011387cff"], "id": "ITEM-1"}], "propert</meta:user-defined>
    <meta:user-defined meta:name="Mendeley_Bookmark_4REUzOs2rf_7" meta:value-type="string">ies": {"noteIndex": 0}}</meta:user-defined>
    <meta:user-defined meta:name="Mendeley_Bookmark_8JfNlpI0I5_1" meta:value-type="string">ADDIN CSL_CITATION {"schema": "https://github.com/citation-style-language/schema/raw/master/csl-citation.json", "mendeley": {"previouslyFormattedCitation": "(Sitch et al. 2008)", "plainTextFormattedCitation": "(Sitch et al. 2008)", "formattedCitation": "(</meta:user-defined>
    <meta:user-defined meta:name="Mendeley_Bookmark_8JfNlpI0I5_10" meta:value-type="string">bal carbon cycle. The DGVMs are also coupled to a fast 'climate analogue model', based on the Hadley Centre General Circulation Model (GCM), and run into the future for four Special Report Emission Scenarios (SRES): A1FI, A2, B1, B2. Results show that all</meta:user-defined>
    <meta:user-defined meta:name="Mendeley_Bookmark_8JfNlpI0I5_11" meta:value-type="string"> DGVMs are consistent with the contemporary global land carbon budget. Under the more extreme projections of future environmental change, the responses of the DGVMs diverge markedly. In particular, large uncertainties are associated with the response of t</meta:user-defined>
    <meta:user-defined meta:name="Mendeley_Bookmark_8JfNlpI0I5_12" meta:value-type="string">ropical vegetation to drought and boreal ecosystems to elevated temperatures and changing soil moisture status. The DGVMs show more divergence in their response to regional changes in climate than to increases in atmospheric CO2 content. All models simula</meta:user-defined>
    <meta:user-defined meta:name="Mendeley_Bookmark_8JfNlpI0I5_13" meta:value-type="string">te a release of land carbon in response to climate, when physiological effects of elevated atmospheric CO2 on plant production are not considered, implying a positive terrestrial climate-carbon cycle feedback. All DGVMs simulate a reduction in global net </meta:user-defined>
    <meta:user-defined meta:name="Mendeley_Bookmark_8JfNlpI0I5_14" meta:value-type="string">primary production (NPP) and a decrease in soil residence time in the tropics and extra-tropics in response to future climate. When both counteracting effects of climate and atmospheric CO2 on ecosystem function are considered, all the DGVMs simulate cumu</meta:user-defined>
    <meta:user-defined meta:name="Mendeley_Bookmark_8JfNlpI0I5_15" meta:value-type="string">lative net land carbon uptake over the 21st century for the four SRES emission scenarios. However, for the most extreme A1FI emissions scenario, three out of five DGVMs simulate an annual net source of CO2 from the land to the atmosphere in the final deca</meta:user-defined>
    <meta:user-defined meta:name="Mendeley_Bookmark_8JfNlpI0I5_16" meta:value-type="string">des of the 21st century. For this scenario, cumulative land uptake differs by 494\u00a0Pg\u00a0C among DGVMs over the 21st century. This uncertainty is equivalent to over 50 years of anthropogenic emissions at current levels.", "issued": {"date-parts": [[</meta:user-defined>
    <meta:user-defined meta:name="Mendeley_Bookmark_8JfNlpI0I5_17" meta:value-type="string">"2008"]]}, "title": "Evaluation of the terrestrial carbon cycle, future plant geography and climate-carbon cycle feedbacks using five Dynamic Global Vegetation Models (DGVMs)", "type": "article-journal"}, "uris": ["http://www.mendeley.com/documents/?uuid=</meta:user-defined>
    <meta:user-defined meta:name="Mendeley_Bookmark_8JfNlpI0I5_18" meta:value-type="string">d098621a-b04a-4389-8032-5975c4ab6f16"], "id": "ITEM-1"}], "properties": {"noteIndex": 0}}</meta:user-defined>
    <meta:user-defined meta:name="Mendeley_Bookmark_8JfNlpI0I5_2" meta:value-type="string">Sitch et al. 2008)"}, "citationItems": [{"itemData": {"container-title": "Global Change Biology", "ISSN": "13541013", "author": [{"dropping-particle": "", "suffix": "", "non-dropping-particle": "", "family": "Sitch", "parse-names": false, "given": "Stepha</meta:user-defined>
    <meta:user-defined meta:name="Mendeley_Bookmark_8JfNlpI0I5_3" meta:value-type="string">n"}, {"dropping-particle": "", "suffix": "", "non-dropping-particle": "", "family": "Huntingford", "parse-names": false, "given": "C."}, {"dropping-particle": "", "suffix": "", "non-dropping-particle": "", "family": "Gedney", "parse-names": false, "given"</meta:user-defined>
    <meta:user-defined meta:name="Mendeley_Bookmark_8JfNlpI0I5_4" meta:value-type="string">: "N."}, {"dropping-particle": "", "suffix": "", "non-dropping-particle": "", "family": "Levy", "parse-names": false, "given": "P. E."}, {"dropping-particle": "", "suffix": "", "non-dropping-particle": "", "family": "Lomas", "parse-names": false, "given":</meta:user-defined>
    <meta:user-defined meta:name="Mendeley_Bookmark_8JfNlpI0I5_5" meta:value-type="string"> "M."}, {"dropping-particle": "", "suffix": "", "non-dropping-particle": "", "family": "Piao", "parse-names": false, "given": "S. L."}, {"dropping-particle": "", "suffix": "", "non-dropping-particle": "", "family": "Betts", "parse-names": false, "given": </meta:user-defined>
    <meta:user-defined meta:name="Mendeley_Bookmark_8JfNlpI0I5_6" meta:value-type="string">"R."}, {"dropping-particle": "", "suffix": "", "non-dropping-particle": "", "family": "Ciais", "parse-names": false, "given": "P."}, {"dropping-particle": "", "suffix": "", "non-dropping-particle": "", "family": "Cox", "parse-names": false, "given": "P."}</meta:user-defined>
    <meta:user-defined meta:name="Mendeley_Bookmark_8JfNlpI0I5_7" meta:value-type="string">, {"dropping-particle": "", "suffix": "", "non-dropping-particle": "", "family": "Friedlingstein", "parse-names": false, "given": "P."}, {"dropping-particle": "", "suffix": "", "non-dropping-particle": "", "family": "Jones", "parse-names": false, "given":</meta:user-defined>
    <meta:user-defined meta:name="Mendeley_Bookmark_8JfNlpI0I5_8" meta:value-type="string"> "C. D."}, {"dropping-particle": "", "suffix": "", "non-dropping-particle": "", "family": "Prentice", "parse-names": false, "given": "I. C."}, {"dropping-particle": "", "suffix": "", "non-dropping-particle": "", "family": "Woodward", "parse-names": false,</meta:user-defined>
    <meta:user-defined meta:name="Mendeley_Bookmark_8JfNlpI0I5_9" meta:value-type="string"> "given": "F. I."}], "id": "ITEM-1", "DOI": "10.1111/j.1365-2486.2008.01626.x", "abstract": "This study tests the ability of five Dynamic Global Vegetation Models (DGVMs), forced with observed climatology and atmospheric CO2, to model the contemporary glo</meta:user-defined>
    <meta:user-defined meta:name="Mendeley_Bookmark_8pi2vtRG0G_1" meta:value-type="string">ADDIN CSL_CITATION {"schema": "https://github.com/citation-style-language/schema/raw/master/csl-citation.json", "mendeley": {"previouslyFormattedCitation": "(Purvis et al. 2000; Davies and Buckley 2011)", "plainTextFormattedCitation": "(Purvis et al. 2000</meta:user-defined>
    <meta:user-defined meta:name="Mendeley_Bookmark_8pi2vtRG0G_10" meta:value-type="string">ames": false, "given": "Lauren B."}], "id": "ITEM-2", "DOI": "10.1098/rstb.2011.0058", "abstract": "Phylogenetic diversity (PD) captures the shared ancestry of species, and is increasingly being recognized as a valuable conservation currency. Regionally, </meta:user-defined>
    <meta:user-defined meta:name="Mendeley_Bookmark_8pi2vtRG0G_11" meta:value-type="string">PD frequently covaries closely with species richness; however, variation in speciation and extinction rates and/or the biogeographic history of lineages can result in significant deviation. Locally, these differences may be pronounced. Rapid recent specia</meta:user-defined>
    <meta:user-defined meta:name="Mendeley_Bookmark_8pi2vtRG0G_12" meta:value-type="string">tion or high temporal turnover of lineages can result in low PD but high richness. In contrast, rare dispersal events, for example, between biomes, can elevate PD but have only small impact on richness. To date, environmental predictors of species richnes</meta:user-defined>
    <meta:user-defined meta:name="Mendeley_Bookmark_8pi2vtRG0G_13" meta:value-type="string">s have been well studied but global models explaining variation in PD are lacking. Here, we contrast the global distribution of PD versus species richness for terrestrial mammals. We show that an environmental model of lineage diversification can predict </meta:user-defined>
    <meta:user-defined meta:name="Mendeley_Bookmark_8pi2vtRG0G_14" meta:value-type="string">well the discrepancy in the distribution of these two variables in some places, for example, South America and Africa but not others, such as Southeast Asia. When we have information on multiple diversity indices, conservation efforts directed towards max</meta:user-defined>
    <meta:user-defined meta:name="Mendeley_Bookmark_8pi2vtRG0G_15" meta:value-type="string">imizing one currency or another (e. g. species richness versus PD) should also consider the underlying processes that have shaped their distributions.", "issued": {"date-parts": [["2011"]]}, "title": "Phylogenetic diversity as a window into the evolutiona</meta:user-defined>
    <meta:user-defined meta:name="Mendeley_Bookmark_8pi2vtRG0G_16" meta:value-type="string">ry and biogeographic histories of present-day richness gradients for mammals", "type": "article-journal"}, "uris": ["http://www.mendeley.com/documents/?uuid=7b3e1ef4-26a0-48b8-b387-ffd7036351d7"], "id": "ITEM-2"}], "properties": {"noteIndex": 0}}</meta:user-defined>
    <meta:user-defined meta:name="Mendeley_Bookmark_8pi2vtRG0G_2" meta:value-type="string">; Davies and Buckley 2011)", "formattedCitation": "(Purvis et al. 2000; Davies and Buckley 2011)"}, "citationItems": [{"itemData": {"container-title": "Science", "ISSN": "00368075", "author": [{"dropping-particle": "", "suffix": "", "non-dropping-particle</meta:user-defined>
    <meta:user-defined meta:name="Mendeley_Bookmark_8pi2vtRG0G_3" meta:value-type="string">": "", "family": "Purvis", "parse-names": false, "given": "Andy"}, {"dropping-particle": "", "suffix": "", "non-dropping-particle": "", "family": "Agapow", "parse-names": false, "given": "Paul Michael"}, {"dropping-particle": "", "suffix": "", "non-droppi</meta:user-defined>
    <meta:user-defined meta:name="Mendeley_Bookmark_8pi2vtRG0G_4" meta:value-type="string">ng-particle": "", "family": "Gittleman", "parse-names": false, "given": "John L."}, {"dropping-particle": "", "suffix": "", "non-dropping-particle": "", "family": "Mace", "parse-names": false, "given": "Georgina M."}], "id": "ITEM-1", "DOI": "10.1126/scie</meta:user-defined>
    <meta:user-defined meta:name="Mendeley_Bookmark_8pi2vtRG0G_5" meta:value-type="string">nce.288.5464.328", "abstract": "The hierarchical nature of phylogenies means that random extinction of species affects a smaller fraction of higher taxa, and so the total amount of evolutionary history lost may be comparatively slight. However, current ex</meta:user-defined>
    <meta:user-defined meta:name="Mendeley_Bookmark_8pi2vtRG0G_6" meta:value-type="string">tinction risk is not phylogenetically random. We show the potentially severe implications of the clumped nature of threat for the loss of biodiversity. An additional 120 avian and mammalian genera are at risk compared with the number predicted under rando</meta:user-defined>
    <meta:user-defined meta:name="Mendeley_Bookmark_8pi2vtRG0G_7" meta:value-type="string">m extinction. We estimate that the prospective extra loss of mammalian evolutionary history alone would be equivalent to losing a monotypic phylum.", "issued": {"date-parts": [["2000"]]}, "title": "Nonrandom extinction and the loss of evolutionary history</meta:user-defined>
    <meta:user-defined meta:name="Mendeley_Bookmark_8pi2vtRG0G_8" meta:value-type="string">", "type": "article-journal"}, "uris": ["http://www.mendeley.com/documents/?uuid=170d32b6-54ba-46d4-9b5c-837baf5c2c14"], "id": "ITEM-1"}, {"itemData": {"container-title": "Philosophical Transactions of the Royal Society B: Biological Sciences", "ISSN": "0</meta:user-defined>
    <meta:user-defined meta:name="Mendeley_Bookmark_8pi2vtRG0G_9" meta:value-type="string">9628436", "author": [{"dropping-particle": "", "suffix": "", "non-dropping-particle": "", "family": "Davies", "parse-names": false, "given": "Jonathan T."}, {"dropping-particle": "", "suffix": "", "non-dropping-particle": "", "family": "Buckley", "parse-n</meta:user-defined>
    <meta:user-defined meta:name="Mendeley_Bookmark_8uuVnWM6XG_1" meta:value-type="string">ADDIN CSL_CITATION {"schema": "https://github.com/citation-style-language/schema/raw/master/csl-citation.json", "mendeley": {"previouslyFormattedCitation": "(Fick and Hijmans 2017)", "plainTextFormattedCitation": "(Fick and Hijmans 2017)", "formattedCitat</meta:user-defined>
    <meta:user-defined meta:name="Mendeley_Bookmark_8uuVnWM6XG_10" meta:value-type="string">88", "author": [{"dropping-particle": "", "suffix": "", "non-dropping-particle": "", "family": "Fick", "parse-names": false, "given": "Stephen E."}, {"dropping-particle": "", "suffix": "", "non-dropping-particle": "", "family": "Hijmans", "parse-names": f</meta:user-defined>
    <meta:user-defined meta:name="Mendeley_Bookmark_8uuVnWM6XG_11" meta:value-type="string">alse, "given": "Robert J."}], "id": "ITEM-1", "issue": "12", "ISBN": "1097-0088", "volume": "37"}, "uris": ["http://www.mendeley.com/documents/?uuid=4030d5d7-5a91-4a0b-b8ec-6cbe95ef6a67"], "id": "ITEM-1"}], "properties": {"noteIndex": 0}}</meta:user-defined>
    <meta:user-defined meta:name="Mendeley_Bookmark_8uuVnWM6XG_2" meta:value-type="string">ion": "(Fick and Hijmans 2017)"}, "citationItems": [{"itemData": {"page": "4302-4315", "DOI": "10.1002/joc.5086", "abstract": "We created a new dataset of spatially interpolated monthly climate data for global land areas at a very high spatial resolution </meta:user-defined>
    <meta:user-defined meta:name="Mendeley_Bookmark_8uuVnWM6XG_3" meta:value-type="string">(approximately 1\u2009km2). We included monthly temperature (minimum, maximum and average), precipitation, solar radiation, vapour pressure and wind speed, aggregated across a target temporal range of 1970\u20132000, using data from between 9000 and 60\u2</meta:user-defined>
    <meta:user-defined meta:name="Mendeley_Bookmark_8uuVnWM6XG_4" meta:value-type="string">009000 weather stations. Weather station data were interpolated using thin-plate splines with covariates including elevation, distance to the coast and three satellite-derived covariates: maximum and minimum land surface temperature as well as cloud cover</meta:user-defined>
    <meta:user-defined meta:name="Mendeley_Bookmark_8uuVnWM6XG_5" meta:value-type="string">, obtained with the MODIS satellite platform. Interpolation was done for 23 regions of varying size depending on station density. Satellite data improved prediction accuracy for temperature variables 5\u201315% (0.07\u20130.17\u00a0\u00b0C), particularly </meta:user-defined>
    <meta:user-defined meta:name="Mendeley_Bookmark_8uuVnWM6XG_6" meta:value-type="string">for areas with a low station density, although prediction error remained high in such regions for all climate variables. Contributions of satellite covariates were mostly negligible for the other variables, although their importance varied by region. In c</meta:user-defined>
    <meta:user-defined meta:name="Mendeley_Bookmark_8uuVnWM6XG_7" meta:value-type="string">ontrast to the common approach to use a single model formulation for the entire world, we constructed the final product by selecting the best performing model for each region and variable. Global cross-validation correlations were\u2009\u2265\u20090.99 fo</meta:user-defined>
    <meta:user-defined meta:name="Mendeley_Bookmark_8uuVnWM6XG_8" meta:value-type="string">r temperature and humidity, 0.86 for precipitation and 0.76 for wind speed. The fact that most of our climate surface estimates were only marginally improved by use of satellite covariates highlights the importance having a dense, high-quality network of </meta:user-defined>
    <meta:user-defined meta:name="Mendeley_Bookmark_8uuVnWM6XG_9" meta:value-type="string">climate station data.", "issued": {"date-parts": [["2017"]]}, "title": "WorldClim 2: new 1-km spatial resolution climate surfaces for global land areas", "type": "article-journal", "container-title": "International Journal of Climatology", "ISSN": "109700</meta:user-defined>
    <meta:user-defined meta:name="Mendeley_Bookmark_A12doGx1Nn_1" meta:value-type="string">ADDIN CSL_CITATION {"schema": "https://github.com/citation-style-language/schema/raw/master/csl-citation.json", "mendeley": {"previouslyFormattedCitation": "(Ratter et al. 1997)", "plainTextFormattedCitation": "(Ratter et al. 1997)", "formattedCitation": </meta:user-defined>
    <meta:user-defined meta:name="Mendeley_Bookmark_A12doGx1Nn_2" meta:value-type="string">"(Ratter et al. 1997)"}, "citationItems": [{"itemData": {"container-title": "Annals of botany", "ISSN": "0305-7364", "author": [{"dropping-particle": "", "suffix": "", "non-dropping-particle": "", "family": "Ratter", "parse-names": false, "given": "James </meta:user-defined>
    <meta:user-defined meta:name="Mendeley_Bookmark_A12doGx1Nn_3" meta:value-type="string">Alexander"}, {"dropping-particle": "", "suffix": "", "non-dropping-particle": "", "family": "Ribeiro", "parse-names": false, "given": "Jos\u00e9 Felipe"}, {"dropping-particle": "", "suffix": "", "non-dropping-particle": "", "family": "Bridgewater", "parse</meta:user-defined>
    <meta:user-defined meta:name="Mendeley_Bookmark_A12doGx1Nn_4" meta:value-type="string">-names": false, "given": "Samuel"}], "page": "223-230", "id": "ITEM-1", "publisher": "Elsevier", "issue": "3", "volume": "80", "issued": {"date-parts": [["1997"]]}, "title": "The Brazilian cerrado vegetation and threats to its biodiversity", "type": "arti</meta:user-defined>
    <meta:user-defined meta:name="Mendeley_Bookmark_A12doGx1Nn_5" meta:value-type="string">cle-journal"}, "uris": ["http://www.mendeley.com/documents/?uuid=9eb2a68c-8b91-489b-bdc8-ca3abf7d763c"], "id": "ITEM-1"}], "properties": {"noteIndex": 0}}</meta:user-defined>
    <meta:user-defined meta:name="Mendeley_Bookmark_BaKI4GfTBr_1" meta:value-type="string">ADDIN CSL_CITATION {"schema": "https://github.com/citation-style-language/schema/raw/master/csl-citation.json", "mendeley": {"previouslyFormattedCitation": "(Zamudio et al. 2016)", "plainTextFormattedCitation": "(Zamudio et al. 2016)", "formattedCitation"</meta:user-defined>
    <meta:user-defined meta:name="Mendeley_Bookmark_BaKI4GfTBr_10" meta:value-type="string">", "suffix": "", "non-dropping-particle": "", "family": "Bell", "parse-names": false, "given": "Rayna C."}, {"dropping-particle": "", "suffix": "", "non-dropping-particle": "", "family": "Mason", "parse-names": false, "given": "Nicholas A."}], "id": "ITEM</meta:user-defined>
    <meta:user-defined meta:name="Mendeley_Bookmark_BaKI4GfTBr_11" meta:value-type="string">-1", "issue": "29", "volume": "113"}, "uris": ["http://www.mendeley.com/documents/?uuid=8d6a2dd9-226f-4928-b253-2d7254c14117"], "id": "ITEM-1"}], "properties": {"noteIndex": 0}}</meta:user-defined>
    <meta:user-defined meta:name="Mendeley_Bookmark_BaKI4GfTBr_2" meta:value-type="string">: "(Zamudio et al. 2016)"}, "citationItems": [{"itemData": {"page": "8041-8048", "DOI": "10.1073/pnas.1602237113", "abstract": "Almost 30 y ago, the field of intraspecific phylogeography laid the foundation for spatially explicit and genealogically inform</meta:user-defined>
    <meta:user-defined meta:name="Mendeley_Bookmark_BaKI4GfTBr_3" meta:value-type="string">ed studies of population divergence. With new methods and markers, the focus in phylogeography shifted to previously unrecognized geographic genetic variation, thus reducing the attention paid to phenotypic variation in those same diverging lineages. Alth</meta:user-defined>
    <meta:user-defined meta:name="Mendeley_Bookmark_BaKI4GfTBr_4" meta:value-type="string">ough phenotypic differences among lineages once provided the main data for studies of evolutionary change, the mechanisms shaping phenotypic differentiation and their integration with intraspecific genetic structure have been underexplored in phylogeograp</meta:user-defined>
    <meta:user-defined meta:name="Mendeley_Bookmark_BaKI4GfTBr_5" meta:value-type="string">hic studies. However, phenotypes are targets of selection and play important roles in species performance, recognition, and diversification. Here, we focus on three questions. First, how can phenotypes elucidate mechanisms underlying concordant or idiosyn</meta:user-defined>
    <meta:user-defined meta:name="Mendeley_Bookmark_BaKI4GfTBr_6" meta:value-type="string">cratic responses of vertebrate species evolving in shared landscapes? Second, what mechanisms underlie the concordance or discordance of phenotypic and phylogeographic differentiation? Third, how can phylogeography contribute to our understanding of funct</meta:user-defined>
    <meta:user-defined meta:name="Mendeley_Bookmark_BaKI4GfTBr_7" meta:value-type="string">ional phenotypic evolution? We demonstrate that the integration of phenotypic data extends the reach of phylogeography to explain the origin and maintenance of biodiversity. Finally, we stress the importance of natural history collections as sources of hi</meta:user-defined>
    <meta:user-defined meta:name="Mendeley_Bookmark_BaKI4GfTBr_8" meta:value-type="string">gh-quality phenotypic data that span temporal and spatial axes.", "issued": {"date-parts": [["2016"]]}, "title": "Phenotypes in phylogeography: Species\u2019 traits, environmental variation, and vertebrate diversification", "type": "article-journal", "con</meta:user-defined>
    <meta:user-defined meta:name="Mendeley_Bookmark_BaKI4GfTBr_9" meta:value-type="string">tainer-title": "Proceedings of the National Academy of Sciences", "ISSN": "0027-8424", "author": [{"dropping-particle": "", "suffix": "", "non-dropping-particle": "", "family": "Zamudio", "parse-names": false, "given": "Kelly R."}, {"dropping-particle": "</meta:user-defined>
    <meta:user-defined meta:name="Mendeley_Bookmark_DhU5V3azBm_1" meta:value-type="string">ADDIN CSL_CITATION {"schema": "https://github.com/citation-style-language/schema/raw/master/csl-citation.json", "mendeley": {"plainTextFormattedCitation": "(Mayle 2004; Carnaval et al. 2009; Werneck 2011; Collevatti et al. 2012; Werneck et al. 2012; Ledo </meta:user-defined>
    <meta:user-defined meta:name="Mendeley_Bookmark_DhU5V3azBm_10" meta:value-type="string">predicts genetic diversity in the Brazilian Atlantic forest hotspot.", "type": "article-journal"}, "uris": ["http://www.mendeley.com/documents/?uuid=2397c2e0-c923-4d31-a4b3-f66836416653"], "id": "ITEM-2"}, {"itemData": {"container-title": "Quaternary Scie</meta:user-defined>
    <meta:user-defined meta:name="Mendeley_Bookmark_DhU5V3azBm_11" meta:value-type="string">nce Reviews", "ISSN": "02773791", "author": [{"dropping-particle": "", "suffix": "", "non-dropping-particle": "", "family": "Werneck", "parse-names": false, "given": "Fernanda P."}], "page": "13-14", "id": "ITEM-3", "DOI": "10.1016/j.quascirev.2011.03.009</meta:user-defined>
    <meta:user-defined meta:name="Mendeley_Bookmark_DhU5V3azBm_12" meta:value-type="string">", "abstract": "The eastern-central South American open vegetation biomes occur across an extensive range of environmental conditions and are organized diagonally including three complexly interacting tropical/sub-tropical biomes. Seasonally Dry Tropical </meta:user-defined>
    <meta:user-defined meta:name="Mendeley_Bookmark_DhU5V3azBm_13" meta:value-type="string">Forests (SDTFs), Cerrado, and Chaco biomes are seasonally stressed by drought, characterized by significant plant and animal endemism, high levels of diversity, and highly endangered. However, these open biomes have been overlooked in biogeographic studie</meta:user-defined>
    <meta:user-defined meta:name="Mendeley_Bookmark_DhU5V3azBm_14" meta:value-type="string">s and conservation projects in South America, especially regarding fauna studies. Here I compile and evaluate the biogeographic hypotheses previously proposed for the diversification of these three major open biomes, specifically their distributions locat</meta:user-defined>
    <meta:user-defined meta:name="Mendeley_Bookmark_DhU5V3azBm_15" meta:value-type="string">ed eastern and southern of Andes. My goal is to generate predictions and provide a background for testable hypotheses. I begin by investigating both continental (inter-biome) and regional (within-biome) levels, and I then provide a biogeographical summary</meta:user-defined>
    <meta:user-defined meta:name="Mendeley_Bookmark_DhU5V3azBm_16" meta:value-type="string"> for these regions. I also suggest how novel molecular-based historical biogeographic/phylogeographic approaches could contribute to the resolution of long-standing questions, identify potential target fauna groups for development of these lines of study,</meta:user-defined>
    <meta:user-defined meta:name="Mendeley_Bookmark_DhU5V3azBm_17" meta:value-type="string"> and describe fertile future research agendas. \u00a9 2011 Elsevier Ltd.", "volume": "30", "issued": {"date-parts": [["2011"]]}, "title": "The diversification of eastern South American open vegetation biomes: Historical biogeography and perspectives", "ty</meta:user-defined>
    <meta:user-defined meta:name="Mendeley_Bookmark_DhU5V3azBm_18" meta:value-type="string">pe": "article-journal"}, "uris": ["http://www.mendeley.com/documents/?uuid=34c9a956-62f0-4707-9c33-d2fdd784a518"], "id": "ITEM-3"}, {"itemData": {"type": "article-journal", "author": [{"dropping-particle": "", "suffix": "", "non-dropping-particle": "", "f</meta:user-defined>
    <meta:user-defined meta:name="Mendeley_Bookmark_DhU5V3azBm_19" meta:value-type="string">amily": "Collevatti", "parse-names": false, "given": "RG"}, {"dropping-particle": "", "suffix": "", "non-dropping-particle": "", "family": "Lima-Ribeiro", "parse-names": false, "given": "MS"}, {"dropping-particle": "", "suffix": "", "non-dropping-particle</meta:user-defined>
    <meta:user-defined meta:name="Mendeley_Bookmark_DhU5V3azBm_2" meta:value-type="string">and Colli 2017; Costa et al. 2018)", "manualFormatting": "(Mayle 2004; Carnaval et al. 2009; Werneck 2011; Collevatti et al. 2012; Werneck et al. 2012; Ledo and Colli 2017; Costa et al. 2018, ", "previouslyFormattedCitation": "(Mayle 2004; Carnaval et al.</meta:user-defined>
    <meta:user-defined meta:name="Mendeley_Bookmark_DhU5V3azBm_20" meta:value-type="string">": "", "family": "Souza-Neto", "parse-names": false, "given": "AC"}], "issued": {"date-parts": [["2012"]]}, "title": "Recovering the demographical history of a Brazilian Cerrado tree species Caryocar brasiliense: coupling ecological niche modeling and coa</meta:user-defined>
    <meta:user-defined meta:name="Mendeley_Bookmark_DhU5V3azBm_21" meta:value-type="string">lescent analyses", "id": "ITEM-4"}, "uris": ["http://www.mendeley.com/documents/?uuid=87de6a29-52a5-3ac2-ade9-140fa1c60fb1"], "id": "ITEM-4"}, {"itemData": {"container-title": "Journal of Biogeography", "ISSN": "03050270", "author": [{"dropping-particle":</meta:user-defined>
    <meta:user-defined meta:name="Mendeley_Bookmark_DhU5V3azBm_22" meta:value-type="string"> "", "suffix": "", "non-dropping-particle": "", "family": "Werneck", "parse-names": false, "given": "Fernanda P."}, {"dropping-particle": "", "suffix": "", "non-dropping-particle": "", "family": "Nogueira", "parse-names": false, "given": "Cristiano"}, {"d</meta:user-defined>
    <meta:user-defined meta:name="Mendeley_Bookmark_DhU5V3azBm_23" meta:value-type="string">ropping-particle": "", "suffix": "", "non-dropping-particle": "", "family": "Colli", "parse-names": false, "given": "Guarino R."}, {"dropping-particle": "", "suffix": "", "non-dropping-particle": "", "family": "Sites", "parse-names": false, "given": "Jack</meta:user-defined>
    <meta:user-defined meta:name="Mendeley_Bookmark_DhU5V3azBm_24" meta:value-type="string"> W."}, {"dropping-particle": "", "suffix": "", "non-dropping-particle": "", "family": "Costa", "parse-names": false, "given": "Gabriel C."}], "id": "ITEM-5", "DOI": "10.1111/j.1365-2699.2012.02715.x", "abstract": "Aim To investigate the historical distrib</meta:user-defined>
    <meta:user-defined meta:name="Mendeley_Bookmark_DhU5V3azBm_25" meta:value-type="string">ution of the Cerrado across Quaternary climatic fluctuations and to generate historical stability maps to test: (1) whether the historical climate stability hypothesis explains squamate reptile richness in the Cerrado; and (2) the hypothesis of Pleistocen</meta:user-defined>
    <meta:user-defined meta:name="Mendeley_Bookmark_DhU5V3azBm_26" meta:value-type="string">e connections between savannas located north and south of Amazonia. Location The Cerrado, a savanna biome and a global biodiversity hotspot distributed mainly in central Brazil. Methods We generated occurrence datasets from 1000 presence points randomly s</meta:user-defined>
    <meta:user-defined meta:name="Mendeley_Bookmark_DhU5V3azBm_27" meta:value-type="string">elected from the entire distribution of the Cerrado, as determined by two spatial definitions. We modelled the potential Cerrado distribution by implementing a maximum-entropy machine-learning algorithm across four time projections: current, mid-Holocene </meta:user-defined>
    <meta:user-defined meta:name="Mendeley_Bookmark_DhU5V3azBm_28" meta:value-type="string">(6 ka), Last Glacial Maximum (LGM, 21 ka) and Last Interglacial (LIG, 120 ka). We generated historical stability maps (refugial areas) by overlapping presence/absence projections of all scenarios, and checked consistencies with qualitative comparisons wit</meta:user-defined>
    <meta:user-defined meta:name="Mendeley_Bookmark_DhU5V3azBm_29" meta:value-type="string">h available fossil pollen records. We built a spatially explicit simultaneous autoregressive model to explore the relationship between current climate, climatic stability, and squamate species richness. Results Models predicted the LGM and LIG as the peri</meta:user-defined>
    <meta:user-defined meta:name="Mendeley_Bookmark_DhU5V3azBm_3" meta:value-type="string"> 2009; Werneck 2011; Collevatti et al. 2012; Werneck et al. 2012; Ledo and Colli 2017; Costa et al. 2018)", "formattedCitation": "(Mayle 2004; Carnaval et al. 2009; Werneck 2011; Collevatti et al. 2012; Werneck et al. 2012; Ledo and Colli 2017; Costa et a</meta:user-defined>
    <meta:user-defined meta:name="Mendeley_Bookmark_DhU5V3azBm_30" meta:value-type="string">ods of narrowest and widest Cerrado distributions, respectively, and were largely corroborated by palynological evidence. We found evidence for two savanna corridors (eastern coastal during the LIG, and Andean during the LGM) and predicted a large refugia</meta:user-defined>
    <meta:user-defined meta:name="Mendeley_Bookmark_DhU5V3azBm_31" meta:value-type="string">l area in the north-eastern Cerrado (Serra Geral de Goias refugium). Variables related to climatic stability predicted squamate richness better than present climatic variables did. Main conclusions Our results indicate that Bolivian savannas should be inc</meta:user-defined>
    <meta:user-defined meta:name="Mendeley_Bookmark_DhU5V3azBm_32" meta:value-type="string">luded within the Cerrado range and that the Cerrados biogeographical counterparts are not Chaco and Caatinga but rather the disjunct savannas of the Guyana shield plateaus. Climatic stability is a good predictor of Cerrado squamate richness, and our stabi</meta:user-defined>
    <meta:user-defined meta:name="Mendeley_Bookmark_DhU5V3azBm_33" meta:value-type="string">lity maps could be used in future studies to test diversity patterns and genetic signatures of different taxonomic groups and as a higher-order landscape biodiversity surrogate for conservation planning.", "issued": {"date-parts": [["2012"]]}, "title": "C</meta:user-defined>
    <meta:user-defined meta:name="Mendeley_Bookmark_DhU5V3azBm_34" meta:value-type="string">limatic stability in the Brazilian Cerrado: Implications for biogeographical connections of South American savannas, species richness and conservation in a biodiversity hotspot", "type": "article-journal"}, "uris": ["http://www.mendeley.com/documents/?uui</meta:user-defined>
    <meta:user-defined meta:name="Mendeley_Bookmark_DhU5V3azBm_35" meta:value-type="string">d=da8041d0-dbd4-451a-b74a-38277906efdd"], "id": "ITEM-5"}, {"itemData": {"container-title": "Journal of Biogeography", "ISSN": "13652699", "author": [{"dropping-particle": "", "suffix": "", "non-dropping-particle": "", "family": "Ledo", "parse-names": fal</meta:user-defined>
    <meta:user-defined meta:name="Mendeley_Bookmark_DhU5V3azBm_36" meta:value-type="string">se, "given": "Roger Maia Dias"}, {"dropping-particle": "", "suffix": "", "non-dropping-particle": "", "family": "Colli", "parse-names": false, "given": "Guarino Rinaldi"}], "id": "ITEM-6", "DOI": "10.1111/jbi.13049", "abstract": "Aim To assess ancient bio</meta:user-defined>
    <meta:user-defined meta:name="Mendeley_Bookmark_DhU5V3azBm_37" meta:value-type="string">tic connections between the Amazon Forest (AmF) and the Atlantic Forest (AtF) based on environmental niche modelling (ENM), palaeobiological, and molecular evidence; to test Por (1992)'s hypothesis of the south-eastern\u2014north-western (SE\u2014NW) rout</meta:user-defined>
    <meta:user-defined meta:name="Mendeley_Bookmark_DhU5V3azBm_38" meta:value-type="string">e as the most important route in terms of frequency and duration; to evaluate past climatic conditions associated with the routes. Location South America. Methods We generated random points in climate space of AmF and AtF and identified two major climatic</meta:user-defined>
    <meta:user-defined meta:name="Mendeley_Bookmark_DhU5V3azBm_39" meta:value-type="string"> groups in the shared environmental space (colder and warmer) with a K-means cluster analysis. We modelled each climatic group using eleven algorithms of ENM and selected the best model, projecting the results back to 120 ka. We used published data on Sou</meta:user-defined>
    <meta:user-defined meta:name="Mendeley_Bookmark_DhU5V3azBm_4" meta:value-type="string">l. 2018)"}, "citationItems": [{"itemData": {"container-title": "Journal of Quaternary Science", "ISSN": "0267-8179", "author": [{"dropping-particle": "", "suffix": "", "non-dropping-particle": "", "family": "Mayle", "parse-names": false, "given": "Francis</meta:user-defined>
    <meta:user-defined meta:name="Mendeley_Bookmark_DhU5V3azBm_40" meta:value-type="string">th American palaeopalynology, speleothem and travertine chronology for model validation. We also accessed vertebrate molecular studies and extracted the split timing of lineages distributed both in the AmF and the AtF to test Por (1992)'s hypothesis in mo</meta:user-defined>
    <meta:user-defined meta:name="Mendeley_Bookmark_DhU5V3azBm_41" meta:value-type="string">re ancient times. Results Palynological and speleothem studies supported the results of our ENM models, indicating expansion of cold-adapted species along the SE\u2014NW and NE routes in the LGM. The SE\u2014NW route was also supported in the LIG, however</meta:user-defined>
    <meta:user-defined meta:name="Mendeley_Bookmark_DhU5V3azBm_42" meta:value-type="string">, involving warm-adapted species. Our results support Por (1992)'s hypothesis and suggest that the SE\u2014NW was established more than once in the past, involving different plant communities each time, adapted to different temperature conditions. Vertebr</meta:user-defined>
    <meta:user-defined meta:name="Mendeley_Bookmark_DhU5V3azBm_43" meta:value-type="string">ate molecular studies also support Por (1992)'s hypothesis and suggest that the SE\u2014NW route was established since the Andean uplift. Main Conclusions The SE\u2014NW route is the most ancient connection route between the AmF and the AtF and probably w</meta:user-defined>
    <meta:user-defined meta:name="Mendeley_Bookmark_DhU5V3azBm_44" meta:value-type="string">as established since the Andean uplift and the formation of the South American monsoon system. This route was established many times in the past, alternating by the distribution expansion of cold-adapted and warm-adapted plant communities.", "issued": {"d</meta:user-defined>
    <meta:user-defined meta:name="Mendeley_Bookmark_DhU5V3azBm_45" meta:value-type="string">ate-parts": [["2017"]]}, "title": "The historical connections between the Amazon and the Atlantic Forest revisited", "type": "article-journal"}, "uris": ["http://www.mendeley.com/documents/?uuid=624f525d-19bc-4437-9c41-b184dbeb45ae"], "id": "ITEM-6"}, {"i</meta:user-defined>
    <meta:user-defined meta:name="Mendeley_Bookmark_DhU5V3azBm_46" meta:value-type="string">temData": {"page": "285-297", "DOI": "10.1111/geb.12694", "abstract": "Aim: The aim was to examine the links between past biome stability, vegetation dynamics and biodiversity patterns. Location: South America. Time period: Last 30,000 years. Major taxa s</meta:user-defined>
    <meta:user-defined meta:name="Mendeley_Bookmark_DhU5V3azBm_47" meta:value-type="string">tudied: Plants. Methods: We classified South America into major biomes according to their dominant plant functional groups (grasses, trees and shrubs) and ran a random forest (RF) classification with data on current climate. We then fitted the algorithm t</meta:user-defined>
    <meta:user-defined meta:name="Mendeley_Bookmark_DhU5V3azBm_48" meta:value-type="string">o predict biome distributions for every 1,000 years back to 21,000 yr BP and estimated biome stability by counting how many times a change in climate was predicted to shift a grid cell from one biome to another. We compared our model-based stability map w</meta:user-defined>
    <meta:user-defined meta:name="Mendeley_Bookmark_DhU5V3azBm_49" meta:value-type="string">ith empirical estimates from selected pollen records covering the past 30 kyr in terms of vegetation shifts, changes in species composition and time-lag of vegetation responses. Results: We found a strong correlation between our habitat stability map and </meta:user-defined>
    <meta:user-defined meta:name="Mendeley_Bookmark_DhU5V3azBm_5" meta:value-type="string"> E"}], "page": "713-720", "id": "ITEM-1", "publisher": "Wiley Online Library", "issue": "7", "volume": "19", "issued": {"date-parts": [["2004"]]}, "title": "Assessment of the Neotropical dry forest refugia hypothesis in the light of palaeoecological data </meta:user-defined>
    <meta:user-defined meta:name="Mendeley_Bookmark_DhU5V3azBm_50" meta:value-type="string">regional vegetation dynamics. Four scenarios emerged according to the way forest distribution shifted during a climate change. Each scenario related to specific regional features of biome stability and diversity, allowing us to formulate specific predicti</meta:user-defined>
    <meta:user-defined meta:name="Mendeley_Bookmark_DhU5V3azBm_51" meta:value-type="string">ons on how taxonomic, genetic and functional components of biodiversity might be impacted by modern climate change. Main conclusions: Our validated map of biome stability provides important baseline information for studying the impacts of past climate on </meta:user-defined>
    <meta:user-defined meta:name="Mendeley_Bookmark_DhU5V3azBm_52" meta:value-type="string">biodiversity in South America. By focusing exclusively on climatic changes of manifested relevance (i.e., those resulting in significant habitat changes), it provides a novel perspective that complements previous datasets and allows scientists to explore </meta:user-defined>
    <meta:user-defined meta:name="Mendeley_Bookmark_DhU5V3azBm_53" meta:value-type="string">new questions and hypotheses at the local, regional and continental scales.", "issued": {"date-parts": [["2018"]]}, "title": "Biome stability in South America over the last 30 kyr: inferences from long-term vegetation dynamics and habitat modelling", "typ</meta:user-defined>
    <meta:user-defined meta:name="Mendeley_Bookmark_DhU5V3azBm_54" meta:value-type="string">e": "article-journal", "container-title": "Global Ecology and Biogeography", "ISSN": "14668238", "author": [{"dropping-particle": "", "suffix": "", "non-dropping-particle": "", "family": "Costa", "parse-names": false, "given": "Gabriel C."}, {"dropping-pa</meta:user-defined>
    <meta:user-defined meta:name="Mendeley_Bookmark_DhU5V3azBm_55" meta:value-type="string">rticle": "", "suffix": "", "non-dropping-particle": "", "family": "Hampe", "parse-names": false, "given": "Arndt"}, {"dropping-particle": "", "suffix": "", "non-dropping-particle": "", "family": "Ledru", "parse-names": false, "given": "Marie Pierre"}, {"d</meta:user-defined>
    <meta:user-defined meta:name="Mendeley_Bookmark_DhU5V3azBm_56" meta:value-type="string">ropping-particle": "", "suffix": "", "non-dropping-particle": "", "family": "Martinez", "parse-names": false, "given": "Pablo A."}, {"dropping-particle": "", "suffix": "", "non-dropping-particle": "", "family": "Mazzochini", "parse-names": false, "given":</meta:user-defined>
    <meta:user-defined meta:name="Mendeley_Bookmark_DhU5V3azBm_57" meta:value-type="string"> "Guilherme G."}, {"dropping-particle": "", "suffix": "", "non-dropping-particle": "", "family": "Shepard", "parse-names": false, "given": "Donald B."}, {"dropping-particle": "", "suffix": "", "non-dropping-particle": "", "family": "Werneck", "parse-names</meta:user-defined>
    <meta:user-defined meta:name="Mendeley_Bookmark_DhU5V3azBm_58" meta:value-type="string">": false, "given": "Fernanda P."}, {"dropping-particle": "", "suffix": "", "non-dropping-particle": "", "family": "Moritz", "parse-names": false, "given": "Craig"}, {"dropping-particle": "", "suffix": "", "non-dropping-particle": "", "family": "Carnaval",</meta:user-defined>
    <meta:user-defined meta:name="Mendeley_Bookmark_DhU5V3azBm_59" meta:value-type="string"> "parse-names": false, "given": "Ana Carolina"}], "id": "ITEM-7", "issue": "3", "ISBN": "4170", "volume": "27"}, "uris": ["http://www.mendeley.com/documents/?uuid=c5729ca5-f32e-485e-a045-b3cc9e4193aa"], "id": "ITEM-7"}], "properties": {"noteIndex": 0}}</meta:user-defined>
    <meta:user-defined meta:name="Mendeley_Bookmark_DhU5V3azBm_6" meta:value-type="string">and vegetation model simulations", "type": "article-journal"}, "uris": ["http://www.mendeley.com/documents/?uuid=bd8ed3aa-66d5-4eb4-9749-4f04a87cb34f"], "id": "ITEM-1"}, {"itemData": {"container-title": "Science", "ISSN": "1095-9203", "author": [{"droppin</meta:user-defined>
    <meta:user-defined meta:name="Mendeley_Bookmark_DhU5V3azBm_7" meta:value-type="string">g-particle": "", "suffix": "", "non-dropping-particle": "", "family": "Carnaval", "parse-names": false, "given": "A C"}, {"dropping-particle": "", "suffix": "", "non-dropping-particle": "", "family": "Hickerson", "parse-names": false, "given": "M J"}, {"d</meta:user-defined>
    <meta:user-defined meta:name="Mendeley_Bookmark_DhU5V3azBm_8" meta:value-type="string">ropping-particle": "", "suffix": "", "non-dropping-particle": "", "family": "Haddad", "parse-names": false, "given": "C F"}, {"dropping-particle": "", "suffix": "", "non-dropping-particle": "", "family": "Rodrigues", "parse-names": false, "given": "M T"},</meta:user-defined>
    <meta:user-defined meta:name="Mendeley_Bookmark_DhU5V3azBm_9" meta:value-type="string"> {"dropping-particle": "", "suffix": "", "non-dropping-particle": "", "family": "Moritz", "parse-names": false, "given": "C"}], "page": "785-789", "id": "ITEM-2", "issue": "5915", "volume": "323", "issued": {"date-parts": [["2009"]]}, "title": "Stability </meta:user-defined>
    <meta:user-defined meta:name="Mendeley_Bookmark_EhZ3ZpYLDS_1" meta:value-type="string">ADDIN CSL_CITATION {"schema": "https://github.com/citation-style-language/schema/raw/master/csl-citation.json", "mendeley": {"previouslyFormattedCitation": "(Porter et al. 1973; Sinervo and Adolph 1994; Kearney and Porter 2009)", "plainTextFormattedCitati</meta:user-defined>
    <meta:user-defined meta:name="Mendeley_Bookmark_EhZ3ZpYLDS_10" meta:value-type="string">ping-particle": "", "suffix": "", "non-dropping-particle": "", "family": "Porter", "parse-names": false, "given": "Warren P"}, {"dropping-particle": "", "suffix": "", "non-dropping-particle": "", "family": "Mitchell", "parse-names": false, "given": "J W"}</meta:user-defined>
    <meta:user-defined meta:name="Mendeley_Bookmark_EhZ3ZpYLDS_11" meta:value-type="string">, {"dropping-particle": "", "suffix": "", "non-dropping-particle": "", "family": "Beckman", "parse-names": false, "given": "W A"}, {"dropping-particle": "", "suffix": "", "non-dropping-particle": "", "family": "DeWitt", "parse-names": false, "given": "C. </meta:user-defined>
    <meta:user-defined meta:name="Mendeley_Bookmark_EhZ3ZpYLDS_12" meta:value-type="string">B."}], "id": "ITEM-1", "issue": "1", "ISBN": "0029-8519", "volume": "13"}, "uris": ["http://www.mendeley.com/documents/?uuid=48be6894-1b4c-4d38-98d9-19228a83937e"], "id": "ITEM-1"}, {"itemData": {"page": "776-790", "DOI": "10.2307/1941734", "abstract": "W</meta:user-defined>
    <meta:user-defined meta:name="Mendeley_Bookmark_EhZ3ZpYLDS_13" meta:value-type="string">e studied the relationship between daily activity time and growth rate in hatchling sagebrush lizards (Sceloporus graciosus), a mainly montane species, and western fence lizards (Sceloporus occidentalis), which inhabit a broader range of thermal environ- </meta:user-defined>
    <meta:user-defined meta:name="Mendeley_Bookmark_EhZ3ZpYLDS_14" meta:value-type="string">ments. The study involved two populations of each species along an altitudinal gradient in southern California and one population of S.occidentalis from Oregon. In the field daily activity time varied seasonally: activity periods were short during spring </meta:user-defined>
    <meta:user-defined meta:name="Mendeley_Bookmark_EhZ3ZpYLDS_15" meta:value-type="string">and fall and longer during the summer. Activity patterns also varied geographically: in montane and high- latitude environments, hatchlings experienced reduced opportunity for growth both daily and seasonally, because fewer, shorter days are available bef</meta:user-defined>
    <meta:user-defined meta:name="Mendeley_Bookmark_EhZ3ZpYLDS_16" meta:value-type="string">ore the end of the activity season. We conducted laboratory experiments to measure the effect of the thermal environment on hatchling growth rates. Laboratory-incubated hatchlings had access to radiant energy for part of each day and were kept at 15OC (to</meta:user-defined>
    <meta:user-defined meta:name="Mendeley_Bookmark_EhZ3ZpYLDS_17" meta:value-type="string">o low for activity) the rest of the day. The four experimental treatments (6, 9, 12 and 15 h of radiant energy per day) approximated the range of thermal environments encountered by hatchlings in the wild. Food and water were provided ad libitum. Mass-spe</meta:user-defined>
    <meta:user-defined meta:name="Mendeley_Bookmark_EhZ3ZpYLDS_18" meta:value-type="string">cific growth rates were plastic and generally increased with potential activity time in hatchlings from all populations. However, the form of this relationship varied among populations: growth rates of California S.occidentalis (\"growth opportunists\") i</meta:user-defined>
    <meta:user-defined meta:name="Mendeley_Bookmark_EhZ3ZpYLDS_19" meta:value-type="string">ncreased roughly linearly with potential activity time, whereas growth rates of Oregon S. occidentalis and California S. graciosus (\"short-day specialists\") showed curvilinear responses to potential activity time. Interspecific and large-scale intraspec</meta:user-defined>
    <meta:user-defined meta:name="Mendeley_Bookmark_EhZ3ZpYLDS_2" meta:value-type="string">on": "(Porter et al. 1973; Sinervo and Adolph 1994; Kearney and Porter 2009)", "formattedCitation": "(Porter et al. 1973; Sinervo and Adolph 1994; Kearney and Porter 2009)"}, "citationItems": [{"itemData": {"page": "1-54", "DOI": "10.1007/BF00379617", "ab</meta:user-defined>
    <meta:user-defined meta:name="Mendeley_Bookmark_EhZ3ZpYLDS_20" meta:value-type="string">ific differences in the form of the norm of reaction paralleled the differences in thermal en- vironments encountered by hatchlings in nature. Populations of S. occidentalis at low elevation in California routinely experience short and long days of activi</meta:user-defined>
    <meta:user-defined meta:name="Mendeley_Bookmark_EhZ3ZpYLDS_21" meta:value-type="string">ty (e.g., 6-1 3 h/d) and the norm of reaction for growth rate increases linearly over this range. In contrast, populations of S. graciosus rarely experience days with &gt;9 h of activity and the norm of reaction for growth rate plateaus above 9 h/d. Similarl</meta:user-defined>
    <meta:user-defined meta:name="Mendeley_Bookmark_EhZ3ZpYLDS_22" meta:value-type="string">y, northern populations of S. occi- dentalis from Oregon rarely experience days with &gt;9 h of activity and the norm of reaction for growth rate also plateaus above 9 h/d. On a large scale, therefore, growth\u2026", "issued": {"date-parts": [["1994"]]}, "ti</meta:user-defined>
    <meta:user-defined meta:name="Mendeley_Bookmark_EhZ3ZpYLDS_23" meta:value-type="string">tle": "Growth plasticity and thermal opportunity in &lt;i&gt;Sceloporus&lt;/i&gt; lizards", "type": "article-journal", "container-title": "Ecology", "ISSN": "00129658", "author": [{"dropping-particle": "", "suffix": "", "non-dropping-particle": "", "family": "Sinervo</meta:user-defined>
    <meta:user-defined meta:name="Mendeley_Bookmark_EhZ3ZpYLDS_24" meta:value-type="string">", "parse-names": false, "given": "Barry."}, {"dropping-particle": "", "suffix": "", "non-dropping-particle": "", "family": "Adolph", "parse-names": false, "given": "S. C."}], "id": "ITEM-2", "issue": "3", "ISBN": "0012-9658", "volume": "75"}, "uris": ["h</meta:user-defined>
    <meta:user-defined meta:name="Mendeley_Bookmark_EhZ3ZpYLDS_25" meta:value-type="string">ttp://www.mendeley.com/documents/?uuid=0e23aa95-d018-42b6-bd15-34cf54dc8e49"], "id": "ITEM-2"}, {"itemData": {"page": "334-350", "DOI": "10.1111/j.1461-0248.2008.01277.x", "abstract": "Species distribution models (SDMs) use spatial environmental data to m</meta:user-defined>
    <meta:user-defined meta:name="Mendeley_Bookmark_EhZ3ZpYLDS_26" meta:value-type="string">ake inferences on species\u2019 range limits and habitat suitability. Conceptually, these models aim to determine and map components of a species\u2019 ecological niche through space and time, and they have become important tools in pure and applied ecolo</meta:user-defined>
    <meta:user-defined meta:name="Mendeley_Bookmark_EhZ3ZpYLDS_27" meta:value-type="string">gy and evolutionary biology. Most approaches are correlative in that they statistically link spatial data to species distribution records. An alternative strategy is to explicitly incorporate the mechanistic links between the functional traits of organism</meta:user-defined>
    <meta:user-defined meta:name="Mendeley_Bookmark_EhZ3ZpYLDS_28" meta:value-type="string">s and their environments into SDMs. Here, we review how the principles of biophysical ecology can be used to link spatial data to the physiological responses and constraints of organisms. This provides a mechanistic view of the fundamental niche which can</meta:user-defined>
    <meta:user-defined meta:name="Mendeley_Bookmark_EhZ3ZpYLDS_29" meta:value-type="string"> then be mapped to the landscape to infer range constraints. We show how physiologically based SDMs can be developed for different organisms in different environmental contexts. Mechanistic SDMs have different strengths and weaknesses to correlative appro</meta:user-defined>
    <meta:user-defined meta:name="Mendeley_Bookmark_EhZ3ZpYLDS_3" meta:value-type="string">stract": "Mechanistic principles from engineering, meteorology, and soil physics are integrated with ecology and physiology to develop models for prediction of animal behavior. The Mojave Desert biome and the desert iguana are used to illustrate these pri</meta:user-defined>
    <meta:user-defined meta:name="Mendeley_Bookmark_EhZ3ZpYLDS_30" meta:value-type="string">aches, and there are many exciting and unexplored prospects for integrating the two approaches. As physiological knowledge becomes better integrated into SDMs, we will make more robust predictions of range shifts in novel or non-equilibrium contexts such </meta:user-defined>
    <meta:user-defined meta:name="Mendeley_Bookmark_EhZ3ZpYLDS_31" meta:value-type="string">as invasions, translocations, climate change and evolutionary shifts.", "issued": {"date-parts": [["2009"]]}, "id": "ITEM-3", "type": "article-journal", "container-title": "Ecology Letters", "ISSN": "1461023X", "author": [{"dropping-particle": "", "suffix</meta:user-defined>
    <meta:user-defined meta:name="Mendeley_Bookmark_EhZ3ZpYLDS_32" meta:value-type="string">": "", "non-dropping-particle": "", "family": "Kearney", "parse-names": false, "given": "Michael R."}, {"dropping-particle": "", "suffix": "", "non-dropping-particle": "", "family": "Porter", "parse-names": false, "given": "Warren"}], "title": "Mechanisti</meta:user-defined>
    <meta:user-defined meta:name="Mendeley_Bookmark_EhZ3ZpYLDS_33" meta:value-type="string">c niche modelling: Combining physiological and spatial data to predict species' ranges", "PMID": "19292794", "issue": "4", "ISBN": "1461-0248", "volume": "12"}, "uris": ["http://www.mendeley.com/documents/?uuid=d9d8801d-7413-4ef1-a268-b72b19eb04bb"], "id"</meta:user-defined>
    <meta:user-defined meta:name="Mendeley_Bookmark_EhZ3ZpYLDS_34" meta:value-type="string">: "ITEM-3"}], "properties": {"noteIndex": 0}}</meta:user-defined>
    <meta:user-defined meta:name="Mendeley_Bookmark_EhZ3ZpYLDS_4" meta:value-type="string">nciples. A transient energy balance model for animals in an outdoor environment is presented. The concepts and relationships have been tested in a wind tunnel, in a simulated desert, and in the field. The animal model requires anatomical information and k</meta:user-defined>
    <meta:user-defined meta:name="Mendeley_Bookmark_EhZ3ZpYLDS_5" meta:value-type="string">nowledge of the thermoregulatory responses of the animal. The micrometeorological model requires only basic meteorological parameters and two soil physical properties as inputs. Tests of the model in the field show agreement between predicted and measured</meta:user-defined>
    <meta:user-defined meta:name="Mendeley_Bookmark_EhZ3ZpYLDS_6" meta:value-type="string"> temperatures above and below the surface of about 2 to 3\u00b0C. The animal and micrometeorological models are combined to predict daily and seasonal activity patterns, available times for predator-prey interaction, and daily, seasonal and annual require</meta:user-defined>
    <meta:user-defined meta:name="Mendeley_Bookmark_EhZ3ZpYLDS_7" meta:value-type="string">ments for food and water. It is shown that food, water and the thermal environment can limit animal activity, and furthermore, the controlling limit changes with season. Actual observations of activity patterns and our predictions show close agreement, in</meta:user-defined>
    <meta:user-defined meta:name="Mendeley_Bookmark_EhZ3ZpYLDS_8" meta:value-type="string"> many cases, and pose intriguing questions in those situations where agreement does not exist. This type of modeling can be used to further study predator-prey interactions, to study how changes in the environment might affect animal behavior, and to answ</meta:user-defined>
    <meta:user-defined meta:name="Mendeley_Bookmark_EhZ3ZpYLDS_9" meta:value-type="string">er other important ecological and physiological questions.", "issued": {"date-parts": [["1973"]]}, "title": "Behavioral implications of mechanistic ecology", "type": "article-journal", "container-title": "Oecologia", "ISSN": "0029-8519", "author": [{"drop</meta:user-defined>
    <meta:user-defined meta:name="Mendeley_Bookmark_FWHta9VS1W_1" meta:value-type="string">ADDIN CSL_CITATION {"schema": "https://github.com/citation-style-language/schema/raw/master/csl-citation.json", "mendeley": {"previouslyFormattedCitation": "(Miles 2004)", "plainTextFormattedCitation": "(Miles 2004)", "formattedCitation": "(Miles 2004)"},</meta:user-defined>
    <meta:user-defined meta:name="Mendeley_Bookmark_FWHta9VS1W_10" meta:value-type="string">["http://www.mendeley.com/documents/?uuid=1580f91a-16a9-467a-befe-898ac0a1cc69"], "id": "ITEM-1"}], "properties": {"noteIndex": 0}}</meta:user-defined>
    <meta:user-defined meta:name="Mendeley_Bookmark_FWHta9VS1W_2" meta:value-type="string"> "citationItems": [{"itemData": {"container-title": "Evolutionary Ecology Research", "ISSN": "15220613", "author": [{"dropping-particle": "", "suffix": "", "non-dropping-particle": "", "family": "Miles", "parse-names": false, "given": "Donald B."}], "page</meta:user-defined>
    <meta:user-defined meta:name="Mendeley_Bookmark_FWHta9VS1W_3" meta:value-type="string">": "63-75", "id": "ITEM-1", "issue": "1", "abstract": "Locomotor performance is a fundamental link between an animal and its environment. Con- siderable evidence has accumulated about the biomechanical, physiological and morphological causes of variation </meta:user-defined>
    <meta:user-defined meta:name="Mendeley_Bookmark_FWHta9VS1W_4" meta:value-type="string">in sprint speed and endurance in animals. Yet little information is available about the ecological role of locomotion and its relationship to fitness. This is largely due to the difficulty of acquiring survivorship data in known demographic populations. T</meta:user-defined>
    <meta:user-defined meta:name="Mendeley_Bookmark_FWHta9VS1W_5" meta:value-type="string">o address the selective significance of locomotor performance, I estimated the covariation between sprint speed and survivorship of juveniles in a population of the lizard, Urosaurus ornatus. Selection analyses based on mark\u2013recapture data revealed s</meta:user-defined>
    <meta:user-defined meta:name="Mendeley_Bookmark_FWHta9VS1W_6" meta:value-type="string">ignificant directional selection for burst velocity and stride length. Faster lizards with longer stride lengths realized a survival advantage over slower lizards regardless of size. Significant non-linear selection was detected on initial velocity and me</meta:user-defined>
    <meta:user-defined meta:name="Mendeley_Bookmark_FWHta9VS1W_7" meta:value-type="string">an velocity. The selection surface for initial velocity was concave up, hence juveniles with intermediate values for initial velocity had lower fitness. Conversely, the selection surface for mean velocity was concave down, thus juveniles with intermediate</meta:user-defined>
    <meta:user-defined meta:name="Mendeley_Bookmark_FWHta9VS1W_8" meta:value-type="string"> values for mean velocity had higher survivorship. I hypothesize that the differences in sprint performance influence prey capture and predator escape. Faster lizards may also select warmer microhabitats during favourable conditions, which may enhance gro</meta:user-defined>
    <meta:user-defined meta:name="Mendeley_Bookmark_FWHta9VS1W_9" meta:value-type="string">wth rates but entail higher risks of predation.", "volume": "6", "issued": {"date-parts": [["2004"]]}, "title": "The race goes to the swift: Fitness consequences of variation in sprint performance in juvenile lizards", "type": "article-journal"}, "uris": </meta:user-defined>
    <meta:user-defined meta:name="Mendeley_Bookmark_GWiFGcu3YM_1" meta:value-type="string">ADDIN CSL_CITATION {"schema": "https://github.com/citation-style-language/schema/raw/master/csl-citation.json", "mendeley": {"previouslyFormattedCitation": "(James et al. 2013)", "plainTextFormattedCitation": "(James et al. 2013)", "formattedCitation": "(</meta:user-defined>
    <meta:user-defined meta:name="Mendeley_Bookmark_GWiFGcu3YM_2" meta:value-type="string">James et al. 2013)"}, "citationItems": [{"itemData": {"publisher": "Springer", "DOI": "10.1007/978-1-4614-7138-7", "abstract": "... But ESL is intended for individuals with ad- vanced training in the mathematical sciences. An Introduction to Statistical L</meta:user-defined>
    <meta:user-defined meta:name="Mendeley_Bookmark_GWiFGcu3YM_3" meta:value-type="string">earning (ISL) arose from the perceived need for a broader and less tech- nical treatment of these topics. ... \\n", "issued": {"date-parts": [["2013"]]}, "id": "ITEM-1", "type": "book", "container-title": "An Introduction to Statistical Learning", "ISSN":</meta:user-defined>
    <meta:user-defined meta:name="Mendeley_Bookmark_GWiFGcu3YM_4" meta:value-type="string"> "01621459", "author": [{"dropping-particle": "", "suffix": "", "non-dropping-particle": "", "family": "James", "parse-names": false, "given": "Gareth"}, {"dropping-particle": "", "suffix": "", "non-dropping-particle": "", "family": "Witten", "parse-names</meta:user-defined>
    <meta:user-defined meta:name="Mendeley_Bookmark_GWiFGcu3YM_5" meta:value-type="string">": false, "given": "Daniela"}, {"dropping-particle": "", "suffix": "", "non-dropping-particle": "", "family": "Hastie", "parse-names": false, "given": "Trevor"}, {"dropping-particle": "", "suffix": "", "non-dropping-particle": "", "family": "Tibshirani", </meta:user-defined>
    <meta:user-defined meta:name="Mendeley_Bookmark_GWiFGcu3YM_6" meta:value-type="string">"parse-names": false, "given": "Robert"}], "title": "An Introduction to Statistical Learning", "publisher-place": "New York", "PMID": "10911016", "ISBN": "978-1-4614-7137-0"}, "uris": ["http://www.mendeley.com/documents/?uuid=c0600082-d7ef-457a-843b-aa0a7</meta:user-defined>
    <meta:user-defined meta:name="Mendeley_Bookmark_GWiFGcu3YM_7" meta:value-type="string">9ed76a8"], "id": "ITEM-1"}], "properties": {"noteIndex": 0}}</meta:user-defined>
    <meta:user-defined meta:name="Mendeley_Bookmark_IIAgCcEI0V_1" meta:value-type="string">ADDIN CSL_CITATION {"schema": "https://github.com/citation-style-language/schema/raw/master/csl-citation.json", "mendeley": {"previouslyFormattedCitation": "(Paranjpe et al. 2013)", "plainTextFormattedCitation": "(Paranjpe et al. 2013)", "formattedCitatio</meta:user-defined>
    <meta:user-defined meta:name="Mendeley_Bookmark_IIAgCcEI0V_10" meta:value-type="string">en": "Elizabeth"}, {"dropping-particle": "", "suffix": "", "non-dropping-particle": "", "family": "Patten", "parse-names": false, "given": "Amy"}, {"dropping-particle": "", "suffix": "", "non-dropping-particle": "", "family": "Cooper", "parse-names": fals</meta:user-defined>
    <meta:user-defined meta:name="Mendeley_Bookmark_IIAgCcEI0V_11" meta:value-type="string">e, "given": "Robert D."}, {"dropping-particle": "", "suffix": "", "non-dropping-particle": "", "family": "Sinervo", "parse-names": false, "given": "Barry"}], "id": "ITEM-1", "issue": "7", "volume": "3"}, "uris": ["http://www.mendeley.com/documents/?uuid=6</meta:user-defined>
    <meta:user-defined meta:name="Mendeley_Bookmark_IIAgCcEI0V_12" meta:value-type="string">53e27d4-7cb0-4b72-ab0f-c50fe9a7abf4"], "id": "ITEM-1"}], "properties": {"noteIndex": 0}}</meta:user-defined>
    <meta:user-defined meta:name="Mendeley_Bookmark_IIAgCcEI0V_2" meta:value-type="string">n": "(Paranjpe et al. 2013)"}, "citationItems": [{"itemData": {"page": "1977-1991", "DOI": "10.1002/ece3.614", "abstract": "Natural populations respond to selection pressures like increasing local temperatures in many ways, including plasticity and adapta</meta:user-defined>
    <meta:user-defined meta:name="Mendeley_Bookmark_IIAgCcEI0V_3" meta:value-type="string">tion. To predict the response of ectotherms like lizards to local temperature increase, it is essential to estimate phenotypic variation in and determine the heritability of temperature-related traits like average field body temperature (T b) and preferre</meta:user-defined>
    <meta:user-defined meta:name="Mendeley_Bookmark_IIAgCcEI0V_4" meta:value-type="string">d temperature (T p). We measured T p of Uta stansburiana in a laboratory thermal gradient and assessed the contribution of sex, reproductive status and throat color genotype to phenotypic variation in T b of adult lizards. Females had higher T p than male</meta:user-defined>
    <meta:user-defined meta:name="Mendeley_Bookmark_IIAgCcEI0V_5" meta:value-type="string">s. However, they temporarily preferred lower temperature when gravid than when nongravid. Using a nested half-sib design for genetic crosses in the laboratory, we estimated relative contributions of additive genetic variation and maternal effects to T p o</meta:user-defined>
    <meta:user-defined meta:name="Mendeley_Bookmark_IIAgCcEI0V_6" meta:value-type="string">f hatchlings. Our results show that maternal effects, but not additive genetic variation, influence T p of hatchlings in U. stansburiana. Maternal T p and the presence or absence of blue throat color alleles significantly influenced T p of hatchlings. We </meta:user-defined>
    <meta:user-defined meta:name="Mendeley_Bookmark_IIAgCcEI0V_7" meta:value-type="string">discuss ecological and evolutionary consequences of these maternal effects in the context of rapid climate change and natural selection that we measure on progeny survival to maturity as a function of maternal T p.", "issued": {"date-parts": [["2013"]]}, </meta:user-defined>
    <meta:user-defined meta:name="Mendeley_Bookmark_IIAgCcEI0V_8" meta:value-type="string">"title": "Evidence of maternal effects on temperature preference in side-blotched lizards: Implications for evolutionary response to climate change", "type": "article-journal", "container-title": "Ecology and Evolution", "ISSN": "20457758", "author": [{"d</meta:user-defined>
    <meta:user-defined meta:name="Mendeley_Bookmark_IIAgCcEI0V_9" meta:value-type="string">ropping-particle": "", "suffix": "", "non-dropping-particle": "", "family": "Paranjpe", "parse-names": false, "given": "Dhanashree A."}, {"dropping-particle": "", "suffix": "", "non-dropping-particle": "", "family": "Bastiaans", "parse-names": false, "giv</meta:user-defined>
    <meta:user-defined meta:name="Mendeley_Bookmark_JnnQi4oE9M_1" meta:value-type="string">ADDIN CSL_CITATION {"schema": "https://github.com/citation-style-language/schema/raw/master/csl-citation.json", "mendeley": {"previouslyFormattedCitation": "(Grant and Dunham 1988; Adolph and Porter 1993; Sinervo and Adolph 1994)", "plainTextFormattedCita</meta:user-defined>
    <meta:user-defined meta:name="Mendeley_Bookmark_JnnQi4oE9M_10" meta:value-type="string">mi&lt;/i&gt;", "type": "article", "container-title": "Ecology", "ISSN": "00129658", "author": [{"dropping-particle": "", "suffix": "", "non-dropping-particle": "", "family": "Grant", "parse-names": false, "given": "B. W."}, {"dropping-particle": "", "suffix": "</meta:user-defined>
    <meta:user-defined meta:name="Mendeley_Bookmark_JnnQi4oE9M_11" meta:value-type="string">", "non-dropping-particle": "", "family": "Dunham", "parse-names": false, "given": "A. E."}], "id": "ITEM-1", "issue": "1", "ISBN": "00129658", "volume": "69"}, "uris": ["http://www.mendeley.com/documents/?uuid=ab3e4ca4-7f9d-424e-a8d7-c609aa773205"], "id"</meta:user-defined>
    <meta:user-defined meta:name="Mendeley_Bookmark_JnnQi4oE9M_12" meta:value-type="string">: "ITEM-1"}, {"itemData": {"page": "273-295", "DOI": "10.1086/285538", "abstract": "Lizard life-history characteristics vary widely among species and populations. Most authors seek adaptive or phylogenetic explanations for life-history patterns, which are</meta:user-defined>
    <meta:user-defined meta:name="Mendeley_Bookmark_JnnQi4oE9M_13" meta:value-type="string"> usually presumed to reflect genetic differences. However, lizard life histories arc often phenotypically plastic, varying in response to temperature, food availability, and other environmental factors. Despite the importance of temperature to lizard ecol</meta:user-defined>
    <meta:user-defined meta:name="Mendeley_Bookmark_JnnQi4oE9M_14" meta:value-type="string">ogy and physiology, its effects on life histories have received relatively little attention. We present a theoretical model predicting the proximate consequences of the thermal environment for lizard life histories. Temperature, by affecting activity time</meta:user-defined>
    <meta:user-defined meta:name="Mendeley_Bookmark_JnnQi4oE9M_15" meta:value-type="string">s, can cause variation in annual survival rate and fecundity, leading to a negative correlation between survival rate and fecundity among populations in different thermal environments. Thus, physiological and evolutionary models predict the same qualitati</meta:user-defined>
    <meta:user-defined meta:name="Mendeley_Bookmark_JnnQi4oE9M_16" meta:value-type="string">ve pattern of life-history variation in lizards. We tested our model with published life-history data from field studies of the lizard Sceloporus undulatus, using climate and geographical data to reconstruct estimated annual activity seasons. Among popula</meta:user-defined>
    <meta:user-defined meta:name="Mendeley_Bookmark_JnnQi4oE9M_17" meta:value-type="string">tions, annual activity times were negatively correlated with annual survival rate and positively correlated with annual fecundity. Proximate effects of temperature may confound comparative analyses of lizard life-history variation and should be included i</meta:user-defined>
    <meta:user-defined meta:name="Mendeley_Bookmark_JnnQi4oE9M_18" meta:value-type="string">n future evolutionary models.", "issued": {"date-parts": [["1993"]]}, "id": "ITEM-2", "type": "article-journal", "container-title": "The American Naturalist", "ISSN": "0003-0147", "author": [{"dropping-particle": "", "suffix": "", "non-dropping-particle":</meta:user-defined>
    <meta:user-defined meta:name="Mendeley_Bookmark_JnnQi4oE9M_19" meta:value-type="string"> "", "family": "Adolph", "parse-names": false, "given": "Stephen C."}, {"dropping-particle": "", "suffix": "", "non-dropping-particle": "", "family": "Porter", "parse-names": false, "given": "Warren P."}], "title": "Temperature, activity, and lizard life </meta:user-defined>
    <meta:user-defined meta:name="Mendeley_Bookmark_JnnQi4oE9M_2" meta:value-type="string">tion": "(Grant and Dunham 1988; Adolph and Porter 1993; Sinervo and Adolph 1994)", "formattedCitation": "(Grant and Dunham 1988; Adolph and Porter 1993; Sinervo and Adolph 1994)"}, "citationItems": [{"itemData": {"page": "167-176", "DOI": "10.2307/1943171</meta:user-defined>
    <meta:user-defined meta:name="Mendeley_Bookmark_JnnQi4oE9M_20" meta:value-type="string">histories", "PMID": "19425979", "issue": "2", "ISBN": "7737021736", "volume": "142"}, "uris": ["http://www.mendeley.com/documents/?uuid=a7e67fc2-1067-4d32-8c49-39fd6fa7231a"], "id": "ITEM-2"}, {"itemData": {"page": "776-790", "DOI": "10.2307/1941734", "ab</meta:user-defined>
    <meta:user-defined meta:name="Mendeley_Bookmark_JnnQi4oE9M_21" meta:value-type="string">stract": "We studied the relationship between daily activity time and growth rate in hatchling sagebrush lizards (Sceloporus graciosus), a mainly montane species, and western fence lizards (Sceloporus occidentalis), which inhabit a broader range of therma</meta:user-defined>
    <meta:user-defined meta:name="Mendeley_Bookmark_JnnQi4oE9M_22" meta:value-type="string">l environ- ments. The study involved two populations of each species along an altitudinal gradient in southern California and one population of S.occidentalis from Oregon. In the field daily activity time varied seasonally: activity periods were short dur</meta:user-defined>
    <meta:user-defined meta:name="Mendeley_Bookmark_JnnQi4oE9M_23" meta:value-type="string">ing spring and fall and longer during the summer. Activity patterns also varied geographically: in montane and high- latitude environments, hatchlings experienced reduced opportunity for growth both daily and seasonally, because fewer, shorter days are av</meta:user-defined>
    <meta:user-defined meta:name="Mendeley_Bookmark_JnnQi4oE9M_24" meta:value-type="string">ailable before the end of the activity season. We conducted laboratory experiments to measure the effect of the thermal environment on hatchling growth rates. Laboratory-incubated hatchlings had access to radiant energy for part of each day and were kept </meta:user-defined>
    <meta:user-defined meta:name="Mendeley_Bookmark_JnnQi4oE9M_25" meta:value-type="string">at 15OC (too low for activity) the rest of the day. The four experimental treatments (6, 9, 12 and 15 h of radiant energy per day) approximated the range of thermal environments encountered by hatchlings in the wild. Food and water were provided ad libitu</meta:user-defined>
    <meta:user-defined meta:name="Mendeley_Bookmark_JnnQi4oE9M_26" meta:value-type="string">m. Mass-specific growth rates were plastic and generally increased with potential activity time in hatchlings from all populations. However, the form of this relationship varied among populations: growth rates of California S.occidentalis (\"growth opport</meta:user-defined>
    <meta:user-defined meta:name="Mendeley_Bookmark_JnnQi4oE9M_27" meta:value-type="string">unists\") increased roughly linearly with potential activity time, whereas growth rates of Oregon S. occidentalis and California S. graciosus (\"short-day specialists\") showed curvilinear responses to potential activity time. Interspecific and large-scal</meta:user-defined>
    <meta:user-defined meta:name="Mendeley_Bookmark_JnnQi4oE9M_28" meta:value-type="string">e intraspecific differences in the form of the norm of reaction paralleled the differences in thermal en- vironments encountered by hatchlings in nature. Populations of S. occidentalis at low elevation in California routinely experience short and long day</meta:user-defined>
    <meta:user-defined meta:name="Mendeley_Bookmark_JnnQi4oE9M_29" meta:value-type="string">s of activity (e.g., 6-1 3 h/d) and the norm of reaction for growth rate increases linearly over this range. In contrast, populations of S. graciosus rarely experience days with &gt;9 h of activity and the norm of reaction for growth rate plateaus above 9 h/</meta:user-defined>
    <meta:user-defined meta:name="Mendeley_Bookmark_JnnQi4oE9M_3" meta:value-type="string">", "abstract": "We investigated the thermal biology of the lizard Sceloporus merriami in a hot, arid locality in west Texas. The effects of the thermal environment on lizard activity were hypothesized to be extensive because S. merriami body temperatures </meta:user-defined>
    <meta:user-defined meta:name="Mendeley_Bookmark_JnnQi4oE9M_30" meta:value-type="string">d. Similarly, northern populations of S. occi- dentalis from Oregon rarely experience days with &gt;9 h of activity and the norm of reaction for growth rate also plateaus above 9 h/d. On a large scale, therefore, growth\u2026", "issued": {"date-parts": [["19</meta:user-defined>
    <meta:user-defined meta:name="Mendeley_Bookmark_JnnQi4oE9M_31" meta:value-type="string">94"]]}, "title": "Growth plasticity and thermal opportunity in &lt;i&gt;Sceloporus&lt;/i&gt; lizards", "type": "article-journal", "container-title": "Ecology", "ISSN": "00129658", "author": [{"dropping-particle": "", "suffix": "", "non-dropping-particle": "", "family</meta:user-defined>
    <meta:user-defined meta:name="Mendeley_Bookmark_JnnQi4oE9M_32" meta:value-type="string">": "Sinervo", "parse-names": false, "given": "Barry."}, {"dropping-particle": "", "suffix": "", "non-dropping-particle": "", "family": "Adolph", "parse-names": false, "given": "S. C."}], "id": "ITEM-3", "issue": "3", "ISBN": "0012-9658", "volume": "75"}, </meta:user-defined>
    <meta:user-defined meta:name="Mendeley_Bookmark_JnnQi4oE9M_33" meta:value-type="string">"uris": ["http://www.mendeley.com/documents/?uuid=0e23aa95-d018-42b6-bd15-34cf54dc8e49"], "id": "ITEM-3"}], "properties": {"noteIndex": 0}}</meta:user-defined>
    <meta:user-defined meta:name="Mendeley_Bookmark_JnnQi4oE9M_4" meta:value-type="string">average lower than the body temperatures of any other North American desert iguanid (32.20C). To test this hypothesis, we compared lizard thermal microclimate use and rates of lizard move- ments, feeding, and social displays with estimates of the relative</meta:user-defined>
    <meta:user-defined meta:name="Mendeley_Bookmark_JnnQi4oE9M_5" meta:value-type="string"> availability of thermal microclimates near 32.20. These comparisons were made throughout the lizards' morning activity period. The thermal environment had a major impact on S. merriami and restricted individual activities (movement rates, feeding strikes</meta:user-defined>
    <meta:user-defined meta:name="Mendeley_Bookmark_JnnQi4oE9M_6" meta:value-type="string">, and social displays) to a 2-h period beginning around local sunrise (1000) and to a brief period in late afternoon. In the morning, rates of activities were maximal within 1 h after local sunrise. This activity maximum coincided with the time that the a</meta:user-defined>
    <meta:user-defined meta:name="Mendeley_Bookmark_JnnQi4oE9M_7" meta:value-type="string">verage available environmental temperature approximated the mean body temperature for S. merriami. Also at this time, lizards occupied thermal mi- croclimates randomly with respect to microclimate availability on their home ranges, whereas when activity r</meta:user-defined>
    <meta:user-defined meta:name="Mendeley_Bookmark_JnnQi4oE9M_8" meta:value-type="string">ates were lower, lizard microclimate use was nonrandom. Thus, when thermally favorable microclimates were most available, lizard activity was least constrained. S. merriami timed the initiation, peak, and cessation of overall and microclimate-specific act</meta:user-defined>
    <meta:user-defined meta:name="Mendeley_Bookmark_JnnQi4oE9M_9" meta:value-type="string">ivity to coincide with the overall and microclimate-specific avail- ability of favorable operative temperatures.", "issued": {"date-parts": [["1988"]]}, "title": "Thermally imposed time constraints on the activity of the desert lizard &lt;i&gt;Sceloporus merria</meta:user-defined>
    <meta:user-defined meta:name="Mendeley_Bookmark_KUeDxtzZEC_1" meta:value-type="string">ADDIN CSL_CITATION {"schema": "https://github.com/citation-style-language/schema/raw/master/csl-citation.json", "mendeley": {"previouslyFormattedCitation": "(Paranjpe et al. 2013)", "plainTextFormattedCitation": "(Paranjpe et al. 2013)", "formattedCitatio</meta:user-defined>
    <meta:user-defined meta:name="Mendeley_Bookmark_KUeDxtzZEC_10" meta:value-type="string">en": "Elizabeth"}, {"dropping-particle": "", "suffix": "", "non-dropping-particle": "", "family": "Patten", "parse-names": false, "given": "Amy"}, {"dropping-particle": "", "suffix": "", "non-dropping-particle": "", "family": "Cooper", "parse-names": fals</meta:user-defined>
    <meta:user-defined meta:name="Mendeley_Bookmark_KUeDxtzZEC_11" meta:value-type="string">e, "given": "Robert D."}, {"dropping-particle": "", "suffix": "", "non-dropping-particle": "", "family": "Sinervo", "parse-names": false, "given": "Barry"}], "id": "ITEM-1", "issue": "7", "volume": "3"}, "uris": ["http://www.mendeley.com/documents/?uuid=6</meta:user-defined>
    <meta:user-defined meta:name="Mendeley_Bookmark_KUeDxtzZEC_12" meta:value-type="string">53e27d4-7cb0-4b72-ab0f-c50fe9a7abf4"], "id": "ITEM-1"}], "properties": {"noteIndex": 0}}</meta:user-defined>
    <meta:user-defined meta:name="Mendeley_Bookmark_KUeDxtzZEC_2" meta:value-type="string">n": "(Paranjpe et al. 2013)"}, "citationItems": [{"itemData": {"page": "1977-1991", "DOI": "10.1002/ece3.614", "abstract": "Natural populations respond to selection pressures like increasing local temperatures in many ways, including plasticity and adapta</meta:user-defined>
    <meta:user-defined meta:name="Mendeley_Bookmark_KUeDxtzZEC_3" meta:value-type="string">tion. To predict the response of ectotherms like lizards to local temperature increase, it is essential to estimate phenotypic variation in and determine the heritability of temperature-related traits like average field body temperature (T b) and preferre</meta:user-defined>
    <meta:user-defined meta:name="Mendeley_Bookmark_KUeDxtzZEC_4" meta:value-type="string">d temperature (T p). We measured T p of Uta stansburiana in a laboratory thermal gradient and assessed the contribution of sex, reproductive status and throat color genotype to phenotypic variation in T b of adult lizards. Females had higher T p than male</meta:user-defined>
    <meta:user-defined meta:name="Mendeley_Bookmark_KUeDxtzZEC_5" meta:value-type="string">s. However, they temporarily preferred lower temperature when gravid than when nongravid. Using a nested half-sib design for genetic crosses in the laboratory, we estimated relative contributions of additive genetic variation and maternal effects to T p o</meta:user-defined>
    <meta:user-defined meta:name="Mendeley_Bookmark_KUeDxtzZEC_6" meta:value-type="string">f hatchlings. Our results show that maternal effects, but not additive genetic variation, influence T p of hatchlings in U. stansburiana. Maternal T p and the presence or absence of blue throat color alleles significantly influenced T p of hatchlings. We </meta:user-defined>
    <meta:user-defined meta:name="Mendeley_Bookmark_KUeDxtzZEC_7" meta:value-type="string">discuss ecological and evolutionary consequences of these maternal effects in the context of rapid climate change and natural selection that we measure on progeny survival to maturity as a function of maternal T p.", "issued": {"date-parts": [["2013"]]}, </meta:user-defined>
    <meta:user-defined meta:name="Mendeley_Bookmark_KUeDxtzZEC_8" meta:value-type="string">"title": "Evidence of maternal effects on temperature preference in side-blotched lizards: Implications for evolutionary response to climate change", "type": "article-journal", "container-title": "Ecology and Evolution", "ISSN": "20457758", "author": [{"d</meta:user-defined>
    <meta:user-defined meta:name="Mendeley_Bookmark_KUeDxtzZEC_9" meta:value-type="string">ropping-particle": "", "suffix": "", "non-dropping-particle": "", "family": "Paranjpe", "parse-names": false, "given": "Dhanashree A."}, {"dropping-particle": "", "suffix": "", "non-dropping-particle": "", "family": "Bastiaans", "parse-names": false, "giv</meta:user-defined>
    <meta:user-defined meta:name="Mendeley_Bookmark_PZPM7yyOFD_1" meta:value-type="string">ADDIN CSL_CITATION {"schema": "https://github.com/citation-style-language/schema/raw/master/csl-citation.json", "mendeley": {"previouslyFormattedCitation": "(Santos et al. 2014)", "plainTextFormattedCitation": "(Santos et al. 2014)", "formattedCitation": </meta:user-defined>
    <meta:user-defined meta:name="Mendeley_Bookmark_PZPM7yyOFD_10" meta:value-type="string">outh-western Cerrado localities. We recognized three main groups of populations that roughly correspond to the southern, central-northern and north-western portions of the Cerrado, which diverged between 3.5 and 1.5 Ma. Genetic di versity indices indicate</meta:user-defined>
    <meta:user-defined meta:name="Mendeley_Bookmark_PZPM7yyOFD_11" meta:value-type="string">d no differences between plateaus and depressions or stable and unstable areas, but samples from peripheral isolates in south-western Amazonia exhibited low haplotype and nucleotide diversity and signs of population expansion. Main conclusions: The divers</meta:user-defined>
    <meta:user-defined meta:name="Mendeley_Bookmark_PZPM7yyOFD_12" meta:value-type="string">ification of M. atticolus in the Cerrado was primarily affected by events in the late Neogene. We found no support for the plateau/depression and stability/instability hypotheses, but we did find support for the core/periphery hypothesis. The spatial patt</meta:user-defined>
    <meta:user-defined meta:name="Mendeley_Bookmark_PZPM7yyOFD_13" meta:value-type="string">erns seemingly resulted from a combination of shifting environmental conditions during climatic cycles, with repeated colonizations of plateaus and depressions, isolation by distance, and divergence in and recolonization of peripheral isolates within Amaz</meta:user-defined>
    <meta:user-defined meta:name="Mendeley_Bookmark_PZPM7yyOFD_14" meta:value-type="string">onia. \u00a9 2014 John Wiley  &amp;  Sons Ltd.", "issued": {"date-parts": [["2014"]]}, "title": "Landscape evolution and phylogeography of Micrablepharus atticolus (Squamata, Gymnophthalmidae), an endemic lizard of the Brazilian Cerrado", "type": "article-jou</meta:user-defined>
    <meta:user-defined meta:name="Mendeley_Bookmark_PZPM7yyOFD_15" meta:value-type="string">rnal"}, "uris": ["http://www.mendeley.com/documents/?uuid=0f94f52c-3716-4ce6-889c-72a5051f2845"], "id": "ITEM-1"}], "properties": {"noteIndex": 0}}</meta:user-defined>
    <meta:user-defined meta:name="Mendeley_Bookmark_PZPM7yyOFD_2" meta:value-type="string">"(Santos et al. 2014)"}, "citationItems": [{"itemData": {"container-title": "Journal of Biogeography", "ISSN": "13652699", "author": [{"dropping-particle": "", "suffix": "", "non-dropping-particle": "", "family": "Santos", "parse-names": false, "given": "</meta:user-defined>
    <meta:user-defined meta:name="Mendeley_Bookmark_PZPM7yyOFD_3" meta:value-type="string">Marcella Gon\u00e7alves"}, {"dropping-particle": "", "suffix": "", "non-dropping-particle": "", "family": "Nogueira", "parse-names": false, "given": "Cristiano"}, {"dropping-particle": "", "suffix": "", "non-dropping-particle": "", "family": "Giugliano", </meta:user-defined>
    <meta:user-defined meta:name="Mendeley_Bookmark_PZPM7yyOFD_4" meta:value-type="string">"parse-names": false, "given": "Lilian Gimenes"}, {"dropping-particle": "", "suffix": "", "non-dropping-particle": "", "family": "Colli", "parse-names": false, "given": "Guarino Rinaldi"}], "id": "ITEM-1", "DOI": "10.1111/jbi.12291", "abstract": "Aim: Our</meta:user-defined>
    <meta:user-defined meta:name="Mendeley_Bookmark_PZPM7yyOFD_5" meta:value-type="string"> aims were to investigate the spatial genetic structure of Micrablepharus atticolus and to assess the relative importance of differentiation in plateaus versus depressions, in areas of historical stability versus instability, and in central versus periphe</meta:user-defined>
    <meta:user-defined meta:name="Mendeley_Bookmark_PZPM7yyOFD_6" meta:value-type="string">ral regions. Location: The Brazilian Cerrado. Methods: We compared the elevational range of M. atticolus with that of its sister species, Micrablepharus maximiliani, to investigate their putative elevational segregation. We identified past (6, 21 and 130 </meta:user-defined>
    <meta:user-defined meta:name="Mendeley_Bookmark_PZPM7yyOFD_7" meta:value-type="string">ka) and current variables associated with the distribution of M. atticolus. Based on cytochrome b sequences, we compared genetic diversity indexes and neutrality statistics between plateau/depression, stable/unstable and core/periphery populations. We ide</meta:user-defined>
    <meta:user-defined meta:name="Mendeley_Bookmark_PZPM7yyOFD_8" meta:value-type="string">ntified geographically homogeneous and maximally differentiated groups of populations and tested the association between genetic and geographical distances. Finally, we traced elevational range on the phylogeny and tested for a significant phylogenetic si</meta:user-defined>
    <meta:user-defined meta:name="Mendeley_Bookmark_PZPM7yyOFD_9" meta:value-type="string">gnal associated with elevation. Results: We found no elevational segregation between M. atticolus and M. maximiliani. There is high genetic diversity and structuring among populations, with the primary differentiation occurring between north-eastern and s</meta:user-defined>
    <meta:user-defined meta:name="Mendeley_Bookmark_ReSb11b3fk_1" meta:value-type="string">ADDIN CSL_CITATION {"schema": "https://github.com/citation-style-language/schema/raw/master/csl-citation.json", "mendeley": {"plainTextFormattedCitation": "(Caetano et al.)", "manualFormatting": "(Caetano et al. 2019)", "previouslyFormattedCitation": "(Ca</meta:user-defined>
    <meta:user-defined meta:name="Mendeley_Bookmark_ReSb11b3fk_10" meta:value-type="string">iven": "Barry"}], "id": "ITEM-1", "issued": {"date-parts": [["0"]]}, "title": "Time of activity is a better predictor than environmental temperature for the distribution of a tropical lizard", "type": "article-journal"}, "uris": ["http://www.mendeley.com/</meta:user-defined>
    <meta:user-defined meta:name="Mendeley_Bookmark_ReSb11b3fk_11" meta:value-type="string">documents/?uuid=e1e10e63-73f1-4110-a9cb-696c35e8257d"], "id": "ITEM-1"}], "properties": {"noteIndex": 0}}</meta:user-defined>
    <meta:user-defined meta:name="Mendeley_Bookmark_ReSb11b3fk_2" meta:value-type="string">etano et al.)", "formattedCitation": "(Caetano et al.)"}, "citationItems": [{"itemData": {"container-title": "Oikos - In review", "author": [{"dropping-particle": "", "suffix": "", "non-dropping-particle": "", "family": "Caetano", "parse-names": false, "g</meta:user-defined>
    <meta:user-defined meta:name="Mendeley_Bookmark_ReSb11b3fk_3" meta:value-type="string">iven": "Gabriel H. O."}, {"dropping-particle": "", "suffix": "", "non-dropping-particle": "", "family": "Santos", "parse-names": false, "given": "Juan C."}, {"dropping-particle": "", "suffix": "", "non-dropping-particle": "", "family": "Godinho", "parse-n</meta:user-defined>
    <meta:user-defined meta:name="Mendeley_Bookmark_ReSb11b3fk_4" meta:value-type="string">ames": false, "given": "Leandro B."}, {"dropping-particle": "", "suffix": "", "non-dropping-particle": "", "family": "Cavalcante", "parse-names": false, "given": "Vitor H. G. L."}, {"dropping-particle": "", "suffix": "", "non-dropping-particle": "", "fami</meta:user-defined>
    <meta:user-defined meta:name="Mendeley_Bookmark_ReSb11b3fk_5" meta:value-type="string">ly": "Diele-Viegas", "parse-names": false, "given": "Luisa M."}, {"dropping-particle": "", "suffix": "", "non-dropping-particle": "", "family": "Campelo", "parse-names": false, "given": "Pedro H."}, {"dropping-particle": "", "suffix": "", "non-dropping-pa</meta:user-defined>
    <meta:user-defined meta:name="Mendeley_Bookmark_ReSb11b3fk_6" meta:value-type="string">rticle": "", "family": "Martins", "parse-names": false, "given": "L\u00eddia F."}, {"dropping-particle": "", "suffix": "", "non-dropping-particle": "", "family": "Oliveira", "parse-names": false, "given": "Alan F. S."}, {"dropping-particle": "", "suffix":</meta:user-defined>
    <meta:user-defined meta:name="Mendeley_Bookmark_ReSb11b3fk_7" meta:value-type="string"> "", "non-dropping-particle": "", "family": "Alvarenga", "parse-names": false, "given": "Julio M."}, {"dropping-particle": "", "suffix": "", "non-dropping-particle": "", "family": "Wiederhecker", "parse-names": false, "given": "Helga C."}, {"dropping-part</meta:user-defined>
    <meta:user-defined meta:name="Mendeley_Bookmark_ReSb11b3fk_8" meta:value-type="string">icle": "", "suffix": "", "non-dropping-particle": "", "family": "Novaes-Silva", "parse-names": false, "given": "Ver\u00f4nica"}, {"dropping-particle": "", "suffix": "", "non-dropping-particle": "", "family": "Miles", "parse-names": false, "given": "Donald</meta:user-defined>
    <meta:user-defined meta:name="Mendeley_Bookmark_ReSb11b3fk_9" meta:value-type="string"> B."}, {"dropping-particle": "", "suffix": "", "non-dropping-particle": "", "family": "Colli", "parse-names": false, "given": "Guarino R."}, {"dropping-particle": "", "suffix": "", "non-dropping-particle": "", "family": "Sinervo", "parse-names": false, "g</meta:user-defined>
    <meta:user-defined meta:name="Mendeley_Bookmark_UyNdvvZq0c_1" meta:value-type="string">ADDIN CSL_CITATION {"schema": "https://github.com/citation-style-language/schema/raw/master/csl-citation.json", "mendeley": {"previouslyFormattedCitation": "(Van der Hammen 1974; Absy and Van der Hammen 1976; Van der Hammen and Absy 1994; Mayle 2004)", "p</meta:user-defined>
    <meta:user-defined meta:name="Mendeley_Bookmark_UyNdvvZq0c_10" meta:value-type="string">67-8179", "author": [{"dropping-particle": "", "suffix": "", "non-dropping-particle": "", "family": "Mayle", "parse-names": false, "given": "Francis E"}], "page": "713-720", "id": "ITEM-4", "publisher": "Wiley Online Library", "issue": "7", "volume": "19"</meta:user-defined>
    <meta:user-defined meta:name="Mendeley_Bookmark_UyNdvvZq0c_11" meta:value-type="string">, "issued": {"date-parts": [["2004"]]}, "title": "Assessment of the Neotropical dry forest refugia hypothesis in the light of palaeoecological data and vegetation model simulations", "type": "article-journal"}, "uris": ["http://www.mendeley.com/documents/</meta:user-defined>
    <meta:user-defined meta:name="Mendeley_Bookmark_UyNdvvZq0c_12" meta:value-type="string">?uuid=bd8ed3aa-66d5-4eb4-9749-4f04a87cb34f"], "id": "ITEM-4"}], "properties": {"noteIndex": 0}}</meta:user-defined>
    <meta:user-defined meta:name="Mendeley_Bookmark_UyNdvvZq0c_2" meta:value-type="string">lainTextFormattedCitation": "(Van der Hammen 1974; Absy and Van der Hammen 1976; Van der Hammen and Absy 1994; Mayle 2004)", "formattedCitation": "(Van der Hammen 1974; Absy and Van der Hammen 1976; Van der Hammen and Absy 1994; Mayle 2004)"}, "citationIt</meta:user-defined>
    <meta:user-defined meta:name="Mendeley_Bookmark_UyNdvvZq0c_3" meta:value-type="string">ems": [{"itemData": {"container-title": "Journal of Biogeography", "author": [{"dropping-particle": "", "suffix": "", "non-dropping-particle": "Van der", "family": "Hammen", "parse-names": false, "given": "T"}], "page": "3-26", "id": "ITEM-1", "issue": "1</meta:user-defined>
    <meta:user-defined meta:name="Mendeley_Bookmark_UyNdvvZq0c_4" meta:value-type="string">", "volume": "1", "issued": {"date-parts": [["1974"]]}, "title": "The Pleistocene Changes of Vegetation and Climate in Tropical South America", "type": "article-journal"}, "uris": ["http://www.mendeley.com/documents/?uuid=f7251279-e7b8-4497-98e9-09a432e32</meta:user-defined>
    <meta:user-defined meta:name="Mendeley_Bookmark_UyNdvvZq0c_5" meta:value-type="string">c85"], "id": "ITEM-1"}, {"itemData": {"container-title": "Acta Amazonica", "author": [{"dropping-particle": "", "suffix": "", "non-dropping-particle": "", "family": "Absy", "parse-names": false, "given": "ML"}, {"dropping-particle": "", "suffix": "", "non</meta:user-defined>
    <meta:user-defined meta:name="Mendeley_Bookmark_UyNdvvZq0c_6" meta:value-type="string">-dropping-particle": "Van der", "family": "Hammen", "parse-names": false, "given": "T"}], "id": "ITEM-2", "issued": {"date-parts": [["1976"]]}, "title": "Some palaeoecological data from Rondonia, southern part of the Amazon Basin", "type": "article-journa</meta:user-defined>
    <meta:user-defined meta:name="Mendeley_Bookmark_UyNdvvZq0c_7" meta:value-type="string">l"}, "uris": ["http://www.mendeley.com/documents/?uuid=3e5da374-2b9c-3f66-9b26-d0b2dc713a9f"], "id": "ITEM-2"}, {"itemData": {"container-title": "Palaeogeography, palaeoclimatology,", "author": [{"dropping-particle": "", "suffix": "", "non-dropping-partic</meta:user-defined>
    <meta:user-defined meta:name="Mendeley_Bookmark_UyNdvvZq0c_8" meta:value-type="string">le": "Van der", "family": "Hammen", "parse-names": false, "given": "T"}, {"dropping-particle": "", "suffix": "", "non-dropping-particle": "", "family": "Absy", "parse-names": false, "given": "ML"}], "id": "ITEM-3", "issued": {"date-parts": [["1994"]]}, "t</meta:user-defined>
    <meta:user-defined meta:name="Mendeley_Bookmark_UyNdvvZq0c_9" meta:value-type="string">itle": "Amazonia during the last glacial", "type": "article-journal"}, "uris": ["http://www.mendeley.com/documents/?uuid=a8045b55-d9ab-3952-ba87-e9f4f36363f1"], "id": "ITEM-3"}, {"itemData": {"container-title": "Journal of Quaternary Science", "ISSN": "02</meta:user-defined>
    <meta:user-defined meta:name="Mendeley_Bookmark_aMdb5ZamIa_1" meta:value-type="string">ADDIN CSL_CITATION {"schema": "https://github.com/citation-style-language/schema/raw/master/csl-citation.json", "mendeley": {"previouslyFormattedCitation": "(Faith et al. 2010; Srivastava et al. 2012; Rosauer et al. 2016)", "plainTextFormattedCitation": "</meta:user-defined>
    <meta:user-defined meta:name="Mendeley_Bookmark_aMdb5ZamIa_10" meta:value-type="string">ity measure can help us to quantify these current and potential future benefits derived from the tree of life. Furthermore, a variety of evosystem services are delivered through ongoing contemporary evolution, and value should therefore be placed on the m</meta:user-defined>
    <meta:user-defined meta:name="Mendeley_Bookmark_aMdb5ZamIa_11" meta:value-type="string">aintenance of healthy evosystems. We argue that the concept of evosystem services could be useful as a complement to the traditional concept of ecosystem services. Together, these reflect a fuller range of the services supported by biodiversity, and there</meta:user-defined>
    <meta:user-defined meta:name="Mendeley_Bookmark_aMdb5ZamIa_12" meta:value-type="string">by provide a sounder basis for conservation planning and decision-making. \u00a9 2010 Elsevier B.V.", "issued": {"date-parts": [["2010"]]}, "title": "Evosystem services: An evolutionary perspective on the links between biodiversity and human well-being", </meta:user-defined>
    <meta:user-defined meta:name="Mendeley_Bookmark_aMdb5ZamIa_13" meta:value-type="string">"type": "article"}, "uris": ["http://www.mendeley.com/documents/?uuid=93d0daa1-3fee-4b3a-81d1-d2fd9ad8bd43"], "id": "ITEM-1"}, {"itemData": {"container-title": "Ecology Letters", "ISSN": "1461023X", "author": [{"dropping-particle": "", "suffix": "", "non-</meta:user-defined>
    <meta:user-defined meta:name="Mendeley_Bookmark_aMdb5ZamIa_14" meta:value-type="string">dropping-particle": "", "family": "Srivastava", "parse-names": false, "given": "Diane S."}, {"dropping-particle": "", "suffix": "", "non-dropping-particle": "", "family": "Cadotte", "parse-names": false, "given": "Marc W."}, {"dropping-particle": "", "suf</meta:user-defined>
    <meta:user-defined meta:name="Mendeley_Bookmark_aMdb5ZamIa_15" meta:value-type="string">fix": "", "non-dropping-particle": "", "family": "Macdonald", "parse-names": false, "given": "A. Andrew M"}, {"dropping-particle": "", "suffix": "", "non-dropping-particle": "", "family": "Marushia", "parse-names": false, "given": "Robin G."}, {"dropping-</meta:user-defined>
    <meta:user-defined meta:name="Mendeley_Bookmark_aMdb5ZamIa_16" meta:value-type="string">particle": "", "suffix": "", "non-dropping-particle": "", "family": "Mirotchnick", "parse-names": false, "given": "Nicholas"}], "id": "ITEM-2", "DOI": "10.1111/j.1461-0248.2012.01795.x", "abstract": "Phylogenetic diversity (PD) describes the total amount </meta:user-defined>
    <meta:user-defined meta:name="Mendeley_Bookmark_aMdb5ZamIa_17" meta:value-type="string">of phylogenetic distance among species in a community. Although there has been substantial research on the factors that determine community PD, exploration of the consequences of PD for ecosystem functioning is just beginning. We argue that PD may be usef</meta:user-defined>
    <meta:user-defined meta:name="Mendeley_Bookmark_aMdb5ZamIa_18" meta:value-type="string">ul in predicting ecosystem functions in a range of communities, from single-trophic to complex networks. Many traits show a phylogenetic signal, suggesting that PD can estimate the functional trait space of a community, and thus ecosystem functioning. Phy</meta:user-defined>
    <meta:user-defined meta:name="Mendeley_Bookmark_aMdb5ZamIa_19" meta:value-type="string">logeny also determines interactions among species, and so could help predict how extinctions cascade through ecological networks and thus impact ecosystem functions. Although the initial evidence available suggests patterns consistent with these predictio</meta:user-defined>
    <meta:user-defined meta:name="Mendeley_Bookmark_aMdb5ZamIa_2" meta:value-type="string">(Faith et al. 2010; Srivastava et al. 2012; Rosauer et al. 2016)", "formattedCitation": "(Faith et al. 2010; Srivastava et al. 2012; Rosauer et al. 2016)"}, "citationItems": [{"itemData": {"container-title": "Current Opinion in Environmental Sustainabilit</meta:user-defined>
    <meta:user-defined meta:name="Mendeley_Bookmark_aMdb5ZamIa_20" meta:value-type="string">ns, we caution that the utility of PD depends critically on the strength of phylogenetic signals to both traits and interactions. We advocate for a synthetic approach that incorporates a deeper understanding of how traits and interactions are shaped by ev</meta:user-defined>
    <meta:user-defined meta:name="Mendeley_Bookmark_aMdb5ZamIa_21" meta:value-type="string">olution, and outline key areas for future research. If these complexities can be incorporated into future studies, relationships between PD and ecosystem function bear promise in conceptually unifying evolutionary biology with ecosystem ecology.", "issued</meta:user-defined>
    <meta:user-defined meta:name="Mendeley_Bookmark_aMdb5ZamIa_22" meta:value-type="string">": {"date-parts": [["2012"]]}, "title": "Phylogenetic diversity and the functioning of ecosystems", "type": "article-journal"}, "uris": ["http://www.mendeley.com/documents/?uuid=076becb4-8f47-4029-b0e0-89c2659125d5"], "id": "ITEM-2"}, {"itemData": {"conta</meta:user-defined>
    <meta:user-defined meta:name="Mendeley_Bookmark_aMdb5ZamIa_23" meta:value-type="string">iner-title": "Biological Conservation", "ISSN": "00063207", "author": [{"dropping-particle": "", "suffix": "", "non-dropping-particle": "", "family": "Rosauer", "parse-names": false, "given": "D. F."}, {"dropping-particle": "", "suffix": "", "non-dropping</meta:user-defined>
    <meta:user-defined meta:name="Mendeley_Bookmark_aMdb5ZamIa_24" meta:value-type="string">-particle": "", "family": "Blom", "parse-names": false, "given": "M. P.K."}, {"dropping-particle": "", "suffix": "", "non-dropping-particle": "", "family": "Bourke", "parse-names": false, "given": "G."}, {"dropping-particle": "", "suffix": "", "non-droppi</meta:user-defined>
    <meta:user-defined meta:name="Mendeley_Bookmark_aMdb5ZamIa_25" meta:value-type="string">ng-particle": "", "family": "Catalano", "parse-names": false, "given": "S."}, {"dropping-particle": "", "suffix": "", "non-dropping-particle": "", "family": "Donnellan", "parse-names": false, "given": "S."}, {"dropping-particle": "", "suffix": "", "non-dr</meta:user-defined>
    <meta:user-defined meta:name="Mendeley_Bookmark_aMdb5ZamIa_26" meta:value-type="string">opping-particle": "", "family": "Gillespie", "parse-names": false, "given": "G."}, {"dropping-particle": "", "suffix": "", "non-dropping-particle": "", "family": "Mulder", "parse-names": false, "given": "E."}, {"dropping-particle": "", "suffix": "", "non-</meta:user-defined>
    <meta:user-defined meta:name="Mendeley_Bookmark_aMdb5ZamIa_27" meta:value-type="string">dropping-particle": "", "family": "Oliver", "parse-names": false, "given": "P. M."}, {"dropping-particle": "", "suffix": "", "non-dropping-particle": "", "family": "Potter", "parse-names": false, "given": "S."}, {"dropping-particle": "", "suffix": "", "no</meta:user-defined>
    <meta:user-defined meta:name="Mendeley_Bookmark_aMdb5ZamIa_28" meta:value-type="string">n-dropping-particle": "", "family": "Pratt", "parse-names": false, "given": "R. C."}, {"dropping-particle": "", "suffix": "", "non-dropping-particle": "", "family": "Rabosky", "parse-names": false, "given": "D. L."}, {"dropping-particle": "", "suffix": ""</meta:user-defined>
    <meta:user-defined meta:name="Mendeley_Bookmark_aMdb5ZamIa_29" meta:value-type="string">, "non-dropping-particle": "", "family": "Skipwith", "parse-names": false, "given": "P. L."}, {"dropping-particle": "", "suffix": "", "non-dropping-particle": "", "family": "Moritz", "parse-names": false, "given": "C."}], "id": "ITEM-3", "DOI": "10.1016/j</meta:user-defined>
    <meta:user-defined meta:name="Mendeley_Bookmark_aMdb5ZamIa_3" meta:value-type="string">y", "ISSN": "18773435", "author": [{"dropping-particle": "", "suffix": "", "non-dropping-particle": "", "family": "Faith", "parse-names": false, "given": "Daniel P."}, {"dropping-particle": "", "suffix": "", "non-dropping-particle": "", "family": "Magall\</meta:user-defined>
    <meta:user-defined meta:name="Mendeley_Bookmark_aMdb5ZamIa_30" meta:value-type="string">.biocon.2016.05.002", "abstract": "Australia's lizard fauna is among the most diverse in the world. Yet for the continent's vast northern Monsoonal Tropics, recent genomic and morphological evidence indicate that current taxonomy significantly underestima</meta:user-defined>
    <meta:user-defined meta:name="Mendeley_Bookmark_aMdb5ZamIa_31" meta:value-type="string">tes actual biological diversity. Apparently widespread species typically contain ancient phylogenetic divisions or confounded taxonomic boundaries. Resolving the distributions and relationships across tropical species complexes reveals higher diversity th</meta:user-defined>
    <meta:user-defined meta:name="Mendeley_Bookmark_aMdb5ZamIa_32" meta:value-type="string">an is recognised taxonomically and may warrant substantial taxonomic changes. For conservation assessments however, we need not wait for revised taxonomy, because phylogenetically informed analyses can use the best available data to inform conservation pr</meta:user-defined>
    <meta:user-defined meta:name="Mendeley_Bookmark_aMdb5ZamIa_33" meta:value-type="string">iorities now, independent of taxonomy. We present results of a large-scale conservation analysis based on comparative phylogeography of ten genera of lizards in two families (Gekkonidae and Scincidae) across the \u201cTop End\u201d of northern Australia, </meta:user-defined>
    <meta:user-defined meta:name="Mendeley_Bookmark_aMdb5ZamIa_34" meta:value-type="string">an ecologically and topographically diverse landscape recognised for its high biodiversity and indigenous cultural values. We combine the distributions and phylogeny of evolutionary lineages across multiple species complexes to estimate phylogenetic endem</meta:user-defined>
    <meta:user-defined meta:name="Mendeley_Bookmark_aMdb5ZamIa_35" meta:value-type="string">ism, a measure of the extent to which evolutionary diversity is geographically concentrated. We demonstrate new methods for conservation assessment to incorporate phylogenetic diversity both within and across species, and for cases where taxonomy is uncer</meta:user-defined>
    <meta:user-defined meta:name="Mendeley_Bookmark_aMdb5ZamIa_36" meta:value-type="string">tain or incomplete. We identify five hotspots of endemism, some previously known such as the Arnhem Plateau but others that are newly identified such as the Wessel &amp; English Company Islands and the Darwin-Litchfield area. We find that, weighted by range s</meta:user-defined>
    <meta:user-defined meta:name="Mendeley_Bookmark_aMdb5ZamIa_37" meta:value-type="string">ize, the 28% of the region within protected areas holds 44% of the region's sampled phylogenetic diversity.", "issued": {"date-parts": [["2016"]]}, "title": "Phylogeography, hotspots and conservation priorities: an example from the Top End of Australia", </meta:user-defined>
    <meta:user-defined meta:name="Mendeley_Bookmark_aMdb5ZamIa_38" meta:value-type="string">"type": "article-journal"}, "uris": ["http://www.mendeley.com/documents/?uuid=f343fb96-19cd-409b-aa9c-b4324e84746f"], "id": "ITEM-3"}], "properties": {"noteIndex": 0}}</meta:user-defined>
    <meta:user-defined meta:name="Mendeley_Bookmark_aMdb5ZamIa_4" meta:value-type="string">u00f3n", "parse-names": false, "given": "Susana"}, {"dropping-particle": "", "suffix": "", "non-dropping-particle": "", "family": "Hendry", "parse-names": false, "given": "Andrew P."}, {"dropping-particle": "", "suffix": "", "non-dropping-particle": "", "</meta:user-defined>
    <meta:user-defined meta:name="Mendeley_Bookmark_aMdb5ZamIa_5" meta:value-type="string">family": "Conti", "parse-names": false, "given": "Elena"}, {"dropping-particle": "", "suffix": "", "non-dropping-particle": "", "family": "Yahara", "parse-names": false, "given": "Tetsukazu"}, {"dropping-particle": "", "suffix": "", "non-dropping-particle</meta:user-defined>
    <meta:user-defined meta:name="Mendeley_Bookmark_aMdb5ZamIa_6" meta:value-type="string">": "", "family": "Donoghue", "parse-names": false, "given": "Michael J."}], "id": "ITEM-1", "DOI": "10.1016/j.cosust.2010.04.002", "abstract": "A framework for exploring regional-scale trade-offs among ecosystem services and biodiversity protection has be</meta:user-defined>
    <meta:user-defined meta:name="Mendeley_Bookmark_aMdb5ZamIa_7" meta:value-type="string">en established for some time, and it is clear that optimizing these trade-offs provides a strategy to address targets for a reduced rate of biodiversity loss. Recent trade-off studies have highlighted the need for better biodiversity measures, to compleme</meta:user-defined>
    <meta:user-defined meta:name="Mendeley_Bookmark_aMdb5ZamIa_8" meta:value-type="string">nt measures of ecosystem services. Biodiversity typically has been linked in this context to existence and other non-use values. We argue that biodiversity will have a stronger role in such trade-off analyses if measures of biodiversity better reflect add</meta:user-defined>
    <meta:user-defined meta:name="Mendeley_Bookmark_aMdb5ZamIa_9" meta:value-type="string">itional current and future services. These 'evosystem services' have been, and, if we are careful, can continue to be provided by the evolutionary process. Some services have been provided through evolution operating in the past, and a phylogenetic divers</meta:user-defined>
    <meta:user-defined meta:name="Mendeley_Bookmark_bTs51c9nlD_1" meta:value-type="string">ADDIN CSL_CITATION {"schema": "https://github.com/citation-style-language/schema/raw/master/csl-citation.json", "mendeley": {"plainTextFormattedCitation": "(Caetano et al.)", "manualFormatting": "(Caetano et al. 2019)", "previouslyFormattedCitation": "(Ca</meta:user-defined>
    <meta:user-defined meta:name="Mendeley_Bookmark_bTs51c9nlD_10" meta:value-type="string">iven": "Barry"}], "id": "ITEM-1", "issued": {"date-parts": [["0"]]}, "title": "Time of activity is a better predictor than environmental temperature for the distribution of a tropical lizard", "type": "article-journal"}, "uris": ["http://www.mendeley.com/</meta:user-defined>
    <meta:user-defined meta:name="Mendeley_Bookmark_bTs51c9nlD_11" meta:value-type="string">documents/?uuid=e1e10e63-73f1-4110-a9cb-696c35e8257d"], "id": "ITEM-1"}], "properties": {"noteIndex": 0}}</meta:user-defined>
    <meta:user-defined meta:name="Mendeley_Bookmark_bTs51c9nlD_2" meta:value-type="string">etano et al.)", "formattedCitation": "(Caetano et al.)"}, "citationItems": [{"itemData": {"container-title": "Oikos - In review", "author": [{"dropping-particle": "", "suffix": "", "non-dropping-particle": "", "family": "Caetano", "parse-names": false, "g</meta:user-defined>
    <meta:user-defined meta:name="Mendeley_Bookmark_bTs51c9nlD_3" meta:value-type="string">iven": "Gabriel H. O."}, {"dropping-particle": "", "suffix": "", "non-dropping-particle": "", "family": "Santos", "parse-names": false, "given": "Juan C."}, {"dropping-particle": "", "suffix": "", "non-dropping-particle": "", "family": "Godinho", "parse-n</meta:user-defined>
    <meta:user-defined meta:name="Mendeley_Bookmark_bTs51c9nlD_4" meta:value-type="string">ames": false, "given": "Leandro B."}, {"dropping-particle": "", "suffix": "", "non-dropping-particle": "", "family": "Cavalcante", "parse-names": false, "given": "Vitor H. G. L."}, {"dropping-particle": "", "suffix": "", "non-dropping-particle": "", "fami</meta:user-defined>
    <meta:user-defined meta:name="Mendeley_Bookmark_bTs51c9nlD_5" meta:value-type="string">ly": "Diele-Viegas", "parse-names": false, "given": "Luisa M."}, {"dropping-particle": "", "suffix": "", "non-dropping-particle": "", "family": "Campelo", "parse-names": false, "given": "Pedro H."}, {"dropping-particle": "", "suffix": "", "non-dropping-pa</meta:user-defined>
    <meta:user-defined meta:name="Mendeley_Bookmark_bTs51c9nlD_6" meta:value-type="string">rticle": "", "family": "Martins", "parse-names": false, "given": "L\u00eddia F."}, {"dropping-particle": "", "suffix": "", "non-dropping-particle": "", "family": "Oliveira", "parse-names": false, "given": "Alan F. S."}, {"dropping-particle": "", "suffix":</meta:user-defined>
    <meta:user-defined meta:name="Mendeley_Bookmark_bTs51c9nlD_7" meta:value-type="string"> "", "non-dropping-particle": "", "family": "Alvarenga", "parse-names": false, "given": "Julio M."}, {"dropping-particle": "", "suffix": "", "non-dropping-particle": "", "family": "Wiederhecker", "parse-names": false, "given": "Helga C."}, {"dropping-part</meta:user-defined>
    <meta:user-defined meta:name="Mendeley_Bookmark_bTs51c9nlD_8" meta:value-type="string">icle": "", "suffix": "", "non-dropping-particle": "", "family": "Novaes-Silva", "parse-names": false, "given": "Ver\u00f4nica"}, {"dropping-particle": "", "suffix": "", "non-dropping-particle": "", "family": "Miles", "parse-names": false, "given": "Donald</meta:user-defined>
    <meta:user-defined meta:name="Mendeley_Bookmark_bTs51c9nlD_9" meta:value-type="string"> B."}, {"dropping-particle": "", "suffix": "", "non-dropping-particle": "", "family": "Colli", "parse-names": false, "given": "Guarino R."}, {"dropping-particle": "", "suffix": "", "non-dropping-particle": "", "family": "Sinervo", "parse-names": false, "g</meta:user-defined>
    <meta:user-defined meta:name="Mendeley_Bookmark_bpa6lDdMKW_1" meta:value-type="string">ADDIN CSL_CITATION {"schema": "https://github.com/citation-style-language/schema/raw/master/csl-citation.json", "mendeley": {"plainTextFormattedCitation": "(Thorpe et al. 2005)", "manualFormatting": "Thorpe et al. 2005)", "previouslyFormattedCitation": "(</meta:user-defined>
    <meta:user-defined meta:name="Mendeley_Bookmark_bpa6lDdMKW_10" meta:value-type="string">this complex on Martinique, together with relative rates tests comparing the rates on Barbados and Martinique, do not suggest atypical clock rates. The question of whether Barbados emerged much earlier than is currently thought, or whether the molecular c</meta:user-defined>
    <meta:user-defined meta:name="Mendeley_Bookmark_bpa6lDdMKW_11" meta:value-type="string">lock assumptions are inappropriate, remains open.", "issued": {"date-parts": [["2005"]]}, "title": "Molecular clocks and geological dates: Cytochrome b of Anolis extremus substantially contradicts dating of Barbados emergence", "type": "article-journal"},</meta:user-defined>
    <meta:user-defined meta:name="Mendeley_Bookmark_bpa6lDdMKW_12" meta:value-type="string"> "uris": ["http://www.mendeley.com/documents/?uuid=4521730e-f716-4663-af6d-710493c5e40d"], "id": "ITEM-1"}], "properties": {"noteIndex": 0}}</meta:user-defined>
    <meta:user-defined meta:name="Mendeley_Bookmark_bpa6lDdMKW_2" meta:value-type="string">Thorpe et al. 2005)", "formattedCitation": "(Thorpe et al. 2005)"}, "citationItems": [{"itemData": {"container-title": "Molecular Ecology", "ISSN": "09621083", "author": [{"dropping-particle": "", "suffix": "", "non-dropping-particle": "", "family": "Thor</meta:user-defined>
    <meta:user-defined meta:name="Mendeley_Bookmark_bpa6lDdMKW_3" meta:value-type="string">pe", "parse-names": false, "given": "R. S."}, {"dropping-particle": "", "suffix": "", "non-dropping-particle": "", "family": "Leadbeater", "parse-names": false, "given": "D. L."}, {"dropping-particle": "", "suffix": "", "non-dropping-particle": "", "famil</meta:user-defined>
    <meta:user-defined meta:name="Mendeley_Bookmark_bpa6lDdMKW_4" meta:value-type="string">y": "Pook", "parse-names": false, "given": "C. E."}], "id": "ITEM-1", "DOI": "10.1111/j.1365-294X.2005.02574.x", "abstract": "Even though molecular clocks vary in rate to some extent, they are widely used and very important in a range of evolutionary stud</meta:user-defined>
    <meta:user-defined meta:name="Mendeley_Bookmark_bpa6lDdMKW_5" meta:value-type="string">ies, not least in interpreting cause and colonization in phylogeography. Evolutionists may use island age and emergence to give the earliest possible date for colonization by a species and hence give the lower limit in a molecular clock calibration. The g</meta:user-defined>
    <meta:user-defined meta:name="Mendeley_Bookmark_bpa6lDdMKW_6" meta:value-type="string">eology of the Lesser Antilles is well studied and Barbados, although composed of some ancient rocks, is thought to have emerged only about 1million years ago (Ma). The cytochrome b mitochondrial gene is the most widely used gene in vertebrate phylogeograp</meta:user-defined>
    <meta:user-defined meta:name="Mendeley_Bookmark_bpa6lDdMKW_7" meta:value-type="string">hy, and generally evolves at a rate of 1-2% per million years (Myr) for poikilothermic vertebrates. Divergence measured across almost all of this gene in the endemic anole (Anolis extremus) reveals a mean patristic distance of approximately 8.3% between t</meta:user-defined>
    <meta:user-defined meta:name="Mendeley_Bookmark_bpa6lDdMKW_8" meta:value-type="string">his clade and its sister, together with distinct divergence and phylogeographical structure within Barbados. The divergence time, estimated by a range of procedures using four calibration points, is not in the least compatible with the proposed geological</meta:user-defined>
    <meta:user-defined meta:name="Mendeley_Bookmark_bpa6lDdMKW_9" meta:value-type="string"> time of emergence of Barbados. Hence, either the molecular clock rate does not apply to the Barbadian anole population, or the geological dating of the emergence of Barbados is erroneous. The compatibility of geological times and molecular divergence of </meta:user-defined>
    <meta:user-defined meta:name="Mendeley_Bookmark_cuRmpoDwG3_1" meta:value-type="string">ADDIN CSL_CITATION {"schema": "https://github.com/citation-style-language/schema/raw/master/csl-citation.json", "mendeley": {"plainTextFormattedCitation": "(James et al. 2013)", "formattedCitation": "(James et al. 2013)"}, "citationItems": [{"itemData": {</meta:user-defined>
    <meta:user-defined meta:name="Mendeley_Bookmark_cuRmpoDwG3_2" meta:value-type="string">"publisher": "Springer", "DOI": "10.1007/978-1-4614-7138-7", "abstract": "... But ESL is intended for individuals with ad- vanced training in the mathematical sciences. An Introduction to Statistical Learning (ISL) arose from the perceived need for a broa</meta:user-defined>
    <meta:user-defined meta:name="Mendeley_Bookmark_cuRmpoDwG3_3" meta:value-type="string">der and less tech- nical treatment of these topics. ... \\n", "issued": {"date-parts": [["2013"]]}, "id": "ITEM-1", "type": "book", "container-title": "An Introduction to Statistical Learning", "ISSN": "01621459", "author": [{"dropping-particle": "", "suf</meta:user-defined>
    <meta:user-defined meta:name="Mendeley_Bookmark_cuRmpoDwG3_4" meta:value-type="string">fix": "", "non-dropping-particle": "", "family": "James", "parse-names": false, "given": "Gareth"}, {"dropping-particle": "", "suffix": "", "non-dropping-particle": "", "family": "Witten", "parse-names": false, "given": "Daniela"}, {"dropping-particle": "</meta:user-defined>
    <meta:user-defined meta:name="Mendeley_Bookmark_cuRmpoDwG3_5" meta:value-type="string">", "suffix": "", "non-dropping-particle": "", "family": "Hastie", "parse-names": false, "given": "Trevor"}, {"dropping-particle": "", "suffix": "", "non-dropping-particle": "", "family": "Tibshirani", "parse-names": false, "given": "Robert"}], "title": "A</meta:user-defined>
    <meta:user-defined meta:name="Mendeley_Bookmark_cuRmpoDwG3_6" meta:value-type="string">n Introduction to Statistical Learning", "publisher-place": "New York", "PMID": "10911016", "ISBN": "978-1-4614-7137-0"}, "uris": ["http://www.mendeley.com/documents/?uuid=c0600082-d7ef-457a-843b-aa0a79ed76a8"], "id": "ITEM-1"}], "properties": {"noteIndex</meta:user-defined>
    <meta:user-defined meta:name="Mendeley_Bookmark_cuRmpoDwG3_7" meta:value-type="string">": 0}}</meta:user-defined>
    <meta:user-defined meta:name="Mendeley_Bookmark_eCkqJvQlSe_1" meta:value-type="string">ADDIN CSL_CITATION {"schema": "https://github.com/citation-style-language/schema/raw/master/csl-citation.json", "mendeley": {"previouslyFormattedCitation": "(Kimura 1979; Leffler et al. 2012; Hague and Routman 2016)", "plainTextFormattedCitation": "(Kimur</meta:user-defined>
    <meta:user-defined meta:name="Mendeley_Bookmark_eCkqJvQlSe_10" meta:value-type="string">otentially important implications for conservation biology. Yet not only does this question remain unresolved, it has largely fallen into disregard. With the rapid decrease in sequencing costs, we argue that it is time to revive it. \u00a9 2012 Leffler et</meta:user-defined>
    <meta:user-defined meta:name="Mendeley_Bookmark_eCkqJvQlSe_11" meta:value-type="string"> al.", "issued": {"date-parts": [["2012"]]}, "title": "Revisiting an Old Riddle: What Determines Genetic Diversity Levels within Species?", "type": "article-journal"}, "uris": ["http://www.mendeley.com/documents/?uuid=379345a6-1a61-4542-9eb3-02c1330c108b"</meta:user-defined>
    <meta:user-defined meta:name="Mendeley_Bookmark_eCkqJvQlSe_12" meta:value-type="string">], "id": "ITEM-2"}, {"itemData": {"container-title": "Heredity", "ISSN": "13652540", "author": [{"dropping-particle": "", "suffix": "", "non-dropping-particle": "", "family": "Hague", "parse-names": false, "given": "M. T.J."}, {"dropping-particle": "", "s</meta:user-defined>
    <meta:user-defined meta:name="Mendeley_Bookmark_eCkqJvQlSe_13" meta:value-type="string">uffix": "", "non-dropping-particle": "", "family": "Routman", "parse-names": false, "given": "E. J."}], "id": "ITEM-3", "DOI": "10.1038/hdy.2015.76", "abstract": "Genetic diversity is a fundamental requirement for evolution and adaptation. Nonetheless, th</meta:user-defined>
    <meta:user-defined meta:name="Mendeley_Bookmark_eCkqJvQlSe_14" meta:value-type="string">e forces that maintain patterns of genetic variation in wild populations are not completely understood. Neutral theory posits that genetic diversity will increase with a larger effective population size and the decreasing effects of drift. However, the la</meta:user-defined>
    <meta:user-defined meta:name="Mendeley_Bookmark_eCkqJvQlSe_15" meta:value-type="string">ck of compelling evidence for a relationship between genetic diversity and population size in comparative studies has generated some skepticism over the degree that neutral sequence evolution drives overall patterns of diversity. The goal of this study wa</meta:user-defined>
    <meta:user-defined meta:name="Mendeley_Bookmark_eCkqJvQlSe_16" meta:value-type="string">s to measure genetic diversity among sympatric populations of related lizard species that differ in population size and other ecological factors. By sampling related species from a single geographic location, we aimed to reduce nuisance variance in geneti</meta:user-defined>
    <meta:user-defined meta:name="Mendeley_Bookmark_eCkqJvQlSe_17" meta:value-type="string">c diversity owing to species differences, for example, in mutation rates or historical biogeography. We compared populations of zebra-tailed lizards and western banded geckos, which are abundant and short-lived, to chuckwallas and desert iguanas, which ar</meta:user-defined>
    <meta:user-defined meta:name="Mendeley_Bookmark_eCkqJvQlSe_18" meta:value-type="string">e less common and long-lived. We assessed population genetic diversity at three protein-coding loci for each species. Our results were consistent with the predictions of neutral theory, as the abundant species almost always had higher levels of haplotype </meta:user-defined>
    <meta:user-defined meta:name="Mendeley_Bookmark_eCkqJvQlSe_19" meta:value-type="string">diversity than the less common species. Higher population genetic diversity in the abundant species is likely due to a combination of demographic factors, including larger local population sizes (and presumably effective population sizes), faster generati</meta:user-defined>
    <meta:user-defined meta:name="Mendeley_Bookmark_eCkqJvQlSe_2" meta:value-type="string">a 1979; Leffler et al. 2012; Hague and Routman 2016)", "formattedCitation": "(Kimura 1979; Leffler et al. 2012; Hague and Routman 2016)"}, "citationItems": [{"itemData": {"container-title": "Scientific American", "ISSN": "0036-8733", "author": [{"dropping</meta:user-defined>
    <meta:user-defined meta:name="Mendeley_Bookmark_eCkqJvQlSe_20" meta:value-type="string">on times and high rates of gene flow with other populations.Heredity advance online publication, 26 August 2015; doi:10.1038/hdy.2015.76.", "issued": {"date-parts": [["2016"]]}, "title": "Does population size affect genetic diversity? A test with sympatri</meta:user-defined>
    <meta:user-defined meta:name="Mendeley_Bookmark_eCkqJvQlSe_21" meta:value-type="string">c lizard species", "type": "article-journal"}, "uris": ["http://www.mendeley.com/documents/?uuid=9431eeb1-5816-404f-b1c5-43c1f53cfa7a"], "id": "ITEM-3"}], "properties": {"noteIndex": 0}}</meta:user-defined>
    <meta:user-defined meta:name="Mendeley_Bookmark_eCkqJvQlSe_3" meta:value-type="string">-particle": "", "suffix": "", "non-dropping-particle": "", "family": "Kimura", "parse-names": false, "given": "Motoo"}], "page": "98-129", "id": "ITEM-1", "publisher": "JSTOR", "issue": "5", "volume": "241", "issued": {"date-parts": [["1979"]]}, "title": </meta:user-defined>
    <meta:user-defined meta:name="Mendeley_Bookmark_eCkqJvQlSe_4" meta:value-type="string">"The neutral theory of molecular evolution", "type": "article-journal"}, "uris": ["http://www.mendeley.com/documents/?uuid=006747ff-c775-41b9-acc1-b280ecd7ee1a"], "id": "ITEM-1"}, {"itemData": {"container-title": "PLoS Biology", "ISSN": "15449173", "autho</meta:user-defined>
    <meta:user-defined meta:name="Mendeley_Bookmark_eCkqJvQlSe_5" meta:value-type="string">r": [{"dropping-particle": "", "suffix": "", "non-dropping-particle": "", "family": "Leffler", "parse-names": false, "given": "Ellen M."}, {"dropping-particle": "", "suffix": "", "non-dropping-particle": "", "family": "Bullaughey", "parse-names": false, "</meta:user-defined>
    <meta:user-defined meta:name="Mendeley_Bookmark_eCkqJvQlSe_6" meta:value-type="string">given": "Kevin"}, {"dropping-particle": "", "suffix": "", "non-dropping-particle": "", "family": "Matute", "parse-names": false, "given": "Daniel R."}, {"dropping-particle": "", "suffix": "", "non-dropping-particle": "", "family": "Meyer", "parse-names": </meta:user-defined>
    <meta:user-defined meta:name="Mendeley_Bookmark_eCkqJvQlSe_7" meta:value-type="string">false, "given": "Wynn K."}, {"dropping-particle": "", "suffix": "", "non-dropping-particle": "", "family": "S\u00e9gurel", "parse-names": false, "given": "Laure"}, {"dropping-particle": "", "suffix": "", "non-dropping-particle": "", "family": "Venkat", "p</meta:user-defined>
    <meta:user-defined meta:name="Mendeley_Bookmark_eCkqJvQlSe_8" meta:value-type="string">arse-names": false, "given": "Aarti"}, {"dropping-particle": "", "suffix": "", "non-dropping-particle": "", "family": "Andolfatto", "parse-names": false, "given": "Peter"}, {"dropping-particle": "", "suffix": "", "non-dropping-particle": "", "family": "Pr</meta:user-defined>
    <meta:user-defined meta:name="Mendeley_Bookmark_eCkqJvQlSe_9" meta:value-type="string">zeworski", "parse-names": false, "given": "Molly"}], "id": "ITEM-2", "DOI": "10.1371/journal.pbio.1001388", "abstract": "Understanding why some species have more genetic diversity than others is central to the study of ecology and evolution, and carries p</meta:user-defined>
    <meta:user-defined meta:name="Mendeley_Bookmark_hkM2nwnTLD_1" meta:value-type="string">ADDIN CSL_CITATION {"schema": "https://github.com/citation-style-language/schema/raw/master/csl-citation.json", "mendeley": {"plainTextFormattedCitation": "(Melo et al. 2016)", "manualFormatting": "Melo et al. 2016)", "previouslyFormattedCitation": "(Melo</meta:user-defined>
    <meta:user-defined meta:name="Mendeley_Bookmark_hkM2nwnTLD_2" meta:value-type="string"> et al. 2016)", "formattedCitation": "(Melo et al. 2016)"}, "citationItems": [{"itemData": {"container-title": "PloS one", "author": [{"dropping-particle": "de", "suffix": "", "non-dropping-particle": "", "family": "Melo", "parse-names": false, "given": "</meta:user-defined>
    <meta:user-defined meta:name="Mendeley_Bookmark_hkM2nwnTLD_3" meta:value-type="string">WA"}, {"dropping-particle": "", "suffix": "", "non-dropping-particle": "", "family": "Lima-Ribeiro", "parse-names": false, "given": "MS"}, {"dropping-particle": "", "suffix": "", "non-dropping-particle": "", "family": "Terribile", "parse-names": false, "g</meta:user-defined>
    <meta:user-defined meta:name="Mendeley_Bookmark_hkM2nwnTLD_4" meta:value-type="string">iven": "LC"}], "id": "ITEM-1", "issued": {"date-parts": [["2016"]]}, "title": "Coalescent Simulation and Paleodistribution Modeling for Tabebuia rosealba Do Not Support South American Dry Forest Refugia Hypothesis", "type": "article-journal"}, "uris": ["h</meta:user-defined>
    <meta:user-defined meta:name="Mendeley_Bookmark_hkM2nwnTLD_5" meta:value-type="string">ttp://www.mendeley.com/documents/?uuid=d8a7c65e-8fd4-3555-9c2e-6960eb06f5ab"], "id": "ITEM-1"}], "properties": {"noteIndex": 0}}</meta:user-defined>
    <meta:user-defined meta:name="Mendeley_Bookmark_juybMn1bZg_1" meta:value-type="string">ADDIN CSL_CITATION {"schema": "https://github.com/citation-style-language/schema/raw/master/csl-citation.json", "mendeley": {"previouslyFormattedCitation": "(Porter et al. 1973; Adolph 1990; Sinervo and Adolph 1994)", "plainTextFormattedCitation": "(Porte</meta:user-defined>
    <meta:user-defined meta:name="Mendeley_Bookmark_juybMn1bZg_10" meta:value-type="string">on-dropping-particle": "", "family": "Porter", "parse-names": false, "given": "Warren P"}, {"dropping-particle": "", "suffix": "", "non-dropping-particle": "", "family": "Mitchell", "parse-names": false, "given": "J W"}, {"dropping-particle": "", "suffix"</meta:user-defined>
    <meta:user-defined meta:name="Mendeley_Bookmark_juybMn1bZg_11" meta:value-type="string">: "", "non-dropping-particle": "", "family": "Beckman", "parse-names": false, "given": "W A"}, {"dropping-particle": "", "suffix": "", "non-dropping-particle": "", "family": "DeWitt", "parse-names": false, "given": "C. B."}], "id": "ITEM-1", "issue": "1",</meta:user-defined>
    <meta:user-defined meta:name="Mendeley_Bookmark_juybMn1bZg_12" meta:value-type="string"> "ISBN": "0029-8519", "volume": "13"}, "uris": ["http://www.mendeley.com/documents/?uuid=48be6894-1b4c-4d38-98d9-19228a83937e"], "id": "ITEM-1"}, {"itemData": {"page": "315-327", "DOI": "10.2307/1940271", "abstract": "I investigated the relationship betwe</meta:user-defined>
    <meta:user-defined meta:name="Mendeley_Bookmark_juybMn1bZg_13" meta:value-type="string">en microhabitat use and behavioral thermoregulation in the lizards Sceloporus occidentalis and S. graciosus. I studied two populations of each species along a 1300-m elevational gradient in the San Gabriel Moun- tains of southern California. These species</meta:user-defined>
    <meta:user-defined meta:name="Mendeley_Bookmark_juybMn1bZg_14" meta:value-type="string"> occupy different, but overlapping, elevational ranges, with S. graciosus occurring at higher elevations. Because their ranges differ, the species experience different thermal environments; however, they are nearly identical in several measures of thermal</meta:user-defined>
    <meta:user-defined meta:name="Mendeley_Bookmark_juybMn1bZg_15" meta:value-type="string"> physiology. Body temperatures of active lizards varied little with altitude, although air temperatures decrease substantially over this range. Both species compensated behaviorally for variation in thermal environments by varying basking frequency and mi</meta:user-defined>
    <meta:user-defined meta:name="Mendeley_Bookmark_juybMn1bZg_16" meta:value-type="string">crohabitat use. By ther- moregulating, lizards maintained body temperatures that favor high levels of locomotor performance and other physiological functions. Microhabitat use varied markedly with elevation. Sceloporus occidentalis was almost completely a</meta:user-defined>
    <meta:user-defined meta:name="Mendeley_Bookmark_juybMn1bZg_17" meta:value-type="string">rboreal at low elevation; lizards of both species were partly arboreal, partly terrestrial at intermediate elevation; and S. graciosus was mainly terrestrial at high ele- vations. Thus, the species converged in microhabitat use where sympatric. These shif</meta:user-defined>
    <meta:user-defined meta:name="Mendeley_Bookmark_juybMn1bZg_18" meta:value-type="string">ts in microhabitat use paralleled altitudinal changes in (i) the spatial location of thermally suit- able microhabitats and (ii) habitat structure. Behavioral thermoregulation, then, appears to be an important determinant of habitat use in these lizards. </meta:user-defined>
    <meta:user-defined meta:name="Mendeley_Bookmark_juybMn1bZg_19" meta:value-type="string">Results of this study may have important implications for lizard community ecology. Microhabitats that are otherwise appropriate for lizards can be thermally unsuitable, de- pending on the local thermal environment. Hence, the thermal environment and liza</meta:user-defined>
    <meta:user-defined meta:name="Mendeley_Bookmark_juybMn1bZg_2" meta:value-type="string">r et al. 1973; Adolph 1990; Sinervo and Adolph 1994)", "formattedCitation": "(Porter et al. 1973; Adolph 1990; Sinervo and Adolph 1994)"}, "citationItems": [{"itemData": {"page": "1-54", "DOI": "10.1007/BF00379617", "abstract": "Mechanistic principles fro</meta:user-defined>
    <meta:user-defined meta:name="Mendeley_Bookmark_juybMn1bZg_20" meta:value-type="string">rd thermal biology constrain patterns of structural habitat use. As a result, physiological considerations could limit the behavioral and evolutionary options for species experiencing interspecific competition. For example, competitors in sympatry may be </meta:user-defined>
    <meta:user-defined meta:name="Mendeley_Bookmark_juybMn1bZg_21" meta:value-type="string">unable to evolve microhabitat resource partitioning because only a subset of microhabitats are thermally suitable.", "issued": {"date-parts": [["1990"]]}, "id": "ITEM-2", "type": "article-journal", "container-title": "Ecology", "ISSN": "00129658", "author</meta:user-defined>
    <meta:user-defined meta:name="Mendeley_Bookmark_juybMn1bZg_22" meta:value-type="string">": [{"dropping-particle": "", "suffix": "", "non-dropping-particle": "", "family": "Adolph", "parse-names": false, "given": "Stephen C."}], "title": "Influence of behavioral thermoregulation on microhabitat use by two &lt;i&gt;Sceloporus&lt;/i&gt; lizards", "PMID": "</meta:user-defined>
    <meta:user-defined meta:name="Mendeley_Bookmark_juybMn1bZg_23" meta:value-type="string">25246403", "issue": "1", "ISBN": "9788578110796", "volume": "71"}, "uris": ["http://www.mendeley.com/documents/?uuid=fa5c3c39-b17a-4f68-a29c-10fb38dc1a33"], "id": "ITEM-2"}, {"itemData": {"page": "776-790", "DOI": "10.2307/1941734", "abstract": "We studie</meta:user-defined>
    <meta:user-defined meta:name="Mendeley_Bookmark_juybMn1bZg_24" meta:value-type="string">d the relationship between daily activity time and growth rate in hatchling sagebrush lizards (Sceloporus graciosus), a mainly montane species, and western fence lizards (Sceloporus occidentalis), which inhabit a broader range of thermal environ- ments. T</meta:user-defined>
    <meta:user-defined meta:name="Mendeley_Bookmark_juybMn1bZg_25" meta:value-type="string">he study involved two populations of each species along an altitudinal gradient in southern California and one population of S.occidentalis from Oregon. In the field daily activity time varied seasonally: activity periods were short during spring and fall</meta:user-defined>
    <meta:user-defined meta:name="Mendeley_Bookmark_juybMn1bZg_26" meta:value-type="string"> and longer during the summer. Activity patterns also varied geographically: in montane and high- latitude environments, hatchlings experienced reduced opportunity for growth both daily and seasonally, because fewer, shorter days are available before the </meta:user-defined>
    <meta:user-defined meta:name="Mendeley_Bookmark_juybMn1bZg_27" meta:value-type="string">end of the activity season. We conducted laboratory experiments to measure the effect of the thermal environment on hatchling growth rates. Laboratory-incubated hatchlings had access to radiant energy for part of each day and were kept at 15OC (too low fo</meta:user-defined>
    <meta:user-defined meta:name="Mendeley_Bookmark_juybMn1bZg_28" meta:value-type="string">r activity) the rest of the day. The four experimental treatments (6, 9, 12 and 15 h of radiant energy per day) approximated the range of thermal environments encountered by hatchlings in the wild. Food and water were provided ad libitum. Mass-specific gr</meta:user-defined>
    <meta:user-defined meta:name="Mendeley_Bookmark_juybMn1bZg_29" meta:value-type="string">owth rates were plastic and generally increased with potential activity time in hatchlings from all populations. However, the form of this relationship varied among populations: growth rates of California S.occidentalis (\"growth opportunists\") increased</meta:user-defined>
    <meta:user-defined meta:name="Mendeley_Bookmark_juybMn1bZg_3" meta:value-type="string">m engineering, meteorology, and soil physics are integrated with ecology and physiology to develop models for prediction of animal behavior. The Mojave Desert biome and the desert iguana are used to illustrate these principles. A transient energy balance </meta:user-defined>
    <meta:user-defined meta:name="Mendeley_Bookmark_juybMn1bZg_30" meta:value-type="string"> roughly linearly with potential activity time, whereas growth rates of Oregon S. occidentalis and California S. graciosus (\"short-day specialists\") showed curvilinear responses to potential activity time. Interspecific and large-scale intraspecific dif</meta:user-defined>
    <meta:user-defined meta:name="Mendeley_Bookmark_juybMn1bZg_31" meta:value-type="string">ferences in the form of the norm of reaction paralleled the differences in thermal en- vironments encountered by hatchlings in nature. Populations of S. occidentalis at low elevation in California routinely experience short and long days of activity (e.g.</meta:user-defined>
    <meta:user-defined meta:name="Mendeley_Bookmark_juybMn1bZg_32" meta:value-type="string">, 6-1 3 h/d) and the norm of reaction for growth rate increases linearly over this range. In contrast, populations of S. graciosus rarely experience days with &gt;9 h of activity and the norm of reaction for growth rate plateaus above 9 h/d. Similarly, north</meta:user-defined>
    <meta:user-defined meta:name="Mendeley_Bookmark_juybMn1bZg_33" meta:value-type="string">ern populations of S. occi- dentalis from Oregon rarely experience days with &gt;9 h of activity and the norm of reaction for growth rate also plateaus above 9 h/d. On a large scale, therefore, growth\u2026", "issued": {"date-parts": [["1994"]]}, "title": "G</meta:user-defined>
    <meta:user-defined meta:name="Mendeley_Bookmark_juybMn1bZg_34" meta:value-type="string">rowth plasticity and thermal opportunity in &lt;i&gt;Sceloporus&lt;/i&gt; lizards", "type": "article-journal", "container-title": "Ecology", "ISSN": "00129658", "author": [{"dropping-particle": "", "suffix": "", "non-dropping-particle": "", "family": "Sinervo", "pars</meta:user-defined>
    <meta:user-defined meta:name="Mendeley_Bookmark_juybMn1bZg_35" meta:value-type="string">e-names": false, "given": "Barry."}, {"dropping-particle": "", "suffix": "", "non-dropping-particle": "", "family": "Adolph", "parse-names": false, "given": "S. C."}], "id": "ITEM-3", "issue": "3", "ISBN": "0012-9658", "volume": "75"}, "uris": ["http://ww</meta:user-defined>
    <meta:user-defined meta:name="Mendeley_Bookmark_juybMn1bZg_36" meta:value-type="string">w.mendeley.com/documents/?uuid=0e23aa95-d018-42b6-bd15-34cf54dc8e49"], "id": "ITEM-3"}], "properties": {"noteIndex": 0}}</meta:user-defined>
    <meta:user-defined meta:name="Mendeley_Bookmark_juybMn1bZg_4" meta:value-type="string">model for animals in an outdoor environment is presented. The concepts and relationships have been tested in a wind tunnel, in a simulated desert, and in the field. The animal model requires anatomical information and knowledge of the thermoregulatory res</meta:user-defined>
    <meta:user-defined meta:name="Mendeley_Bookmark_juybMn1bZg_5" meta:value-type="string">ponses of the animal. The micrometeorological model requires only basic meteorological parameters and two soil physical properties as inputs. Tests of the model in the field show agreement between predicted and measured temperatures above and below the su</meta:user-defined>
    <meta:user-defined meta:name="Mendeley_Bookmark_juybMn1bZg_6" meta:value-type="string">rface of about 2 to 3\u00b0C. The animal and micrometeorological models are combined to predict daily and seasonal activity patterns, available times for predator-prey interaction, and daily, seasonal and annual requirements for food and water. It is show</meta:user-defined>
    <meta:user-defined meta:name="Mendeley_Bookmark_juybMn1bZg_7" meta:value-type="string">n that food, water and the thermal environment can limit animal activity, and furthermore, the controlling limit changes with season. Actual observations of activity patterns and our predictions show close agreement, in many cases, and pose intriguing que</meta:user-defined>
    <meta:user-defined meta:name="Mendeley_Bookmark_juybMn1bZg_8" meta:value-type="string">stions in those situations where agreement does not exist. This type of modeling can be used to further study predator-prey interactions, to study how changes in the environment might affect animal behavior, and to answer other important ecological and ph</meta:user-defined>
    <meta:user-defined meta:name="Mendeley_Bookmark_juybMn1bZg_9" meta:value-type="string">ysiological questions.", "issued": {"date-parts": [["1973"]]}, "title": "Behavioral implications of mechanistic ecology", "type": "article-journal", "container-title": "Oecologia", "ISSN": "0029-8519", "author": [{"dropping-particle": "", "suffix": "", "n</meta:user-defined>
    <meta:user-defined meta:name="Mendeley_Bookmark_koxi81eji8_1" meta:value-type="string">ADDIN CSL_CITATION {"schema": "https://github.com/citation-style-language/schema/raw/master/csl-citation.json", "mendeley": {"previouslyFormattedCitation": "(Pagel et al. 2004)", "plainTextFormattedCitation": "(Pagel et al. 2004)", "formattedCitation": "(</meta:user-defined>
    <meta:user-defined meta:name="Mendeley_Bookmark_koxi81eji8_2" meta:value-type="string">Pagel et al. 2004)"}, "citationItems": [{"itemData": {"container-title": "Systematic biology", "author": [{"dropping-particle": "", "suffix": "", "non-dropping-particle": "", "family": "Pagel", "parse-names": false, "given": "M"}, {"dropping-particle": ""</meta:user-defined>
    <meta:user-defined meta:name="Mendeley_Bookmark_koxi81eji8_3" meta:value-type="string">, "suffix": "", "non-dropping-particle": "", "family": "Meade", "parse-names": false, "given": "A"}, {"dropping-particle": "", "suffix": "", "non-dropping-particle": "", "family": "Barker", "parse-names": false, "given": "D"}], "id": "ITEM-1", "issued": {</meta:user-defined>
    <meta:user-defined meta:name="Mendeley_Bookmark_koxi81eji8_4" meta:value-type="string">"date-parts": [["2004"]]}, "title": "Bayesian estimation of ancestral character states on phylogenies", "type": "article-journal"}, "uris": ["http://www.mendeley.com/documents/?uuid=b818aa6b-90b4-3e9b-a59a-116460b1bcf3"], "id": "ITEM-1"}], "properties": {</meta:user-defined>
    <meta:user-defined meta:name="Mendeley_Bookmark_koxi81eji8_5" meta:value-type="string">"noteIndex": 0}}</meta:user-defined>
    <meta:user-defined meta:name="Mendeley_Bookmark_pjicuFeAmh_1" meta:value-type="string">ADDIN CSL_CITATION {"schema": "https://github.com/citation-style-language/schema/raw/master/csl-citation.json", "mendeley": {"previouslyFormattedCitation": "(Oliveira and Marquis 2002)", "plainTextFormattedCitation": "(Oliveira and Marquis 2002)", "format</meta:user-defined>
    <meta:user-defined meta:name="Mendeley_Bookmark_pjicuFeAmh_2" meta:value-type="string">tedCitation": "(Oliveira and Marquis 2002)"}, "citationItems": [{"itemData": {"author": [{"dropping-particle": "", "suffix": "", "non-dropping-particle": "", "family": "Oliveira", "parse-names": false, "given": "PS"}, {"dropping-particle": "", "suffix": "</meta:user-defined>
    <meta:user-defined meta:name="Mendeley_Bookmark_pjicuFeAmh_3" meta:value-type="string">", "non-dropping-particle": "", "family": "Marquis", "parse-names": false, "given": "RJ"}], "id": "ITEM-1", "publisher": "Columbia University Press", "issued": {"date-parts": [["2002"]]}, "title": "The cerrados of Brazil: ecology and natural history of a </meta:user-defined>
    <meta:user-defined meta:name="Mendeley_Bookmark_pjicuFeAmh_4" meta:value-type="string">neotropical savanna", "type": "book"}, "uris": ["http://www.mendeley.com/documents/?uuid=4f890408-3509-3f97-b9c7-63006c7013a5"], "id": "ITEM-1"}], "properties": {"noteIndex": 0}}</meta:user-defined>
    <meta:user-defined meta:name="Mendeley_Bookmark_sz5s4ohfe6_1" meta:value-type="string">ADDIN CSL_CITATION {"schema": "https://github.com/citation-style-language/schema/raw/master/csl-citation.json", "mendeley": {"previouslyFormattedCitation": "(King and Lively 2012)", "plainTextFormattedCitation": "(King and Lively 2012)", "formattedCitatio</meta:user-defined>
    <meta:user-defined meta:name="Mendeley_Bookmark_sz5s4ohfe6_2" meta:value-type="string">n": "(King and Lively 2012)"}, "citationItems": [{"itemData": {"container-title": "Heredity", "ISSN": "0018067X", "author": [{"dropping-particle": "", "suffix": "", "non-dropping-particle": "", "family": "King", "parse-names": false, "given": "K. C."}, {"</meta:user-defined>
    <meta:user-defined meta:name="Mendeley_Bookmark_sz5s4ohfe6_3" meta:value-type="string">dropping-particle": "", "suffix": "", "non-dropping-particle": "", "family": "Lively", "parse-names": false, "given": "C. M."}], "id": "ITEM-1", "DOI": "10.1038/hdy.2012.33", "abstract": "It is a commonly held view that genetically homogenous host populat</meta:user-defined>
    <meta:user-defined meta:name="Mendeley_Bookmark_sz5s4ohfe6_4" meta:value-type="string">ions are more vulnerable to infection than genetically diverse populations. The underlying idea, known as the 'monoculture effect,' is well documented in agricultural studies. Low genetic diversity in the wild can result from bottlenecks (that is, founder</meta:user-defined>
    <meta:user-defined meta:name="Mendeley_Bookmark_sz5s4ohfe6_5" meta:value-type="string"> effects), biparental inbreeding or self-fertilization, any of which might increase the risk of epidemics. Host genetic diversity could buffer populations against epidemics in nature, but it is not clear how much diversity is required to prevent disease s</meta:user-defined>
    <meta:user-defined meta:name="Mendeley_Bookmark_sz5s4ohfe6_6" meta:value-type="string">pread. Recent theoretical and empirical studies, particularly in Daphnia populations, have helped to establish that genetic diversity can reduce parasite transmission. Here, we review the present theoretical work and empirical evidence, and we suggest a n</meta:user-defined>
    <meta:user-defined meta:name="Mendeley_Bookmark_sz5s4ohfe6_7" meta:value-type="string">ew focus on finding 'diversity thresholds.'Heredity advance online publication, 20 June 2012; doi:10.1038/hdy.2012.33.", "issued": {"date-parts": [["2012"]]}, "title": "Does genetic diversity limit disease spread in natural host populations", "type": "art</meta:user-defined>
    <meta:user-defined meta:name="Mendeley_Bookmark_sz5s4ohfe6_8" meta:value-type="string">icle"}, "uris": ["http://www.mendeley.com/documents/?uuid=c71f4627-b09c-42f1-9b4c-4fc8bb173efe"], "id": "ITEM-1"}], "properties": {"noteIndex": 0}}</meta:user-defined>
    <meta:user-defined meta:name="Mendeley_Bookmark_t2cS1l5ZwI_1" meta:value-type="string">ADDIN CSL_CITATION {"schema": "https://github.com/citation-style-language/schema/raw/master/csl-citation.json", "mendeley": {"previouslyFormattedCitation": "(Bellard et al. 2012)", "plainTextFormattedCitation": "(Bellard et al. 2012)", "formattedCitation"</meta:user-defined>
    <meta:user-defined meta:name="Mendeley_Bookmark_t2cS1l5ZwI_10" meta:value-type="string">ilfried"}, {"dropping-particle": "", "suffix": "", "non-dropping-particle": "", "family": "Courchamp", "parse-names": false, "given": "Franck"}], "id": "ITEM-1", "issue": "4", "volume": "15"}, "uris": ["http://www.mendeley.com/documents/?uuid=f46f418a-fe6</meta:user-defined>
    <meta:user-defined meta:name="Mendeley_Bookmark_t2cS1l5ZwI_11" meta:value-type="string">d-4259-a4ec-0f5380dceda5"], "id": "ITEM-1"}], "properties": {"noteIndex": 0}}</meta:user-defined>
    <meta:user-defined meta:name="Mendeley_Bookmark_t2cS1l5ZwI_2" meta:value-type="string">: "(Bellard et al. 2012)"}, "citationItems": [{"itemData": {"page": "365-377", "DOI": "10.1111/j.1461-0248.2011.01736.x", "abstract": "Many studies in recent years have investigated the effects of climate change on the future of biodiversity. In this revi</meta:user-defined>
    <meta:user-defined meta:name="Mendeley_Bookmark_t2cS1l5ZwI_3" meta:value-type="string">ew, we first examine the different possible effects of climate change that can operate at individual, population, species, community, ecosystem and biome scales, notably showing that species can respond to climate change challenges by shifting their clima</meta:user-defined>
    <meta:user-defined meta:name="Mendeley_Bookmark_t2cS1l5ZwI_4" meta:value-type="string">tic niche along three non-exclusive axes: time (e.g. phenology), space (e.g. range) and self (e.g. physiology). Then, we present the principal specificities and caveats of the most common approaches used to estimate future biodiversity at global and sub-c</meta:user-defined>
    <meta:user-defined meta:name="Mendeley_Bookmark_t2cS1l5ZwI_5" meta:value-type="string">ontinental scales and we synthesise their results. Finally, we highlight several challenges for future research both in theoretical and applied realms. Overall, our review shows that current estimates are very variable, depending on the method, taxonomic </meta:user-defined>
    <meta:user-defined meta:name="Mendeley_Bookmark_t2cS1l5ZwI_6" meta:value-type="string">group, biodiversity loss metrics, spatial scales and time periods considered. Yet, the majority of models indicate alarming consequences for biodiversity, with the worst-case scenarios leading to extinction rates that would qualify as the sixth mass extin</meta:user-defined>
    <meta:user-defined meta:name="Mendeley_Bookmark_t2cS1l5ZwI_7" meta:value-type="string">ction in the history of the earth.", "issued": {"date-parts": [["2012"]]}, "title": "Impacts of climate change on the future of biodiversity", "type": "article-journal", "container-title": "Ecology Letters", "ISSN": "1461023X", "author": [{"dropping-parti</meta:user-defined>
    <meta:user-defined meta:name="Mendeley_Bookmark_t2cS1l5ZwI_8" meta:value-type="string">cle": "", "suffix": "", "non-dropping-particle": "", "family": "Bellard", "parse-names": false, "given": "C\u00e9line"}, {"dropping-particle": "", "suffix": "", "non-dropping-particle": "", "family": "Bertelsmeier", "parse-names": false, "given": "Cleo"},</meta:user-defined>
    <meta:user-defined meta:name="Mendeley_Bookmark_t2cS1l5ZwI_9" meta:value-type="string"> {"dropping-particle": "", "suffix": "", "non-dropping-particle": "", "family": "Leadley", "parse-names": false, "given": "Paul"}, {"dropping-particle": "", "suffix": "", "non-dropping-particle": "", "family": "Thuiller", "parse-names": false, "given": "W</meta:user-defined>
    <meta:user-defined meta:name="Mendeley_Bookmark_vEmeq5jsOP_1" meta:value-type="string">ADDIN CSL_CITATION {"schema": "https://github.com/citation-style-language/schema/raw/master/csl-citation.json", "mendeley": {"previouslyFormattedCitation": "(Corripio 2003)", "plainTextFormattedCitation": "(Corripio 2003)", "formattedCitation": "(Corripio</meta:user-defined>
    <meta:user-defined meta:name="Mendeley_Bookmark_vEmeq5jsOP_2" meta:value-type="string"> 2003)"}, "citationItems": [{"itemData": {"page": "1-23", "DOI": "10.1080/713811744", "abstract": "Terrain parameters derived from digital elevation models (DEMs), such as slope gradient, aspect and cell surface area, are represented as a vector normal to</meta:user-defined>
    <meta:user-defined meta:name="Mendeley_Bookmark_vEmeq5jsOP_3" meta:value-type="string"> the surface and calculated using the minimum areal unit of the DEM, that is enclosed between four data points. The position of the Sun is calculated by applying rotational matrices to a unit vector defined at noon as a function of latitude and declinatio</meta:user-defined>
    <meta:user-defined meta:name="Mendeley_Bookmark_vEmeq5jsOP_4" meta:value-type="string">n. The direct component of insolation intercepted by the cell surface is then calculated as a dot product between the unit vector in the direction of the Sun and the unit vector normal to surface, multiplied by direct normal irradiation. Hillshading is co</meta:user-defined>
    <meta:user-defined meta:name="Mendeley_Bookmark_vEmeq5jsOP_5" meta:value-type="string">mputed by scanning the projection of cells onto a solar illumination plane perpendicular to the Sun direction. Horizon angles and estimated sky view factor are calculated using a more economical algorithm than a rigorous evaluation of all the angles subte</meta:user-defined>
    <meta:user-defined meta:name="Mendeley_Bookmark_vEmeq5jsOP_6" meta:value-type="string">nded by every grid cell to each other. The performance of the slope algorithm is evaluated using a synthetic surface and real world examples are given for the Mont Blanc Massif, in the French Alps.", "issued": {"date-parts": [["2003"]]}, "id": "ITEM-1", "</meta:user-defined>
    <meta:user-defined meta:name="Mendeley_Bookmark_vEmeq5jsOP_7" meta:value-type="string">type": "article-journal", "container-title": "International Journal of Geographical Information Science", "ISSN": "13623087", "author": [{"dropping-particle": "", "suffix": "", "non-dropping-particle": "", "family": "Corripio", "parse-names": false, "give</meta:user-defined>
    <meta:user-defined meta:name="Mendeley_Bookmark_vEmeq5jsOP_8" meta:value-type="string">n": "Javier G."}], "title": "Vectorial algebra algorithms for calculating terrain parameters from DEMs and solar radiation modelling in mountainous terrain", "PMID": "474279", "issue": "1", "ISBN": "1365-8816", "volume": "17"}, "uris": ["http://www.mendel</meta:user-defined>
    <meta:user-defined meta:name="Mendeley_Bookmark_vEmeq5jsOP_9" meta:value-type="string">ey.com/documents/?uuid=f60fd789-a339-4e08-b668-5539b2f24446"], "id": "ITEM-1"}], "properties": {"noteIndex": 0}}</meta:user-defined>
    <meta:user-defined meta:name="Mendeley_Bookmark_xUCHptQUb2_1" meta:value-type="string">ADDIN CSL_CITATION {"schema": "https://github.com/citation-style-language/schema/raw/master/csl-citation.json", "mendeley": {"plainTextFormattedCitation": "(Caetano et al.; Sinervo et al. 2010)", "manualFormatting": "(Caetano et al. 2019; Sinervo et al. 2</meta:user-defined>
    <meta:user-defined meta:name="Mendeley_Bookmark_xUCHptQUb2_10" meta:value-type="string">fix": "", "non-dropping-particle": "", "family": "Sinervo", "parse-names": false, "given": "Barry"}], "id": "ITEM-1", "issued": {"date-parts": [["0"]]}, "title": "Time of activity is a better predictor than environmental temperature for the distribution o</meta:user-defined>
    <meta:user-defined meta:name="Mendeley_Bookmark_xUCHptQUb2_11" meta:value-type="string">f a tropical lizard", "type": "article-journal"}, "uris": ["http://www.mendeley.com/documents/?uuid=e1e10e63-73f1-4110-a9cb-696c35e8257d"], "id": "ITEM-1"}, {"itemData": {"page": "894-899", "DOI": "10.1126/science.1184695", "abstract": "It is predicted th</meta:user-defined>
    <meta:user-defined meta:name="Mendeley_Bookmark_xUCHptQUb2_12" meta:value-type="string">at climate change will cause species extinctions and distributional shifts in coming decades, but data to validate these predictions are relatively scarce. Here, we compare recent and historical surveys for 48 Mexican lizard species at 200 sites. Since 19</meta:user-defined>
    <meta:user-defined meta:name="Mendeley_Bookmark_xUCHptQUb2_13" meta:value-type="string">75, 12% of local populations have gone extinct. We verified physiological models of extinction risk with observed local extinctions and extended projections worldwide. Since 1975, we estimate that 4% of local populations have gone extinct worldwide, but b</meta:user-defined>
    <meta:user-defined meta:name="Mendeley_Bookmark_xUCHptQUb2_14" meta:value-type="string">y 2080 local extinctions are projected to reach 39% worldwide, and species extinctions may reach 20%. Global extinction projections were validated with local extinctions observed from 1975 to 2009 for regional biotas on four other continents, suggesting t</meta:user-defined>
    <meta:user-defined meta:name="Mendeley_Bookmark_xUCHptQUb2_15" meta:value-type="string">hat lizards have already crossed a threshold for extinctions caused by climate change.", "issued": {"date-parts": [["2010"]]}, "id": "ITEM-2", "type": "article-journal", "container-title": "Science", "ISSN": "0036-8075", "author": [{"dropping-particle": "</meta:user-defined>
    <meta:user-defined meta:name="Mendeley_Bookmark_xUCHptQUb2_16" meta:value-type="string">", "suffix": "", "non-dropping-particle": "", "family": "Sinervo", "parse-names": false, "given": "Barry"}, {"dropping-particle": "", "suffix": "", "non-dropping-particle": "", "family": "Mendez-De-La-Cruz", "parse-names": false, "given": "F."}, {"droppin</meta:user-defined>
    <meta:user-defined meta:name="Mendeley_Bookmark_xUCHptQUb2_17" meta:value-type="string">g-particle": "", "suffix": "", "non-dropping-particle": "", "family": "Miles", "parse-names": false, "given": "Donald B."}, {"dropping-particle": "", "suffix": "", "non-dropping-particle": "", "family": "Heulin", "parse-names": false, "given": "Benoit"}, </meta:user-defined>
    <meta:user-defined meta:name="Mendeley_Bookmark_xUCHptQUb2_18" meta:value-type="string">{"dropping-particle": "", "suffix": "", "non-dropping-particle": "", "family": "Bastiaans", "parse-names": false, "given": "Elizabeth"}, {"dropping-particle": "", "suffix": "", "non-dropping-particle": "", "family": "Cruz", "parse-names": false, "given": </meta:user-defined>
    <meta:user-defined meta:name="Mendeley_Bookmark_xUCHptQUb2_19" meta:value-type="string">"Maricela Villagr\u00e1n-Santa"}, {"dropping-particle": "", "suffix": "", "non-dropping-particle": "", "family": "Lara-Resendiz", "parse-names": false, "given": "Rafael"}, {"dropping-particle": "", "suffix": "", "non-dropping-particle": "", "family": "Mar</meta:user-defined>
    <meta:user-defined meta:name="Mendeley_Bookmark_xUCHptQUb2_2" meta:value-type="string">010)", "previouslyFormattedCitation": "(Caetano et al.; Sinervo et al. 2010)", "formattedCitation": "(Caetano et al.; Sinervo et al. 2010)"}, "citationItems": [{"itemData": {"container-title": "Oikos - In review", "author": [{"dropping-particle": "", "suf</meta:user-defined>
    <meta:user-defined meta:name="Mendeley_Bookmark_xUCHptQUb2_20" meta:value-type="string">t\u00ednez-M\u00e9ndez", "parse-names": false, "given": "Norberto"}, {"dropping-particle": "", "suffix": "", "non-dropping-particle": "", "family": "Calder\u00f3n-Espinosa", "parse-names": false, "given": "Martha Luc\u00eda"}, {"dropping-particle": "", "s</meta:user-defined>
    <meta:user-defined meta:name="Mendeley_Bookmark_xUCHptQUb2_21" meta:value-type="string">uffix": "", "non-dropping-particle": "", "family": "Meza-L\u00e1zaro", "parse-names": false, "given": "Rubi Nelsi"}, {"dropping-particle": "", "suffix": "", "non-dropping-particle": "", "family": "Gadsden", "parse-names": false, "given": "H\u00e9ctor"}, {</meta:user-defined>
    <meta:user-defined meta:name="Mendeley_Bookmark_xUCHptQUb2_22" meta:value-type="string">"dropping-particle": "", "suffix": "", "non-dropping-particle": "", "family": "Avila", "parse-names": false, "given": "Luciano Javier"}, {"dropping-particle": "", "suffix": "", "non-dropping-particle": "", "family": "Morando", "parse-names": false, "given</meta:user-defined>
    <meta:user-defined meta:name="Mendeley_Bookmark_xUCHptQUb2_23" meta:value-type="string">": "Mariana"}, {"dropping-particle": "la", "suffix": "", "non-dropping-particle": "", "family": "Riva", "parse-names": false, "given": "Ignacio J. De"}, {"dropping-particle": "", "suffix": "", "non-dropping-particle": "", "family": "Sepulveda", "parse-nam</meta:user-defined>
    <meta:user-defined meta:name="Mendeley_Bookmark_xUCHptQUb2_24" meta:value-type="string">es": false, "given": "Pedro Victoriano"}, {"dropping-particle": "", "suffix": "", "non-dropping-particle": "", "family": "Rocha", "parse-names": false, "given": "Carlos Frederico Duarte"}, {"dropping-particle": "", "suffix": "", "non-dropping-particle": "</meta:user-defined>
    <meta:user-defined meta:name="Mendeley_Bookmark_xUCHptQUb2_25" meta:value-type="string">", "family": "Ibarg\u00fcengoyt\u00eda", "parse-names": false, "given": "Nora"}, {"dropping-particle": "", "suffix": "", "non-dropping-particle": "", "family": "Puntriano", "parse-names": false, "given": "C\u00e9sar Aguilar"}, {"dropping-particle": "", "s</meta:user-defined>
    <meta:user-defined meta:name="Mendeley_Bookmark_xUCHptQUb2_26" meta:value-type="string">uffix": "", "non-dropping-particle": "", "family": "Massot", "parse-names": false, "given": "Manuel"}, {"dropping-particle": "", "suffix": "", "non-dropping-particle": "", "family": "Lepetz", "parse-names": false, "given": "Virginie"}, {"dropping-particle</meta:user-defined>
    <meta:user-defined meta:name="Mendeley_Bookmark_xUCHptQUb2_27" meta:value-type="string">": "", "suffix": "", "non-dropping-particle": "", "family": "Oksanen", "parse-names": false, "given": "Tuula A."}, {"dropping-particle": "", "suffix": "", "non-dropping-particle": "", "family": "Chapple", "parse-names": false, "given": "David G."}, {"drop</meta:user-defined>
    <meta:user-defined meta:name="Mendeley_Bookmark_xUCHptQUb2_28" meta:value-type="string">ping-particle": "", "suffix": "", "non-dropping-particle": "", "family": "Bauer", "parse-names": false, "given": "Aaron M."}, {"dropping-particle": "", "suffix": "", "non-dropping-particle": "", "family": "Branch", "parse-names": false, "given": "William </meta:user-defined>
    <meta:user-defined meta:name="Mendeley_Bookmark_xUCHptQUb2_29" meta:value-type="string">R."}, {"dropping-particle": "", "suffix": "", "non-dropping-particle": "", "family": "Clobert", "parse-names": false, "given": "Jean"}, {"dropping-particle": "", "suffix": "", "non-dropping-particle": "", "family": "Sites", "parse-names": false, "given": </meta:user-defined>
    <meta:user-defined meta:name="Mendeley_Bookmark_xUCHptQUb2_3" meta:value-type="string">fix": "", "non-dropping-particle": "", "family": "Caetano", "parse-names": false, "given": "Gabriel H. O."}, {"dropping-particle": "", "suffix": "", "non-dropping-particle": "", "family": "Santos", "parse-names": false, "given": "Juan C."}, {"dropping-par</meta:user-defined>
    <meta:user-defined meta:name="Mendeley_Bookmark_xUCHptQUb2_30" meta:value-type="string">"Jack W."}, {"dropping-particle": "", "suffix": "", "non-dropping-particle": "", "family": "Villagran-Santa Cruz", "parse-names": false, "given": "M."}, {"dropping-particle": "", "suffix": "", "non-dropping-particle": "", "family": "Lara-Resendiz", "parse</meta:user-defined>
    <meta:user-defined meta:name="Mendeley_Bookmark_xUCHptQUb2_31" meta:value-type="string">-names": false, "given": "Rafael"}, {"dropping-particle": "", "suffix": "", "non-dropping-particle": "", "family": "Martinez-Mendez", "parse-names": false, "given": "N."}, {"dropping-particle": "", "suffix": "", "non-dropping-particle": "", "family": "Cal</meta:user-defined>
    <meta:user-defined meta:name="Mendeley_Bookmark_xUCHptQUb2_32" meta:value-type="string">deron-Espinosa", "parse-names": false, "given": "M. L."}, {"dropping-particle": "", "suffix": "", "non-dropping-particle": "", "family": "Meza-Lazaro", "parse-names": false, "given": "R. N."}, {"dropping-particle": "", "suffix": "", "non-dropping-particle</meta:user-defined>
    <meta:user-defined meta:name="Mendeley_Bookmark_xUCHptQUb2_33" meta:value-type="string">": "", "family": "Gadsden", "parse-names": false, "given": "H\u00e9ctor"}, {"dropping-particle": "", "suffix": "", "non-dropping-particle": "", "family": "Avila", "parse-names": false, "given": "Luciano Javier"}, {"dropping-particle": "", "suffix": "", "n</meta:user-defined>
    <meta:user-defined meta:name="Mendeley_Bookmark_xUCHptQUb2_34" meta:value-type="string">on-dropping-particle": "", "family": "Morando", "parse-names": false, "given": "Mariana"}, {"dropping-particle": "", "suffix": "", "non-dropping-particle": "De", "family": "la Riva", "parse-names": false, "given": "Ignacio J."}, {"dropping-particle": "", </meta:user-defined>
    <meta:user-defined meta:name="Mendeley_Bookmark_xUCHptQUb2_35" meta:value-type="string">"suffix": "", "non-dropping-particle": "", "family": "Sepulveda", "parse-names": false, "given": "Pedro Victoriano"}, {"dropping-particle": "", "suffix": "", "non-dropping-particle": "", "family": "Rocha", "parse-names": false, "given": "Carlos Frederico </meta:user-defined>
    <meta:user-defined meta:name="Mendeley_Bookmark_xUCHptQUb2_36" meta:value-type="string">Duarte"}, {"dropping-particle": "", "suffix": "", "non-dropping-particle": "", "family": "Ibarguengoytia", "parse-names": false, "given": "N."}, {"dropping-particle": "", "suffix": "", "non-dropping-particle": "", "family": "Puntriano", "parse-names": fal</meta:user-defined>
    <meta:user-defined meta:name="Mendeley_Bookmark_xUCHptQUb2_37" meta:value-type="string">se, "given": "C\u00e9sar Aguilar"}, {"dropping-particle": "", "suffix": "", "non-dropping-particle": "", "family": "Massot", "parse-names": false, "given": "Manuel"}, {"dropping-particle": "", "suffix": "", "non-dropping-particle": "", "family": "Lepetz",</meta:user-defined>
    <meta:user-defined meta:name="Mendeley_Bookmark_xUCHptQUb2_38" meta:value-type="string"> "parse-names": false, "given": "Virginie"}, {"dropping-particle": "", "suffix": "", "non-dropping-particle": "", "family": "Oksanen", "parse-names": false, "given": "Tuula A."}, {"dropping-particle": "", "suffix": "", "non-dropping-particle": "", "family</meta:user-defined>
    <meta:user-defined meta:name="Mendeley_Bookmark_xUCHptQUb2_39" meta:value-type="string">": "Chapple", "parse-names": false, "given": "David G."}, {"dropping-particle": "", "suffix": "", "non-dropping-particle": "", "family": "Bauer", "parse-names": false, "given": "Aaron M."}, {"dropping-particle": "", "suffix": "", "non-dropping-particle": </meta:user-defined>
    <meta:user-defined meta:name="Mendeley_Bookmark_xUCHptQUb2_4" meta:value-type="string">ticle": "", "suffix": "", "non-dropping-particle": "", "family": "Godinho", "parse-names": false, "given": "Leandro B."}, {"dropping-particle": "", "suffix": "", "non-dropping-particle": "", "family": "Cavalcante", "parse-names": false, "given": "Vitor H.</meta:user-defined>
    <meta:user-defined meta:name="Mendeley_Bookmark_xUCHptQUb2_40" meta:value-type="string">"", "family": "Branch", "parse-names": false, "given": "William R."}, {"dropping-particle": "", "suffix": "", "non-dropping-particle": "", "family": "Clobert", "parse-names": false, "given": "Jean"}, {"dropping-particle": "", "suffix": "", "non-dropping-p</meta:user-defined>
    <meta:user-defined meta:name="Mendeley_Bookmark_xUCHptQUb2_41" meta:value-type="string">article": "", "family": "Sites", "parse-names": false, "given": "Jack W."}, {"dropping-particle": "", "suffix": "", "non-dropping-particle": "", "family": "M\u00e9ndez-de-la-Cruz", "parse-names": false, "given": "Fausto"}, {"dropping-particle": "", "suffi</meta:user-defined>
    <meta:user-defined meta:name="Mendeley_Bookmark_xUCHptQUb2_42" meta:value-type="string">x": "", "non-dropping-particle": "", "family": "Miles", "parse-names": false, "given": "Donald B."}, {"dropping-particle": "", "suffix": "", "non-dropping-particle": "", "family": "Heulin", "parse-names": false, "given": "Benoit"}, {"dropping-particle": "</meta:user-defined>
    <meta:user-defined meta:name="Mendeley_Bookmark_xUCHptQUb2_43" meta:value-type="string">", "suffix": "", "non-dropping-particle": "", "family": "Bastiaans", "parse-names": false, "given": "Elizabeth"}, {"dropping-particle": "", "suffix": "", "non-dropping-particle": "", "family": "Villagr\u00e1n-Santa Cruz", "parse-names": false, "given": "M</meta:user-defined>
    <meta:user-defined meta:name="Mendeley_Bookmark_xUCHptQUb2_44" meta:value-type="string">aricela"}, {"dropping-particle": "", "suffix": "", "non-dropping-particle": "", "family": "Lara-Resendiz", "parse-names": false, "given": "Rafael"}, {"dropping-particle": "", "suffix": "", "non-dropping-particle": "", "family": "Mart\u00ednez-M\u00e9ndez"</meta:user-defined>
    <meta:user-defined meta:name="Mendeley_Bookmark_xUCHptQUb2_45" meta:value-type="string">, "parse-names": false, "given": "Norberto"}, {"dropping-particle": "", "suffix": "", "non-dropping-particle": "", "family": "Calder\u00f3n-Espinosa", "parse-names": false, "given": "Martha Luc\u00eda"}, {"dropping-particle": "", "suffix": "", "non-droppi</meta:user-defined>
    <meta:user-defined meta:name="Mendeley_Bookmark_xUCHptQUb2_46" meta:value-type="string">ng-particle": "", "family": "Meza-L\u00e1zaro", "parse-names": false, "given": "Rubi Nelsi"}, {"dropping-particle": "", "suffix": "", "non-dropping-particle": "", "family": "Gadsden", "parse-names": false, "given": "H\u00e9ctor"}, {"dropping-particle": ""</meta:user-defined>
    <meta:user-defined meta:name="Mendeley_Bookmark_xUCHptQUb2_47" meta:value-type="string">, "suffix": "", "non-dropping-particle": "", "family": "Avila", "parse-names": false, "given": "Luciano Javier"}, {"dropping-particle": "", "suffix": "", "non-dropping-particle": "", "family": "Morando", "parse-names": false, "given": "Mariana"}, {"droppi</meta:user-defined>
    <meta:user-defined meta:name="Mendeley_Bookmark_xUCHptQUb2_48" meta:value-type="string">ng-particle": "", "suffix": "", "non-dropping-particle": "De", "family": "la Riva", "parse-names": false, "given": "Ignacio J."}, {"dropping-particle": "", "suffix": "", "non-dropping-particle": "", "family": "Victoriano Sepulveda", "parse-names": false, </meta:user-defined>
    <meta:user-defined meta:name="Mendeley_Bookmark_xUCHptQUb2_49" meta:value-type="string">"given": "Pedro"}, {"dropping-particle": "", "suffix": "", "non-dropping-particle": "", "family": "Rocha", "parse-names": false, "given": "Carlos Frederico Duarte"}, {"dropping-particle": "", "suffix": "", "non-dropping-particle": "", "family": "Ibarg\u00</meta:user-defined>
    <meta:user-defined meta:name="Mendeley_Bookmark_xUCHptQUb2_5" meta:value-type="string"> G. L."}, {"dropping-particle": "", "suffix": "", "non-dropping-particle": "", "family": "Diele-Viegas", "parse-names": false, "given": "Luisa M."}, {"dropping-particle": "", "suffix": "", "non-dropping-particle": "", "family": "Campelo", "parse-names": f</meta:user-defined>
    <meta:user-defined meta:name="Mendeley_Bookmark_xUCHptQUb2_50" meta:value-type="string">fcengoyt\u00eda", "parse-names": false, "given": "Nora"}, {"dropping-particle": "", "suffix": "", "non-dropping-particle": "", "family": "Aguilar Puntriano", "parse-names": false, "given": "C\u00e9sar"}, {"dropping-particle": "", "suffix": "", "non-droppi</meta:user-defined>
    <meta:user-defined meta:name="Mendeley_Bookmark_xUCHptQUb2_51" meta:value-type="string">ng-particle": "", "family": "Massot", "parse-names": false, "given": "Manuel"}, {"dropping-particle": "", "suffix": "", "non-dropping-particle": "", "family": "Lepetz", "parse-names": false, "given": "Virginie"}, {"dropping-particle": "", "suffix": "", "n</meta:user-defined>
    <meta:user-defined meta:name="Mendeley_Bookmark_xUCHptQUb2_52" meta:value-type="string">on-dropping-particle": "", "family": "Oksanen", "parse-names": false, "given": "Tuula A."}, {"dropping-particle": "", "suffix": "", "non-dropping-particle": "", "family": "Chapple", "parse-names": false, "given": "David G."}, {"dropping-particle": "", "su</meta:user-defined>
    <meta:user-defined meta:name="Mendeley_Bookmark_xUCHptQUb2_53" meta:value-type="string">ffix": "", "non-dropping-particle": "", "family": "Bauer", "parse-names": false, "given": "Aaron M."}, {"dropping-particle": "", "suffix": "", "non-dropping-particle": "", "family": "Branch", "parse-names": false, "given": "William R."}, {"dropping-partic</meta:user-defined>
    <meta:user-defined meta:name="Mendeley_Bookmark_xUCHptQUb2_54" meta:value-type="string">le": "", "suffix": "", "non-dropping-particle": "", "family": "Clobert", "parse-names": false, "given": "Jean"}, {"dropping-particle": "", "suffix": "", "non-dropping-particle": "", "family": "Sites", "parse-names": false, "given": "Jack W."}], "title": "</meta:user-defined>
    <meta:user-defined meta:name="Mendeley_Bookmark_xUCHptQUb2_55" meta:value-type="string">Erosion of lizard diversity by climate change and altered thermal niches", "PMID": "20466932", "issue": "5980", "ISBN": "0036-8075", "volume": "328"}, "uris": ["http://www.mendeley.com/documents/?uuid=cef36c11-f9b4-4fb5-9ff5-c142521ad35c"], "id": "ITEM-2"</meta:user-defined>
    <meta:user-defined meta:name="Mendeley_Bookmark_xUCHptQUb2_56" meta:value-type="string">}], "properties": {"noteIndex": 0}}</meta:user-defined>
    <meta:user-defined meta:name="Mendeley_Bookmark_xUCHptQUb2_6" meta:value-type="string">alse, "given": "Pedro H."}, {"dropping-particle": "", "suffix": "", "non-dropping-particle": "", "family": "Martins", "parse-names": false, "given": "L\u00eddia F."}, {"dropping-particle": "", "suffix": "", "non-dropping-particle": "", "family": "Oliveira</meta:user-defined>
    <meta:user-defined meta:name="Mendeley_Bookmark_xUCHptQUb2_7" meta:value-type="string">", "parse-names": false, "given": "Alan F. S."}, {"dropping-particle": "", "suffix": "", "non-dropping-particle": "", "family": "Alvarenga", "parse-names": false, "given": "Julio M."}, {"dropping-particle": "", "suffix": "", "non-dropping-particle": "", "</meta:user-defined>
    <meta:user-defined meta:name="Mendeley_Bookmark_xUCHptQUb2_8" meta:value-type="string">family": "Wiederhecker", "parse-names": false, "given": "Helga C."}, {"dropping-particle": "", "suffix": "", "non-dropping-particle": "", "family": "Novaes-Silva", "parse-names": false, "given": "Ver\u00f4nica"}, {"dropping-particle": "", "suffix": "", "n</meta:user-defined>
    <meta:user-defined meta:name="Mendeley_Bookmark_xUCHptQUb2_9" meta:value-type="string">on-dropping-particle": "", "family": "Miles", "parse-names": false, "given": "Donald B."}, {"dropping-particle": "", "suffix": "", "non-dropping-particle": "", "family": "Colli", "parse-names": false, "given": "Guarino R."}, {"dropping-particle": "", "suf</meta:user-defined>
    <meta:user-defined meta:name="Mendeley_Bookmark_zP9v0ta0aF_1" meta:value-type="string">ADDIN CSL_CITATION {"schema": "https://github.com/citation-style-language/schema/raw/master/csl-citation.json", "mendeley": {"previouslyFormattedCitation": "(Porter et al. 1973)", "plainTextFormattedCitation": "(Porter et al. 1973)", "formattedCitation": </meta:user-defined>
    <meta:user-defined meta:name="Mendeley_Bookmark_zP9v0ta0aF_10" meta:value-type="string">", "suffix": "", "non-dropping-particle": "", "family": "Mitchell", "parse-names": false, "given": "J W"}, {"dropping-particle": "", "suffix": "", "non-dropping-particle": "", "family": "Beckman", "parse-names": false, "given": "W A"}, {"dropping-particle</meta:user-defined>
    <meta:user-defined meta:name="Mendeley_Bookmark_zP9v0ta0aF_11" meta:value-type="string">": "", "suffix": "", "non-dropping-particle": "", "family": "DeWitt", "parse-names": false, "given": "C. B."}], "id": "ITEM-1", "issue": "1", "ISBN": "0029-8519", "volume": "13"}, "uris": ["http://www.mendeley.com/documents/?uuid=48be6894-1b4c-4d38-98d9-1</meta:user-defined>
    <meta:user-defined meta:name="Mendeley_Bookmark_zP9v0ta0aF_12" meta:value-type="string">9228a83937e"], "id": "ITEM-1"}], "properties": {"noteIndex": 0}}</meta:user-defined>
    <meta:user-defined meta:name="Mendeley_Bookmark_zP9v0ta0aF_2" meta:value-type="string">"(Porter et al. 1973)"}, "citationItems": [{"itemData": {"page": "1-54", "DOI": "10.1007/BF00379617", "abstract": "Mechanistic principles from engineering, meteorology, and soil physics are integrated with ecology and physiology to develop models for pred</meta:user-defined>
    <meta:user-defined meta:name="Mendeley_Bookmark_zP9v0ta0aF_3" meta:value-type="string">iction of animal behavior. The Mojave Desert biome and the desert iguana are used to illustrate these principles. A transient energy balance model for animals in an outdoor environment is presented. The concepts and relationships have been tested in a win</meta:user-defined>
    <meta:user-defined meta:name="Mendeley_Bookmark_zP9v0ta0aF_4" meta:value-type="string">d tunnel, in a simulated desert, and in the field. The animal model requires anatomical information and knowledge of the thermoregulatory responses of the animal. The micrometeorological model requires only basic meteorological parameters and two soil phy</meta:user-defined>
    <meta:user-defined meta:name="Mendeley_Bookmark_zP9v0ta0aF_5" meta:value-type="string">sical properties as inputs. Tests of the model in the field show agreement between predicted and measured temperatures above and below the surface of about 2 to 3\u00b0C. The animal and micrometeorological models are combined to predict daily and seasonal</meta:user-defined>
    <meta:user-defined meta:name="Mendeley_Bookmark_zP9v0ta0aF_6" meta:value-type="string"> activity patterns, available times for predator-prey interaction, and daily, seasonal and annual requirements for food and water. It is shown that food, water and the thermal environment can limit animal activity, and furthermore, the controlling limit c</meta:user-defined>
    <meta:user-defined meta:name="Mendeley_Bookmark_zP9v0ta0aF_7" meta:value-type="string">hanges with season. Actual observations of activity patterns and our predictions show close agreement, in many cases, and pose intriguing questions in those situations where agreement does not exist. This type of modeling can be used to further study pred</meta:user-defined>
    <meta:user-defined meta:name="Mendeley_Bookmark_zP9v0ta0aF_8" meta:value-type="string">ator-prey interactions, to study how changes in the environment might affect animal behavior, and to answer other important ecological and physiological questions.", "issued": {"date-parts": [["1973"]]}, "title": "Behavioral implications of mechanistic ec</meta:user-defined>
    <meta:user-defined meta:name="Mendeley_Bookmark_zP9v0ta0aF_9" meta:value-type="string">ology", "type": "article-journal", "container-title": "Oecologia", "ISSN": "0029-8519", "author": [{"dropping-particle": "", "suffix": "", "non-dropping-particle": "", "family": "Porter", "parse-names": false, "given": "Warren P"}, {"dropping-particle": "</meta:user-defined>
    <meta:user-defined meta:name="Mendeley_Bookmark_zhJETsJODn_1" meta:value-type="string">ADDIN CSL_CITATION {"schema": "https://github.com/citation-style-language/schema/raw/master/csl-citation.json", "mendeley": {"previouslyFormattedCitation": "(Huey 1991; Walther et al. 2002; Kearney and Porter 2009)", "plainTextFormattedCitation": "(Huey 1</meta:user-defined>
    <meta:user-defined meta:name="Mendeley_Bookmark_zhJETsJODn_10" meta:value-type="string">arse-names": false, "given": "Raymond B."}], "PMID": "28", "ISBN": "00030147", "volume": "137"}, "uris": ["http://www.mendeley.com/documents/?uuid=5c085a2a-d41b-4515-872b-c4bb47914882"], "id": "ITEM-1"}, {"itemData": {"page": "389-395", "DOI": "10.1038/41</meta:user-defined>
    <meta:user-defined meta:name="Mendeley_Bookmark_zhJETsJODn_11" meta:value-type="string">6389a", "abstract": "There is now ample evidence of the ecological impacts of recent climate change, from polar terrestrial to tropical marine environments. The responses of both flora and fauna span an array of ecosystems and organizational hierarchies, </meta:user-defined>
    <meta:user-defined meta:name="Mendeley_Bookmark_zhJETsJODn_12" meta:value-type="string">from the species to the community levels. Despite continued uncertainty as to community and ecosystem trajectories under global change, our review exposes a coherent pattern of ecological change across systems. Although we are only at an early stage in th</meta:user-defined>
    <meta:user-defined meta:name="Mendeley_Bookmark_zhJETsJODn_13" meta:value-type="string">e projected trends of global warming, ecological responses to recent climate change are already clearly visible.", "issued": {"date-parts": [["2002"]]}, "id": "ITEM-2", "type": "article-journal", "container-title": "Nature", "ISSN": "0028-0836", "author":</meta:user-defined>
    <meta:user-defined meta:name="Mendeley_Bookmark_zhJETsJODn_14" meta:value-type="string"> [{"dropping-particle": "", "suffix": "", "non-dropping-particle": "", "family": "Walther", "parse-names": false, "given": "Gian-Reto"}, {"dropping-particle": "", "suffix": "", "non-dropping-particle": "", "family": "Post", "parse-names": false, "given": </meta:user-defined>
    <meta:user-defined meta:name="Mendeley_Bookmark_zhJETsJODn_15" meta:value-type="string">"Eric"}, {"dropping-particle": "", "suffix": "", "non-dropping-particle": "", "family": "Convey", "parse-names": false, "given": "Peter"}, {"dropping-particle": "", "suffix": "", "non-dropping-particle": "", "family": "Menzel", "parse-names": false, "give</meta:user-defined>
    <meta:user-defined meta:name="Mendeley_Bookmark_zhJETsJODn_16" meta:value-type="string">n": "Annette"}, {"dropping-particle": "", "suffix": "", "non-dropping-particle": "", "family": "Parmesan", "parse-names": false, "given": "Camille"}, {"dropping-particle": "", "suffix": "", "non-dropping-particle": "", "family": "Beebee", "parse-names": f</meta:user-defined>
    <meta:user-defined meta:name="Mendeley_Bookmark_zhJETsJODn_17" meta:value-type="string">alse, "given": "Trevor J. C."}, {"dropping-particle": "", "suffix": "", "non-dropping-particle": "", "family": "Fromentin", "parse-names": false, "given": "Jean-Marc"}, {"dropping-particle": "", "suffix": "", "non-dropping-particle": "", "family": "Hoegh-</meta:user-defined>
    <meta:user-defined meta:name="Mendeley_Bookmark_zhJETsJODn_18" meta:value-type="string">Guldberg", "parse-names": false, "given": "Ove"}, {"dropping-particle": "", "suffix": "", "non-dropping-particle": "", "family": "Bairlein", "parse-names": false, "given": "Franz"}], "title": "Ecological responses to recent climate change", "PMID": "11919</meta:user-defined>
    <meta:user-defined meta:name="Mendeley_Bookmark_zhJETsJODn_19" meta:value-type="string">621", "issue": "6879", "ISBN": "0028-0836", "volume": "416"}, "uris": ["http://www.mendeley.com/documents/?uuid=f17b5e8d-4790-40c4-9e64-3189c9702495"], "id": "ITEM-2"}, {"itemData": {"page": "334-350", "DOI": "10.1111/j.1461-0248.2008.01277.x", "abstract"</meta:user-defined>
    <meta:user-defined meta:name="Mendeley_Bookmark_zhJETsJODn_2" meta:value-type="string">991; Walther et al. 2002; Kearney and Porter 2009)", "formattedCitation": "(Huey 1991; Walther et al. 2002; Kearney and Porter 2009)"}, "citationItems": [{"itemData": {"page": "S91-S115", "DOI": "10.1086/285141", "abstract": "By determining the microclima</meta:user-defined>
    <meta:user-defined meta:name="Mendeley_Bookmark_zhJETsJODn_20" meta:value-type="string">: "Species distribution models (SDMs) use spatial environmental data to make inferences on species\u2019 range limits and habitat suitability. Conceptually, these models aim to determine and map components of a species\u2019 ecological niche through space</meta:user-defined>
    <meta:user-defined meta:name="Mendeley_Bookmark_zhJETsJODn_21" meta:value-type="string"> and time, and they have become important tools in pure and applied ecology and evolutionary biology. Most approaches are correlative in that they statistically link spatial data to species distribution records. An alternative strategy is to explicitly in</meta:user-defined>
    <meta:user-defined meta:name="Mendeley_Bookmark_zhJETsJODn_22" meta:value-type="string">corporate the mechanistic links between the functional traits of organisms and their environments into SDMs. Here, we review how the principles of biophysical ecology can be used to link spatial data to the physiological responses and constraints of organ</meta:user-defined>
    <meta:user-defined meta:name="Mendeley_Bookmark_zhJETsJODn_23" meta:value-type="string">isms. This provides a mechanistic view of the fundamental niche which can then be mapped to the landscape to infer range constraints. We show how physiologically based SDMs can be developed for different organisms in different environmental contexts. Mech</meta:user-defined>
    <meta:user-defined meta:name="Mendeley_Bookmark_zhJETsJODn_24" meta:value-type="string">anistic SDMs have different strengths and weaknesses to correlative approaches, and there are many exciting and unexplored prospects for integrating the two approaches. As physiological knowledge becomes better integrated into SDMs, we will make more robu</meta:user-defined>
    <meta:user-defined meta:name="Mendeley_Bookmark_zhJETsJODn_25" meta:value-type="string">st predictions of range shifts in novel or non-equilibrium contexts such as invasions, translocations, climate change and evolutionary shifts.", "issued": {"date-parts": [["2009"]]}, "id": "ITEM-3", "type": "article-journal", "container-title": "Ecology L</meta:user-defined>
    <meta:user-defined meta:name="Mendeley_Bookmark_zhJETsJODn_26" meta:value-type="string">etters", "ISSN": "1461023X", "author": [{"dropping-particle": "", "suffix": "", "non-dropping-particle": "", "family": "Kearney", "parse-names": false, "given": "Michael R."}, {"dropping-particle": "", "suffix": "", "non-dropping-particle": "", "family": </meta:user-defined>
    <meta:user-defined meta:name="Mendeley_Bookmark_zhJETsJODn_27" meta:value-type="string">"Porter", "parse-names": false, "given": "Warren"}], "title": "Mechanistic niche modelling: Combining physiological and spatial data to predict species' ranges", "PMID": "19292794", "issue": "4", "ISBN": "1461-0248", "volume": "12"}, "uris": ["http://www.</meta:user-defined>
    <meta:user-defined meta:name="Mendeley_Bookmark_zhJETsJODn_28" meta:value-type="string">mendeley.com/documents/?uuid=d9d8801d-7413-4ef1-a268-b72b19eb04bb"], "id": "ITEM-3"}], "properties": {"noteIndex": 0}}</meta:user-defined>
    <meta:user-defined meta:name="Mendeley_Bookmark_zhJETsJODn_3" meta:value-type="string">tes that an animal experiences, habitats influence an animal's physiological capacities and ultimately its demographic and ecological performance. As a result, the ecology of organisms-especially of ectotherms-can be profoundly affected by the physiologic</meta:user-defined>
    <meta:user-defined meta:name="Mendeley_Bookmark_zhJETsJODn_4" meta:value-type="string">al consequences of habitat selection. Early ecologists such as Shelford and Chapman appreciated these issues, but most later ones tended to ignore physiology and instead focused on biotic interactions (e.g., competition). Recent technical and conceptual d</meta:user-defined>
    <meta:user-defined meta:name="Mendeley_Bookmark_zhJETsJODn_5" meta:value-type="string">evelopments are now fostering a reintroduction of physiology into ecology. For issues relevant to thermal physiology, three steps are involved. First, the microclimates available in a habitat must be mapped. For ectotherms, this involves determining the o</meta:user-defined>
    <meta:user-defined meta:name="Mendeley_Bookmark_zhJETsJODn_6" meta:value-type="string">perative environmental temperatures (Te)-that is, the potential body temperatures available in a habitat. Biophysical techniques can now generate Te maps with considerable accuracy. Second, the physiological effects of body temperature must be quantified.</meta:user-defined>
    <meta:user-defined meta:name="Mendeley_Bookmark_zhJETsJODn_7" meta:value-type="string"> This requires laboratory studies of the effect of temperature on key performance traits. Third, the physiological suitability of habitats can be predicted by integrating the above environmental and physiological data. Analyses of the physiological conseq</meta:user-defined>
    <meta:user-defined meta:name="Mendeley_Bookmark_zhJETsJODn_8" meta:value-type="string">uences of habitat selection are exemplified in several case studies, and the importance of considering food and other factors in the analyses is stressed. An extension to endotherms is briefly discussed.", "type": "article-journal", "issued": {"date-parts</meta:user-defined>
    <meta:user-defined meta:name="Mendeley_Bookmark_zhJETsJODn_9" meta:value-type="string">": [["1991"]]}, "title": "Physiological consequences of habitat selection", "id": "ITEM-1", "container-title": "American Naturalist", "ISSN": "0003-0147", "author": [{"dropping-particle": "", "suffix": "", "non-dropping-particle": "", "family": "Huey", "p</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